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43.46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_fil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3" table:default-cell-style-name="Default"/>
        <table:table-row table:style-name="ro1">
          <table:table-cell office:value-type="float" office:value="-650" calcext:value-type="float">
            <text:p>-650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2033" calcext:value-type="float">
            <text:p>0.02033</text:p>
          </table:table-cell>
          <table:table-cell office:value-type="float" office:value="0.01982" calcext:value-type="float">
            <text:p>0.01982</text:p>
          </table:table-cell>
          <table:table-cell office:value-type="float" office:value="0.01931" calcext:value-type="float">
            <text:p>0.01931</text:p>
          </table:table-cell>
          <table:table-cell office:value-type="float" office:value="0.01896" calcext:value-type="float">
            <text:p>0.01896</text:p>
          </table:table-cell>
          <table:table-cell office:value-type="float" office:value="0.01877" calcext:value-type="float">
            <text:p>0.01877</text:p>
          </table:table-cell>
          <table:table-cell office:value-type="float" office:value="0.01851" calcext:value-type="float">
            <text:p>0.01851</text:p>
          </table:table-cell>
          <table:table-cell office:value-type="float" office:value="0.01837" calcext:value-type="float">
            <text:p>0.01837</text:p>
          </table:table-cell>
          <table:table-cell office:value-type="float" office:value="0.01835" calcext:value-type="float">
            <text:p>0.01835</text:p>
          </table:table-cell>
          <table:table-cell office:value-type="float" office:value="0.01725" calcext:value-type="float">
            <text:p>0.01725</text:p>
          </table:table-cell>
          <table:table-cell office:value-type="float" office:value="0.01712" calcext:value-type="float">
            <text:p>0.01712</text:p>
          </table:table-cell>
          <table:table-cell office:value-type="float" office:value="0.01693" calcext:value-type="float">
            <text:p>0.01693</text:p>
          </table:table-cell>
          <table:table-cell office:value-type="float" office:value="0.01655" calcext:value-type="float">
            <text:p>0.01655</text:p>
          </table:table-cell>
          <table:table-cell office:value-type="float" office:value="0.01648" calcext:value-type="float">
            <text:p>0.01648</text:p>
          </table:table-cell>
          <table:table-cell office:value-type="float" office:value="0.01642" calcext:value-type="float">
            <text:p>0.01642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608" calcext:value-type="float">
            <text:p>0.01608</text:p>
          </table:table-cell>
          <table:table-cell office:value-type="float" office:value="0.01599" calcext:value-type="float">
            <text:p>0.01599</text:p>
          </table:table-cell>
          <table:table-cell office:value-type="float" office:value="0.01593" calcext:value-type="float">
            <text:p>0.01593</text:p>
          </table:table-cell>
          <table:table-cell office:value-type="float" office:value="0.01583" calcext:value-type="float">
            <text:p>0.01583</text:p>
          </table:table-cell>
          <table:table-cell office:value-type="float" office:value="0.01575" calcext:value-type="float">
            <text:p>0.01575</text:p>
          </table:table-cell>
          <table:table-cell table:number-columns-repeated="2" office:value-type="float" office:value="0.0157" calcext:value-type="float">
            <text:p>0.0157</text:p>
          </table:table-cell>
          <table:table-cell office:value-type="float" office:value="0.01562" calcext:value-type="float">
            <text:p>0.01562</text:p>
          </table:table-cell>
        </table:table-row>
        <table:table-row table:style-name="ro1">
          <table:table-cell office:value-type="float" office:value="-648" calcext:value-type="float">
            <text:p>-648</text:p>
          </table:table-cell>
          <table:table-cell office:value-type="float" office:value="0.02311" calcext:value-type="float">
            <text:p>0.02311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02182" calcext:value-type="float">
            <text:p>0.02182</text:p>
          </table:table-cell>
          <table:table-cell office:value-type="float" office:value="0.02126" calcext:value-type="float">
            <text:p>0.02126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075" calcext:value-type="float">
            <text:p>0.02075</text:p>
          </table:table-cell>
          <table:table-cell office:value-type="float" office:value="0.02052" calcext:value-type="float">
            <text:p>0.02052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02035" calcext:value-type="float">
            <text:p>0.02035</text:p>
          </table:table-cell>
          <table:table-cell office:value-type="float" office:value="0.01944" calcext:value-type="float">
            <text:p>0.01944</text:p>
          </table:table-cell>
          <table:table-cell office:value-type="float" office:value="0.01927" calcext:value-type="float">
            <text:p>0.01927</text:p>
          </table:table-cell>
          <table:table-cell office:value-type="float" office:value="0.01908" calcext:value-type="float">
            <text:p>0.01908</text:p>
          </table:table-cell>
          <table:table-cell office:value-type="float" office:value="0.01871" calcext:value-type="float">
            <text:p>0.01871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1857" calcext:value-type="float">
            <text:p>0.01857</text:p>
          </table:table-cell>
          <table:table-cell office:value-type="float" office:value="0.01854" calcext:value-type="float">
            <text:p>0.01854</text:p>
          </table:table-cell>
          <table:table-cell office:value-type="float" office:value="0.01836" calcext:value-type="float">
            <text:p>0.01836</text:p>
          </table:table-cell>
          <table:table-cell office:value-type="float" office:value="0.01827" calcext:value-type="float">
            <text:p>0.01827</text:p>
          </table:table-cell>
          <table:table-cell office:value-type="float" office:value="0.01826" calcext:value-type="float">
            <text:p>0.01826</text:p>
          </table:table-cell>
          <table:table-cell office:value-type="float" office:value="0.01828" calcext:value-type="float">
            <text:p>0.01828</text:p>
          </table:table-cell>
          <table:table-cell office:value-type="float" office:value="0.01814" calcext:value-type="float">
            <text:p>0.01814</text:p>
          </table:table-cell>
          <table:table-cell office:value-type="float" office:value="0.01826" calcext:value-type="float">
            <text:p>0.01826</text:p>
          </table:table-cell>
          <table:table-cell office:value-type="float" office:value="0.01814" calcext:value-type="float">
            <text:p>0.01814</text:p>
          </table:table-cell>
          <table:table-cell office:value-type="float" office:value="0.01808" calcext:value-type="float">
            <text:p>0.01808</text:p>
          </table:table-cell>
        </table:table-row>
        <table:table-row table:style-name="ro1">
          <table:table-cell office:value-type="float" office:value="-646" calcext:value-type="float">
            <text:p>-646</text:p>
          </table:table-cell>
          <table:table-cell office:value-type="float" office:value="0.02296" calcext:value-type="float">
            <text:p>0.02296</text:p>
          </table:table-cell>
          <table:table-cell office:value-type="float" office:value="0.02212" calcext:value-type="float">
            <text:p>0.02212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2112" calcext:value-type="float">
            <text:p>0.02112</text:p>
          </table:table-cell>
          <table:table-cell office:value-type="float" office:value="0.02085" calcext:value-type="float">
            <text:p>0.02085</text:p>
          </table:table-cell>
          <table:table-cell office:value-type="float" office:value="0.02059" calcext:value-type="float">
            <text:p>0.02059</text:p>
          </table:table-cell>
          <table:table-cell office:value-type="float" office:value="0.02043" calcext:value-type="float">
            <text:p>0.02043</text:p>
          </table:table-cell>
          <table:table-cell office:value-type="float" office:value="0.02029" calcext:value-type="float">
            <text:p>0.02029</text:p>
          </table:table-cell>
          <table:table-cell office:value-type="float" office:value="0.02023" calcext:value-type="float">
            <text:p>0.02023</text:p>
          </table:table-cell>
          <table:table-cell office:value-type="float" office:value="0.01932" calcext:value-type="float">
            <text:p>0.01932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1901" calcext:value-type="float">
            <text:p>0.01901</text:p>
          </table:table-cell>
          <table:table-cell office:value-type="float" office:value="0.01871" calcext:value-type="float">
            <text:p>0.01871</text:p>
          </table:table-cell>
          <table:table-cell office:value-type="float" office:value="0.01859" calcext:value-type="float">
            <text:p>0.01859</text:p>
          </table:table-cell>
          <table:table-cell office:value-type="float" office:value="0.01854" calcext:value-type="float">
            <text:p>0.01854</text:p>
          </table:table-cell>
          <table:table-cell office:value-type="float" office:value="0.01843" calcext:value-type="float">
            <text:p>0.01843</text:p>
          </table:table-cell>
          <table:table-cell office:value-type="float" office:value="0.01826" calcext:value-type="float">
            <text:p>0.01826</text:p>
          </table:table-cell>
          <table:table-cell office:value-type="float" office:value="0.01823" calcext:value-type="float">
            <text:p>0.01823</text:p>
          </table:table-cell>
          <table:table-cell office:value-type="float" office:value="0.01817" calcext:value-type="float">
            <text:p>0.01817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0.01812" calcext:value-type="float">
            <text:p>0.01812</text:p>
          </table:table-cell>
          <table:table-cell office:value-type="float" office:value="0.01818" calcext:value-type="float">
            <text:p>0.01818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1802" calcext:value-type="float">
            <text:p>0.01802</text:p>
          </table:table-cell>
        </table:table-row>
        <table:table-row table:style-name="ro1">
          <table:table-cell office:value-type="float" office:value="-644" calcext:value-type="float">
            <text:p>-644</text:p>
          </table:table-cell>
          <table:table-cell office:value-type="float" office:value="0.02272" calcext:value-type="float">
            <text:p>0.02272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02136" calcext:value-type="float">
            <text:p>0.02136</text:p>
          </table:table-cell>
          <table:table-cell office:value-type="float" office:value="0.02089" calcext:value-type="float">
            <text:p>0.02089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2039" calcext:value-type="float">
            <text:p>0.02039</text:p>
          </table:table-cell>
          <table:table-cell office:value-type="float" office:value="0.02023" calcext:value-type="float">
            <text:p>0.02023</text:p>
          </table:table-cell>
          <table:table-cell office:value-type="float" office:value="0.02003" calcext:value-type="float">
            <text:p>0.02003</text:p>
          </table:table-cell>
          <table:table-cell office:value-type="float" office:value="0.02005" calcext:value-type="float">
            <text:p>0.02005</text:p>
          </table:table-cell>
          <table:table-cell office:value-type="float" office:value="0.01918" calcext:value-type="float">
            <text:p>0.01918</text:p>
          </table:table-cell>
          <table:table-cell office:value-type="float" office:value="0.01899" calcext:value-type="float">
            <text:p>0.01899</text:p>
          </table:table-cell>
          <table:table-cell office:value-type="float" office:value="0.01887" calcext:value-type="float">
            <text:p>0.01887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1841" calcext:value-type="float">
            <text:p>0.01841</text:p>
          </table:table-cell>
          <table:table-cell office:value-type="float" office:value="0.01837" calcext:value-type="float">
            <text:p>0.01837</text:p>
          </table:table-cell>
          <table:table-cell office:value-type="float" office:value="0.01827" calcext:value-type="float">
            <text:p>0.01827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0.01804" calcext:value-type="float">
            <text:p>0.01804</text:p>
          </table:table-cell>
          <table:table-cell table:number-columns-repeated="2" office:value-type="float" office:value="0.01801" calcext:value-type="float">
            <text:p>0.01801</text:p>
          </table:table-cell>
          <table:table-cell office:value-type="float" office:value="0.01799" calcext:value-type="float">
            <text:p>0.01799</text:p>
          </table:table-cell>
          <table:table-cell office:value-type="float" office:value="0.01801" calcext:value-type="float">
            <text:p>0.01801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1791" calcext:value-type="float">
            <text:p>0.01791</text:p>
          </table:table-cell>
        </table:table-row>
        <table:table-row table:style-name="ro1">
          <table:table-cell office:value-type="float" office:value="-642" calcext:value-type="float">
            <text:p>-642</text:p>
          </table:table-cell>
          <table:table-cell office:value-type="float" office:value="0.02239" calcext:value-type="float">
            <text:p>0.02239</text:p>
          </table:table-cell>
          <table:table-cell office:value-type="float" office:value="0.02163" calcext:value-type="float">
            <text:p>0.02163</text:p>
          </table:table-cell>
          <table:table-cell office:value-type="float" office:value="0.02111" calcext:value-type="float">
            <text:p>0.02111</text:p>
          </table:table-cell>
          <table:table-cell office:value-type="float" office:value="0.02066" calcext:value-type="float">
            <text:p>0.02066</text:p>
          </table:table-cell>
          <table:table-cell office:value-type="float" office:value="0.02037" calcext:value-type="float">
            <text:p>0.02037</text:p>
          </table:table-cell>
          <table:table-cell office:value-type="float" office:value="0.02009" calcext:value-type="float">
            <text:p>0.02009</text:p>
          </table:table-cell>
          <table:table-cell office:value-type="float" office:value="0.01996" calcext:value-type="float">
            <text:p>0.01996</text:p>
          </table:table-cell>
          <table:table-cell office:value-type="float" office:value="0.01981" calcext:value-type="float">
            <text:p>0.01981</text:p>
          </table:table-cell>
          <table:table-cell office:value-type="float" office:value="0.01979" calcext:value-type="float">
            <text:p>0.01979</text:p>
          </table:table-cell>
          <table:table-cell office:value-type="float" office:value="0.01893" calcext:value-type="float">
            <text:p>0.01893</text:p>
          </table:table-cell>
          <table:table-cell office:value-type="float" office:value="0.01877" calcext:value-type="float">
            <text:p>0.01877</text:p>
          </table:table-cell>
          <table:table-cell office:value-type="float" office:value="0.01862" calcext:value-type="float">
            <text:p>0.01862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1826" calcext:value-type="float">
            <text:p>0.01826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04" calcext:value-type="float">
            <text:p>0.01804</text:p>
          </table:table-cell>
          <table:table-cell office:value-type="float" office:value="0.01796" calcext:value-type="float">
            <text:p>0.01796</text:p>
          </table:table-cell>
          <table:table-cell office:value-type="float" office:value="0.01783" calcext:value-type="float">
            <text:p>0.01783</text:p>
          </table:table-cell>
          <table:table-cell table:number-columns-repeated="2" office:value-type="float" office:value="0.01786" calcext:value-type="float">
            <text:p>0.01786</text:p>
          </table:table-cell>
          <table:table-cell office:value-type="float" office:value="0.01777" calcext:value-type="float">
            <text:p>0.01777</text:p>
          </table:table-cell>
          <table:table-cell office:value-type="float" office:value="0.01785" calcext:value-type="float">
            <text:p>0.01785</text:p>
          </table:table-cell>
          <table:table-cell office:value-type="float" office:value="0.01779" calcext:value-type="float">
            <text:p>0.01779</text:p>
          </table:table-cell>
          <table:table-cell office:value-type="float" office:value="0.01769" calcext:value-type="float">
            <text:p>0.01769</text:p>
          </table:table-cell>
        </table:table-row>
        <table:table-row table:style-name="ro1">
          <table:table-cell office:value-type="float" office:value="-640" calcext:value-type="float">
            <text:p>-640</text:p>
          </table:table-cell>
          <table:table-cell office:value-type="float" office:value="0.02212" calcext:value-type="float">
            <text:p>0.02212</text:p>
          </table:table-cell>
          <table:table-cell office:value-type="float" office:value="0.02135" calcext:value-type="float">
            <text:p>0.02135</text:p>
          </table:table-cell>
          <table:table-cell office:value-type="float" office:value="0.02083" calcext:value-type="float">
            <text:p>0.02083</text:p>
          </table:table-cell>
          <table:table-cell office:value-type="float" office:value="0.02044" calcext:value-type="float">
            <text:p>0.02044</text:p>
          </table:table-cell>
          <table:table-cell office:value-type="float" office:value="0.02015" calcext:value-type="float">
            <text:p>0.02015</text:p>
          </table:table-cell>
          <table:table-cell office:value-type="float" office:value="0.01996" calcext:value-type="float">
            <text:p>0.01996</text:p>
          </table:table-cell>
          <table:table-cell office:value-type="float" office:value="0.01974" calcext:value-type="float">
            <text:p>0.01974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1959" calcext:value-type="float">
            <text:p>0.01959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1856" calcext:value-type="float">
            <text:p>0.01856</text:p>
          </table:table-cell>
          <table:table-cell office:value-type="float" office:value="0.01843" calcext:value-type="float">
            <text:p>0.01843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0.01804" calcext:value-type="float">
            <text:p>0.01804</text:p>
          </table:table-cell>
          <table:table-cell office:value-type="float" office:value="0.01795" calcext:value-type="float">
            <text:p>0.01795</text:p>
          </table:table-cell>
          <table:table-cell office:value-type="float" office:value="0.01783" calcext:value-type="float">
            <text:p>0.01783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769" calcext:value-type="float">
            <text:p>0.01769</text:p>
          </table:table-cell>
          <table:table-cell office:value-type="float" office:value="0.01771" calcext:value-type="float">
            <text:p>0.01771</text:p>
          </table:table-cell>
          <table:table-cell office:value-type="float" office:value="0.01763" calcext:value-type="float">
            <text:p>0.01763</text:p>
          </table:table-cell>
          <table:table-cell office:value-type="float" office:value="0.01754" calcext:value-type="float">
            <text:p>0.01754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0.01763" calcext:value-type="float">
            <text:p>0.01763</text:p>
          </table:table-cell>
          <table:table-cell office:value-type="float" office:value="0.01756" calcext:value-type="float">
            <text:p>0.01756</text:p>
          </table:table-cell>
        </table:table-row>
        <table:table-row table:style-name="ro1">
          <table:table-cell office:value-type="float" office:value="-638" calcext:value-type="float">
            <text:p>-638</text:p>
          </table:table-cell>
          <table:table-cell office:value-type="float" office:value="0.02181" calcext:value-type="float">
            <text:p>0.02181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2059" calcext:value-type="float">
            <text:p>0.02059</text:p>
          </table:table-cell>
          <table:table-cell office:value-type="float" office:value="0.02017" calcext:value-type="float">
            <text:p>0.02017</text:p>
          </table:table-cell>
          <table:table-cell office:value-type="float" office:value="0.01993" calcext:value-type="float">
            <text:p>0.01993</text:p>
          </table:table-cell>
          <table:table-cell office:value-type="float" office:value="0.01967" calcext:value-type="float">
            <text:p>0.01967</text:p>
          </table:table-cell>
          <table:table-cell office:value-type="float" office:value="0.01956" calcext:value-type="float">
            <text:p>0.01956</text:p>
          </table:table-cell>
          <table:table-cell office:value-type="float" office:value="0.01946" calcext:value-type="float">
            <text:p>0.01946</text:p>
          </table:table-cell>
          <table:table-cell office:value-type="float" office:value="0.01935" calcext:value-type="float">
            <text:p>0.01935</text:p>
          </table:table-cell>
          <table:table-cell office:value-type="float" office:value="0.01855" calcext:value-type="float">
            <text:p>0.01855</text:p>
          </table:table-cell>
          <table:table-cell office:value-type="float" office:value="0.01838" calcext:value-type="float">
            <text:p>0.01838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799" calcext:value-type="float">
            <text:p>0.01799</text:p>
          </table:table-cell>
          <table:table-cell office:value-type="float" office:value="0.01789" calcext:value-type="float">
            <text:p>0.01789</text:p>
          </table:table-cell>
          <table:table-cell office:value-type="float" office:value="0.01785" calcext:value-type="float">
            <text:p>0.01785</text:p>
          </table:table-cell>
          <table:table-cell office:value-type="float" office:value="0.01772" calcext:value-type="float">
            <text:p>0.01772</text:p>
          </table:table-cell>
          <table:table-cell office:value-type="float" office:value="0.01758" calcext:value-type="float">
            <text:p>0.01758</text:p>
          </table:table-cell>
          <table:table-cell office:value-type="float" office:value="0.01749" calcext:value-type="float">
            <text:p>0.01749</text:p>
          </table:table-cell>
          <table:table-cell office:value-type="float" office:value="0.01754" calcext:value-type="float">
            <text:p>0.01754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1741" calcext:value-type="float">
            <text:p>0.01741</text:p>
          </table:table-cell>
          <table:table-cell office:value-type="float" office:value="0.01746" calcext:value-type="float">
            <text:p>0.01746</text:p>
          </table:table-cell>
          <table:table-cell office:value-type="float" office:value="0.01738" calcext:value-type="float">
            <text:p>0.01738</text:p>
          </table:table-cell>
          <table:table-cell office:value-type="float" office:value="0.01736" calcext:value-type="float">
            <text:p>0.01736</text:p>
          </table:table-cell>
        </table:table-row>
        <table:table-row table:style-name="ro1">
          <table:table-cell office:value-type="float" office:value="-636" calcext:value-type="float">
            <text:p>-636</text:p>
          </table:table-cell>
          <table:table-cell office:value-type="float" office:value="0.02161" calcext:value-type="float">
            <text:p>0.02161</text:p>
          </table:table-cell>
          <table:table-cell office:value-type="float" office:value="0.02086" calcext:value-type="float">
            <text:p>0.02086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01996" calcext:value-type="float">
            <text:p>0.01996</text:p>
          </table:table-cell>
          <table:table-cell office:value-type="float" office:value="0.01971" calcext:value-type="float">
            <text:p>0.01971</text:p>
          </table:table-cell>
          <table:table-cell office:value-type="float" office:value="0.01944" calcext:value-type="float">
            <text:p>0.01944</text:p>
          </table:table-cell>
          <table:table-cell office:value-type="float" office:value="0.01931" calcext:value-type="float">
            <text:p>0.01931</text:p>
          </table:table-cell>
          <table:table-cell table:number-columns-repeated="2" office:value-type="float" office:value="0.01917" calcext:value-type="float">
            <text:p>0.01917</text:p>
          </table:table-cell>
          <table:table-cell office:value-type="float" office:value="0.01835" calcext:value-type="float">
            <text:p>0.01835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807" calcext:value-type="float">
            <text:p>0.01807</text:p>
          </table:table-cell>
          <table:table-cell office:value-type="float" office:value="0.01779" calcext:value-type="float">
            <text:p>0.01779</text:p>
          </table:table-cell>
          <table:table-cell office:value-type="float" office:value="0.01773" calcext:value-type="float">
            <text:p>0.01773</text:p>
          </table:table-cell>
          <table:table-cell office:value-type="float" office:value="0.01764" calcext:value-type="float">
            <text:p>0.01764</text:p>
          </table:table-cell>
          <table:table-cell office:value-type="float" office:value="0.01755" calcext:value-type="float">
            <text:p>0.01755</text:p>
          </table:table-cell>
          <table:table-cell office:value-type="float" office:value="0.01746" calcext:value-type="float">
            <text:p>0.01746</text:p>
          </table:table-cell>
          <table:table-cell office:value-type="float" office:value="0.01735" calcext:value-type="float">
            <text:p>0.01735</text:p>
          </table:table-cell>
          <table:table-cell office:value-type="float" office:value="0.01732" calcext:value-type="float">
            <text:p>0.01732</text:p>
          </table:table-cell>
          <table:table-cell table:number-columns-repeated="2" office:value-type="float" office:value="0.0173" calcext:value-type="float">
            <text:p>0.0173</text:p>
          </table:table-cell>
          <table:table-cell office:value-type="float" office:value="0.01734" calcext:value-type="float">
            <text:p>0.01734</text:p>
          </table:table-cell>
          <table:table-cell office:value-type="float" office:value="0.01728" calcext:value-type="float">
            <text:p>0.01728</text:p>
          </table:table-cell>
          <table:table-cell office:value-type="float" office:value="0.01722" calcext:value-type="float">
            <text:p>0.01722</text:p>
          </table:table-cell>
        </table:table-row>
        <table:table-row table:style-name="ro1">
          <table:table-cell office:value-type="float" office:value="-634" calcext:value-type="float">
            <text:p>-634</text:p>
          </table:table-cell>
          <table:table-cell office:value-type="float" office:value="0.02133" calcext:value-type="float">
            <text:p>0.02133</text:p>
          </table:table-cell>
          <table:table-cell office:value-type="float" office:value="0.02061" calcext:value-type="float">
            <text:p>0.02061</text:p>
          </table:table-cell>
          <table:table-cell office:value-type="float" office:value="0.02012" calcext:value-type="float">
            <text:p>0.02012</text:p>
          </table:table-cell>
          <table:table-cell office:value-type="float" office:value="0.01974" calcext:value-type="float">
            <text:p>0.01974</text:p>
          </table:table-cell>
          <table:table-cell office:value-type="float" office:value="0.01948" calcext:value-type="float">
            <text:p>0.01948</text:p>
          </table:table-cell>
          <table:table-cell office:value-type="float" office:value="0.01929" calcext:value-type="float">
            <text:p>0.01929</text:p>
          </table:table-cell>
          <table:table-cell office:value-type="float" office:value="0.01904" calcext:value-type="float">
            <text:p>0.01904</text:p>
          </table:table-cell>
          <table:table-cell table:number-columns-repeated="2" office:value-type="float" office:value="0.01891" calcext:value-type="float">
            <text:p>0.01891</text:p>
          </table:table-cell>
          <table:table-cell office:value-type="float" office:value="0.01817" calcext:value-type="float">
            <text:p>0.01817</text:p>
          </table:table-cell>
          <table:table-cell office:value-type="float" office:value="0.01797" calcext:value-type="float">
            <text:p>0.01797</text:p>
          </table:table-cell>
          <table:table-cell office:value-type="float" office:value="0.01786" calcext:value-type="float">
            <text:p>0.01786</text:p>
          </table:table-cell>
          <table:table-cell office:value-type="float" office:value="0.01761" calcext:value-type="float">
            <text:p>0.01761</text:p>
          </table:table-cell>
          <table:table-cell office:value-type="float" office:value="0.01749" calcext:value-type="float">
            <text:p>0.01749</text:p>
          </table:table-cell>
          <table:table-cell office:value-type="float" office:value="0.01746" calcext:value-type="float">
            <text:p>0.01746</text:p>
          </table:table-cell>
          <table:table-cell office:value-type="float" office:value="0.01735" calcext:value-type="float">
            <text:p>0.01735</text:p>
          </table:table-cell>
          <table:table-cell office:value-type="float" office:value="0.01727" calcext:value-type="float">
            <text:p>0.01727</text:p>
          </table:table-cell>
          <table:table-cell office:value-type="float" office:value="0.01718" calcext:value-type="float">
            <text:p>0.01718</text:p>
          </table:table-cell>
          <table:table-cell office:value-type="float" office:value="0.01716" calcext:value-type="float">
            <text:p>0.01716</text:p>
          </table:table-cell>
          <table:table-cell office:value-type="float" office:value="0.01715" calcext:value-type="float">
            <text:p>0.01715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712" calcext:value-type="float">
            <text:p>0.01712</text:p>
          </table:table-cell>
          <table:table-cell office:value-type="float" office:value="0.01705" calcext:value-type="float">
            <text:p>0.01705</text:p>
          </table:table-cell>
          <table:table-cell office:value-type="float" office:value="0.01708" calcext:value-type="float">
            <text:p>0.01708</text:p>
          </table:table-cell>
        </table:table-row>
        <table:table-row table:style-name="ro1">
          <table:table-cell office:value-type="float" office:value="-632" calcext:value-type="float">
            <text:p>-632</text:p>
          </table:table-cell>
          <table:table-cell office:value-type="float" office:value="0.02101" calcext:value-type="float">
            <text:p>0.02101</text:p>
          </table:table-cell>
          <table:table-cell office:value-type="float" office:value="0.02037" calcext:value-type="float">
            <text:p>0.02037</text:p>
          </table:table-cell>
          <table:table-cell office:value-type="float" office:value="0.01992" calcext:value-type="float">
            <text:p>0.01992</text:p>
          </table:table-cell>
          <table:table-cell office:value-type="float" office:value="0.01953" calcext:value-type="float">
            <text:p>0.01953</text:p>
          </table:table-cell>
          <table:table-cell office:value-type="float" office:value="0.01927" calcext:value-type="float">
            <text:p>0.01927</text:p>
          </table:table-cell>
          <table:table-cell office:value-type="float" office:value="0.01908" calcext:value-type="float">
            <text:p>0.01908</text:p>
          </table:table-cell>
          <table:table-cell office:value-type="float" office:value="0.01884" calcext:value-type="float">
            <text:p>0.01884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1801" calcext:value-type="float">
            <text:p>0.01801</text:p>
          </table:table-cell>
          <table:table-cell office:value-type="float" office:value="0.01785" calcext:value-type="float">
            <text:p>0.01785</text:p>
          </table:table-cell>
          <table:table-cell office:value-type="float" office:value="0.01772" calcext:value-type="float">
            <text:p>0.01772</text:p>
          </table:table-cell>
          <table:table-cell office:value-type="float" office:value="0.01749" calcext:value-type="float">
            <text:p>0.01749</text:p>
          </table:table-cell>
          <table:table-cell office:value-type="float" office:value="0.01736" calcext:value-type="float">
            <text:p>0.01736</text:p>
          </table:table-cell>
          <table:table-cell office:value-type="float" office:value="0.01732" calcext:value-type="float">
            <text:p>0.01732</text:p>
          </table:table-cell>
          <table:table-cell office:value-type="float" office:value="0.01716" calcext:value-type="float">
            <text:p>0.01716</text:p>
          </table:table-cell>
          <table:table-cell office:value-type="float" office:value="0.01713" calcext:value-type="float">
            <text:p>0.01713</text:p>
          </table:table-cell>
          <table:table-cell office:value-type="float" office:value="0.01705" calcext:value-type="float">
            <text:p>0.0170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702" calcext:value-type="float">
            <text:p>0.01702</text:p>
          </table:table-cell>
          <table:table-cell office:value-type="float" office:value="0.01696" calcext:value-type="float">
            <text:p>0.01696</text:p>
          </table:table-cell>
          <table:table-cell office:value-type="float" office:value="0.01703" calcext:value-type="float">
            <text:p>0.01703</text:p>
          </table:table-cell>
          <table:table-cell office:value-type="float" office:value="0.01692" calcext:value-type="float">
            <text:p>0.01692</text:p>
          </table:table-cell>
          <table:table-cell office:value-type="float" office:value="0.01685" calcext:value-type="float">
            <text:p>0.01685</text:p>
          </table:table-cell>
        </table:table-row>
        <table:table-row table:style-name="ro1">
          <table:table-cell office:value-type="float" office:value="-630" calcext:value-type="float">
            <text:p>-630</text:p>
          </table:table-cell>
          <table:table-cell office:value-type="float" office:value="0.02078" calcext:value-type="float">
            <text:p>0.02078</text:p>
          </table:table-cell>
          <table:table-cell office:value-type="float" office:value="0.02012" calcext:value-type="float">
            <text:p>0.02012</text:p>
          </table:table-cell>
          <table:table-cell office:value-type="float" office:value="0.01974" calcext:value-type="float">
            <text:p>0.01974</text:p>
          </table:table-cell>
          <table:table-cell office:value-type="float" office:value="0.01933" calcext:value-type="float">
            <text:p>0.01933</text:p>
          </table:table-cell>
          <table:table-cell office:value-type="float" office:value="0.01905" calcext:value-type="float">
            <text:p>0.01905</text:p>
          </table:table-cell>
          <table:table-cell office:value-type="float" office:value="0.01882" calcext:value-type="float">
            <text:p>0.01882</text:p>
          </table:table-cell>
          <table:table-cell office:value-type="float" office:value="0.01868" calcext:value-type="float">
            <text:p>0.01868</text:p>
          </table:table-cell>
          <table:table-cell office:value-type="float" office:value="0.01853" calcext:value-type="float">
            <text:p>0.01853</text:p>
          </table:table-cell>
          <table:table-cell office:value-type="float" office:value="0.01855" calcext:value-type="float">
            <text:p>0.01855</text:p>
          </table:table-cell>
          <table:table-cell office:value-type="float" office:value="0.01782" calcext:value-type="float">
            <text:p>0.01782</text:p>
          </table:table-cell>
          <table:table-cell office:value-type="float" office:value="0.01765" calcext:value-type="float">
            <text:p>0.01765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1731" calcext:value-type="float">
            <text:p>0.01731</text:p>
          </table:table-cell>
          <table:table-cell office:value-type="float" office:value="0.01723" calcext:value-type="float">
            <text:p>0.01723</text:p>
          </table:table-cell>
          <table:table-cell office:value-type="float" office:value="0.01711" calcext:value-type="float">
            <text:p>0.01711</text:p>
          </table:table-cell>
          <table:table-cell office:value-type="float" office:value="0.01703" calcext:value-type="float">
            <text:p>0.01703</text:p>
          </table:table-cell>
          <table:table-cell office:value-type="float" office:value="0.01694" calcext:value-type="float">
            <text:p>0.01694</text:p>
          </table:table-cell>
          <table:table-cell office:value-type="float" office:value="0.01689" calcext:value-type="float">
            <text:p>0.01689</text:p>
          </table:table-cell>
          <table:table-cell table:number-columns-repeated="2" office:value-type="float" office:value="0.01685" calcext:value-type="float">
            <text:p>0.01685</text:p>
          </table:table-cell>
          <table:table-cell office:value-type="float" office:value="0.01681" calcext:value-type="float">
            <text:p>0.01681</text:p>
          </table:table-cell>
          <table:table-cell office:value-type="float" office:value="0.01686" calcext:value-type="float">
            <text:p>0.01686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1673" calcext:value-type="float">
            <text:p>0.01673</text:p>
          </table:table-cell>
        </table:table-row>
        <table:table-row table:style-name="ro1">
          <table:table-cell office:value-type="float" office:value="-628" calcext:value-type="float">
            <text:p>-628</text:p>
          </table:table-cell>
          <table:table-cell office:value-type="float" office:value="0.02061" calcext:value-type="float">
            <text:p>0.02061</text:p>
          </table:table-cell>
          <table:table-cell office:value-type="float" office:value="0.01992" calcext:value-type="float">
            <text:p>0.01992</text:p>
          </table:table-cell>
          <table:table-cell office:value-type="float" office:value="0.01954" calcext:value-type="float">
            <text:p>0.01954</text:p>
          </table:table-cell>
          <table:table-cell office:value-type="float" office:value="0.01909" calcext:value-type="float">
            <text:p>0.01909</text:p>
          </table:table-cell>
          <table:table-cell office:value-type="float" office:value="0.01884" calcext:value-type="float">
            <text:p>0.01884</text:p>
          </table:table-cell>
          <table:table-cell office:value-type="float" office:value="0.01866" calcext:value-type="float">
            <text:p>0.01866</text:p>
          </table:table-cell>
          <table:table-cell office:value-type="float" office:value="0.01852" calcext:value-type="float">
            <text:p>0.01852</text:p>
          </table:table-cell>
          <table:table-cell table:number-columns-repeated="2" office:value-type="float" office:value="0.01838" calcext:value-type="float">
            <text:p>0.01838</text:p>
          </table:table-cell>
          <table:table-cell office:value-type="float" office:value="0.01763" calcext:value-type="float">
            <text:p>0.01763</text:p>
          </table:table-cell>
          <table:table-cell office:value-type="float" office:value="0.01752" calcext:value-type="float">
            <text:p>0.01752</text:p>
          </table:table-cell>
          <table:table-cell office:value-type="float" office:value="0.01734" calcext:value-type="float">
            <text:p>0.01734</text:p>
          </table:table-cell>
          <table:table-cell office:value-type="float" office:value="0.01711" calcext:value-type="float">
            <text:p>0.01711</text:p>
          </table:table-cell>
          <table:table-cell office:value-type="float" office:value="0.01707" calcext:value-type="float">
            <text:p>0.01707</text:p>
          </table:table-cell>
          <table:table-cell office:value-type="float" office:value="0.01702" calcext:value-type="float">
            <text:p>0.01702</text:p>
          </table:table-cell>
          <table:table-cell office:value-type="float" office:value="0.01693" calcext:value-type="float">
            <text:p>0.01693</text:p>
          </table:table-cell>
          <table:table-cell office:value-type="float" office:value="0.01677" calcext:value-type="float">
            <text:p>0.01677</text:p>
          </table:table-cell>
          <table:table-cell table:number-columns-repeated="2" office:value-type="float" office:value="0.01669" calcext:value-type="float">
            <text:p>0.01669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662" calcext:value-type="float">
            <text:p>0.01662</text:p>
          </table:table-cell>
          <table:table-cell table:number-columns-repeated="2" office:value-type="float" office:value="0.01667" calcext:value-type="float">
            <text:p>0.01667</text:p>
          </table:table-cell>
          <table:table-cell office:value-type="float" office:value="0.01657" calcext:value-type="float">
            <text:p>0.01657</text:p>
          </table:table-cell>
        </table:table-row>
        <table:table-row table:style-name="ro1">
          <table:table-cell office:value-type="float" office:value="-626" calcext:value-type="float">
            <text:p>-626</text:p>
          </table:table-cell>
          <table:table-cell office:value-type="float" office:value="0.02034" calcext:value-type="float">
            <text:p>0.02034</text:p>
          </table:table-cell>
          <table:table-cell office:value-type="float" office:value="0.01969" calcext:value-type="float">
            <text:p>0.01969</text:p>
          </table:table-cell>
          <table:table-cell office:value-type="float" office:value="0.01924" calcext:value-type="float">
            <text:p>0.01924</text:p>
          </table:table-cell>
          <table:table-cell office:value-type="float" office:value="0.01894" calcext:value-type="float">
            <text:p>0.01894</text:p>
          </table:table-cell>
          <table:table-cell office:value-type="float" office:value="0.01868" calcext:value-type="float">
            <text:p>0.01868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0.01832" calcext:value-type="float">
            <text:p>0.01832</text:p>
          </table:table-cell>
          <table:table-cell office:value-type="float" office:value="0.01819" calcext:value-type="float">
            <text:p>0.01819</text:p>
          </table:table-cell>
          <table:table-cell office:value-type="float" office:value="0.01813" calcext:value-type="float">
            <text:p>0.01813</text:p>
          </table:table-cell>
          <table:table-cell office:value-type="float" office:value="0.01746" calcext:value-type="float">
            <text:p>0.01746</text:p>
          </table:table-cell>
          <table:table-cell office:value-type="float" office:value="0.01733" calcext:value-type="float">
            <text:p>0.01733</text:p>
          </table:table-cell>
          <table:table-cell office:value-type="float" office:value="0.01721" calcext:value-type="float">
            <text:p>0.01721</text:p>
          </table:table-cell>
          <table:table-cell office:value-type="float" office:value="0.01697" calcext:value-type="float">
            <text:p>0.01697</text:p>
          </table:table-cell>
          <table:table-cell office:value-type="float" office:value="0.01687" calcext:value-type="float">
            <text:p>0.01687</text:p>
          </table:table-cell>
          <table:table-cell office:value-type="float" office:value="0.01686" calcext:value-type="float">
            <text:p>0.01686</text:p>
          </table:table-cell>
          <table:table-cell office:value-type="float" office:value="0.01672" calcext:value-type="float">
            <text:p>0.01672</text:p>
          </table:table-cell>
          <table:table-cell office:value-type="float" office:value="0.01663" calcext:value-type="float">
            <text:p>0.01663</text:p>
          </table:table-cell>
          <table:table-cell office:value-type="float" office:value="0.01655" calcext:value-type="float">
            <text:p>0.01655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1652" calcext:value-type="float">
            <text:p>0.01652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1658" calcext:value-type="float">
            <text:p>0.01658</text:p>
          </table:table-cell>
          <table:table-cell office:value-type="float" office:value="0.01651" calcext:value-type="float">
            <text:p>0.01651</text:p>
          </table:table-cell>
          <table:table-cell office:value-type="float" office:value="0.01643" calcext:value-type="float">
            <text:p>0.01643</text:p>
          </table:table-cell>
        </table:table-row>
        <table:table-row table:style-name="ro1">
          <table:table-cell office:value-type="float" office:value="-624" calcext:value-type="float">
            <text:p>-624</text:p>
          </table:table-cell>
          <table:table-cell office:value-type="float" office:value="0.02018" calcext:value-type="float">
            <text:p>0.02018</text:p>
          </table:table-cell>
          <table:table-cell office:value-type="float" office:value="0.01953" calcext:value-type="float">
            <text:p>0.0195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68" calcext:value-type="float">
            <text:p>0.01868</text:p>
          </table:table-cell>
          <table:table-cell office:value-type="float" office:value="0.01846" calcext:value-type="float">
            <text:p>0.01846</text:p>
          </table:table-cell>
          <table:table-cell office:value-type="float" office:value="0.01829" calcext:value-type="float">
            <text:p>0.01829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08" calcext:value-type="float">
            <text:p>0.01808</text:p>
          </table:table-cell>
          <table:table-cell office:value-type="float" office:value="0.01799" calcext:value-type="float">
            <text:p>0.01799</text:p>
          </table:table-cell>
          <table:table-cell office:value-type="float" office:value="0.01733" calcext:value-type="float">
            <text:p>0.01733</text:p>
          </table:table-cell>
          <table:table-cell office:value-type="float" office:value="0.01722" calcext:value-type="float">
            <text:p>0.01722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684" calcext:value-type="float">
            <text:p>0.01684</text:p>
          </table:table-cell>
          <table:table-cell office:value-type="float" office:value="0.01677" calcext:value-type="float">
            <text:p>0.01677</text:p>
          </table:table-cell>
          <table:table-cell office:value-type="float" office:value="0.01671" calcext:value-type="float">
            <text:p>0.01671</text:p>
          </table:table-cell>
          <table:table-cell office:value-type="float" office:value="0.01664" calcext:value-type="float">
            <text:p>0.01664</text:p>
          </table:table-cell>
          <table:table-cell office:value-type="float" office:value="0.01649" calcext:value-type="float">
            <text:p>0.01649</text:p>
          </table:table-cell>
          <table:table-cell office:value-type="float" office:value="0.01641" calcext:value-type="float">
            <text:p>0.01641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1641" calcext:value-type="float">
            <text:p>0.01641</text:p>
          </table:table-cell>
          <table:table-cell office:value-type="float" office:value="0.01637" calcext:value-type="float">
            <text:p>0.01637</text:p>
          </table:table-cell>
          <table:table-cell office:value-type="float" office:value="0.01643" calcext:value-type="float">
            <text:p>0.01643</text:p>
          </table:table-cell>
          <table:table-cell office:value-type="float" office:value="0.01632" calcext:value-type="float">
            <text:p>0.01632</text:p>
          </table:table-cell>
          <table:table-cell office:value-type="float" office:value="0.01629" calcext:value-type="float">
            <text:p>0.01629</text:p>
          </table:table-cell>
        </table:table-row>
        <table:table-row table:style-name="ro1">
          <table:table-cell office:value-type="float" office:value="-622" calcext:value-type="float">
            <text:p>-622</text:p>
          </table:table-cell>
          <table:table-cell office:value-type="float" office:value="0.01989" calcext:value-type="float">
            <text:p>0.01989</text:p>
          </table:table-cell>
          <table:table-cell office:value-type="float" office:value="0.01928" calcext:value-type="float">
            <text:p>0.01928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1855" calcext:value-type="float">
            <text:p>0.01855</text:p>
          </table:table-cell>
          <table:table-cell office:value-type="float" office:value="0.01826" calcext:value-type="float">
            <text:p>0.01826</text:p>
          </table:table-cell>
          <table:table-cell office:value-type="float" office:value="0.01817" calcext:value-type="float">
            <text:p>0.01817</text:p>
          </table:table-cell>
          <table:table-cell office:value-type="float" office:value="0.01797" calcext:value-type="float">
            <text:p>0.01797</text:p>
          </table:table-cell>
          <table:table-cell office:value-type="float" office:value="0.01785" calcext:value-type="float">
            <text:p>0.01785</text:p>
          </table:table-cell>
          <table:table-cell office:value-type="float" office:value="0.01776" calcext:value-type="float">
            <text:p>0.01776</text:p>
          </table:table-cell>
          <table:table-cell office:value-type="float" office:value="0.01717" calcext:value-type="float">
            <text:p>0.01717</text:p>
          </table:table-cell>
          <table:table-cell office:value-type="float" office:value="0.01698" calcext:value-type="float">
            <text:p>0.01698</text:p>
          </table:table-cell>
          <table:table-cell office:value-type="float" office:value="0.01694" calcext:value-type="float">
            <text:p>0.01694</text:p>
          </table:table-cell>
          <table:table-cell office:value-type="float" office:value="0.01669" calcext:value-type="float">
            <text:p>0.01669</text:p>
          </table:table-cell>
          <table:table-cell office:value-type="float" office:value="0.01657" calcext:value-type="float">
            <text:p>0.01657</text:p>
          </table:table-cell>
          <table:table-cell office:value-type="float" office:value="0.01652" calcext:value-type="float">
            <text:p>0.01652</text:p>
          </table:table-cell>
          <table:table-cell office:value-type="float" office:value="0.01644" calcext:value-type="float">
            <text:p>0.01644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0.01627" calcext:value-type="float">
            <text:p>0.01627</text:p>
          </table:table-cell>
          <table:table-cell office:value-type="float" office:value="0.01633" calcext:value-type="float">
            <text:p>0.01633</text:p>
          </table:table-cell>
          <table:table-cell office:value-type="float" office:value="0.01629" calcext:value-type="float">
            <text:p>0.01629</text:p>
          </table:table-cell>
          <table:table-cell office:value-type="float" office:value="0.01627" calcext:value-type="float">
            <text:p>0.01627</text:p>
          </table:table-cell>
          <table:table-cell table:number-columns-repeated="2" office:value-type="float" office:value="0.01628" calcext:value-type="float">
            <text:p>0.01628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float" office:value="-620" calcext:value-type="float">
            <text:p>-620</text:p>
          </table:table-cell>
          <table:table-cell office:value-type="float" office:value="0.01973" calcext:value-type="float">
            <text:p>0.01973</text:p>
          </table:table-cell>
          <table:table-cell office:value-type="float" office:value="0.01908" calcext:value-type="float">
            <text:p>0.01908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1831" calcext:value-type="float">
            <text:p>0.01831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0.01797" calcext:value-type="float">
            <text:p>0.01797</text:p>
          </table:table-cell>
          <table:table-cell office:value-type="float" office:value="0.01782" calcext:value-type="float">
            <text:p>0.01782</text:p>
          </table:table-cell>
          <table:table-cell office:value-type="float" office:value="0.01765" calcext:value-type="float">
            <text:p>0.01765</text:p>
          </table:table-cell>
          <table:table-cell office:value-type="float" office:value="0.01761" calcext:value-type="float">
            <text:p>0.01761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688" calcext:value-type="float">
            <text:p>0.01688</text:p>
          </table:table-cell>
          <table:table-cell office:value-type="float" office:value="0.01676" calcext:value-type="float">
            <text:p>0.01676</text:p>
          </table:table-cell>
          <table:table-cell office:value-type="float" office:value="0.01658" calcext:value-type="float">
            <text:p>0.01658</text:p>
          </table:table-cell>
          <table:table-cell office:value-type="float" office:value="0.01646" calcext:value-type="float">
            <text:p>0.01646</text:p>
          </table:table-cell>
          <table:table-cell office:value-type="float" office:value="0.01643" calcext:value-type="float">
            <text:p>0.01643</text:p>
          </table:table-cell>
          <table:table-cell office:value-type="float" office:value="0.01633" calcext:value-type="float">
            <text:p>0.01633</text:p>
          </table:table-cell>
          <table:table-cell table:number-columns-repeated="2" office:value-type="float" office:value="0.01619" calcext:value-type="float">
            <text:p>0.01619</text:p>
          </table:table-cell>
          <table:table-cell office:value-type="float" office:value="0.01613" calcext:value-type="float">
            <text:p>0.01613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1606" calcext:value-type="float">
            <text:p>0.01606</text:p>
          </table:table-cell>
          <table:table-cell office:value-type="float" office:value="0.01615" calcext:value-type="float">
            <text:p>0.01615</text:p>
          </table:table-cell>
          <table:table-cell table:number-columns-repeated="2" office:value-type="float" office:value="0.01606" calcext:value-type="float">
            <text:p>0.01606</text:p>
          </table:table-cell>
        </table:table-row>
        <table:table-row table:style-name="ro1">
          <table:table-cell office:value-type="float" office:value="-618" calcext:value-type="float">
            <text:p>-618</text:p>
          </table:table-cell>
          <table:table-cell office:value-type="float" office:value="0.01953" calcext:value-type="float">
            <text:p>0.01953</text:p>
          </table:table-cell>
          <table:table-cell office:value-type="float" office:value="0.01888" calcext:value-type="float">
            <text:p>0.01888</text:p>
          </table:table-cell>
          <table:table-cell office:value-type="float" office:value="0.01846" calcext:value-type="float">
            <text:p>0.01846</text:p>
          </table:table-cell>
          <table:table-cell office:value-type="float" office:value="0.01814" calcext:value-type="float">
            <text:p>0.01814</text:p>
          </table:table-cell>
          <table:table-cell office:value-type="float" office:value="0.01794" calcext:value-type="float">
            <text:p>0.01794</text:p>
          </table:table-cell>
          <table:table-cell office:value-type="float" office:value="0.01769" calcext:value-type="float">
            <text:p>0.01769</text:p>
          </table:table-cell>
          <table:table-cell office:value-type="float" office:value="0.01767" calcext:value-type="float">
            <text:p>0.01767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1747" calcext:value-type="float">
            <text:p>0.01747</text:p>
          </table:table-cell>
          <table:table-cell office:value-type="float" office:value="0.01689" calcext:value-type="float">
            <text:p>0.01689</text:p>
          </table:table-cell>
          <table:table-cell office:value-type="float" office:value="0.01672" calcext:value-type="float">
            <text:p>0.01672</text:p>
          </table:table-cell>
          <table:table-cell office:value-type="float" office:value="0.01669" calcext:value-type="float">
            <text:p>0.01669</text:p>
          </table:table-cell>
          <table:table-cell office:value-type="float" office:value="0.01643" calcext:value-type="float">
            <text:p>0.01643</text:p>
          </table:table-cell>
          <table:table-cell office:value-type="float" office:value="0.01634" calcext:value-type="float">
            <text:p>0.01634</text:p>
          </table:table-cell>
          <table:table-cell office:value-type="float" office:value="0.01627" calcext:value-type="float">
            <text:p>0.01627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1611" calcext:value-type="float">
            <text:p>0.0161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602" calcext:value-type="float">
            <text:p>0.01602</text:p>
          </table:table-cell>
          <table:table-cell office:value-type="float" office:value="0.01603" calcext:value-type="float">
            <text:p>0.01603</text:p>
          </table:table-cell>
          <table:table-cell office:value-type="float" office:value="0.01588" calcext:value-type="float">
            <text:p>0.01588</text:p>
          </table:table-cell>
          <table:table-cell office:value-type="float" office:value="0.01603" calcext:value-type="float">
            <text:p>0.0160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59" calcext:value-type="float">
            <text:p>0.0159</text:p>
          </table:table-cell>
        </table:table-row>
        <table:table-row table:style-name="ro1">
          <table:table-cell office:value-type="float" office:value="-616" calcext:value-type="float">
            <text:p>-616</text:p>
          </table:table-cell>
          <table:table-cell office:value-type="float" office:value="0.01932" calcext:value-type="float">
            <text:p>0.01932</text:p>
          </table:table-cell>
          <table:table-cell office:value-type="float" office:value="0.01874" calcext:value-type="float">
            <text:p>0.01874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1796" calcext:value-type="float">
            <text:p>0.01796</text:p>
          </table:table-cell>
          <table:table-cell office:value-type="float" office:value="0.01778" calcext:value-type="float">
            <text:p>0.01778</text:p>
          </table:table-cell>
          <table:table-cell office:value-type="float" office:value="0.01763" calcext:value-type="float">
            <text:p>0.01763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1738" calcext:value-type="float">
            <text:p>0.01738</text:p>
          </table:table-cell>
          <table:table-cell office:value-type="float" office:value="0.01733" calcext:value-type="float">
            <text:p>0.01733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1663" calcext:value-type="float">
            <text:p>0.01663</text:p>
          </table:table-cell>
          <table:table-cell office:value-type="float" office:value="0.01648" calcext:value-type="float">
            <text:p>0.01648</text:p>
          </table:table-cell>
          <table:table-cell office:value-type="float" office:value="0.01631" calcext:value-type="float">
            <text:p>0.01631</text:p>
          </table:table-cell>
          <table:table-cell office:value-type="float" office:value="0.01627" calcext:value-type="float">
            <text:p>0.01627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605" calcext:value-type="float">
            <text:p>0.01605</text:p>
          </table:table-cell>
          <table:table-cell office:value-type="float" office:value="0.01595" calcext:value-type="float">
            <text:p>0.01595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1589" calcext:value-type="float">
            <text:p>0.01589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1584" calcext:value-type="float">
            <text:p>0.01584</text:p>
          </table:table-cell>
          <table:table-cell office:value-type="float" office:value="0.01595" calcext:value-type="float">
            <text:p>0.01595</text:p>
          </table:table-cell>
          <table:table-cell office:value-type="float" office:value="0.01588" calcext:value-type="float">
            <text:p>0.01588</text:p>
          </table:table-cell>
          <table:table-cell office:value-type="float" office:value="0.01582" calcext:value-type="float">
            <text:p>0.01582</text:p>
          </table:table-cell>
        </table:table-row>
        <table:table-row table:style-name="ro1">
          <table:table-cell office:value-type="float" office:value="-614" calcext:value-type="float">
            <text:p>-614</text:p>
          </table:table-cell>
          <table:table-cell office:value-type="float" office:value="0.01916" calcext:value-type="float">
            <text:p>0.01916</text:p>
          </table:table-cell>
          <table:table-cell office:value-type="float" office:value="0.01852" calcext:value-type="float">
            <text:p>0.01852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782" calcext:value-type="float">
            <text:p>0.01782</text:p>
          </table:table-cell>
          <table:table-cell office:value-type="float" office:value="0.01764" calcext:value-type="float">
            <text:p>0.01764</text:p>
          </table:table-cell>
          <table:table-cell office:value-type="float" office:value="0.01747" calcext:value-type="float">
            <text:p>0.01747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1718" calcext:value-type="float">
            <text:p>0.01718</text:p>
          </table:table-cell>
          <table:table-cell office:value-type="float" office:value="0.01716" calcext:value-type="float">
            <text:p>0.01716</text:p>
          </table:table-cell>
          <table:table-cell office:value-type="float" office:value="0.01661" calcext:value-type="float">
            <text:p>0.01661</text:p>
          </table:table-cell>
          <table:table-cell office:value-type="float" office:value="0.01646" calcext:value-type="float">
            <text:p>0.01646</text:p>
          </table:table-cell>
          <table:table-cell office:value-type="float" office:value="0.01637" calcext:value-type="float">
            <text:p>0.01637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1608" calcext:value-type="float">
            <text:p>0.01608</text:p>
          </table:table-cell>
          <table:table-cell office:value-type="float" office:value="0.01604" calcext:value-type="float">
            <text:p>0.01604</text:p>
          </table:table-cell>
          <table:table-cell office:value-type="float" office:value="0.01598" calcext:value-type="float">
            <text:p>0.01598</text:p>
          </table:table-cell>
          <table:table-cell office:value-type="float" office:value="0.01584" calcext:value-type="float">
            <text:p>0.01584</text:p>
          </table:table-cell>
          <table:table-cell table:number-columns-repeated="2" office:value-type="float" office:value="0.01581" calcext:value-type="float">
            <text:p>0.01581</text:p>
          </table:table-cell>
          <table:table-cell office:value-type="float" office:value="0.01584" calcext:value-type="float">
            <text:p>0.01584</text:p>
          </table:table-cell>
          <table:table-cell office:value-type="float" office:value="0.01576" calcext:value-type="float">
            <text:p>0.01576</text:p>
          </table:table-cell>
          <table:table-cell office:value-type="float" office:value="0.01581" calcext:value-type="float">
            <text:p>0.01581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1568" calcext:value-type="float">
            <text:p>0.01568</text:p>
          </table:table-cell>
        </table:table-row>
        <table:table-row table:style-name="ro1">
          <table:table-cell office:value-type="float" office:value="-612" calcext:value-type="float">
            <text:p>-612</text:p>
          </table:table-cell>
          <table:table-cell office:value-type="float" office:value="0.01893" calcext:value-type="float">
            <text:p>0.01893</text:p>
          </table:table-cell>
          <table:table-cell office:value-type="float" office:value="0.01839" calcext:value-type="float">
            <text:p>0.01839</text:p>
          </table:table-cell>
          <table:table-cell office:value-type="float" office:value="0.01797" calcext:value-type="float">
            <text:p>0.01797</text:p>
          </table:table-cell>
          <table:table-cell office:value-type="float" office:value="0.01768" calcext:value-type="float">
            <text:p>0.01768</text:p>
          </table:table-cell>
          <table:table-cell office:value-type="float" office:value="0.01749" calcext:value-type="float">
            <text:p>0.01749</text:p>
          </table:table-cell>
          <table:table-cell office:value-type="float" office:value="0.01736" calcext:value-type="float">
            <text:p>0.01736</text:p>
          </table:table-cell>
          <table:table-cell office:value-type="float" office:value="0.01722" calcext:value-type="float">
            <text:p>0.01722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1649" calcext:value-type="float">
            <text:p>0.01649</text:p>
          </table:table-cell>
          <table:table-cell office:value-type="float" office:value="0.01635" calcext:value-type="float">
            <text:p>0.01635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602" calcext:value-type="float">
            <text:p>0.01602</text:p>
          </table:table-cell>
          <table:table-cell office:value-type="float" office:value="0.01596" calcext:value-type="float">
            <text:p>0.01596</text:p>
          </table:table-cell>
          <table:table-cell office:value-type="float" office:value="0.01593" calcext:value-type="float">
            <text:p>0.01593</text:p>
          </table:table-cell>
          <table:table-cell office:value-type="float" office:value="0.01586" calcext:value-type="float">
            <text:p>0.01586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1564" calcext:value-type="float">
            <text:p>0.01564</text:p>
          </table:table-cell>
          <table:table-cell office:value-type="float" office:value="0.01566" calcext:value-type="float">
            <text:p>0.01566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01564" calcext:value-type="float">
            <text:p>0.01564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553" calcext:value-type="float">
            <text:p>0.01553</text:p>
          </table:table-cell>
        </table:table-row>
        <table:table-row table:style-name="ro1">
          <table:table-cell office:value-type="float" office:value="-610" calcext:value-type="float">
            <text:p>-610</text:p>
          </table:table-cell>
          <table:table-cell office:value-type="float" office:value="0.01876" calcext:value-type="float">
            <text:p>0.01876</text:p>
          </table:table-cell>
          <table:table-cell office:value-type="float" office:value="0.01823" calcext:value-type="float">
            <text:p>0.01823</text:p>
          </table:table-cell>
          <table:table-cell office:value-type="float" office:value="0.01782" calcext:value-type="float">
            <text:p>0.01782</text:p>
          </table:table-cell>
          <table:table-cell office:value-type="float" office:value="0.01753" calcext:value-type="float">
            <text:p>0.01753</text:p>
          </table:table-cell>
          <table:table-cell office:value-type="float" office:value="0.01738" calcext:value-type="float">
            <text:p>0.01738</text:p>
          </table:table-cell>
          <table:table-cell office:value-type="float" office:value="0.01718" calcext:value-type="float">
            <text:p>0.01718</text:p>
          </table:table-cell>
          <table:table-cell office:value-type="float" office:value="0.01702" calcext:value-type="float">
            <text:p>0.01702</text:p>
          </table:table-cell>
          <table:table-cell office:value-type="float" office:value="0.01693" calcext:value-type="float">
            <text:p>0.01693</text:p>
          </table:table-cell>
          <table:table-cell office:value-type="float" office:value="0.01691" calcext:value-type="float">
            <text:p>0.01691</text:p>
          </table:table-cell>
          <table:table-cell office:value-type="float" office:value="0.01638" calcext:value-type="float">
            <text:p>0.01638</text:p>
          </table:table-cell>
          <table:table-cell office:value-type="float" office:value="0.01621" calcext:value-type="float">
            <text:p>0.01621</text:p>
          </table:table-cell>
          <table:table-cell office:value-type="float" office:value="0.01614" calcext:value-type="float">
            <text:p>0.01614</text:p>
          </table:table-cell>
          <table:table-cell office:value-type="float" office:value="0.01589" calcext:value-type="float">
            <text:p>0.01589</text:p>
          </table:table-cell>
          <table:table-cell office:value-type="float" office:value="0.01584" calcext:value-type="float">
            <text:p>0.01584</text:p>
          </table:table-cell>
          <table:table-cell office:value-type="float" office:value="0.01577" calcext:value-type="float">
            <text:p>0.01577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1564" calcext:value-type="float">
            <text:p>0.01564</text:p>
          </table:table-cell>
          <table:table-cell office:value-type="float" office:value="0.01558" calcext:value-type="float">
            <text:p>0.01558</text:p>
          </table:table-cell>
          <table:table-cell office:value-type="float" office:value="0.01556" calcext:value-type="float">
            <text:p>0.01556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548" calcext:value-type="float">
            <text:p>0.01548</text:p>
          </table:table-cell>
        </table:table-row>
        <table:table-row table:style-name="ro1">
          <table:table-cell office:value-type="float" office:value="-608" calcext:value-type="float">
            <text:p>-608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1804" calcext:value-type="float">
            <text:p>0.01804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1704" calcext:value-type="float">
            <text:p>0.01704</text:p>
          </table:table-cell>
          <table:table-cell office:value-type="float" office:value="0.01697" calcext:value-type="float">
            <text:p>0.01697</text:p>
          </table:table-cell>
          <table:table-cell office:value-type="float" office:value="0.01681" calcext:value-type="float">
            <text:p>0.01681</text:p>
          </table:table-cell>
          <table:table-cell office:value-type="float" office:value="0.01678" calcext:value-type="float">
            <text:p>0.01678</text:p>
          </table:table-cell>
          <table:table-cell office:value-type="float" office:value="0.01629" calcext:value-type="float">
            <text:p>0.01629</text:p>
          </table:table-cell>
          <table:table-cell office:value-type="float" office:value="0.01608" calcext:value-type="float">
            <text:p>0.0160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583" calcext:value-type="float">
            <text:p>0.01583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1578" calcext:value-type="float">
            <text:p>0.01578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01561" calcext:value-type="float">
            <text:p>0.01561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0.01552" calcext:value-type="float">
            <text:p>0.01552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0.01541" calcext:value-type="float">
            <text:p>0.01541</text:p>
          </table:table-cell>
          <table:table-cell office:value-type="float" office:value="0.01548" calcext:value-type="float">
            <text:p>0.01548</text:p>
          </table:table-cell>
          <table:table-cell office:value-type="float" office:value="0.01544" calcext:value-type="float">
            <text:p>0.01544</text:p>
          </table:table-cell>
          <table:table-cell office:value-type="float" office:value="0.01535" calcext:value-type="float">
            <text:p>0.01535</text:p>
          </table:table-cell>
        </table:table-row>
        <table:table-row table:style-name="ro1">
          <table:table-cell office:value-type="float" office:value="-606" calcext:value-type="float">
            <text:p>-606</text:p>
          </table:table-cell>
          <table:table-cell office:value-type="float" office:value="0.01847" calcext:value-type="float">
            <text:p>0.01847</text:p>
          </table:table-cell>
          <table:table-cell office:value-type="float" office:value="0.01791" calcext:value-type="float">
            <text:p>0.01791</text:p>
          </table:table-cell>
          <table:table-cell office:value-type="float" office:value="0.01755" calcext:value-type="float">
            <text:p>0.01755</text:p>
          </table:table-cell>
          <table:table-cell office:value-type="float" office:value="0.01728" calcext:value-type="float">
            <text:p>0.01728</text:p>
          </table:table-cell>
          <table:table-cell office:value-type="float" office:value="0.01707" calcext:value-type="float">
            <text:p>0.01707</text:p>
          </table:table-cell>
          <table:table-cell office:value-type="float" office:value="0.01696" calcext:value-type="float">
            <text:p>0.01696</text:p>
          </table:table-cell>
          <table:table-cell office:value-type="float" office:value="0.01683" calcext:value-type="float">
            <text:p>0.01683</text:p>
          </table:table-cell>
          <table:table-cell office:value-type="float" office:value="0.01668" calcext:value-type="float">
            <text:p>0.01668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613" calcext:value-type="float">
            <text:p>0.016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591" calcext:value-type="float">
            <text:p>0.01591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01564" calcext:value-type="float">
            <text:p>0.01564</text:p>
          </table:table-cell>
          <table:table-cell office:value-type="float" office:value="0.01552" calcext:value-type="float">
            <text:p>0.01552</text:p>
          </table:table-cell>
          <table:table-cell office:value-type="float" office:value="0.01546" calcext:value-type="float">
            <text:p>0.01546</text:p>
          </table:table-cell>
          <table:table-cell office:value-type="float" office:value="0.01533" calcext:value-type="float">
            <text:p>0.01533</text:p>
          </table:table-cell>
          <table:table-cell table:number-columns-repeated="2" office:value-type="float" office:value="0.01537" calcext:value-type="float">
            <text:p>0.01537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1541" calcext:value-type="float">
            <text:p>0.01541</text:p>
          </table:table-cell>
          <table:table-cell table:number-columns-repeated="2" office:value-type="float" office:value="0.0153" calcext:value-type="float">
            <text:p>0.0153</text:p>
          </table:table-cell>
        </table:table-row>
        <table:table-row table:style-name="ro1">
          <table:table-cell office:value-type="float" office:value="-604" calcext:value-type="float">
            <text:p>-604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1778" calcext:value-type="float">
            <text:p>0.01778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1716" calcext:value-type="float">
            <text:p>0.01716</text:p>
          </table:table-cell>
          <table:table-cell office:value-type="float" office:value="0.01696" calcext:value-type="float">
            <text:p>0.01696</text:p>
          </table:table-cell>
          <table:table-cell office:value-type="float" office:value="0.01684" calcext:value-type="float">
            <text:p>0.01684</text:p>
          </table:table-cell>
          <table:table-cell office:value-type="float" office:value="0.01669" calcext:value-type="float">
            <text:p>0.01669</text:p>
          </table:table-cell>
          <table:table-cell office:value-type="float" office:value="0.01658" calcext:value-type="float">
            <text:p>0.01658</text:p>
          </table:table-cell>
          <table:table-cell office:value-type="float" office:value="0.01653" calcext:value-type="float">
            <text:p>0.01653</text:p>
          </table:table-cell>
          <table:table-cell office:value-type="float" office:value="0.01603" calcext:value-type="float">
            <text:p>0.01603</text:p>
          </table:table-cell>
          <table:table-cell office:value-type="float" office:value="0.01589" calcext:value-type="float">
            <text:p>0.01589</text:p>
          </table:table-cell>
          <table:table-cell office:value-type="float" office:value="0.01587" calcext:value-type="float">
            <text:p>0.01587</text:p>
          </table:table-cell>
          <table:table-cell office:value-type="float" office:value="0.01561" calcext:value-type="float">
            <text:p>0.01561</text:p>
          </table:table-cell>
          <table:table-cell office:value-type="float" office:value="0.01552" calcext:value-type="float">
            <text:p>0.01552</text:p>
          </table:table-cell>
          <table:table-cell office:value-type="float" office:value="0.01554" calcext:value-type="float">
            <text:p>0.01554</text:p>
          </table:table-cell>
          <table:table-cell office:value-type="float" office:value="0.01543" calcext:value-type="float">
            <text:p>0.01543</text:p>
          </table:table-cell>
          <table:table-cell office:value-type="float" office:value="0.01538" calcext:value-type="float">
            <text:p>0.01538</text:p>
          </table:table-cell>
          <table:table-cell office:value-type="float" office:value="0.01529" calcext:value-type="float">
            <text:p>0.01529</text:p>
          </table:table-cell>
          <table:table-cell office:value-type="float" office:value="0.01528" calcext:value-type="float">
            <text:p>0.01528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1526" calcext:value-type="float">
            <text:p>0.01526</text:p>
          </table:table-cell>
          <table:table-cell office:value-type="float" office:value="0.01533" calcext:value-type="float">
            <text:p>0.01533</text:p>
          </table:table-cell>
          <table:table-cell office:value-type="float" office:value="0.01523" calcext:value-type="float">
            <text:p>0.01523</text:p>
          </table:table-cell>
          <table:table-cell office:value-type="float" office:value="0.0152" calcext:value-type="float">
            <text:p>0.0152</text:p>
          </table:table-cell>
        </table:table-row>
        <table:table-row table:style-name="ro1">
          <table:table-cell office:value-type="float" office:value="-602" calcext:value-type="float">
            <text:p>-602</text:p>
          </table:table-cell>
          <table:table-cell office:value-type="float" office:value="0.01817" calcext:value-type="float">
            <text:p>0.01817</text:p>
          </table:table-cell>
          <table:table-cell office:value-type="float" office:value="0.01753" calcext:value-type="float">
            <text:p>0.01753</text:p>
          </table:table-cell>
          <table:table-cell office:value-type="float" office:value="0.01727" calcext:value-type="float">
            <text:p>0.01727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685" calcext:value-type="float">
            <text:p>0.01685</text:p>
          </table:table-cell>
          <table:table-cell office:value-type="float" office:value="0.01666" calcext:value-type="float">
            <text:p>0.01666</text:p>
          </table:table-cell>
          <table:table-cell office:value-type="float" office:value="0.01651" calcext:value-type="float">
            <text:p>0.01651</text:p>
          </table:table-cell>
          <table:table-cell office:value-type="float" office:value="0.01648" calcext:value-type="float">
            <text:p>0.01648</text:p>
          </table:table-cell>
          <table:table-cell office:value-type="float" office:value="0.01642" calcext:value-type="float">
            <text:p>0.01642</text:p>
          </table:table-cell>
          <table:table-cell office:value-type="float" office:value="0.01594" calcext:value-type="float">
            <text:p>0.01594</text:p>
          </table:table-cell>
          <table:table-cell office:value-type="float" office:value="0.01583" calcext:value-type="float">
            <text:p>0.01583</text:p>
          </table:table-cell>
          <table:table-cell office:value-type="float" office:value="0.01577" calcext:value-type="float">
            <text:p>0.01577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01549" calcext:value-type="float">
            <text:p>0.01549</text:p>
          </table:table-cell>
          <table:table-cell office:value-type="float" office:value="0.01541" calcext:value-type="float">
            <text:p>0.01541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526" calcext:value-type="float">
            <text:p>0.01526</text:p>
          </table:table-cell>
          <table:table-cell office:value-type="float" office:value="0.01522" calcext:value-type="float">
            <text:p>0.01522</text:p>
          </table:table-cell>
          <table:table-cell table:number-columns-repeated="2" office:value-type="float" office:value="0.01519" calcext:value-type="float">
            <text:p>0.01519</text:p>
          </table:table-cell>
          <table:table-cell office:value-type="float" office:value="0.01511" calcext:value-type="float">
            <text:p>0.01511</text:p>
          </table:table-cell>
          <table:table-cell office:value-type="float" office:value="0.01519" calcext:value-type="float">
            <text:p>0.01519</text:p>
          </table:table-cell>
          <table:table-cell office:value-type="float" office:value="0.01512" calcext:value-type="float">
            <text:p>0.01512</text:p>
          </table:table-cell>
          <table:table-cell office:value-type="float" office:value="0.01503" calcext:value-type="float">
            <text:p>0.01503</text:p>
          </table:table-cell>
        </table:table-row>
        <table:table-row table:style-name="ro1">
          <table:table-cell office:value-type="float" office:value="-600" calcext:value-type="float">
            <text:p>-600</text:p>
          </table:table-cell>
          <table:table-cell office:value-type="float" office:value="0.01802" calcext:value-type="float">
            <text:p>0.01802</text:p>
          </table:table-cell>
          <table:table-cell office:value-type="float" office:value="0.01746" calcext:value-type="float">
            <text:p>0.01746</text:p>
          </table:table-cell>
          <table:table-cell office:value-type="float" office:value="0.01714" calcext:value-type="float">
            <text:p>0.01714</text:p>
          </table:table-cell>
          <table:table-cell office:value-type="float" office:value="0.01692" calcext:value-type="float">
            <text:p>0.01692</text:p>
          </table:table-cell>
          <table:table-cell office:value-type="float" office:value="0.01669" calcext:value-type="float">
            <text:p>0.01669</text:p>
          </table:table-cell>
          <table:table-cell office:value-type="float" office:value="0.01652" calcext:value-type="float">
            <text:p>0.01652</text:p>
          </table:table-cell>
          <table:table-cell office:value-type="float" office:value="0.01648" calcext:value-type="float">
            <text:p>0.01648</text:p>
          </table:table-cell>
          <table:table-cell office:value-type="float" office:value="0.01635" calcext:value-type="float">
            <text:p>0.01635</text:p>
          </table:table-cell>
          <table:table-cell office:value-type="float" office:value="0.01633" calcext:value-type="float">
            <text:p>0.01633</text:p>
          </table:table-cell>
          <table:table-cell office:value-type="float" office:value="0.01584" calcext:value-type="float">
            <text:p>0.01584</text:p>
          </table:table-cell>
          <table:table-cell office:value-type="float" office:value="0.01569" calcext:value-type="float">
            <text:p>0.01569</text:p>
          </table:table-cell>
          <table:table-cell office:value-type="float" office:value="0.01564" calcext:value-type="float">
            <text:p>0.01564</text:p>
          </table:table-cell>
          <table:table-cell office:value-type="float" office:value="0.01546" calcext:value-type="float">
            <text:p>0.01546</text:p>
          </table:table-cell>
          <table:table-cell office:value-type="float" office:value="0.01542" calcext:value-type="float">
            <text:p>0.01542</text:p>
          </table:table-cell>
          <table:table-cell office:value-type="float" office:value="0.01526" calcext:value-type="float">
            <text:p>0.01526</text:p>
          </table:table-cell>
          <table:table-cell office:value-type="float" office:value="0.01525" calcext:value-type="float">
            <text:p>0.01525</text:p>
          </table:table-cell>
          <table:table-cell office:value-type="float" office:value="0.01518" calcext:value-type="float">
            <text:p>0.01518</text:p>
          </table:table-cell>
          <table:table-cell office:value-type="float" office:value="0.01511" calcext:value-type="float">
            <text:p>0.01511</text:p>
          </table:table-cell>
          <table:table-cell office:value-type="float" office:value="0.01508" calcext:value-type="float">
            <text:p>0.01508</text:p>
          </table:table-cell>
          <table:table-cell office:value-type="float" office:value="0.01507" calcext:value-type="float">
            <text:p>0.0150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508" calcext:value-type="float">
            <text:p>0.01508</text:p>
          </table:table-cell>
          <table:table-cell office:value-type="float" office:value="0.01499" calcext:value-type="float">
            <text:p>0.01499</text:p>
          </table:table-cell>
          <table:table-cell office:value-type="float" office:value="0.01498" calcext:value-type="float">
            <text:p>0.01498</text:p>
          </table:table-cell>
        </table:table-row>
        <table:table-row table:style-name="ro1">
          <table:table-cell office:value-type="float" office:value="-598" calcext:value-type="float">
            <text:p>-598</text:p>
          </table:table-cell>
          <table:table-cell office:value-type="float" office:value="0.01782" calcext:value-type="float">
            <text:p>0.01782</text:p>
          </table:table-cell>
          <table:table-cell office:value-type="float" office:value="0.01731" calcext:value-type="float">
            <text:p>0.01731</text:p>
          </table:table-cell>
          <table:table-cell office:value-type="float" office:value="0.01701" calcext:value-type="float">
            <text:p>0.01701</text:p>
          </table:table-cell>
          <table:table-cell office:value-type="float" office:value="0.01678" calcext:value-type="float">
            <text:p>0.01678</text:p>
          </table:table-cell>
          <table:table-cell office:value-type="float" office:value="0.01664" calcext:value-type="float">
            <text:p>0.01664</text:p>
          </table:table-cell>
          <table:table-cell office:value-type="float" office:value="0.01643" calcext:value-type="float">
            <text:p>0.01643</text:p>
          </table:table-cell>
          <table:table-cell office:value-type="float" office:value="0.01638" calcext:value-type="float">
            <text:p>0.01638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624" calcext:value-type="float">
            <text:p>0.01624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556" calcext:value-type="float">
            <text:p>0.01556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1531" calcext:value-type="float">
            <text:p>0.01531</text:p>
          </table:table-cell>
          <table:table-cell office:value-type="float" office:value="0.01525" calcext:value-type="float">
            <text:p>0.01525</text:p>
          </table:table-cell>
          <table:table-cell office:value-type="float" office:value="0.01516" calcext:value-type="float">
            <text:p>0.01516</text:p>
          </table:table-cell>
          <table:table-cell office:value-type="float" office:value="0.01503" calcext:value-type="float">
            <text:p>0.01503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01501" calcext:value-type="float">
            <text:p>0.01501</text:p>
          </table:table-cell>
          <table:table-cell table:number-columns-repeated="2" office:value-type="float" office:value="0.01498" calcext:value-type="float">
            <text:p>0.01498</text:p>
          </table:table-cell>
          <table:table-cell table:number-columns-repeated="2" office:value-type="float" office:value="0.01497" calcext:value-type="float">
            <text:p>0.01497</text:p>
          </table:table-cell>
          <table:table-cell office:value-type="float" office:value="0.01494" calcext:value-type="float">
            <text:p>0.01494</text:p>
          </table:table-cell>
        </table:table-row>
        <table:table-row table:style-name="ro1">
          <table:table-cell office:value-type="float" office:value="-596" calcext:value-type="float">
            <text:p>-596</text:p>
          </table:table-cell>
          <table:table-cell office:value-type="float" office:value="0.01772" calcext:value-type="float">
            <text:p>0.01772</text:p>
          </table:table-cell>
          <table:table-cell office:value-type="float" office:value="0.01724" calcext:value-type="float">
            <text:p>0.01724</text:p>
          </table:table-cell>
          <table:table-cell office:value-type="float" office:value="0.01688" calcext:value-type="float">
            <text:p>0.01688</text:p>
          </table:table-cell>
          <table:table-cell office:value-type="float" office:value="0.01668" calcext:value-type="float">
            <text:p>0.01668</text:p>
          </table:table-cell>
          <table:table-cell office:value-type="float" office:value="0.01653" calcext:value-type="float">
            <text:p>0.01653</text:p>
          </table:table-cell>
          <table:table-cell office:value-type="float" office:value="0.01636" calcext:value-type="float">
            <text:p>0.01636</text:p>
          </table:table-cell>
          <table:table-cell office:value-type="float" office:value="0.01625" calcext:value-type="float">
            <text:p>0.01625</text:p>
          </table:table-cell>
          <table:table-cell office:value-type="float" office:value="0.01615" calcext:value-type="float">
            <text:p>0.01615</text:p>
          </table:table-cell>
          <table:table-cell office:value-type="float" office:value="0.01618" calcext:value-type="float">
            <text:p>0.01618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561" calcext:value-type="float">
            <text:p>0.01561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0.01529" calcext:value-type="float">
            <text:p>0.01529</text:p>
          </table:table-cell>
          <table:table-cell office:value-type="float" office:value="0.01517" calcext:value-type="float">
            <text:p>0.01517</text:p>
          </table:table-cell>
          <table:table-cell office:value-type="float" office:value="0.01518" calcext:value-type="float">
            <text:p>0.01518</text:p>
          </table:table-cell>
          <table:table-cell office:value-type="float" office:value="0.01508" calcext:value-type="float">
            <text:p>0.01508</text:p>
          </table:table-cell>
          <table:table-cell office:value-type="float" office:value="0.01501" calcext:value-type="float">
            <text:p>0.01501</text:p>
          </table:table-cell>
          <table:table-cell office:value-type="float" office:value="0.01492" calcext:value-type="float">
            <text:p>0.01492</text:p>
          </table:table-cell>
          <table:table-cell table:number-columns-repeated="2" office:value-type="float" office:value="0.01485" calcext:value-type="float">
            <text:p>0.0148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498" calcext:value-type="float">
            <text:p>0.01498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484" calcext:value-type="float">
            <text:p>0.01484</text:p>
          </table:table-cell>
        </table:table-row>
        <table:table-row table:style-name="ro1">
          <table:table-cell office:value-type="float" office:value="-594" calcext:value-type="float">
            <text:p>-594</text:p>
          </table:table-cell>
          <table:table-cell office:value-type="float" office:value="0.01757" calcext:value-type="float">
            <text:p>0.01757</text:p>
          </table:table-cell>
          <table:table-cell office:value-type="float" office:value="0.01712" calcext:value-type="float">
            <text:p>0.01712</text:p>
          </table:table-cell>
          <table:table-cell office:value-type="float" office:value="0.01682" calcext:value-type="float">
            <text:p>0.01682</text:p>
          </table:table-cell>
          <table:table-cell office:value-type="float" office:value="0.01653" calcext:value-type="float">
            <text:p>0.01653</text:p>
          </table:table-cell>
          <table:table-cell office:value-type="float" office:value="0.01641" calcext:value-type="float">
            <text:p>0.01641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619" calcext:value-type="float">
            <text:p>0.01619</text:p>
          </table:table-cell>
          <table:table-cell office:value-type="float" office:value="0.01605" calcext:value-type="float">
            <text:p>0.01605</text:p>
          </table:table-cell>
          <table:table-cell office:value-type="float" office:value="0.01604" calcext:value-type="float">
            <text:p>0.01604</text:p>
          </table:table-cell>
          <table:table-cell office:value-type="float" office:value="0.01556" calcext:value-type="float">
            <text:p>0.01556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0.01536" calcext:value-type="float">
            <text:p>0.01536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1512" calcext:value-type="float">
            <text:p>0.01512</text:p>
          </table:table-cell>
          <table:table-cell office:value-type="float" office:value="0.01508" calcext:value-type="float">
            <text:p>0.01508</text:p>
          </table:table-cell>
          <table:table-cell office:value-type="float" office:value="0.01503" calcext:value-type="float">
            <text:p>0.01503</text:p>
          </table:table-cell>
          <table:table-cell table:number-columns-repeated="2" office:value-type="float" office:value="0.01487" calcext:value-type="float">
            <text:p>0.01487</text:p>
          </table:table-cell>
          <table:table-cell table:number-columns-repeated="2" office:value-type="float" office:value="0.01484" calcext:value-type="float">
            <text:p>0.01484</text:p>
          </table:table-cell>
          <table:table-cell office:value-type="float" office:value="0.01479" calcext:value-type="float">
            <text:p>0.01479</text:p>
          </table:table-cell>
          <table:table-cell office:value-type="float" office:value="0.01485" calcext:value-type="float">
            <text:p>0.01485</text:p>
          </table:table-cell>
          <table:table-cell office:value-type="float" office:value="0.01482" calcext:value-type="float">
            <text:p>0.01482</text:p>
          </table:table-cell>
          <table:table-cell office:value-type="float" office:value="0.01478" calcext:value-type="float">
            <text:p>0.01478</text:p>
          </table:table-cell>
        </table:table-row>
        <table:table-row table:style-name="ro1">
          <table:table-cell office:value-type="float" office:value="-592" calcext:value-type="float">
            <text:p>-592</text:p>
          </table:table-cell>
          <table:table-cell office:value-type="float" office:value="0.01745" calcext:value-type="float">
            <text:p>0.01745</text:p>
          </table:table-cell>
          <table:table-cell office:value-type="float" office:value="0.01699" calcext:value-type="float">
            <text:p>0.01699</text:p>
          </table:table-cell>
          <table:table-cell office:value-type="float" office:value="0.01664" calcext:value-type="float">
            <text:p>0.01664</text:p>
          </table:table-cell>
          <table:table-cell office:value-type="float" office:value="0.01637" calcext:value-type="float">
            <text:p>0.01637</text:p>
          </table:table-cell>
          <table:table-cell office:value-type="float" office:value="0.01628" calcext:value-type="float">
            <text:p>0.01628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1607" calcext:value-type="float">
            <text:p>0.01607</text:p>
          </table:table-cell>
          <table:table-cell office:value-type="float" office:value="0.01597" calcext:value-type="float">
            <text:p>0.01597</text:p>
          </table:table-cell>
          <table:table-cell office:value-type="float" office:value="0.01595" calcext:value-type="float">
            <text:p>0.01595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538" calcext:value-type="float">
            <text:p>0.01538</text:p>
          </table:table-cell>
          <table:table-cell office:value-type="float" office:value="0.01527" calcext:value-type="float">
            <text:p>0.01527</text:p>
          </table:table-cell>
          <table:table-cell office:value-type="float" office:value="0.01509" calcext:value-type="float">
            <text:p>0.01509</text:p>
          </table:table-cell>
          <table:table-cell office:value-type="float" office:value="0.01501" calcext:value-type="float">
            <text:p>0.015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494" calcext:value-type="float">
            <text:p>0.01494</text:p>
          </table:table-cell>
          <table:table-cell office:value-type="float" office:value="0.01479" calcext:value-type="float">
            <text:p>0.01479</text:p>
          </table:table-cell>
          <table:table-cell office:value-type="float" office:value="0.01481" calcext:value-type="float">
            <text:p>0.01481</text:p>
          </table:table-cell>
          <table:table-cell office:value-type="float" office:value="0.01474" calcext:value-type="float">
            <text:p>0.01474</text:p>
          </table:table-cell>
          <table:table-cell office:value-type="float" office:value="0.01478" calcext:value-type="float">
            <text:p>0.01478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0.01472" calcext:value-type="float">
            <text:p>0.01472</text:p>
          </table:table-cell>
          <table:table-cell office:value-type="float" office:value="0.01467" calcext:value-type="float">
            <text:p>0.01467</text:p>
          </table:table-cell>
        </table:table-row>
        <table:table-row table:style-name="ro1">
          <table:table-cell office:value-type="float" office:value="-590" calcext:value-type="float">
            <text:p>-590</text:p>
          </table:table-cell>
          <table:table-cell office:value-type="float" office:value="0.01732" calcext:value-type="float">
            <text:p>0.01732</text:p>
          </table:table-cell>
          <table:table-cell office:value-type="float" office:value="0.01691" calcext:value-type="float">
            <text:p>0.01691</text:p>
          </table:table-cell>
          <table:table-cell office:value-type="float" office:value="0.01653" calcext:value-type="float">
            <text:p>0.01653</text:p>
          </table:table-cell>
          <table:table-cell office:value-type="float" office:value="0.01632" calcext:value-type="float">
            <text:p>0.01632</text:p>
          </table:table-cell>
          <table:table-cell office:value-type="float" office:value="0.01619" calcext:value-type="float">
            <text:p>0.01619</text:p>
          </table:table-cell>
          <table:table-cell office:value-type="float" office:value="0.01609" calcext:value-type="float">
            <text:p>0.01609</text:p>
          </table:table-cell>
          <table:table-cell office:value-type="float" office:value="0.01596" calcext:value-type="float">
            <text:p>0.01596</text:p>
          </table:table-cell>
          <table:table-cell office:value-type="float" office:value="0.01586" calcext:value-type="float">
            <text:p>0.01586</text:p>
          </table:table-cell>
          <table:table-cell office:value-type="float" office:value="0.01581" calcext:value-type="float">
            <text:p>0.01581</text:p>
          </table:table-cell>
          <table:table-cell office:value-type="float" office:value="0.01539" calcext:value-type="float">
            <text:p>0.01539</text:p>
          </table:table-cell>
          <table:table-cell office:value-type="float" office:value="0.01529" calcext:value-type="float">
            <text:p>0.01529</text:p>
          </table:table-cell>
          <table:table-cell office:value-type="float" office:value="0.01519" calcext:value-type="float">
            <text:p>0.0151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494" calcext:value-type="float">
            <text:p>0.01494</text:p>
          </table:table-cell>
          <table:table-cell office:value-type="float" office:value="0.01492" calcext:value-type="float">
            <text:p>0.01492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0.01469" calcext:value-type="float">
            <text:p>0.01469</text:p>
          </table:table-cell>
          <table:table-cell office:value-type="float" office:value="0.01471" calcext:value-type="float">
            <text:p>0.01471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.01474" calcext:value-type="float">
            <text:p>0.01474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0.01458" calcext:value-type="float">
            <text:p>0.01458</text:p>
          </table:table-cell>
        </table:table-row>
        <table:table-row table:style-name="ro1">
          <table:table-cell office:value-type="float" office:value="-588" calcext:value-type="float">
            <text:p>-588</text:p>
          </table:table-cell>
          <table:table-cell office:value-type="float" office:value="0.01726" calcext:value-type="float">
            <text:p>0.01726</text:p>
          </table:table-cell>
          <table:table-cell office:value-type="float" office:value="0.01684" calcext:value-type="float">
            <text:p>0.01684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1624" calcext:value-type="float">
            <text:p>0.01624</text:p>
          </table:table-cell>
          <table:table-cell office:value-type="float" office:value="0.01608" calcext:value-type="float">
            <text:p>0.01608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1585" calcext:value-type="float">
            <text:p>0.01585</text:p>
          </table:table-cell>
          <table:table-cell office:value-type="float" office:value="0.01579" calcext:value-type="float">
            <text:p>0.01579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1533" calcext:value-type="float">
            <text:p>0.01533</text:p>
          </table:table-cell>
          <table:table-cell office:value-type="float" office:value="0.01523" calcext:value-type="float">
            <text:p>0.01523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1494" calcext:value-type="float">
            <text:p>0.01494</text:p>
          </table:table-cell>
          <table:table-cell office:value-type="float" office:value="0.01489" calcext:value-type="float">
            <text:p>0.01489</text:p>
          </table:table-cell>
          <table:table-cell office:value-type="float" office:value="0.01482" calcext:value-type="float">
            <text:p>0.01482</text:p>
          </table:table-cell>
          <table:table-cell office:value-type="float" office:value="0.01473" calcext:value-type="float">
            <text:p>0.01473</text:p>
          </table:table-cell>
          <table:table-cell table:number-columns-repeated="2" office:value-type="float" office:value="0.01469" calcext:value-type="float">
            <text:p>0.01469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1456" calcext:value-type="float">
            <text:p>0.01456</text:p>
          </table:table-cell>
          <table:table-cell office:value-type="float" office:value="0.01463" calcext:value-type="float">
            <text:p>0.01463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0.01454" calcext:value-type="float">
            <text:p>0.01454</text:p>
          </table:table-cell>
        </table:table-row>
        <table:table-row table:style-name="ro1">
          <table:table-cell office:value-type="float" office:value="-586" calcext:value-type="float">
            <text:p>-586</text:p>
          </table:table-cell>
          <table:table-cell office:value-type="float" office:value="0.01713" calcext:value-type="float">
            <text:p>0.01713</text:p>
          </table:table-cell>
          <table:table-cell office:value-type="float" office:value="0.01671" calcext:value-type="float">
            <text:p>0.01671</text:p>
          </table:table-cell>
          <table:table-cell office:value-type="float" office:value="0.01642" calcext:value-type="float">
            <text:p>0.01642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599" calcext:value-type="float">
            <text:p>0.01599</text:p>
          </table:table-cell>
          <table:table-cell office:value-type="float" office:value="0.01589" calcext:value-type="float">
            <text:p>0.01589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572" calcext:value-type="float">
            <text:p>0.01572</text:p>
          </table:table-cell>
          <table:table-cell office:value-type="float" office:value="0.01567" calcext:value-type="float">
            <text:p>0.01567</text:p>
          </table:table-cell>
          <table:table-cell table:number-columns-repeated="2" office:value-type="float" office:value="0.01519" calcext:value-type="float">
            <text:p>0.01519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1479" calcext:value-type="float">
            <text:p>0.01479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0.01471" calcext:value-type="float">
            <text:p>0.01471</text:p>
          </table:table-cell>
          <table:table-cell office:value-type="float" office:value="0.01465" calcext:value-type="float">
            <text:p>0.01465</text:p>
          </table:table-cell>
          <table:table-cell office:value-type="float" office:value="0.01456" calcext:value-type="float">
            <text:p>0.01456</text:p>
          </table:table-cell>
          <table:table-cell office:value-type="float" office:value="0.01453" calcext:value-type="float">
            <text:p>0.01453</text:p>
          </table:table-cell>
          <table:table-cell office:value-type="float" office:value="0.01454" calcext:value-type="float">
            <text:p>0.01454</text:p>
          </table:table-cell>
          <table:table-cell office:value-type="float" office:value="0.01448" calcext:value-type="float">
            <text:p>0.01448</text:p>
          </table:table-cell>
          <table:table-cell office:value-type="float" office:value="0.01458" calcext:value-type="float">
            <text:p>0.01458</text:p>
          </table:table-cell>
          <table:table-cell office:value-type="float" office:value="0.01451" calcext:value-type="float">
            <text:p>0.01451</text:p>
          </table:table-cell>
          <table:table-cell office:value-type="float" office:value="0.01449" calcext:value-type="float">
            <text:p>0.01449</text:p>
          </table:table-cell>
        </table:table-row>
        <table:table-row table:style-name="ro1">
          <table:table-cell office:value-type="float" office:value="-584" calcext:value-type="float">
            <text:p>-58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664" calcext:value-type="float">
            <text:p>0.01664</text:p>
          </table:table-cell>
          <table:table-cell office:value-type="float" office:value="0.01627" calcext:value-type="float">
            <text:p>0.01627</text:p>
          </table:table-cell>
          <table:table-cell office:value-type="float" office:value="0.01614" calcext:value-type="float">
            <text:p>0.01614</text:p>
          </table:table-cell>
          <table:table-cell office:value-type="float" office:value="0.01594" calcext:value-type="float">
            <text:p>0.01594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578" calcext:value-type="float">
            <text:p>0.01578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0.01559" calcext:value-type="float">
            <text:p>0.01559</text:p>
          </table:table-cell>
          <table:table-cell office:value-type="float" office:value="0.01516" calcext:value-type="float">
            <text:p>0.01516</text:p>
          </table:table-cell>
          <table:table-cell office:value-type="float" office:value="0.01502" calcext:value-type="float">
            <text:p>0.0150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481" calcext:value-type="float">
            <text:p>0.01481</text:p>
          </table:table-cell>
          <table:table-cell office:value-type="float" office:value="0.01467" calcext:value-type="float">
            <text:p>0.01467</text:p>
          </table:table-cell>
          <table:table-cell office:value-type="float" office:value="0.01471" calcext:value-type="float">
            <text:p>0.01471</text:p>
          </table:table-cell>
          <table:table-cell office:value-type="float" office:value="0.01467" calcext:value-type="float">
            <text:p>0.01467</text:p>
          </table:table-cell>
          <table:table-cell office:value-type="float" office:value="0.01452" calcext:value-type="float">
            <text:p>0.01452</text:p>
          </table:table-cell>
          <table:table-cell office:value-type="float" office:value="0.01451" calcext:value-type="float">
            <text:p>0.01451</text:p>
          </table:table-cell>
          <table:table-cell office:value-type="float" office:value="0.01452" calcext:value-type="float">
            <text:p>0.01452</text:p>
          </table:table-cell>
          <table:table-cell office:value-type="float" office:value="0.01448" calcext:value-type="float">
            <text:p>0.01448</text:p>
          </table:table-cell>
          <table:table-cell office:value-type="float" office:value="0.01445" calcext:value-type="float">
            <text:p>0.01445</text:p>
          </table:table-cell>
          <table:table-cell office:value-type="float" office:value="0.01454" calcext:value-type="float">
            <text:p>0.01454</text:p>
          </table:table-cell>
          <table:table-cell office:value-type="float" office:value="0.01447" calcext:value-type="float">
            <text:p>0.01447</text:p>
          </table:table-cell>
          <table:table-cell office:value-type="float" office:value="0.01442" calcext:value-type="float">
            <text:p>0.01442</text:p>
          </table:table-cell>
        </table:table-row>
        <table:table-row table:style-name="ro1">
          <table:table-cell office:value-type="float" office:value="-582" calcext:value-type="float">
            <text:p>-582</text:p>
          </table:table-cell>
          <table:table-cell office:value-type="float" office:value="0.01693" calcext:value-type="float">
            <text:p>0.01693</text:p>
          </table:table-cell>
          <table:table-cell office:value-type="float" office:value="0.01646" calcext:value-type="float">
            <text:p>0.01646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1599" calcext:value-type="float">
            <text:p>0.01599</text:p>
          </table:table-cell>
          <table:table-cell office:value-type="float" office:value="0.01586" calcext:value-type="float">
            <text:p>0.01586</text:p>
          </table:table-cell>
          <table:table-cell office:value-type="float" office:value="0.01572" calcext:value-type="float">
            <text:p>0.01572</text:p>
          </table:table-cell>
          <table:table-cell office:value-type="float" office:value="0.01565" calcext:value-type="float">
            <text:p>0.01565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01548" calcext:value-type="float">
            <text:p>0.01548</text:p>
          </table:table-cell>
          <table:table-cell office:value-type="float" office:value="0.01512" calcext:value-type="float">
            <text:p>0.01512</text:p>
          </table:table-cell>
          <table:table-cell office:value-type="float" office:value="0.01504" calcext:value-type="float">
            <text:p>0.01504</text:p>
          </table:table-cell>
          <table:table-cell office:value-type="float" office:value="0.01494" calcext:value-type="float">
            <text:p>0.01494</text:p>
          </table:table-cell>
          <table:table-cell office:value-type="float" office:value="0.01479" calcext:value-type="float">
            <text:p>0.01479</text:p>
          </table:table-cell>
          <table:table-cell office:value-type="float" office:value="0.01472" calcext:value-type="float">
            <text:p>0.01472</text:p>
          </table:table-cell>
          <table:table-cell office:value-type="float" office:value="0.01469" calcext:value-type="float">
            <text:p>0.01469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0.01453" calcext:value-type="float">
            <text:p>0.01453</text:p>
          </table:table-cell>
          <table:table-cell office:value-type="float" office:value="0.01447" calcext:value-type="float">
            <text:p>0.01447</text:p>
          </table:table-cell>
          <table:table-cell office:value-type="float" office:value="0.01445" calcext:value-type="float">
            <text:p>0.01445</text:p>
          </table:table-cell>
          <table:table-cell office:value-type="float" office:value="0.01444" calcext:value-type="float">
            <text:p>0.01444</text:p>
          </table:table-cell>
          <table:table-cell office:value-type="float" office:value="0.01443" calcext:value-type="float">
            <text:p>0.01443</text:p>
          </table:table-cell>
          <table:table-cell office:value-type="float" office:value="0.01447" calcext:value-type="float">
            <text:p>0.01447</text:p>
          </table:table-cell>
          <table:table-cell office:value-type="float" office:value="0.01445" calcext:value-type="float">
            <text:p>0.01445</text:p>
          </table:table-cell>
          <table:table-cell office:value-type="float" office:value="0.01439" calcext:value-type="float">
            <text:p>0.01439</text:p>
          </table:table-cell>
        </table:table-row>
        <table:table-row table:style-name="ro1">
          <table:table-cell office:value-type="float" office:value="-580" calcext:value-type="float">
            <text:p>-580</text:p>
          </table:table-cell>
          <table:table-cell office:value-type="float" office:value="0.01675" calcext:value-type="float">
            <text:p>0.01675</text:p>
          </table:table-cell>
          <table:table-cell office:value-type="float" office:value="0.01644" calcext:value-type="float">
            <text:p>0.01644</text:p>
          </table:table-cell>
          <table:table-cell office:value-type="float" office:value="0.01614" calcext:value-type="float">
            <text:p>0.01614</text:p>
          </table:table-cell>
          <table:table-cell office:value-type="float" office:value="0.01591" calcext:value-type="float">
            <text:p>0.01591</text:p>
          </table:table-cell>
          <table:table-cell office:value-type="float" office:value="0.01582" calcext:value-type="float">
            <text:p>0.01582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0.01561" calcext:value-type="float">
            <text:p>0.01561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0.01544" calcext:value-type="float">
            <text:p>0.01544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488" calcext:value-type="float">
            <text:p>0.01488</text:p>
          </table:table-cell>
          <table:table-cell office:value-type="float" office:value="0.01472" calcext:value-type="float">
            <text:p>0.01472</text:p>
          </table:table-cell>
          <table:table-cell office:value-type="float" office:value="0.01464" calcext:value-type="float">
            <text:p>0.01464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.01453" calcext:value-type="float">
            <text:p>0.01453</text:p>
          </table:table-cell>
          <table:table-cell office:value-type="float" office:value="0.01443" calcext:value-type="float">
            <text:p>0.01443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1439" calcext:value-type="float">
            <text:p>0.01439</text:p>
          </table:table-cell>
          <table:table-cell office:value-type="float" office:value="0.01442" calcext:value-type="float">
            <text:p>0.01442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0.01443" calcext:value-type="float">
            <text:p>0.01443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0.01428" calcext:value-type="float">
            <text:p>0.01428</text:p>
          </table:table-cell>
        </table:table-row>
        <table:table-row table:style-name="ro1">
          <table:table-cell office:value-type="float" office:value="-578" calcext:value-type="float">
            <text:p>-578</text:p>
          </table:table-cell>
          <table:table-cell office:value-type="float" office:value="0.01672" calcext:value-type="float">
            <text:p>0.01672</text:p>
          </table:table-cell>
          <table:table-cell office:value-type="float" office:value="0.01638" calcext:value-type="float">
            <text:p>0.01638</text:p>
          </table:table-cell>
          <table:table-cell office:value-type="float" office:value="0.01608" calcext:value-type="float">
            <text:p>0.01608</text:p>
          </table:table-cell>
          <table:table-cell office:value-type="float" office:value="0.01584" calcext:value-type="float">
            <text:p>0.01584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1558" calcext:value-type="float">
            <text:p>0.01558</text:p>
          </table:table-cell>
          <table:table-cell office:value-type="float" office:value="0.01549" calcext:value-type="float">
            <text:p>0.01549</text:p>
          </table:table-cell>
          <table:table-cell office:value-type="float" office:value="0.01532" calcext:value-type="float">
            <text:p>0.01532</text:p>
          </table:table-cell>
          <table:table-cell office:value-type="float" office:value="0.01536" calcext:value-type="float">
            <text:p>0.01536</text:p>
          </table:table-cell>
          <table:table-cell office:value-type="float" office:value="0.01498" calcext:value-type="float">
            <text:p>0.01498</text:p>
          </table:table-cell>
          <table:table-cell office:value-type="float" office:value="0.01485" calcext:value-type="float">
            <text:p>0.01485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457" calcext:value-type="float">
            <text:p>0.01457</text:p>
          </table:table-cell>
          <table:table-cell office:value-type="float" office:value="0.01454" calcext:value-type="float">
            <text:p>0.01454</text:p>
          </table:table-cell>
          <table:table-cell table:number-columns-repeated="2" office:value-type="float" office:value="0.01443" calcext:value-type="float">
            <text:p>0.01443</text:p>
          </table:table-cell>
          <table:table-cell office:value-type="float" office:value="0.01431" calcext:value-type="float">
            <text:p>0.01431</text:p>
          </table:table-cell>
          <table:table-cell office:value-type="float" office:value="0.01433" calcext:value-type="float">
            <text:p>0.01433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0.01435" calcext:value-type="float">
            <text:p>0.01435</text:p>
          </table:table-cell>
          <table:table-cell office:value-type="float" office:value="0.01432" calcext:value-type="float">
            <text:p>0.01432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42" calcext:value-type="float">
            <text:p>0.0142</text:p>
          </table:table-cell>
        </table:table-row>
        <table:table-row table:style-name="ro1">
          <table:table-cell office:value-type="float" office:value="-576" calcext:value-type="float">
            <text:p>-576</text:p>
          </table:table-cell>
          <table:table-cell office:value-type="float" office:value="0.01666" calcext:value-type="float">
            <text:p>0.01666</text:p>
          </table:table-cell>
          <table:table-cell office:value-type="float" office:value="0.01629" calcext:value-type="float">
            <text:p>0.01629</text:p>
          </table:table-cell>
          <table:table-cell office:value-type="float" office:value="0.01598" calcext:value-type="float">
            <text:p>0.01598</text:p>
          </table:table-cell>
          <table:table-cell office:value-type="float" office:value="0.01578" calcext:value-type="float">
            <text:p>0.01578</text:p>
          </table:table-cell>
          <table:table-cell office:value-type="float" office:value="0.01558" calcext:value-type="float">
            <text:p>0.01558</text:p>
          </table:table-cell>
          <table:table-cell office:value-type="float" office:value="0.01552" calcext:value-type="float">
            <text:p>0.01552</text:p>
          </table:table-cell>
          <table:table-cell office:value-type="float" office:value="0.01544" calcext:value-type="float">
            <text:p>0.01544</text:p>
          </table:table-cell>
          <table:table-cell table:number-columns-repeated="2" office:value-type="float" office:value="0.01533" calcext:value-type="float">
            <text:p>0.01533</text:p>
          </table:table-cell>
          <table:table-cell office:value-type="float" office:value="0.01492" calcext:value-type="float">
            <text:p>0.01492</text:p>
          </table:table-cell>
          <table:table-cell office:value-type="float" office:value="0.01481" calcext:value-type="float">
            <text:p>0.01481</text:p>
          </table:table-cell>
          <table:table-cell office:value-type="float" office:value="0.01478" calcext:value-type="float">
            <text:p>0.01478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1457" calcext:value-type="float">
            <text:p>0.01457</text:p>
          </table:table-cell>
          <table:table-cell office:value-type="float" office:value="0.01451" calcext:value-type="float">
            <text:p>0.01451</text:p>
          </table:table-cell>
          <table:table-cell office:value-type="float" office:value="0.01447" calcext:value-type="float">
            <text:p>0.01447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0.01431" calcext:value-type="float">
            <text:p>0.01431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0.01423" calcext:value-type="float">
            <text:p>0.01423</text:p>
          </table:table-cell>
          <table:table-cell office:value-type="float" office:value="0.01426" calcext:value-type="float">
            <text:p>0.01426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0.01423" calcext:value-type="float">
            <text:p>0.01423</text:p>
          </table:table-cell>
        </table:table-row>
        <table:table-row table:style-name="ro1">
          <table:table-cell office:value-type="float" office:value="-574" calcext:value-type="float">
            <text:p>-574</text:p>
          </table:table-cell>
          <table:table-cell office:value-type="float" office:value="0.01651" calcext:value-type="float">
            <text:p>0.01651</text:p>
          </table:table-cell>
          <table:table-cell office:value-type="float" office:value="0.01624" calcext:value-type="float">
            <text:p>0.01624</text:p>
          </table:table-cell>
          <table:table-cell office:value-type="float" office:value="0.01589" calcext:value-type="float">
            <text:p>0.01589</text:p>
          </table:table-cell>
          <table:table-cell office:value-type="float" office:value="0.01571" calcext:value-type="float">
            <text:p>0.01571</text:p>
          </table:table-cell>
          <table:table-cell office:value-type="float" office:value="0.01556" calcext:value-type="float">
            <text:p>0.01556</text:p>
          </table:table-cell>
          <table:table-cell office:value-type="float" office:value="0.01548" calcext:value-type="float">
            <text:p>0.01548</text:p>
          </table:table-cell>
          <table:table-cell office:value-type="float" office:value="0.01538" calcext:value-type="float">
            <text:p>0.01538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1526" calcext:value-type="float">
            <text:p>0.01526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1479" calcext:value-type="float">
            <text:p>0.01479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0.01449" calcext:value-type="float">
            <text:p>0.01449</text:p>
          </table:table-cell>
          <table:table-cell office:value-type="float" office:value="0.01447" calcext:value-type="float">
            <text:p>0.01447</text:p>
          </table:table-cell>
          <table:table-cell office:value-type="float" office:value="0.01442" calcext:value-type="float">
            <text:p>0.01442</text:p>
          </table:table-cell>
          <table:table-cell table:number-columns-repeated="2" office:value-type="float" office:value="0.01426" calcext:value-type="float">
            <text:p>0.01426</text:p>
          </table:table-cell>
          <table:table-cell office:value-type="float" office:value="0.01422" calcext:value-type="float">
            <text:p>0.01422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423" calcext:value-type="float">
            <text:p>0.01423</text:p>
          </table:table-cell>
          <table:table-cell office:value-type="float" office:value="0.01429" calcext:value-type="float">
            <text:p>0.01429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417" calcext:value-type="float">
            <text:p>0.01417</text:p>
          </table:table-cell>
        </table:table-row>
        <table:table-row table:style-name="ro1">
          <table:table-cell office:value-type="float" office:value="-572" calcext:value-type="float">
            <text:p>-572</text:p>
          </table:table-cell>
          <table:table-cell office:value-type="float" office:value="0.01647" calcext:value-type="float">
            <text:p>0.01647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1586" calcext:value-type="float">
            <text:p>0.01586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0.01537" calcext:value-type="float">
            <text:p>0.01537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1523" calcext:value-type="float">
            <text:p>0.01523</text:p>
          </table:table-cell>
          <table:table-cell office:value-type="float" office:value="0.01525" calcext:value-type="float">
            <text:p>0.01525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0.01474" calcext:value-type="float">
            <text:p>0.01474</text:p>
          </table:table-cell>
          <table:table-cell office:value-type="float" office:value="0.01472" calcext:value-type="float">
            <text:p>0.01472</text:p>
          </table:table-cell>
          <table:table-cell office:value-type="float" office:value="0.01454" calcext:value-type="float">
            <text:p>0.01454</text:p>
          </table:table-cell>
          <table:table-cell office:value-type="float" office:value="0.01448" calcext:value-type="float">
            <text:p>0.01448</text:p>
          </table:table-cell>
          <table:table-cell office:value-type="float" office:value="0.01444" calcext:value-type="float">
            <text:p>0.01444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01422" calcext:value-type="float">
            <text:p>0.01422</text:p>
          </table:table-cell>
          <table:table-cell office:value-type="float" office:value="0.01418" calcext:value-type="float">
            <text:p>0.01418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0.01417" calcext:value-type="float">
            <text:p>0.01417</text:p>
          </table:table-cell>
          <table:table-cell office:value-type="float" office:value="0.01425" calcext:value-type="float">
            <text:p>0.01425</text:p>
          </table:table-cell>
          <table:table-cell table:number-columns-repeated="2" office:value-type="float" office:value="0.01415" calcext:value-type="float">
            <text:p>0.01415</text:p>
          </table:table-cell>
        </table:table-row>
        <table:table-row table:style-name="ro1">
          <table:table-cell office:value-type="float" office:value="-570" calcext:value-type="float">
            <text:p>-570</text:p>
          </table:table-cell>
          <table:table-cell office:value-type="float" office:value="0.01642" calcext:value-type="float">
            <text:p>0.01642</text:p>
          </table:table-cell>
          <table:table-cell office:value-type="float" office:value="0.01608" calcext:value-type="float">
            <text:p>0.01608</text:p>
          </table:table-cell>
          <table:table-cell office:value-type="float" office:value="0.01579" calcext:value-type="float">
            <text:p>0.01579</text:p>
          </table:table-cell>
          <table:table-cell office:value-type="float" office:value="0.01558" calcext:value-type="float">
            <text:p>0.01558</text:p>
          </table:table-cell>
          <table:table-cell office:value-type="float" office:value="0.01544" calcext:value-type="float">
            <text:p>0.01544</text:p>
          </table:table-cell>
          <table:table-cell office:value-type="float" office:value="0.01537" calcext:value-type="float">
            <text:p>0.01537</text:p>
          </table:table-cell>
          <table:table-cell office:value-type="float" office:value="0.01528" calcext:value-type="float">
            <text:p>0.01528</text:p>
          </table:table-cell>
          <table:table-cell office:value-type="float" office:value="0.01518" calcext:value-type="float">
            <text:p>0.01518</text:p>
          </table:table-cell>
          <table:table-cell office:value-type="float" office:value="0.01513" calcext:value-type="float">
            <text:p>0.01513</text:p>
          </table:table-cell>
          <table:table-cell office:value-type="float" office:value="0.01478" calcext:value-type="float">
            <text:p>0.01478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471" calcext:value-type="float">
            <text:p>0.01471</text:p>
          </table:table-cell>
          <table:table-cell office:value-type="float" office:value="0.01449" calcext:value-type="float">
            <text:p>0.01449</text:p>
          </table:table-cell>
          <table:table-cell office:value-type="float" office:value="0.01443" calcext:value-type="float">
            <text:p>0.01443</text:p>
          </table:table-cell>
          <table:table-cell office:value-type="float" office:value="0.01446" calcext:value-type="float">
            <text:p>0.01446</text:p>
          </table:table-cell>
          <table:table-cell office:value-type="float" office:value="0.01432" calcext:value-type="float">
            <text:p>0.01432</text:p>
          </table:table-cell>
          <table:table-cell office:value-type="float" office:value="0.01423" calcext:value-type="float">
            <text:p>0.01423</text:p>
          </table:table-cell>
          <table:table-cell office:value-type="float" office:value="0.01416" calcext:value-type="float">
            <text:p>0.01416</text:p>
          </table:table-cell>
          <table:table-cell office:value-type="float" office:value="0.01418" calcext:value-type="float">
            <text:p>0.01418</text:p>
          </table:table-cell>
          <table:table-cell office:value-type="float" office:value="0.01415" calcext:value-type="float">
            <text:p>0.01415</text:p>
          </table:table-cell>
          <table:table-cell office:value-type="float" office:value="0.01411" calcext:value-type="float">
            <text:p>0.01411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0.01412" calcext:value-type="float">
            <text:p>0.01412</text:p>
          </table:table-cell>
          <table:table-cell office:value-type="float" office:value="0.01407" calcext:value-type="float">
            <text:p>0.01407</text:p>
          </table:table-cell>
        </table:table-row>
        <table:table-row table:style-name="ro1">
          <table:table-cell office:value-type="float" office:value="-568" calcext:value-type="float">
            <text:p>-568</text:p>
          </table:table-cell>
          <table:table-cell office:value-type="float" office:value="0.01632" calcext:value-type="float">
            <text:p>0.01632</text:p>
          </table:table-cell>
          <table:table-cell office:value-type="float" office:value="0.01597" calcext:value-type="float">
            <text:p>0.01597</text:p>
          </table:table-cell>
          <table:table-cell office:value-type="float" office:value="0.01576" calcext:value-type="float">
            <text:p>0.01576</text:p>
          </table:table-cell>
          <table:table-cell office:value-type="float" office:value="0.01553" calcext:value-type="float">
            <text:p>0.01553</text:p>
          </table:table-cell>
          <table:table-cell office:value-type="float" office:value="0.01538" calcext:value-type="float">
            <text:p>0.01538</text:p>
          </table:table-cell>
          <table:table-cell office:value-type="float" office:value="0.01531" calcext:value-type="float">
            <text:p>0.01531</text:p>
          </table:table-cell>
          <table:table-cell office:value-type="float" office:value="0.01523" calcext:value-type="float">
            <text:p>0.01523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01469" calcext:value-type="float">
            <text:p>0.01469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0.01456" calcext:value-type="float">
            <text:p>0.01456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433" calcext:value-type="float">
            <text:p>0.01433</text:p>
          </table:table-cell>
          <table:table-cell office:value-type="float" office:value="0.01426" calcext:value-type="float">
            <text:p>0.01426</text:p>
          </table:table-cell>
          <table:table-cell office:value-type="float" office:value="0.01421" calcext:value-type="float">
            <text:p>0.01421</text:p>
          </table:table-cell>
          <table:table-cell office:value-type="float" office:value="0.01414" calcext:value-type="float">
            <text:p>0.01414</text:p>
          </table:table-cell>
          <table:table-cell office:value-type="float" office:value="0.01411" calcext:value-type="float">
            <text:p>0.01411</text:p>
          </table:table-cell>
          <table:table-cell office:value-type="float" office:value="0.01415" calcext:value-type="float">
            <text:p>0.01415</text:p>
          </table:table-cell>
          <table:table-cell office:value-type="float" office:value="0.0141" calcext:value-type="float">
            <text:p>0.0141</text:p>
          </table:table-cell>
          <table:table-cell table:number-columns-repeated="2" office:value-type="float" office:value="0.01411" calcext:value-type="float">
            <text:p>0.01411</text:p>
          </table:table-cell>
          <table:table-cell office:value-type="float" office:value="0.01401" calcext:value-type="float">
            <text:p>0.01401</text:p>
          </table:table-cell>
        </table:table-row>
        <table:table-row table:style-name="ro1">
          <table:table-cell office:value-type="float" office:value="-566" calcext:value-type="float">
            <text:p>-566</text:p>
          </table:table-cell>
          <table:table-cell office:value-type="float" office:value="0.01628" calcext:value-type="float">
            <text:p>0.01628</text:p>
          </table:table-cell>
          <table:table-cell office:value-type="float" office:value="0.01595" calcext:value-type="float">
            <text:p>0.01595</text:p>
          </table:table-cell>
          <table:table-cell office:value-type="float" office:value="0.01565" calcext:value-type="float">
            <text:p>0.01565</text:p>
          </table:table-cell>
          <table:table-cell office:value-type="float" office:value="0.01542" calcext:value-type="float">
            <text:p>0.01542</text:p>
          </table:table-cell>
          <table:table-cell office:value-type="float" office:value="0.01534" calcext:value-type="float">
            <text:p>0.01534</text:p>
          </table:table-cell>
          <table:table-cell office:value-type="float" office:value="0.01523" calcext:value-type="float">
            <text:p>0.01523</text:p>
          </table:table-cell>
          <table:table-cell office:value-type="float" office:value="0.01519" calcext:value-type="float">
            <text:p>0.01519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1501" calcext:value-type="float">
            <text:p>0.01501</text:p>
          </table:table-cell>
          <table:table-cell office:value-type="float" office:value="0.01471" calcext:value-type="float">
            <text:p>0.01471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422" calcext:value-type="float">
            <text:p>0.01422</text:p>
          </table:table-cell>
          <table:table-cell office:value-type="float" office:value="0.01417" calcext:value-type="float">
            <text:p>0.01417</text:p>
          </table:table-cell>
          <table:table-cell office:value-type="float" office:value="0.01416" calcext:value-type="float">
            <text:p>0.01416</text:p>
          </table:table-cell>
          <table:table-cell office:value-type="float" office:value="0.01404" calcext:value-type="float">
            <text:p>0.01404</text:p>
          </table:table-cell>
          <table:table-cell office:value-type="float" office:value="0.01409" calcext:value-type="float">
            <text:p>0.01409</text:p>
          </table:table-cell>
          <table:table-cell office:value-type="float" office:value="0.01407" calcext:value-type="float">
            <text:p>0.01407</text:p>
          </table:table-cell>
          <table:table-cell office:value-type="float" office:value="0.01414" calcext:value-type="float">
            <text:p>0.01414</text:p>
          </table:table-cell>
          <table:table-cell office:value-type="float" office:value="0.01404" calcext:value-type="float">
            <text:p>0.01404</text:p>
          </table:table-cell>
          <table:table-cell office:value-type="float" office:value="0.01401" calcext:value-type="float">
            <text:p>0.01401</text:p>
          </table:table-cell>
        </table:table-row>
        <table:table-row table:style-name="ro1">
          <table:table-cell office:value-type="float" office:value="-564" calcext:value-type="float">
            <text:p>-564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589" calcext:value-type="float">
            <text:p>0.01589</text:p>
          </table:table-cell>
          <table:table-cell office:value-type="float" office:value="0.01562" calcext:value-type="float">
            <text:p>0.01562</text:p>
          </table:table-cell>
          <table:table-cell office:value-type="float" office:value="0.01544" calcext:value-type="float">
            <text:p>0.01544</text:p>
          </table:table-cell>
          <table:table-cell office:value-type="float" office:value="0.01525" calcext:value-type="float">
            <text:p>0.01525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1513" calcext:value-type="float">
            <text:p>0.01513</text:p>
          </table:table-cell>
          <table:table-cell office:value-type="float" office:value="0.01502" calcext:value-type="float">
            <text:p>0.0150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469" calcext:value-type="float">
            <text:p>0.01469</text:p>
          </table:table-cell>
          <table:table-cell office:value-type="float" office:value="0.01456" calcext:value-type="float">
            <text:p>0.01456</text:p>
          </table:table-cell>
          <table:table-cell office:value-type="float" office:value="0.01451" calcext:value-type="float">
            <text:p>0.01451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0.01431" calcext:value-type="float">
            <text:p>0.01431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0.01422" calcext:value-type="float">
            <text:p>0.01422</text:p>
          </table:table-cell>
          <table:table-cell office:value-type="float" office:value="0.01411" calcext:value-type="float">
            <text:p>0.01411</text:p>
          </table:table-cell>
          <table:table-cell office:value-type="float" office:value="0.01409" calcext:value-type="float">
            <text:p>0.01409</text:p>
          </table:table-cell>
          <table:table-cell office:value-type="float" office:value="0.01411" calcext:value-type="float">
            <text:p>0.01411</text:p>
          </table:table-cell>
          <table:table-cell office:value-type="float" office:value="0.01405" calcext:value-type="float">
            <text:p>0.01405</text:p>
          </table:table-cell>
          <table:table-cell office:value-type="float" office:value="0.01401" calcext:value-type="float">
            <text:p>0.01401</text:p>
          </table:table-cell>
          <table:table-cell office:value-type="float" office:value="0.01409" calcext:value-type="float">
            <text:p>0.01409</text:p>
          </table:table-cell>
          <table:table-cell office:value-type="float" office:value="0.01402" calcext:value-type="float">
            <text:p>0.01402</text:p>
          </table:table-cell>
          <table:table-cell office:value-type="float" office:value="0.01401" calcext:value-type="float">
            <text:p>0.01401</text:p>
          </table:table-cell>
        </table:table-row>
        <table:table-row table:style-name="ro1">
          <table:table-cell office:value-type="float" office:value="-562" calcext:value-type="float">
            <text:p>-562</text:p>
          </table:table-cell>
          <table:table-cell office:value-type="float" office:value="0.01614" calcext:value-type="float">
            <text:p>0.01614</text:p>
          </table:table-cell>
          <table:table-cell office:value-type="float" office:value="0.01578" calcext:value-type="float">
            <text:p>0.01578</text:p>
          </table:table-cell>
          <table:table-cell office:value-type="float" office:value="0.01553" calcext:value-type="float">
            <text:p>0.01553</text:p>
          </table:table-cell>
          <table:table-cell office:value-type="float" office:value="0.01533" calcext:value-type="float">
            <text:p>0.01533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1512" calcext:value-type="float">
            <text:p>0.01512</text:p>
          </table:table-cell>
          <table:table-cell office:value-type="float" office:value="0.01499" calcext:value-type="float">
            <text:p>0.01499</text:p>
          </table:table-cell>
          <table:table-cell office:value-type="float" office:value="0.01498" calcext:value-type="float">
            <text:p>0.01498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451" calcext:value-type="float">
            <text:p>0.01451</text:p>
          </table:table-cell>
          <table:table-cell office:value-type="float" office:value="0.01448" calcext:value-type="float">
            <text:p>0.01448</text:p>
          </table:table-cell>
          <table:table-cell office:value-type="float" office:value="0.01432" calcext:value-type="float">
            <text:p>0.01432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426" calcext:value-type="float">
            <text:p>0.01426</text:p>
          </table:table-cell>
          <table:table-cell office:value-type="float" office:value="0.01414" calcext:value-type="float">
            <text:p>0.01414</text:p>
          </table:table-cell>
          <table:table-cell office:value-type="float" office:value="0.01411" calcext:value-type="float">
            <text:p>0.01411</text:p>
          </table:table-cell>
          <table:table-cell office:value-type="float" office:value="0.01405" calcext:value-type="float">
            <text:p>0.01405</text:p>
          </table:table-cell>
          <table:table-cell office:value-type="float" office:value="0.01398" calcext:value-type="float">
            <text:p>0.01398</text:p>
          </table:table-cell>
          <table:table-cell office:value-type="float" office:value="0.01403" calcext:value-type="float">
            <text:p>0.01403</text:p>
          </table:table-cell>
          <table:table-cell office:value-type="float" office:value="0.01399" calcext:value-type="float">
            <text:p>0.01399</text:p>
          </table:table-cell>
          <table:table-cell office:value-type="float" office:value="0.01402" calcext:value-type="float">
            <text:p>0.0140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94" calcext:value-type="float">
            <text:p>0.01394</text:p>
          </table:table-cell>
        </table:table-row>
        <table:table-row table:style-name="ro1">
          <table:table-cell office:value-type="float" office:value="-560" calcext:value-type="float">
            <text:p>-560</text:p>
          </table:table-cell>
          <table:table-cell office:value-type="float" office:value="0.01609" calcext:value-type="float">
            <text:p>0.01609</text:p>
          </table:table-cell>
          <table:table-cell office:value-type="float" office:value="0.01577" calcext:value-type="float">
            <text:p>0.01577</text:p>
          </table:table-cell>
          <table:table-cell office:value-type="float" office:value="0.01548" calcext:value-type="float">
            <text:p>0.01548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1512" calcext:value-type="float">
            <text:p>0.01512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1493" calcext:value-type="float">
            <text:p>0.01493</text:p>
          </table:table-cell>
          <table:table-cell office:value-type="float" office:value="0.01492" calcext:value-type="float">
            <text:p>0.01492</text:p>
          </table:table-cell>
          <table:table-cell office:value-type="float" office:value="0.01454" calcext:value-type="float">
            <text:p>0.01454</text:p>
          </table:table-cell>
          <table:table-cell office:value-type="float" office:value="0.01447" calcext:value-type="float">
            <text:p>0.01447</text:p>
          </table:table-cell>
          <table:table-cell office:value-type="float" office:value="0.01443" calcext:value-type="float">
            <text:p>0.01443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422" calcext:value-type="float">
            <text:p>0.01422</text:p>
          </table:table-cell>
          <table:table-cell office:value-type="float" office:value="0.01414" calcext:value-type="float">
            <text:p>0.01414</text:p>
          </table:table-cell>
          <table:table-cell office:value-type="float" office:value="0.01409" calcext:value-type="float">
            <text:p>0.01409</text:p>
          </table:table-cell>
          <table:table-cell office:value-type="float" office:value="0.01401" calcext:value-type="float">
            <text:p>0.01401</text:p>
          </table:table-cell>
          <table:table-cell table:number-columns-repeated="2" office:value-type="float" office:value="0.01399" calcext:value-type="float">
            <text:p>0.01399</text:p>
          </table:table-cell>
          <table:table-cell office:value-type="float" office:value="0.01393" calcext:value-type="float">
            <text:p>0.01393</text:p>
          </table:table-cell>
          <table:table-cell office:value-type="float" office:value="0.01399" calcext:value-type="float">
            <text:p>0.01399</text:p>
          </table:table-cell>
          <table:table-cell office:value-type="float" office:value="0.01393" calcext:value-type="float">
            <text:p>0.01393</text:p>
          </table:table-cell>
          <table:table-cell office:value-type="float" office:value="0.01396" calcext:value-type="float">
            <text:p>0.01396</text:p>
          </table:table-cell>
        </table:table-row>
        <table:table-row table:style-name="ro1">
          <table:table-cell office:value-type="float" office:value="-558" calcext:value-type="float">
            <text:p>-558</text:p>
          </table:table-cell>
          <table:table-cell office:value-type="float" office:value="0.01599" calcext:value-type="float">
            <text:p>0.01599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0.01525" calcext:value-type="float">
            <text:p>0.01525</text:p>
          </table:table-cell>
          <table:table-cell office:value-type="float" office:value="0.01513" calcext:value-type="float">
            <text:p>0.01513</text:p>
          </table:table-cell>
          <table:table-cell office:value-type="float" office:value="0.01503" calcext:value-type="float">
            <text:p>0.01503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01493" calcext:value-type="float">
            <text:p>0.01493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452" calcext:value-type="float">
            <text:p>0.01452</text:p>
          </table:table-cell>
          <table:table-cell office:value-type="float" office:value="0.01448" calcext:value-type="float">
            <text:p>0.01448</text:p>
          </table:table-cell>
          <table:table-cell office:value-type="float" office:value="0.01443" calcext:value-type="float">
            <text:p>0.01443</text:p>
          </table:table-cell>
          <table:table-cell office:value-type="float" office:value="0.01423" calcext:value-type="float">
            <text:p>0.01423</text:p>
          </table:table-cell>
          <table:table-cell office:value-type="float" office:value="0.01417" calcext:value-type="float">
            <text:p>0.01417</text:p>
          </table:table-cell>
          <table:table-cell office:value-type="float" office:value="0.01416" calcext:value-type="float">
            <text:p>0.01416</text:p>
          </table:table-cell>
          <table:table-cell office:value-type="float" office:value="0.01409" calcext:value-type="float">
            <text:p>0.01409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.01399" calcext:value-type="float">
            <text:p>0.01399</text:p>
          </table:table-cell>
          <table:table-cell office:value-type="float" office:value="0.01392" calcext:value-type="float">
            <text:p>0.01392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395" calcext:value-type="float">
            <text:p>0.01395</text:p>
          </table:table-cell>
          <table:table-cell table:number-columns-repeated="2" office:value-type="float" office:value="0.0139" calcext:value-type="float">
            <text:p>0.0139</text:p>
          </table:table-cell>
        </table:table-row>
        <table:table-row table:style-name="ro1">
          <table:table-cell office:value-type="float" office:value="-556" calcext:value-type="float">
            <text:p>-556</text:p>
          </table:table-cell>
          <table:table-cell office:value-type="float" office:value="0.01594" calcext:value-type="float">
            <text:p>0.01594</text:p>
          </table:table-cell>
          <table:table-cell office:value-type="float" office:value="0.01562" calcext:value-type="float">
            <text:p>0.01562</text:p>
          </table:table-cell>
          <table:table-cell office:value-type="float" office:value="0.01544" calcext:value-type="float">
            <text:p>0.01544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1512" calcext:value-type="float">
            <text:p>0.0151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501" calcext:value-type="float">
            <text:p>0.01501</text:p>
          </table:table-cell>
          <table:table-cell table:number-columns-repeated="2" office:value-type="float" office:value="0.01486" calcext:value-type="float">
            <text:p>0.01486</text:p>
          </table:table-cell>
          <table:table-cell office:value-type="float" office:value="0.01451" calcext:value-type="float">
            <text:p>0.01451</text:p>
          </table:table-cell>
          <table:table-cell office:value-type="float" office:value="0.01443" calcext:value-type="float">
            <text:p>0.01443</text:p>
          </table:table-cell>
          <table:table-cell office:value-type="float" office:value="0.01445" calcext:value-type="float">
            <text:p>0.01445</text:p>
          </table:table-cell>
          <table:table-cell office:value-type="float" office:value="0.01424" calcext:value-type="float">
            <text:p>0.01424</text:p>
          </table:table-cell>
          <table:table-cell office:value-type="float" office:value="0.01418" calcext:value-type="float">
            <text:p>0.01418</text:p>
          </table:table-cell>
          <table:table-cell office:value-type="float" office:value="0.01417" calcext:value-type="float">
            <text:p>0.01417</text:p>
          </table:table-cell>
          <table:table-cell office:value-type="float" office:value="0.01409" calcext:value-type="float">
            <text:p>0.01409</text:p>
          </table:table-cell>
          <table:table-cell office:value-type="float" office:value="0.01404" calcext:value-type="float">
            <text:p>0.01404</text:p>
          </table:table-cell>
          <table:table-cell office:value-type="float" office:value="0.01401" calcext:value-type="float">
            <text:p>0.01401</text:p>
          </table:table-cell>
          <table:table-cell office:value-type="float" office:value="0.01392" calcext:value-type="float">
            <text:p>0.01392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385" calcext:value-type="float">
            <text:p>0.01385</text:p>
          </table:table-cell>
          <table:table-cell office:value-type="float" office:value="0.01398" calcext:value-type="float">
            <text:p>0.01398</text:p>
          </table:table-cell>
          <table:table-cell office:value-type="float" office:value="0.01392" calcext:value-type="float">
            <text:p>0.01392</text:p>
          </table:table-cell>
          <table:table-cell office:value-type="float" office:value="0.01387" calcext:value-type="float">
            <text:p>0.01387</text:p>
          </table:table-cell>
        </table:table-row>
        <table:table-row table:style-name="ro1">
          <table:table-cell office:value-type="float" office:value="-554" calcext:value-type="float">
            <text:p>-554</text:p>
          </table:table-cell>
          <table:table-cell office:value-type="float" office:value="0.01584" calcext:value-type="float">
            <text:p>0.01584</text:p>
          </table:table-cell>
          <table:table-cell office:value-type="float" office:value="0.01562" calcext:value-type="float">
            <text:p>0.01562</text:p>
          </table:table-cell>
          <table:table-cell office:value-type="float" office:value="0.01542" calcext:value-type="float">
            <text:p>0.01542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1508" calcext:value-type="float">
            <text:p>0.01508</text:p>
          </table:table-cell>
          <table:table-cell office:value-type="float" office:value="0.01499" calcext:value-type="float">
            <text:p>0.01499</text:p>
          </table:table-cell>
          <table:table-cell office:value-type="float" office:value="0.01498" calcext:value-type="float">
            <text:p>0.01498</text:p>
          </table:table-cell>
          <table:table-cell office:value-type="float" office:value="0.01484" calcext:value-type="float">
            <text:p>0.01484</text:p>
          </table:table-cell>
          <table:table-cell office:value-type="float" office:value="0.01479" calcext:value-type="float">
            <text:p>0.01479</text:p>
          </table:table-cell>
          <table:table-cell office:value-type="float" office:value="0.01451" calcext:value-type="float">
            <text:p>0.01451</text:p>
          </table:table-cell>
          <table:table-cell office:value-type="float" office:value="0.01439" calcext:value-type="float">
            <text:p>0.01439</text:p>
          </table:table-cell>
          <table:table-cell office:value-type="float" office:value="0.01437" calcext:value-type="float">
            <text:p>0.01437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414" calcext:value-type="float">
            <text:p>0.01414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0.01409" calcext:value-type="float">
            <text:p>0.01409</text:p>
          </table:table-cell>
          <table:table-cell office:value-type="float" office:value="0.01392" calcext:value-type="float">
            <text:p>0.01392</text:p>
          </table:table-cell>
          <table:table-cell table:number-columns-repeated="2" office:value-type="float" office:value="0.01395" calcext:value-type="float">
            <text:p>0.01395</text:p>
          </table:table-cell>
          <table:table-cell office:value-type="float" office:value="0.01392" calcext:value-type="float">
            <text:p>0.01392</text:p>
          </table:table-cell>
          <table:table-cell office:value-type="float" office:value="0.01387" calcext:value-type="float">
            <text:p>0.01387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382" calcext:value-type="float">
            <text:p>0.01382</text:p>
          </table:table-cell>
        </table:table-row>
        <table:table-row table:style-name="ro1">
          <table:table-cell office:value-type="float" office:value="-552" calcext:value-type="float">
            <text:p>-552</text:p>
          </table:table-cell>
          <table:table-cell office:value-type="float" office:value="0.01592" calcext:value-type="float">
            <text:p>0.01592</text:p>
          </table:table-cell>
          <table:table-cell office:value-type="float" office:value="0.01553" calcext:value-type="float">
            <text:p>0.01553</text:p>
          </table:table-cell>
          <table:table-cell office:value-type="float" office:value="0.01529" calcext:value-type="float">
            <text:p>0.01529</text:p>
          </table:table-cell>
          <table:table-cell office:value-type="float" office:value="0.01517" calcext:value-type="float">
            <text:p>0.01517</text:p>
          </table:table-cell>
          <table:table-cell office:value-type="float" office:value="0.01508" calcext:value-type="float">
            <text:p>0.01508</text:p>
          </table:table-cell>
          <table:table-cell office:value-type="float" office:value="0.01497" calcext:value-type="float">
            <text:p>0.01497</text:p>
          </table:table-cell>
          <table:table-cell office:value-type="float" office:value="0.01487" calcext:value-type="float">
            <text:p>0.01487</text:p>
          </table:table-cell>
          <table:table-cell office:value-type="float" office:value="0.01479" calcext:value-type="float">
            <text:p>0.01479</text:p>
          </table:table-cell>
          <table:table-cell office:value-type="float" office:value="0.01476" calcext:value-type="float">
            <text:p>0.01476</text:p>
          </table:table-cell>
          <table:table-cell office:value-type="float" office:value="0.01447" calcext:value-type="float">
            <text:p>0.01447</text:p>
          </table:table-cell>
          <table:table-cell office:value-type="float" office:value="0.01442" calcext:value-type="float">
            <text:p>0.01442</text:p>
          </table:table-cell>
          <table:table-cell office:value-type="float" office:value="0.01435" calcext:value-type="float">
            <text:p>0.01435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414" calcext:value-type="float">
            <text:p>0.01414</text:p>
          </table:table-cell>
          <table:table-cell office:value-type="float" office:value="0.01411" calcext:value-type="float">
            <text:p>0.01411</text:p>
          </table:table-cell>
          <table:table-cell office:value-type="float" office:value="0.01401" calcext:value-type="float">
            <text:p>0.01401</text:p>
          </table:table-cell>
          <table:table-cell office:value-type="float" office:value="0.01398" calcext:value-type="float">
            <text:p>0.01398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1384" calcext:value-type="float">
            <text:p>0.01384</text:p>
          </table:table-cell>
          <table:table-cell office:value-type="float" office:value="0.01393" calcext:value-type="float">
            <text:p>0.01393</text:p>
          </table:table-cell>
          <table:table-cell office:value-type="float" office:value="0.01383" calcext:value-type="float">
            <text:p>0.01383</text:p>
          </table:table-cell>
          <table:table-cell office:value-type="float" office:value="0.01393" calcext:value-type="float">
            <text:p>0.01393</text:p>
          </table:table-cell>
          <table:table-cell office:value-type="float" office:value="0.01385" calcext:value-type="float">
            <text:p>0.01385</text:p>
          </table:table-cell>
          <table:table-cell office:value-type="float" office:value="0.01379" calcext:value-type="float">
            <text:p>0.01379</text:p>
          </table:table-cell>
        </table:table-row>
        <table:table-row table:style-name="ro1">
          <table:table-cell office:value-type="float" office:value="-550" calcext:value-type="float">
            <text:p>-550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549" calcext:value-type="float">
            <text:p>0.01549</text:p>
          </table:table-cell>
          <table:table-cell office:value-type="float" office:value="0.01527" calcext:value-type="float">
            <text:p>0.01527</text:p>
          </table:table-cell>
          <table:table-cell office:value-type="float" office:value="0.01511" calcext:value-type="float">
            <text:p>0.01511</text:p>
          </table:table-cell>
          <table:table-cell office:value-type="float" office:value="0.01501" calcext:value-type="float">
            <text:p>0.01501</text:p>
          </table:table-cell>
          <table:table-cell office:value-type="float" office:value="0.01495" calcext:value-type="float">
            <text:p>0.01495</text:p>
          </table:table-cell>
          <table:table-cell office:value-type="float" office:value="0.01492" calcext:value-type="float">
            <text:p>0.01492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1477" calcext:value-type="float">
            <text:p>0.01477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432" calcext:value-type="float">
            <text:p>0.01432</text:p>
          </table:table-cell>
          <table:table-cell office:value-type="float" office:value="0.01433" calcext:value-type="float">
            <text:p>0.01433</text:p>
          </table:table-cell>
          <table:table-cell office:value-type="float" office:value="0.01415" calcext:value-type="float">
            <text:p>0.01415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.01407" calcext:value-type="float">
            <text:p>0.01407</text:p>
          </table:table-cell>
          <table:table-cell office:value-type="float" office:value="0.01403" calcext:value-type="float">
            <text:p>0.01403</text:p>
          </table:table-cell>
          <table:table-cell office:value-type="float" office:value="0.01389" calcext:value-type="float">
            <text:p>0.01389</text:p>
          </table:table-cell>
          <table:table-cell office:value-type="float" office:value="0.01392" calcext:value-type="float">
            <text:p>0.01392</text:p>
          </table:table-cell>
          <table:table-cell office:value-type="float" office:value="0.01387" calcext:value-type="float">
            <text:p>0.01387</text:p>
          </table:table-cell>
          <table:table-cell office:value-type="float" office:value="0.01384" calcext:value-type="float">
            <text:p>0.01384</text:p>
          </table:table-cell>
          <table:table-cell office:value-type="float" office:value="0.01385" calcext:value-type="float">
            <text:p>0.01385</text:p>
          </table:table-cell>
          <table:table-cell office:value-type="float" office:value="0.01393" calcext:value-type="float">
            <text:p>0.01393</text:p>
          </table:table-cell>
          <table:table-cell table:number-columns-repeated="2" office:value-type="float" office:value="0.01385" calcext:value-type="float">
            <text:p>0.01385</text:p>
          </table:table-cell>
        </table:table-row>
        <table:table-row table:style-name="ro1">
          <table:table-cell office:value-type="float" office:value="-548" calcext:value-type="float">
            <text:p>-548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0.01525" calcext:value-type="float">
            <text:p>0.01525</text:p>
          </table:table-cell>
          <table:table-cell office:value-type="float" office:value="0.01511" calcext:value-type="float">
            <text:p>0.01511</text:p>
          </table:table-cell>
          <table:table-cell office:value-type="float" office:value="0.01495" calcext:value-type="float">
            <text:p>0.01495</text:p>
          </table:table-cell>
          <table:table-cell office:value-type="float" office:value="0.01487" calcext:value-type="float">
            <text:p>0.01487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1478" calcext:value-type="float">
            <text:p>0.01478</text:p>
          </table:table-cell>
          <table:table-cell office:value-type="float" office:value="0.01474" calcext:value-type="float">
            <text:p>0.01474</text:p>
          </table:table-cell>
          <table:table-cell office:value-type="float" office:value="0.01444" calcext:value-type="float">
            <text:p>0.01444</text:p>
          </table:table-cell>
          <table:table-cell table:number-columns-repeated="2" office:value-type="float" office:value="0.01431" calcext:value-type="float">
            <text:p>0.01431</text:p>
          </table:table-cell>
          <table:table-cell office:value-type="float" office:value="0.01416" calcext:value-type="float">
            <text:p>0.01416</text:p>
          </table:table-cell>
          <table:table-cell office:value-type="float" office:value="0.01409" calcext:value-type="float">
            <text:p>0.01409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1404" calcext:value-type="float">
            <text:p>0.01404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1392" calcext:value-type="float">
            <text:p>0.01392</text:p>
          </table:table-cell>
          <table:table-cell office:value-type="float" office:value="0.01385" calcext:value-type="float">
            <text:p>0.01385</text:p>
          </table:table-cell>
          <table:table-cell office:value-type="float" office:value="0.01383" calcext:value-type="float">
            <text:p>0.01383</text:p>
          </table:table-cell>
          <table:table-cell office:value-type="float" office:value="0.01387" calcext:value-type="float">
            <text:p>0.01387</text:p>
          </table:table-cell>
          <table:table-cell office:value-type="float" office:value="0.01388" calcext:value-type="float">
            <text:p>0.01388</text:p>
          </table:table-cell>
          <table:table-cell office:value-type="float" office:value="0.01384" calcext:value-type="float">
            <text:p>0.01384</text:p>
          </table:table-cell>
          <table:table-cell office:value-type="float" office:value="0.01376" calcext:value-type="float">
            <text:p>0.01376</text:p>
          </table:table-cell>
        </table:table-row>
        <table:table-row table:style-name="ro1">
          <table:table-cell office:value-type="float" office:value="-546" calcext:value-type="float">
            <text:p>-546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1542" calcext:value-type="float">
            <text:p>0.01542</text:p>
          </table:table-cell>
          <table:table-cell office:value-type="float" office:value="0.01523" calcext:value-type="float">
            <text:p>0.01523</text:p>
          </table:table-cell>
          <table:table-cell office:value-type="float" office:value="0.01502" calcext:value-type="float">
            <text:p>0.0150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479" calcext:value-type="float">
            <text:p>0.01479</text:p>
          </table:table-cell>
          <table:table-cell table:number-columns-repeated="2" office:value-type="float" office:value="0.01476" calcext:value-type="float">
            <text:p>0.01476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0.01433" calcext:value-type="float">
            <text:p>0.01433</text:p>
          </table:table-cell>
          <table:table-cell office:value-type="float" office:value="0.01432" calcext:value-type="float">
            <text:p>0.01432</text:p>
          </table:table-cell>
          <table:table-cell office:value-type="float" office:value="0.01413" calcext:value-type="float">
            <text:p>0.01413</text:p>
          </table:table-cell>
          <table:table-cell office:value-type="float" office:value="0.01405" calcext:value-type="float">
            <text:p>0.01405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1398" calcext:value-type="float">
            <text:p>0.01398</text:p>
          </table:table-cell>
          <table:table-cell office:value-type="float" office:value="0.01396" calcext:value-type="float">
            <text:p>0.01396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382" calcext:value-type="float">
            <text:p>0.01382</text:p>
          </table:table-cell>
          <table:table-cell office:value-type="float" office:value="0.01388" calcext:value-type="float">
            <text:p>0.01388</text:p>
          </table:table-cell>
          <table:table-cell office:value-type="float" office:value="0.01377" calcext:value-type="float">
            <text:p>0.01377</text:p>
          </table:table-cell>
          <table:table-cell table:number-columns-repeated="2" office:value-type="float" office:value="0.01384" calcext:value-type="float">
            <text:p>0.01384</text:p>
          </table:table-cell>
          <table:table-cell office:value-type="float" office:value="0.01381" calcext:value-type="float">
            <text:p>0.01381</text:p>
          </table:table-cell>
        </table:table-row>
        <table:table-row table:style-name="ro1">
          <table:table-cell office:value-type="float" office:value="-544" calcext:value-type="float">
            <text:p>-544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0.01514" calcext:value-type="float">
            <text:p>0.01514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01493" calcext:value-type="float">
            <text:p>0.01493</text:p>
          </table:table-cell>
          <table:table-cell office:value-type="float" office:value="0.01483" calcext:value-type="float">
            <text:p>0.01483</text:p>
          </table:table-cell>
          <table:table-cell office:value-type="float" office:value="0.01477" calcext:value-type="float">
            <text:p>0.01477</text:p>
          </table:table-cell>
          <table:table-cell office:value-type="float" office:value="0.01465" calcext:value-type="float">
            <text:p>0.01465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433" calcext:value-type="float">
            <text:p>0.01433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0.01412" calcext:value-type="float">
            <text:p>0.01412</text:p>
          </table:table-cell>
          <table:table-cell office:value-type="float" office:value="0.01407" calcext:value-type="float">
            <text:p>0.01407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1396" calcext:value-type="float">
            <text:p>0.01396</text:p>
          </table:table-cell>
          <table:table-cell office:value-type="float" office:value="0.01392" calcext:value-type="float">
            <text:p>0.01392</text:p>
          </table:table-cell>
          <table:table-cell office:value-type="float" office:value="0.01394" calcext:value-type="float">
            <text:p>0.01394</text:p>
          </table:table-cell>
          <table:table-cell office:value-type="float" office:value="0.01385" calcext:value-type="float">
            <text:p>0.01385</text:p>
          </table:table-cell>
          <table:table-cell office:value-type="float" office:value="0.01384" calcext:value-type="float">
            <text:p>0.01384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0.01384" calcext:value-type="float">
            <text:p>0.01384</text:p>
          </table:table-cell>
          <table:table-cell office:value-type="float" office:value="0.01383" calcext:value-type="float">
            <text:p>0.01383</text:p>
          </table:table-cell>
          <table:table-cell office:value-type="float" office:value="0.0138" calcext:value-type="float">
            <text:p>0.0138</text:p>
          </table:table-cell>
        </table:table-row>
        <table:table-row table:style-name="ro1">
          <table:table-cell office:value-type="float" office:value="-542" calcext:value-type="float">
            <text:p>-542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01536" calcext:value-type="float">
            <text:p>0.01536</text:p>
          </table:table-cell>
          <table:table-cell office:value-type="float" office:value="0.01519" calcext:value-type="float">
            <text:p>0.01519</text:p>
          </table:table-cell>
          <table:table-cell office:value-type="float" office:value="0.01497" calcext:value-type="float">
            <text:p>0.01497</text:p>
          </table:table-cell>
          <table:table-cell office:value-type="float" office:value="0.01491" calcext:value-type="float">
            <text:p>0.01491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1479" calcext:value-type="float">
            <text:p>0.01479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1474" calcext:value-type="float">
            <text:p>0.01474</text:p>
          </table:table-cell>
          <table:table-cell office:value-type="float" office:value="0.01439" calcext:value-type="float">
            <text:p>0.01439</text:p>
          </table:table-cell>
          <table:table-cell table:number-columns-repeated="2" office:value-type="float" office:value="0.01429" calcext:value-type="float">
            <text:p>0.01429</text:p>
          </table:table-cell>
          <table:table-cell office:value-type="float" office:value="0.0141" calcext:value-type="float">
            <text:p>0.0141</text:p>
          </table:table-cell>
          <table:table-cell table:number-columns-repeated="2" office:value-type="float" office:value="0.01403" calcext:value-type="float">
            <text:p>0.01403</text:p>
          </table:table-cell>
          <table:table-cell office:value-type="float" office:value="0.01396" calcext:value-type="float">
            <text:p>0.01396</text:p>
          </table:table-cell>
          <table:table-cell table:number-columns-repeated="2" office:value-type="float" office:value="0.0139" calcext:value-type="float">
            <text:p>0.0139</text:p>
          </table:table-cell>
          <table:table-cell office:value-type="float" office:value="0.01382" calcext:value-type="float">
            <text:p>0.01382</text:p>
          </table:table-cell>
          <table:table-cell office:value-type="float" office:value="0.01386" calcext:value-type="float">
            <text:p>0.01386</text:p>
          </table:table-cell>
          <table:table-cell office:value-type="float" office:value="0.01382" calcext:value-type="float">
            <text:p>0.01382</text:p>
          </table:table-cell>
          <table:table-cell office:value-type="float" office:value="0.01388" calcext:value-type="float">
            <text:p>0.01388</text:p>
          </table:table-cell>
          <table:table-cell office:value-type="float" office:value="0.01381" calcext:value-type="float">
            <text:p>0.01381</text:p>
          </table:table-cell>
          <table:table-cell office:value-type="float" office:value="0.01376" calcext:value-type="float">
            <text:p>0.01376</text:p>
          </table:table-cell>
        </table:table-row>
        <table:table-row table:style-name="ro1">
          <table:table-cell office:value-type="float" office:value="-540" calcext:value-type="float">
            <text:p>-540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0.01534" calcext:value-type="float">
            <text:p>0.01534</text:p>
          </table:table-cell>
          <table:table-cell office:value-type="float" office:value="0.01513" calcext:value-type="float">
            <text:p>0.01513</text:p>
          </table:table-cell>
          <table:table-cell office:value-type="float" office:value="0.01494" calcext:value-type="float">
            <text:p>0.01494</text:p>
          </table:table-cell>
          <table:table-cell office:value-type="float" office:value="0.01492" calcext:value-type="float">
            <text:p>0.01492</text:p>
          </table:table-cell>
          <table:table-cell office:value-type="float" office:value="0.01483" calcext:value-type="float">
            <text:p>0.01483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0.01464" calcext:value-type="float">
            <text:p>0.01464</text:p>
          </table:table-cell>
          <table:table-cell office:value-type="float" office:value="0.01465" calcext:value-type="float">
            <text:p>0.01465</text:p>
          </table:table-cell>
          <table:table-cell office:value-type="float" office:value="0.01435" calcext:value-type="float">
            <text:p>0.01435</text:p>
          </table:table-cell>
          <table:table-cell office:value-type="float" office:value="0.01424" calcext:value-type="float">
            <text:p>0.01424</text:p>
          </table:table-cell>
          <table:table-cell office:value-type="float" office:value="0.01423" calcext:value-type="float">
            <text:p>0.01423</text:p>
          </table:table-cell>
          <table:table-cell office:value-type="float" office:value="0.01411" calcext:value-type="float">
            <text:p>0.01411</text:p>
          </table:table-cell>
          <table:table-cell table:number-columns-repeated="2" office:value-type="float" office:value="0.01407" calcext:value-type="float">
            <text:p>0.01407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388" calcext:value-type="float">
            <text:p>0.01388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0.01387" calcext:value-type="float">
            <text:p>0.01387</text:p>
          </table:table-cell>
          <table:table-cell office:value-type="float" office:value="0.01378" calcext:value-type="float">
            <text:p>0.01378</text:p>
          </table:table-cell>
          <table:table-cell office:value-type="float" office:value="0.01386" calcext:value-type="float">
            <text:p>0.01386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1372" calcext:value-type="float">
            <text:p>0.01372</text:p>
          </table:table-cell>
        </table:table-row>
        <table:table-row table:style-name="ro1">
          <table:table-cell office:value-type="float" office:value="-538" calcext:value-type="float">
            <text:p>-538</text:p>
          </table:table-cell>
          <table:table-cell office:value-type="float" office:value="0.01562" calcext:value-type="float">
            <text:p>0.01562</text:p>
          </table:table-cell>
          <table:table-cell office:value-type="float" office:value="0.01531" calcext:value-type="float">
            <text:p>0.01531</text:p>
          </table:table-cell>
          <table:table-cell office:value-type="float" office:value="0.01509" calcext:value-type="float">
            <text:p>0.01509</text:p>
          </table:table-cell>
          <table:table-cell office:value-type="float" office:value="0.01494" calcext:value-type="float">
            <text:p>0.01494</text:p>
          </table:table-cell>
          <table:table-cell office:value-type="float" office:value="0.01491" calcext:value-type="float">
            <text:p>0.01491</text:p>
          </table:table-cell>
          <table:table-cell table:number-columns-repeated="2" office:value-type="float" office:value="0.01475" calcext:value-type="float">
            <text:p>0.01475</text:p>
          </table:table-cell>
          <table:table-cell office:value-type="float" office:value="0.01469" calcext:value-type="float">
            <text:p>0.01469</text:p>
          </table:table-cell>
          <table:table-cell office:value-type="float" office:value="0.01464" calcext:value-type="float">
            <text:p>0.01464</text:p>
          </table:table-cell>
          <table:table-cell table:number-columns-repeated="2" office:value-type="float" office:value="0.01429" calcext:value-type="float">
            <text:p>0.01429</text:p>
          </table:table-cell>
          <table:table-cell office:value-type="float" office:value="0.01422" calcext:value-type="float">
            <text:p>0.01422</text:p>
          </table:table-cell>
          <table:table-cell office:value-type="float" office:value="0.01407" calcext:value-type="float">
            <text:p>0.01407</text:p>
          </table:table-cell>
          <table:table-cell office:value-type="float" office:value="0.01409" calcext:value-type="float">
            <text:p>0.01409</text:p>
          </table:table-cell>
          <table:table-cell office:value-type="float" office:value="0.01402" calcext:value-type="float">
            <text:p>0.01402</text:p>
          </table:table-cell>
          <table:table-cell office:value-type="float" office:value="0.01397" calcext:value-type="float">
            <text:p>0.01397</text:p>
          </table:table-cell>
          <table:table-cell table:number-columns-repeated="2" office:value-type="float" office:value="0.01387" calcext:value-type="float">
            <text:p>0.01387</text:p>
          </table:table-cell>
          <table:table-cell office:value-type="float" office:value="0.01381" calcext:value-type="float">
            <text:p>0.01381</text:p>
          </table:table-cell>
          <table:table-cell office:value-type="float" office:value="0.01382" calcext:value-type="float">
            <text:p>0.01382</text:p>
          </table:table-cell>
          <table:table-cell office:value-type="float" office:value="0.01378" calcext:value-type="float">
            <text:p>0.01378</text:p>
          </table:table-cell>
          <table:table-cell office:value-type="float" office:value="0.01386" calcext:value-type="float">
            <text:p>0.01386</text:p>
          </table:table-cell>
          <table:table-cell office:value-type="float" office:value="0.01377" calcext:value-type="float">
            <text:p>0.01377</text:p>
          </table:table-cell>
          <table:table-cell office:value-type="float" office:value="0.01374" calcext:value-type="float">
            <text:p>0.01374</text:p>
          </table:table-cell>
        </table:table-row>
        <table:table-row table:style-name="ro1">
          <table:table-cell office:value-type="float" office:value="-536" calcext:value-type="float">
            <text:p>-536</text:p>
          </table:table-cell>
          <table:table-cell office:value-type="float" office:value="0.01561" calcext:value-type="float">
            <text:p>0.01561</text:p>
          </table:table-cell>
          <table:table-cell office:value-type="float" office:value="0.01529" calcext:value-type="float">
            <text:p>0.01529</text:p>
          </table:table-cell>
          <table:table-cell office:value-type="float" office:value="0.01504" calcext:value-type="float">
            <text:p>0.01504</text:p>
          </table:table-cell>
          <table:table-cell office:value-type="float" office:value="0.01498" calcext:value-type="float">
            <text:p>0.01498</text:p>
          </table:table-cell>
          <table:table-cell office:value-type="float" office:value="0.01485" calcext:value-type="float">
            <text:p>0.01485</text:p>
          </table:table-cell>
          <table:table-cell office:value-type="float" office:value="0.01479" calcext:value-type="float">
            <text:p>0.01479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0.01467" calcext:value-type="float">
            <text:p>0.01467</text:p>
          </table:table-cell>
          <table:table-cell office:value-type="float" office:value="0.01458" calcext:value-type="float">
            <text:p>0.01458</text:p>
          </table:table-cell>
          <table:table-cell office:value-type="float" office:value="0.01437" calcext:value-type="float">
            <text:p>0.01437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01423" calcext:value-type="float">
            <text:p>0.01423</text:p>
          </table:table-cell>
          <table:table-cell office:value-type="float" office:value="0.01406" calcext:value-type="float">
            <text:p>0.01406</text:p>
          </table:table-cell>
          <table:table-cell table:number-columns-repeated="2" office:value-type="float" office:value="0.01401" calcext:value-type="float">
            <text:p>0.01401</text:p>
          </table:table-cell>
          <table:table-cell office:value-type="float" office:value="0.01394" calcext:value-type="float">
            <text:p>0.01394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384" calcext:value-type="float">
            <text:p>0.01384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0.01377" calcext:value-type="float">
            <text:p>0.01377</text:p>
          </table:table-cell>
          <table:table-cell office:value-type="float" office:value="0.01372" calcext:value-type="float">
            <text:p>0.01372</text:p>
          </table:table-cell>
          <table:table-cell office:value-type="float" office:value="0.01384" calcext:value-type="float">
            <text:p>0.01384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373" calcext:value-type="float">
            <text:p>0.01373</text:p>
          </table:table-cell>
        </table:table-row>
        <table:table-row table:style-name="ro1">
          <table:table-cell office:value-type="float" office:value="-534" calcext:value-type="float">
            <text:p>-534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1504" calcext:value-type="float">
            <text:p>0.01504</text:p>
          </table:table-cell>
          <table:table-cell office:value-type="float" office:value="0.01497" calcext:value-type="float">
            <text:p>0.01497</text:p>
          </table:table-cell>
          <table:table-cell office:value-type="float" office:value="0.01479" calcext:value-type="float">
            <text:p>0.01479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0.01463" calcext:value-type="float">
            <text:p>0.01463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1439" calcext:value-type="float">
            <text:p>0.01439</text:p>
          </table:table-cell>
          <table:table-cell office:value-type="float" office:value="0.01422" calcext:value-type="float">
            <text:p>0.01422</text:p>
          </table:table-cell>
          <table:table-cell office:value-type="float" office:value="0.01423" calcext:value-type="float">
            <text:p>0.01423</text:p>
          </table:table-cell>
          <table:table-cell office:value-type="float" office:value="0.01409" calcext:value-type="float">
            <text:p>0.01409</text:p>
          </table:table-cell>
          <table:table-cell office:value-type="float" office:value="0.01407" calcext:value-type="float">
            <text:p>0.01407</text:p>
          </table:table-cell>
          <table:table-cell office:value-type="float" office:value="0.01403" calcext:value-type="float">
            <text:p>0.01403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1387" calcext:value-type="float">
            <text:p>0.01387</text:p>
          </table:table-cell>
          <table:table-cell office:value-type="float" office:value="0.01381" calcext:value-type="float">
            <text:p>0.01381</text:p>
          </table:table-cell>
          <table:table-cell office:value-type="float" office:value="0.01378" calcext:value-type="float">
            <text:p>0.01378</text:p>
          </table:table-cell>
          <table:table-cell office:value-type="float" office:value="0.01381" calcext:value-type="float">
            <text:p>0.01381</text:p>
          </table:table-cell>
          <table:table-cell office:value-type="float" office:value="0.01379" calcext:value-type="float">
            <text:p>0.01379</text:p>
          </table:table-cell>
          <table:table-cell office:value-type="float" office:value="0.01385" calcext:value-type="float">
            <text:p>0.01385</text:p>
          </table:table-cell>
          <table:table-cell office:value-type="float" office:value="0.01378" calcext:value-type="float">
            <text:p>0.01378</text:p>
          </table:table-cell>
          <table:table-cell office:value-type="float" office:value="0.01373" calcext:value-type="float">
            <text:p>0.01373</text:p>
          </table:table-cell>
        </table:table-row>
        <table:table-row table:style-name="ro1">
          <table:table-cell office:value-type="float" office:value="-532" calcext:value-type="float">
            <text:p>-532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0.01528" calcext:value-type="float">
            <text:p>0.0152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491" calcext:value-type="float">
            <text:p>0.01491</text:p>
          </table:table-cell>
          <table:table-cell office:value-type="float" office:value="0.01489" calcext:value-type="float">
            <text:p>0.01489</text:p>
          </table:table-cell>
          <table:table-cell office:value-type="float" office:value="0.01477" calcext:value-type="float">
            <text:p>0.01477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01422" calcext:value-type="float">
            <text:p>0.01422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01412" calcext:value-type="float">
            <text:p>0.01412</text:p>
          </table:table-cell>
          <table:table-cell office:value-type="float" office:value="0.01406" calcext:value-type="float">
            <text:p>0.01406</text:p>
          </table:table-cell>
          <table:table-cell office:value-type="float" office:value="0.01401" calcext:value-type="float">
            <text:p>0.01401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1392" calcext:value-type="float">
            <text:p>0.01392</text:p>
          </table:table-cell>
          <table:table-cell office:value-type="float" office:value="0.01381" calcext:value-type="float">
            <text:p>0.01381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0.01373" calcext:value-type="float">
            <text:p>0.01373</text:p>
          </table:table-cell>
          <table:table-cell office:value-type="float" office:value="0.01384" calcext:value-type="float">
            <text:p>0.01384</text:p>
          </table:table-cell>
          <table:table-cell table:number-columns-repeated="2" office:value-type="float" office:value="0.01378" calcext:value-type="float">
            <text:p>0.01378</text:p>
          </table:table-cell>
        </table:table-row>
        <table:table-row table:style-name="ro1">
          <table:table-cell office:value-type="float" office:value="-530" calcext:value-type="float">
            <text:p>-530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527" calcext:value-type="float">
            <text:p>0.01527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01491" calcext:value-type="float">
            <text:p>0.01491</text:p>
          </table:table-cell>
          <table:table-cell office:value-type="float" office:value="0.01485" calcext:value-type="float">
            <text:p>0.01485</text:p>
          </table:table-cell>
          <table:table-cell office:value-type="float" office:value="0.01472" calcext:value-type="float">
            <text:p>0.01472</text:p>
          </table:table-cell>
          <table:table-cell office:value-type="float" office:value="0.01467" calcext:value-type="float">
            <text:p>0.01467</text:p>
          </table:table-cell>
          <table:table-cell office:value-type="float" office:value="0.01457" calcext:value-type="float">
            <text:p>0.01457</text:p>
          </table:table-cell>
          <table:table-cell office:value-type="float" office:value="0.01464" calcext:value-type="float">
            <text:p>0.01464</text:p>
          </table:table-cell>
          <table:table-cell office:value-type="float" office:value="0.01431" calcext:value-type="float">
            <text:p>0.01431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423" calcext:value-type="float">
            <text:p>0.01423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.01402" calcext:value-type="float">
            <text:p>0.01402</text:p>
          </table:table-cell>
          <table:table-cell office:value-type="float" office:value="0.01406" calcext:value-type="float">
            <text:p>0.01406</text:p>
          </table:table-cell>
          <table:table-cell office:value-type="float" office:value="0.01393" calcext:value-type="float">
            <text:p>0.01393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385" calcext:value-type="float">
            <text:p>0.0138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384" calcext:value-type="float">
            <text:p>0.01384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1382" calcext:value-type="float">
            <text:p>0.01382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37" calcext:value-type="float">
            <text:p>0.0137</text:p>
          </table:table-cell>
        </table:table-row>
        <table:table-row table:style-name="ro1">
          <table:table-cell office:value-type="float" office:value="-528" calcext:value-type="float">
            <text:p>-528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0.01523" calcext:value-type="float">
            <text:p>0.0152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478" calcext:value-type="float">
            <text:p>0.01478</text:p>
          </table:table-cell>
          <table:table-cell office:value-type="float" office:value="0.01474" calcext:value-type="float">
            <text:p>0.01474</text:p>
          </table:table-cell>
          <table:table-cell office:value-type="float" office:value="0.01469" calcext:value-type="float">
            <text:p>0.01469</text:p>
          </table:table-cell>
          <table:table-cell office:value-type="float" office:value="0.01456" calcext:value-type="float">
            <text:p>0.01456</text:p>
          </table:table-cell>
          <table:table-cell office:value-type="float" office:value="0.01458" calcext:value-type="float">
            <text:p>0.01458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423" calcext:value-type="float">
            <text:p>0.01423</text:p>
          </table:table-cell>
          <table:table-cell office:value-type="float" office:value="0.01422" calcext:value-type="float">
            <text:p>0.01422</text:p>
          </table:table-cell>
          <table:table-cell table:number-columns-repeated="2" office:value-type="float" office:value="0.01406" calcext:value-type="float">
            <text:p>0.0140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89" calcext:value-type="float">
            <text:p>0.01389</text:p>
          </table:table-cell>
          <table:table-cell office:value-type="float" office:value="0.01382" calcext:value-type="float">
            <text:p>0.01382</text:p>
          </table:table-cell>
          <table:table-cell office:value-type="float" office:value="0.01383" calcext:value-type="float">
            <text:p>0.01383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384" calcext:value-type="float">
            <text:p>0.01384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384" calcext:value-type="float">
            <text:p>0.01384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379" calcext:value-type="float">
            <text:p>0.01379</text:p>
          </table:table-cell>
        </table:table-row>
        <table:table-row table:style-name="ro1">
          <table:table-cell office:value-type="float" office:value="-526" calcext:value-type="float">
            <text:p>-526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0.01525" calcext:value-type="float">
            <text:p>0.01525</text:p>
          </table:table-cell>
          <table:table-cell office:value-type="float" office:value="0.01503" calcext:value-type="float">
            <text:p>0.01503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482" calcext:value-type="float">
            <text:p>0.01482</text:p>
          </table:table-cell>
          <table:table-cell table:number-columns-repeated="2" office:value-type="float" office:value="0.01469" calcext:value-type="float">
            <text:p>0.01469</text:p>
          </table:table-cell>
          <table:table-cell office:value-type="float" office:value="0.01458" calcext:value-type="float">
            <text:p>0.01458</text:p>
          </table:table-cell>
          <table:table-cell office:value-type="float" office:value="0.01456" calcext:value-type="float">
            <text:p>0.01456</text:p>
          </table:table-cell>
          <table:table-cell office:value-type="float" office:value="0.01429" calcext:value-type="float">
            <text:p>0.01429</text:p>
          </table:table-cell>
          <table:table-cell office:value-type="float" office:value="0.01422" calcext:value-type="float">
            <text:p>0.01422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0.01407" calcext:value-type="float">
            <text:p>0.01407</text:p>
          </table:table-cell>
          <table:table-cell office:value-type="float" office:value="0.01402" calcext:value-type="float">
            <text:p>0.01402</text:p>
          </table:table-cell>
          <table:table-cell office:value-type="float" office:value="0.01396" calcext:value-type="float">
            <text:p>0.01396</text:p>
          </table:table-cell>
          <table:table-cell office:value-type="float" office:value="0.01394" calcext:value-type="float">
            <text:p>0.01394</text:p>
          </table:table-cell>
          <table:table-cell office:value-type="float" office:value="0.01387" calcext:value-type="float">
            <text:p>0.01387</text:p>
          </table:table-cell>
          <table:table-cell office:value-type="float" office:value="0.01384" calcext:value-type="float">
            <text:p>0.01384</text:p>
          </table:table-cell>
          <table:table-cell office:value-type="float" office:value="0.01378" calcext:value-type="float">
            <text:p>0.01378</text:p>
          </table:table-cell>
          <table:table-cell office:value-type="float" office:value="0.01382" calcext:value-type="float">
            <text:p>0.01382</text:p>
          </table:table-cell>
          <table:table-cell office:value-type="float" office:value="0.01378" calcext:value-type="float">
            <text:p>0.01378</text:p>
          </table:table-cell>
          <table:table-cell office:value-type="float" office:value="0.01381" calcext:value-type="float">
            <text:p>0.01381</text:p>
          </table:table-cell>
          <table:table-cell office:value-type="float" office:value="0.01373" calcext:value-type="float">
            <text:p>0.01373</text:p>
          </table:table-cell>
          <table:table-cell office:value-type="float" office:value="0.01376" calcext:value-type="float">
            <text:p>0.01376</text:p>
          </table:table-cell>
        </table:table-row>
        <table:table-row table:style-name="ro1">
          <table:table-cell office:value-type="float" office:value="-524" calcext:value-type="float">
            <text:p>-524</text:p>
          </table:table-cell>
          <table:table-cell office:value-type="float" office:value="0.01548" calcext:value-type="float">
            <text:p>0.01548</text:p>
          </table:table-cell>
          <table:table-cell office:value-type="float" office:value="0.01519" calcext:value-type="float">
            <text:p>0.01519</text:p>
          </table:table-cell>
          <table:table-cell office:value-type="float" office:value="0.01498" calcext:value-type="float">
            <text:p>0.01498</text:p>
          </table:table-cell>
          <table:table-cell office:value-type="float" office:value="0.01488" calcext:value-type="float">
            <text:p>0.01488</text:p>
          </table:table-cell>
          <table:table-cell office:value-type="float" office:value="0.01481" calcext:value-type="float">
            <text:p>0.01481</text:p>
          </table:table-cell>
          <table:table-cell office:value-type="float" office:value="0.01469" calcext:value-type="float">
            <text:p>0.01469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0.01456" calcext:value-type="float">
            <text:p>0.01456</text:p>
          </table:table-cell>
          <table:table-cell office:value-type="float" office:value="0.01453" calcext:value-type="float">
            <text:p>0.01453</text:p>
          </table:table-cell>
          <table:table-cell office:value-type="float" office:value="0.01429" calcext:value-type="float">
            <text:p>0.01429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1403" calcext:value-type="float">
            <text:p>0.01403</text:p>
          </table:table-cell>
          <table:table-cell office:value-type="float" office:value="0.01398" calcext:value-type="float">
            <text:p>0.01398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1387" calcext:value-type="float">
            <text:p>0.01387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384" calcext:value-type="float">
            <text:p>0.01384</text:p>
          </table:table-cell>
          <table:table-cell office:value-type="float" office:value="0.01379" calcext:value-type="float">
            <text:p>0.01379</text:p>
          </table:table-cell>
          <table:table-cell office:value-type="float" office:value="0.0137" calcext:value-type="float">
            <text:p>0.0137</text:p>
          </table:table-cell>
        </table:table-row>
        <table:table-row table:style-name="ro1">
          <table:table-cell office:value-type="float" office:value="-522" calcext:value-type="float">
            <text:p>-522</text:p>
          </table:table-cell>
          <table:table-cell office:value-type="float" office:value="0.01541" calcext:value-type="float">
            <text:p>0.01541</text:p>
          </table:table-cell>
          <table:table-cell office:value-type="float" office:value="0.01523" calcext:value-type="float">
            <text:p>0.01523</text:p>
          </table:table-cell>
          <table:table-cell office:value-type="float" office:value="0.01501" calcext:value-type="float">
            <text:p>0.01501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1479" calcext:value-type="float">
            <text:p>0.01479</text:p>
          </table:table-cell>
          <table:table-cell office:value-type="float" office:value="0.01469" calcext:value-type="float">
            <text:p>0.01469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459" calcext:value-type="float">
            <text:p>0.01459</text:p>
          </table:table-cell>
          <table:table-cell office:value-type="float" office:value="0.01458" calcext:value-type="float">
            <text:p>0.01458</text:p>
          </table:table-cell>
          <table:table-cell office:value-type="float" office:value="0.01429" calcext:value-type="float">
            <text:p>0.01429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0.01418" calcext:value-type="float">
            <text:p>0.01418</text:p>
          </table:table-cell>
          <table:table-cell table:number-columns-repeated="2" office:value-type="float" office:value="0.01401" calcext:value-type="float">
            <text:p>0.01401</text:p>
          </table:table-cell>
          <table:table-cell office:value-type="float" office:value="0.01404" calcext:value-type="float">
            <text:p>0.01404</text:p>
          </table:table-cell>
          <table:table-cell office:value-type="float" office:value="0.01396" calcext:value-type="float">
            <text:p>0.01396</text:p>
          </table:table-cell>
          <table:table-cell office:value-type="float" office:value="0.01389" calcext:value-type="float">
            <text:p>0.01389</text:p>
          </table:table-cell>
          <table:table-cell office:value-type="float" office:value="0.01384" calcext:value-type="float">
            <text:p>0.01384</text:p>
          </table:table-cell>
          <table:table-cell office:value-type="float" office:value="0.01379" calcext:value-type="float">
            <text:p>0.01379</text:p>
          </table:table-cell>
          <table:table-cell office:value-type="float" office:value="0.01382" calcext:value-type="float">
            <text:p>0.01382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384" calcext:value-type="float">
            <text:p>0.01384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137" calcext:value-type="float">
            <text:p>0.0137</text:p>
          </table:table-cell>
        </table:table-row>
        <table:table-row table:style-name="ro1">
          <table:table-cell office:value-type="float" office:value="-520" calcext:value-type="float">
            <text:p>-520</text:p>
          </table:table-cell>
          <table:table-cell office:value-type="float" office:value="0.01544" calcext:value-type="float">
            <text:p>0.01544</text:p>
          </table:table-cell>
          <table:table-cell office:value-type="float" office:value="0.01517" calcext:value-type="float">
            <text:p>0.01517</text:p>
          </table:table-cell>
          <table:table-cell office:value-type="float" office:value="0.01494" calcext:value-type="float">
            <text:p>0.01494</text:p>
          </table:table-cell>
          <table:table-cell table:number-columns-repeated="2" office:value-type="float" office:value="0.01484" calcext:value-type="float">
            <text:p>0.01484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1464" calcext:value-type="float">
            <text:p>0.01464</text:p>
          </table:table-cell>
          <table:table-cell office:value-type="float" office:value="0.01458" calcext:value-type="float">
            <text:p>0.01458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0.01429" calcext:value-type="float">
            <text:p>0.01429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.01402" calcext:value-type="float">
            <text:p>0.0140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98" calcext:value-type="float">
            <text:p>0.01398</text:p>
          </table:table-cell>
          <table:table-cell office:value-type="float" office:value="0.01387" calcext:value-type="float">
            <text:p>0.01387</text:p>
          </table:table-cell>
          <table:table-cell office:value-type="float" office:value="0.01383" calcext:value-type="float">
            <text:p>0.01383</text:p>
          </table:table-cell>
          <table:table-cell office:value-type="float" office:value="0.01377" calcext:value-type="float">
            <text:p>0.01377</text:p>
          </table:table-cell>
          <table:table-cell office:value-type="float" office:value="0.01379" calcext:value-type="float">
            <text:p>0.01379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381" calcext:value-type="float">
            <text:p>0.01381</text:p>
          </table:table-cell>
          <table:table-cell table:number-columns-repeated="2" office:value-type="float" office:value="0.01376" calcext:value-type="float">
            <text:p>0.01376</text:p>
          </table:table-cell>
        </table:table-row>
        <table:table-row table:style-name="ro1">
          <table:table-cell office:value-type="float" office:value="-518" calcext:value-type="float">
            <text:p>-518</text:p>
          </table:table-cell>
          <table:table-cell office:value-type="float" office:value="0.01539" calcext:value-type="float">
            <text:p>0.01539</text:p>
          </table:table-cell>
          <table:table-cell office:value-type="float" office:value="0.01524" calcext:value-type="float">
            <text:p>0.01524</text:p>
          </table:table-cell>
          <table:table-cell office:value-type="float" office:value="0.01497" calcext:value-type="float">
            <text:p>0.01497</text:p>
          </table:table-cell>
          <table:table-cell office:value-type="float" office:value="0.01485" calcext:value-type="float">
            <text:p>0.01485</text:p>
          </table:table-cell>
          <table:table-cell office:value-type="float" office:value="0.01476" calcext:value-type="float">
            <text:p>0.01476</text:p>
          </table:table-cell>
          <table:table-cell office:value-type="float" office:value="0.01469" calcext:value-type="float">
            <text:p>0.01469</text:p>
          </table:table-cell>
          <table:table-cell office:value-type="float" office:value="0.01468" calcext:value-type="float">
            <text:p>0.01468</text:p>
          </table:table-cell>
          <table:table-cell office:value-type="float" office:value="0.01454" calcext:value-type="float">
            <text:p>0.01454</text:p>
          </table:table-cell>
          <table:table-cell office:value-type="float" office:value="0.01458" calcext:value-type="float">
            <text:p>0.01458</text:p>
          </table:table-cell>
          <table:table-cell office:value-type="float" office:value="0.01432" calcext:value-type="float">
            <text:p>0.01432</text:p>
          </table:table-cell>
          <table:table-cell office:value-type="float" office:value="0.01422" calcext:value-type="float">
            <text:p>0.01422</text:p>
          </table:table-cell>
          <table:table-cell office:value-type="float" office:value="0.01417" calcext:value-type="float">
            <text:p>0.01417</text:p>
          </table:table-cell>
          <table:table-cell office:value-type="float" office:value="0.01411" calcext:value-type="float">
            <text:p>0.01411</text:p>
          </table:table-cell>
          <table:table-cell office:value-type="float" office:value="0.01404" calcext:value-type="float">
            <text:p>0.0140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94" calcext:value-type="float">
            <text:p>0.01394</text:p>
          </table:table-cell>
          <table:table-cell table:number-columns-repeated="2" office:value-type="float" office:value="0.0139" calcext:value-type="float">
            <text:p>0.0139</text:p>
          </table:table-cell>
          <table:table-cell office:value-type="float" office:value="0.01378" calcext:value-type="float">
            <text:p>0.01378</text:p>
          </table:table-cell>
          <table:table-cell office:value-type="float" office:value="0.01383" calcext:value-type="float">
            <text:p>0.01383</text:p>
          </table:table-cell>
          <table:table-cell office:value-type="float" office:value="0.01378" calcext:value-type="float">
            <text:p>0.01378</text:p>
          </table:table-cell>
          <table:table-cell office:value-type="float" office:value="0.01384" calcext:value-type="float">
            <text:p>0.01384</text:p>
          </table:table-cell>
          <table:table-cell office:value-type="float" office:value="0.01381" calcext:value-type="float">
            <text:p>0.01381</text:p>
          </table:table-cell>
          <table:table-cell office:value-type="float" office:value="0.01378" calcext:value-type="float">
            <text:p>0.01378</text:p>
          </table:table-cell>
        </table:table-row>
        <table:table-row table:style-name="ro1">
          <table:table-cell office:value-type="float" office:value="-516" calcext:value-type="float">
            <text:p>-516</text:p>
          </table:table-cell>
          <table:table-cell office:value-type="float" office:value="0.01542" calcext:value-type="float">
            <text:p>0.01542</text:p>
          </table:table-cell>
          <table:table-cell office:value-type="float" office:value="0.01513" calcext:value-type="float">
            <text:p>0.01513</text:p>
          </table:table-cell>
          <table:table-cell office:value-type="float" office:value="0.01495" calcext:value-type="float">
            <text:p>0.01495</text:p>
          </table:table-cell>
          <table:table-cell office:value-type="float" office:value="0.01482" calcext:value-type="float">
            <text:p>0.01482</text:p>
          </table:table-cell>
          <table:table-cell office:value-type="float" office:value="0.01476" calcext:value-type="float">
            <text:p>0.01476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467" calcext:value-type="float">
            <text:p>0.01467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0.01453" calcext:value-type="float">
            <text:p>0.01453</text:p>
          </table:table-cell>
          <table:table-cell office:value-type="float" office:value="0.01431" calcext:value-type="float">
            <text:p>0.01431</text:p>
          </table:table-cell>
          <table:table-cell office:value-type="float" office:value="0.01422" calcext:value-type="float">
            <text:p>0.01422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407" calcext:value-type="float">
            <text:p>0.01407</text:p>
          </table:table-cell>
          <table:table-cell office:value-type="float" office:value="0.01405" calcext:value-type="float">
            <text:p>0.01405</text:p>
          </table:table-cell>
          <table:table-cell office:value-type="float" office:value="0.01404" calcext:value-type="float">
            <text:p>0.01404</text:p>
          </table:table-cell>
          <table:table-cell office:value-type="float" office:value="0.01393" calcext:value-type="float">
            <text:p>0.01393</text:p>
          </table:table-cell>
          <table:table-cell office:value-type="float" office:value="0.01384" calcext:value-type="float">
            <text:p>0.01384</text:p>
          </table:table-cell>
          <table:table-cell office:value-type="float" office:value="0.01386" calcext:value-type="float">
            <text:p>0.01386</text:p>
          </table:table-cell>
          <table:table-cell table:number-columns-repeated="2" office:value-type="float" office:value="0.01381" calcext:value-type="float">
            <text:p>0.01381</text:p>
          </table:table-cell>
          <table:table-cell office:value-type="float" office:value="0.01378" calcext:value-type="float">
            <text:p>0.01378</text:p>
          </table:table-cell>
          <table:table-cell table:number-columns-repeated="2" office:value-type="float" office:value="0.01379" calcext:value-type="float">
            <text:p>0.01379</text:p>
          </table:table-cell>
          <table:table-cell office:value-type="float" office:value="0.01373" calcext:value-type="float">
            <text:p>0.01373</text:p>
          </table:table-cell>
        </table:table-row>
        <table:table-row table:style-name="ro1">
          <table:table-cell office:value-type="float" office:value="-514" calcext:value-type="float">
            <text:p>-514</text:p>
          </table:table-cell>
          <table:table-cell office:value-type="float" office:value="0.01539" calcext:value-type="float">
            <text:p>0.01539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1492" calcext:value-type="float">
            <text:p>0.01492</text:p>
          </table:table-cell>
          <table:table-cell office:value-type="float" office:value="0.01487" calcext:value-type="float">
            <text:p>0.01487</text:p>
          </table:table-cell>
          <table:table-cell office:value-type="float" office:value="0.01476" calcext:value-type="float">
            <text:p>0.01476</text:p>
          </table:table-cell>
          <table:table-cell office:value-type="float" office:value="0.01469" calcext:value-type="float">
            <text:p>0.01469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.01459" calcext:value-type="float">
            <text:p>0.01459</text:p>
          </table:table-cell>
          <table:table-cell office:value-type="float" office:value="0.01454" calcext:value-type="float">
            <text:p>0.01454</text:p>
          </table:table-cell>
          <table:table-cell office:value-type="float" office:value="0.01431" calcext:value-type="float">
            <text:p>0.01431</text:p>
          </table:table-cell>
          <table:table-cell office:value-type="float" office:value="0.01422" calcext:value-type="float">
            <text:p>0.01422</text:p>
          </table:table-cell>
          <table:table-cell office:value-type="float" office:value="0.01428" calcext:value-type="float">
            <text:p>0.01428</text:p>
          </table:table-cell>
          <table:table-cell office:value-type="float" office:value="0.01407" calcext:value-type="float">
            <text:p>0.01407</text:p>
          </table:table-cell>
          <table:table-cell office:value-type="float" office:value="0.01403" calcext:value-type="float">
            <text:p>0.01403</text:p>
          </table:table-cell>
          <table:table-cell office:value-type="float" office:value="0.01401" calcext:value-type="float">
            <text:p>0.01401</text:p>
          </table:table-cell>
          <table:table-cell office:value-type="float" office:value="0.01392" calcext:value-type="float">
            <text:p>0.01392</text:p>
          </table:table-cell>
          <table:table-cell office:value-type="float" office:value="0.01387" calcext:value-type="float">
            <text:p>0.01387</text:p>
          </table:table-cell>
          <table:table-cell office:value-type="float" office:value="0.01389" calcext:value-type="float">
            <text:p>0.01389</text:p>
          </table:table-cell>
          <table:table-cell office:value-type="float" office:value="0.01379" calcext:value-type="float">
            <text:p>0.01379</text:p>
          </table:table-cell>
          <table:table-cell office:value-type="float" office:value="0.01384" calcext:value-type="float">
            <text:p>0.01384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382" calcext:value-type="float">
            <text:p>0.01382</text:p>
          </table:table-cell>
          <table:table-cell office:value-type="float" office:value="0.01384" calcext:value-type="float">
            <text:p>0.01384</text:p>
          </table:table-cell>
          <table:table-cell office:value-type="float" office:value="0.01373" calcext:value-type="float">
            <text:p>0.01373</text:p>
          </table:table-cell>
        </table:table-row>
        <table:table-row table:style-name="ro1">
          <table:table-cell office:value-type="float" office:value="-512" calcext:value-type="float">
            <text:p>-512</text:p>
          </table:table-cell>
          <table:table-cell office:value-type="float" office:value="0.01541" calcext:value-type="float">
            <text:p>0.01541</text:p>
          </table:table-cell>
          <table:table-cell office:value-type="float" office:value="0.01512" calcext:value-type="float">
            <text:p>0.01512</text:p>
          </table:table-cell>
          <table:table-cell office:value-type="float" office:value="0.01495" calcext:value-type="float">
            <text:p>0.01495</text:p>
          </table:table-cell>
          <table:table-cell office:value-type="float" office:value="0.01484" calcext:value-type="float">
            <text:p>0.01484</text:p>
          </table:table-cell>
          <table:table-cell office:value-type="float" office:value="0.01474" calcext:value-type="float">
            <text:p>0.01474</text:p>
          </table:table-cell>
          <table:table-cell office:value-type="float" office:value="0.01464" calcext:value-type="float">
            <text:p>0.01464</text:p>
          </table:table-cell>
          <table:table-cell office:value-type="float" office:value="0.01463" calcext:value-type="float">
            <text:p>0.01463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0.01454" calcext:value-type="float">
            <text:p>0.01454</text:p>
          </table:table-cell>
          <table:table-cell office:value-type="float" office:value="0.01423" calcext:value-type="float">
            <text:p>0.01423</text:p>
          </table:table-cell>
          <table:table-cell office:value-type="float" office:value="0.01422" calcext:value-type="float">
            <text:p>0.01422</text:p>
          </table:table-cell>
          <table:table-cell office:value-type="float" office:value="0.01423" calcext:value-type="float">
            <text:p>0.01423</text:p>
          </table:table-cell>
          <table:table-cell office:value-type="float" office:value="0.01405" calcext:value-type="float">
            <text:p>0.01405</text:p>
          </table:table-cell>
          <table:table-cell office:value-type="float" office:value="0.01406" calcext:value-type="float">
            <text:p>0.01406</text:p>
          </table:table-cell>
          <table:table-cell office:value-type="float" office:value="0.01403" calcext:value-type="float">
            <text:p>0.01403</text:p>
          </table:table-cell>
          <table:table-cell office:value-type="float" office:value="0.01393" calcext:value-type="float">
            <text:p>0.01393</text:p>
          </table:table-cell>
          <table:table-cell office:value-type="float" office:value="0.01392" calcext:value-type="float">
            <text:p>0.01392</text:p>
          </table:table-cell>
          <table:table-cell office:value-type="float" office:value="0.01389" calcext:value-type="float">
            <text:p>0.01389</text:p>
          </table:table-cell>
          <table:table-cell office:value-type="float" office:value="0.01381" calcext:value-type="float">
            <text:p>0.01381</text:p>
          </table:table-cell>
          <table:table-cell office:value-type="float" office:value="0.01383" calcext:value-type="float">
            <text:p>0.01383</text:p>
          </table:table-cell>
          <table:table-cell office:value-type="float" office:value="0.01379" calcext:value-type="float">
            <text:p>0.01379</text:p>
          </table:table-cell>
          <table:table-cell office:value-type="float" office:value="0.01384" calcext:value-type="float">
            <text:p>0.01384</text:p>
          </table:table-cell>
          <table:table-cell office:value-type="float" office:value="0.01373" calcext:value-type="float">
            <text:p>0.01373</text:p>
          </table:table-cell>
          <table:table-cell office:value-type="float" office:value="0.01376" calcext:value-type="float">
            <text:p>0.01376</text:p>
          </table:table-cell>
        </table:table-row>
        <table:table-row table:style-name="ro1">
          <table:table-cell office:value-type="float" office:value="-510" calcext:value-type="float">
            <text:p>-510</text:p>
          </table:table-cell>
          <table:table-cell office:value-type="float" office:value="0.01539" calcext:value-type="float">
            <text:p>0.01539</text:p>
          </table:table-cell>
          <table:table-cell office:value-type="float" office:value="0.01514" calcext:value-type="float">
            <text:p>0.01514</text:p>
          </table:table-cell>
          <table:table-cell office:value-type="float" office:value="0.01497" calcext:value-type="float">
            <text:p>0.01497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69" calcext:value-type="float">
            <text:p>0.01469</text:p>
          </table:table-cell>
          <table:table-cell office:value-type="float" office:value="0.01464" calcext:value-type="float">
            <text:p>0.01464</text:p>
          </table:table-cell>
          <table:table-cell office:value-type="float" office:value="0.01458" calcext:value-type="float">
            <text:p>0.01458</text:p>
          </table:table-cell>
          <table:table-cell office:value-type="float" office:value="0.01459" calcext:value-type="float">
            <text:p>0.01459</text:p>
          </table:table-cell>
          <table:table-cell office:value-type="float" office:value="0.01428" calcext:value-type="float">
            <text:p>0.01428</text:p>
          </table:table-cell>
          <table:table-cell office:value-type="float" office:value="0.01422" calcext:value-type="float">
            <text:p>0.01422</text:p>
          </table:table-cell>
          <table:table-cell office:value-type="float" office:value="0.01423" calcext:value-type="float">
            <text:p>0.01423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1406" calcext:value-type="float">
            <text:p>0.01406</text:p>
          </table:table-cell>
          <table:table-cell office:value-type="float" office:value="0.01407" calcext:value-type="float">
            <text:p>0.0140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392" calcext:value-type="float">
            <text:p>0.01392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0.01385" calcext:value-type="float">
            <text:p>0.01385</text:p>
          </table:table-cell>
          <table:table-cell office:value-type="float" office:value="0.01378" calcext:value-type="float">
            <text:p>0.01378</text:p>
          </table:table-cell>
          <table:table-cell office:value-type="float" office:value="0.01387" calcext:value-type="float">
            <text:p>0.01387</text:p>
          </table:table-cell>
          <table:table-cell office:value-type="float" office:value="0.01383" calcext:value-type="float">
            <text:p>0.01383</text:p>
          </table:table-cell>
          <table:table-cell office:value-type="float" office:value="0.01376" calcext:value-type="float">
            <text:p>0.01376</text:p>
          </table:table-cell>
        </table:table-row>
        <table:table-row table:style-name="ro1">
          <table:table-cell office:value-type="float" office:value="-508" calcext:value-type="float">
            <text:p>-508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516" calcext:value-type="float">
            <text:p>0.01516</text:p>
          </table:table-cell>
          <table:table-cell office:value-type="float" office:value="0.01491" calcext:value-type="float">
            <text:p>0.01491</text:p>
          </table:table-cell>
          <table:table-cell office:value-type="float" office:value="0.01487" calcext:value-type="float">
            <text:p>0.01487</text:p>
          </table:table-cell>
          <table:table-cell office:value-type="float" office:value="0.01478" calcext:value-type="float">
            <text:p>0.01478</text:p>
          </table:table-cell>
          <table:table-cell office:value-type="float" office:value="0.01464" calcext:value-type="float">
            <text:p>0.01464</text:p>
          </table:table-cell>
          <table:table-cell office:value-type="float" office:value="0.01468" calcext:value-type="float">
            <text:p>0.01468</text:p>
          </table:table-cell>
          <table:table-cell table:number-columns-repeated="2" office:value-type="float" office:value="0.01456" calcext:value-type="float">
            <text:p>0.01456</text:p>
          </table:table-cell>
          <table:table-cell office:value-type="float" office:value="0.01429" calcext:value-type="float">
            <text:p>0.01429</text:p>
          </table:table-cell>
          <table:table-cell office:value-type="float" office:value="0.01423" calcext:value-type="float">
            <text:p>0.01423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0.01406" calcext:value-type="float">
            <text:p>0.01406</text:p>
          </table:table-cell>
          <table:table-cell office:value-type="float" office:value="0.01401" calcext:value-type="float">
            <text:p>0.01401</text:p>
          </table:table-cell>
          <table:table-cell office:value-type="float" office:value="0.01407" calcext:value-type="float">
            <text:p>0.01407</text:p>
          </table:table-cell>
          <table:table-cell office:value-type="float" office:value="0.01402" calcext:value-type="float">
            <text:p>0.01402</text:p>
          </table:table-cell>
          <table:table-cell office:value-type="float" office:value="0.01394" calcext:value-type="float">
            <text:p>0.01394</text:p>
          </table:table-cell>
          <table:table-cell office:value-type="float" office:value="0.01392" calcext:value-type="float">
            <text:p>0.01392</text:p>
          </table:table-cell>
          <table:table-cell office:value-type="float" office:value="0.01382" calcext:value-type="float">
            <text:p>0.01382</text:p>
          </table:table-cell>
          <table:table-cell office:value-type="float" office:value="0.01387" calcext:value-type="float">
            <text:p>0.01387</text:p>
          </table:table-cell>
          <table:table-cell office:value-type="float" office:value="0.01382" calcext:value-type="float">
            <text:p>0.01382</text:p>
          </table:table-cell>
          <table:table-cell office:value-type="float" office:value="0.01384" calcext:value-type="float">
            <text:p>0.01384</text:p>
          </table:table-cell>
          <table:table-cell office:value-type="float" office:value="0.01383" calcext:value-type="float">
            <text:p>0.01383</text:p>
          </table:table-cell>
          <table:table-cell office:value-type="float" office:value="0.01375" calcext:value-type="float">
            <text:p>0.01375</text:p>
          </table:table-cell>
        </table:table-row>
        <table:table-row table:style-name="ro1">
          <table:table-cell office:value-type="float" office:value="-506" calcext:value-type="float">
            <text:p>-506</text:p>
          </table:table-cell>
          <table:table-cell office:value-type="float" office:value="0.01537" calcext:value-type="float">
            <text:p>0.01537</text:p>
          </table:table-cell>
          <table:table-cell office:value-type="float" office:value="0.01519" calcext:value-type="float">
            <text:p>0.01519</text:p>
          </table:table-cell>
          <table:table-cell office:value-type="float" office:value="0.01495" calcext:value-type="float">
            <text:p>0.01495</text:p>
          </table:table-cell>
          <table:table-cell office:value-type="float" office:value="0.01481" calcext:value-type="float">
            <text:p>0.01481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0.01465" calcext:value-type="float">
            <text:p>0.01465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.01454" calcext:value-type="float">
            <text:p>0.01454</text:p>
          </table:table-cell>
          <table:table-cell office:value-type="float" office:value="0.01457" calcext:value-type="float">
            <text:p>0.01457</text:p>
          </table:table-cell>
          <table:table-cell office:value-type="float" office:value="0.01428" calcext:value-type="float">
            <text:p>0.01428</text:p>
          </table:table-cell>
          <table:table-cell office:value-type="float" office:value="0.01418" calcext:value-type="float">
            <text:p>0.01418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01411" calcext:value-type="float">
            <text:p>0.01411</text:p>
          </table:table-cell>
          <table:table-cell table:number-columns-repeated="2" office:value-type="float" office:value="0.01403" calcext:value-type="float">
            <text:p>0.01403</text:p>
          </table:table-cell>
          <table:table-cell office:value-type="float" office:value="0.01398" calcext:value-type="float">
            <text:p>0.01398</text:p>
          </table:table-cell>
          <table:table-cell table:number-columns-repeated="2" office:value-type="float" office:value="0.01391" calcext:value-type="float">
            <text:p>0.01391</text:p>
          </table:table-cell>
          <table:table-cell office:value-type="float" office:value="0.01388" calcext:value-type="float">
            <text:p>0.01388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385" calcext:value-type="float">
            <text:p>0.01385</text:p>
          </table:table-cell>
          <table:table-cell office:value-type="float" office:value="0.01387" calcext:value-type="float">
            <text:p>0.01387</text:p>
          </table:table-cell>
          <table:table-cell office:value-type="float" office:value="0.01379" calcext:value-type="float">
            <text:p>0.01379</text:p>
          </table:table-cell>
          <table:table-cell office:value-type="float" office:value="0.01383" calcext:value-type="float">
            <text:p>0.01383</text:p>
          </table:table-cell>
        </table:table-row>
        <table:table-row table:style-name="ro1">
          <table:table-cell office:value-type="float" office:value="-504" calcext:value-type="float">
            <text:p>-504</text:p>
          </table:table-cell>
          <table:table-cell office:value-type="float" office:value="0.01537" calcext:value-type="float">
            <text:p>0.01537</text:p>
          </table:table-cell>
          <table:table-cell office:value-type="float" office:value="0.01516" calcext:value-type="float">
            <text:p>0.01516</text:p>
          </table:table-cell>
          <table:table-cell office:value-type="float" office:value="0.01495" calcext:value-type="float">
            <text:p>0.01495</text:p>
          </table:table-cell>
          <table:table-cell office:value-type="float" office:value="0.01485" calcext:value-type="float">
            <text:p>0.01485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1469" calcext:value-type="float">
            <text:p>0.01469</text:p>
          </table:table-cell>
          <table:table-cell office:value-type="float" office:value="0.01464" calcext:value-type="float">
            <text:p>0.01464</text:p>
          </table:table-cell>
          <table:table-cell table:number-columns-repeated="2" office:value-type="float" office:value="0.01456" calcext:value-type="float">
            <text:p>0.01456</text:p>
          </table:table-cell>
          <table:table-cell office:value-type="float" office:value="0.01429" calcext:value-type="float">
            <text:p>0.01429</text:p>
          </table:table-cell>
          <table:table-cell office:value-type="float" office:value="0.01428" calcext:value-type="float">
            <text:p>0.01428</text:p>
          </table:table-cell>
          <table:table-cell office:value-type="float" office:value="0.01423" calcext:value-type="float">
            <text:p>0.01423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1409" calcext:value-type="float">
            <text:p>0.01409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384" calcext:value-type="float">
            <text:p>0.01384</text:p>
          </table:table-cell>
          <table:table-cell office:value-type="float" office:value="0.01389" calcext:value-type="float">
            <text:p>0.01389</text:p>
          </table:table-cell>
          <table:table-cell office:value-type="float" office:value="0.01384" calcext:value-type="float">
            <text:p>0.01384</text:p>
          </table:table-cell>
          <table:table-cell office:value-type="float" office:value="0.01392" calcext:value-type="float">
            <text:p>0.01392</text:p>
          </table:table-cell>
          <table:table-cell office:value-type="float" office:value="0.01381" calcext:value-type="float">
            <text:p>0.01381</text:p>
          </table:table-cell>
          <table:table-cell office:value-type="float" office:value="0.01382" calcext:value-type="float">
            <text:p>0.01382</text:p>
          </table:table-cell>
        </table:table-row>
        <table:table-row table:style-name="ro1">
          <table:table-cell office:value-type="float" office:value="-502" calcext:value-type="float">
            <text:p>-502</text:p>
          </table:table-cell>
          <table:table-cell office:value-type="float" office:value="0.01541" calcext:value-type="float">
            <text:p>0.01541</text:p>
          </table:table-cell>
          <table:table-cell office:value-type="float" office:value="0.01514" calcext:value-type="float">
            <text:p>0.01514</text:p>
          </table:table-cell>
          <table:table-cell office:value-type="float" office:value="0.01498" calcext:value-type="float">
            <text:p>0.01498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1477" calcext:value-type="float">
            <text:p>0.01477</text:p>
          </table:table-cell>
          <table:table-cell office:value-type="float" office:value="0.01469" calcext:value-type="float">
            <text:p>0.01469</text:p>
          </table:table-cell>
          <table:table-cell office:value-type="float" office:value="0.01464" calcext:value-type="float">
            <text:p>0.01464</text:p>
          </table:table-cell>
          <table:table-cell office:value-type="float" office:value="0.01459" calcext:value-type="float">
            <text:p>0.01459</text:p>
          </table:table-cell>
          <table:table-cell office:value-type="float" office:value="0.01457" calcext:value-type="float">
            <text:p>0.01457</text:p>
          </table:table-cell>
          <table:table-cell office:value-type="float" office:value="0.01435" calcext:value-type="float">
            <text:p>0.01435</text:p>
          </table:table-cell>
          <table:table-cell office:value-type="float" office:value="0.01428" calcext:value-type="float">
            <text:p>0.01428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01409" calcext:value-type="float">
            <text:p>0.01409</text:p>
          </table:table-cell>
          <table:table-cell office:value-type="float" office:value="0.01404" calcext:value-type="float">
            <text:p>0.01404</text:p>
          </table:table-cell>
          <table:table-cell table:number-columns-repeated="2" office:value-type="float" office:value="0.01403" calcext:value-type="float">
            <text:p>0.01403</text:p>
          </table:table-cell>
          <table:table-cell office:value-type="float" office:value="0.01396" calcext:value-type="float">
            <text:p>0.01396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1386" calcext:value-type="float">
            <text:p>0.01386</text:p>
          </table:table-cell>
          <table:table-cell office:value-type="float" office:value="0.01384" calcext:value-type="float">
            <text:p>0.01384</text:p>
          </table:table-cell>
          <table:table-cell office:value-type="float" office:value="0.01383" calcext:value-type="float">
            <text:p>0.01383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387" calcext:value-type="float">
            <text:p>0.01387</text:p>
          </table:table-cell>
          <table:table-cell office:value-type="float" office:value="0.01383" calcext:value-type="float">
            <text:p>0.01383</text:p>
          </table:table-cell>
        </table:table-row>
        <table:table-row table:style-name="ro1">
          <table:table-cell office:value-type="float" office:value="-500" calcext:value-type="float">
            <text:p>-500</text:p>
          </table:table-cell>
          <table:table-cell office:value-type="float" office:value="0.01532" calcext:value-type="float">
            <text:p>0.01532</text:p>
          </table:table-cell>
          <table:table-cell office:value-type="float" office:value="0.01508" calcext:value-type="float">
            <text:p>0.01508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485" calcext:value-type="float">
            <text:p>0.01485</text:p>
          </table:table-cell>
          <table:table-cell office:value-type="float" office:value="0.01471" calcext:value-type="float">
            <text:p>0.01471</text:p>
          </table:table-cell>
          <table:table-cell office:value-type="float" office:value="0.01464" calcext:value-type="float">
            <text:p>0.01464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0.01458" calcext:value-type="float">
            <text:p>0.01458</text:p>
          </table:table-cell>
          <table:table-cell office:value-type="float" office:value="0.01429" calcext:value-type="float">
            <text:p>0.01429</text:p>
          </table:table-cell>
          <table:table-cell table:number-columns-repeated="2" office:value-type="float" office:value="0.01426" calcext:value-type="float">
            <text:p>0.01426</text:p>
          </table:table-cell>
          <table:table-cell office:value-type="float" office:value="0.01413" calcext:value-type="float">
            <text:p>0.01413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.01406" calcext:value-type="float">
            <text:p>0.01406</text:p>
          </table:table-cell>
          <table:table-cell office:value-type="float" office:value="0.01394" calcext:value-type="float">
            <text:p>0.01394</text:p>
          </table:table-cell>
          <table:table-cell office:value-type="float" office:value="0.01398" calcext:value-type="float">
            <text:p>0.01398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1391" calcext:value-type="float">
            <text:p>0.01391</text:p>
          </table:table-cell>
          <table:table-cell table:number-columns-repeated="3" office:value-type="float" office:value="0.01387" calcext:value-type="float">
            <text:p>0.01387</text:p>
          </table:table-cell>
        </table:table-row>
        <table:table-row table:style-name="ro1">
          <table:table-cell office:value-type="float" office:value="-498" calcext:value-type="float">
            <text:p>-498</text:p>
          </table:table-cell>
          <table:table-cell office:value-type="float" office:value="0.01538" calcext:value-type="float">
            <text:p>0.01538</text:p>
          </table:table-cell>
          <table:table-cell office:value-type="float" office:value="0.01513" calcext:value-type="float">
            <text:p>0.01513</text:p>
          </table:table-cell>
          <table:table-cell office:value-type="float" office:value="0.01494" calcext:value-type="float">
            <text:p>0.01494</text:p>
          </table:table-cell>
          <table:table-cell office:value-type="float" office:value="0.01481" calcext:value-type="float">
            <text:p>0.01481</text:p>
          </table:table-cell>
          <table:table-cell office:value-type="float" office:value="0.01472" calcext:value-type="float">
            <text:p>0.01472</text:p>
          </table:table-cell>
          <table:table-cell office:value-type="float" office:value="0.01465" calcext:value-type="float">
            <text:p>0.01465</text:p>
          </table:table-cell>
          <table:table-cell office:value-type="float" office:value="0.01464" calcext:value-type="float">
            <text:p>0.01464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0.01449" calcext:value-type="float">
            <text:p>0.01449</text:p>
          </table:table-cell>
          <table:table-cell office:value-type="float" office:value="0.01431" calcext:value-type="float">
            <text:p>0.01431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.01405" calcext:value-type="float">
            <text:p>0.01405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.01407" calcext:value-type="float">
            <text:p>0.01407</text:p>
          </table:table-cell>
          <table:table-cell office:value-type="float" office:value="0.01396" calcext:value-type="float">
            <text:p>0.01396</text:p>
          </table:table-cell>
          <table:table-cell office:value-type="float" office:value="0.01398" calcext:value-type="float">
            <text:p>0.01398</text:p>
          </table:table-cell>
          <table:table-cell office:value-type="float" office:value="0.01388" calcext:value-type="float">
            <text:p>0.01388</text:p>
          </table:table-cell>
          <table:table-cell office:value-type="float" office:value="0.01396" calcext:value-type="float">
            <text:p>0.01396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38" calcext:value-type="float">
            <text:p>0.0138</text:p>
          </table:table-cell>
        </table:table-row>
        <table:table-row table:style-name="ro1">
          <table:table-cell office:value-type="float" office:value="-496" calcext:value-type="float">
            <text:p>-496</text:p>
          </table:table-cell>
          <table:table-cell office:value-type="float" office:value="0.01529" calcext:value-type="float">
            <text:p>0.01529</text:p>
          </table:table-cell>
          <table:table-cell office:value-type="float" office:value="0.01514" calcext:value-type="float">
            <text:p>0.01514</text:p>
          </table:table-cell>
          <table:table-cell office:value-type="float" office:value="0.01492" calcext:value-type="float">
            <text:p>0.01492</text:p>
          </table:table-cell>
          <table:table-cell office:value-type="float" office:value="0.01481" calcext:value-type="float">
            <text:p>0.01481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1469" calcext:value-type="float">
            <text:p>0.01469</text:p>
          </table:table-cell>
          <table:table-cell office:value-type="float" office:value="0.01465" calcext:value-type="float">
            <text:p>0.01465</text:p>
          </table:table-cell>
          <table:table-cell office:value-type="float" office:value="0.01453" calcext:value-type="float">
            <text:p>0.01453</text:p>
          </table:table-cell>
          <table:table-cell office:value-type="float" office:value="0.01457" calcext:value-type="float">
            <text:p>0.01457</text:p>
          </table:table-cell>
          <table:table-cell table:number-columns-repeated="2" office:value-type="float" office:value="0.01427" calcext:value-type="float">
            <text:p>0.01427</text:p>
          </table:table-cell>
          <table:table-cell office:value-type="float" office:value="0.01426" calcext:value-type="float">
            <text:p>0.01426</text:p>
          </table:table-cell>
          <table:table-cell office:value-type="float" office:value="0.01413" calcext:value-type="float">
            <text:p>0.01413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.01413" calcext:value-type="float">
            <text:p>0.01413</text:p>
          </table:table-cell>
          <table:table-cell office:value-type="float" office:value="0.01405" calcext:value-type="float">
            <text:p>0.01405</text:p>
          </table:table-cell>
          <table:table-cell office:value-type="float" office:value="0.01397" calcext:value-type="float">
            <text:p>0.01397</text:p>
          </table:table-cell>
          <table:table-cell office:value-type="float" office:value="0.01392" calcext:value-type="float">
            <text:p>0.01392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398" calcext:value-type="float">
            <text:p>0.01398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393" calcext:value-type="float">
            <text:p>0.01393</text:p>
          </table:table-cell>
          <table:table-cell table:number-columns-repeated="2" office:value-type="float" office:value="0.01387" calcext:value-type="float">
            <text:p>0.01387</text:p>
          </table:table-cell>
        </table:table-row>
        <table:table-row table:style-name="ro1">
          <table:table-cell office:value-type="float" office:value="-494" calcext:value-type="float">
            <text:p>-494</text:p>
          </table:table-cell>
          <table:table-cell office:value-type="float" office:value="0.01529" calcext:value-type="float">
            <text:p>0.01529</text:p>
          </table:table-cell>
          <table:table-cell office:value-type="float" office:value="0.01508" calcext:value-type="float">
            <text:p>0.01508</text:p>
          </table:table-cell>
          <table:table-cell office:value-type="float" office:value="0.01492" calcext:value-type="float">
            <text:p>0.01492</text:p>
          </table:table-cell>
          <table:table-cell office:value-type="float" office:value="0.01483" calcext:value-type="float">
            <text:p>0.01483</text:p>
          </table:table-cell>
          <table:table-cell table:number-columns-repeated="2" office:value-type="float" office:value="0.01469" calcext:value-type="float">
            <text:p>0.01469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0.01454" calcext:value-type="float">
            <text:p>0.01454</text:p>
          </table:table-cell>
          <table:table-cell office:value-type="float" office:value="0.01432" calcext:value-type="float">
            <text:p>0.01432</text:p>
          </table:table-cell>
          <table:table-cell office:value-type="float" office:value="0.01424" calcext:value-type="float">
            <text:p>0.01424</text:p>
          </table:table-cell>
          <table:table-cell office:value-type="float" office:value="0.01426" calcext:value-type="float">
            <text:p>0.01426</text:p>
          </table:table-cell>
          <table:table-cell office:value-type="float" office:value="0.01414" calcext:value-type="float">
            <text:p>0.01414</text:p>
          </table:table-cell>
          <table:table-cell office:value-type="float" office:value="0.01412" calcext:value-type="float">
            <text:p>0.01412</text:p>
          </table:table-cell>
          <table:table-cell office:value-type="float" office:value="0.01409" calcext:value-type="float">
            <text:p>0.01409</text:p>
          </table:table-cell>
          <table:table-cell office:value-type="float" office:value="0.01406" calcext:value-type="float">
            <text:p>0.01406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93" calcext:value-type="float">
            <text:p>0.01393</text:p>
          </table:table-cell>
          <table:table-cell office:value-type="float" office:value="0.01401" calcext:value-type="float">
            <text:p>0.01401</text:p>
          </table:table-cell>
          <table:table-cell office:value-type="float" office:value="0.01396" calcext:value-type="float">
            <text:p>0.0139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88" calcext:value-type="float">
            <text:p>0.01388</text:p>
          </table:table-cell>
          <table:table-cell office:value-type="float" office:value="0.01389" calcext:value-type="float">
            <text:p>0.01389</text:p>
          </table:table-cell>
        </table:table-row>
        <table:table-row table:style-name="ro1">
          <table:table-cell office:value-type="float" office:value="-492" calcext:value-type="float">
            <text:p>-492</text:p>
          </table:table-cell>
          <table:table-cell office:value-type="float" office:value="0.01528" calcext:value-type="float">
            <text:p>0.01528</text:p>
          </table:table-cell>
          <table:table-cell office:value-type="float" office:value="0.01511" calcext:value-type="float">
            <text:p>0.01511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478" calcext:value-type="float">
            <text:p>0.01478</text:p>
          </table:table-cell>
          <table:table-cell office:value-type="float" office:value="0.01472" calcext:value-type="float">
            <text:p>0.01472</text:p>
          </table:table-cell>
          <table:table-cell table:number-columns-repeated="2" office:value-type="float" office:value="0.01465" calcext:value-type="float">
            <text:p>0.01465</text:p>
          </table:table-cell>
          <table:table-cell office:value-type="float" office:value="0.01454" calcext:value-type="float">
            <text:p>0.01454</text:p>
          </table:table-cell>
          <table:table-cell office:value-type="float" office:value="0.01456" calcext:value-type="float">
            <text:p>0.01456</text:p>
          </table:table-cell>
          <table:table-cell office:value-type="float" office:value="0.01432" calcext:value-type="float">
            <text:p>0.01432</text:p>
          </table:table-cell>
          <table:table-cell office:value-type="float" office:value="0.01424" calcext:value-type="float">
            <text:p>0.01424</text:p>
          </table:table-cell>
          <table:table-cell office:value-type="float" office:value="0.0143" calcext:value-type="float">
            <text:p>0.0143</text:p>
          </table:table-cell>
          <table:table-cell table:number-columns-repeated="2" office:value-type="float" office:value="0.01415" calcext:value-type="float">
            <text:p>0.01415</text:p>
          </table:table-cell>
          <table:table-cell office:value-type="float" office:value="0.01413" calcext:value-type="float">
            <text:p>0.01413</text:p>
          </table:table-cell>
          <table:table-cell office:value-type="float" office:value="0.01406" calcext:value-type="float">
            <text:p>0.01406</text:p>
          </table:table-cell>
          <table:table-cell office:value-type="float" office:value="0.01401" calcext:value-type="float">
            <text:p>0.01401</text:p>
          </table:table-cell>
          <table:table-cell office:value-type="float" office:value="0.01403" calcext:value-type="float">
            <text:p>0.01403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97" calcext:value-type="float">
            <text:p>0.01397</text:p>
          </table:table-cell>
          <table:table-cell office:value-type="float" office:value="0.01398" calcext:value-type="float">
            <text:p>0.01398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1391" calcext:value-type="float">
            <text:p>0.01391</text:p>
          </table:table-cell>
        </table:table-row>
        <table:table-row table:style-name="ro1">
          <table:table-cell office:value-type="float" office:value="-490" calcext:value-type="float">
            <text:p>-490</text:p>
          </table:table-cell>
          <table:table-cell office:value-type="float" office:value="0.01534" calcext:value-type="float">
            <text:p>0.01534</text:p>
          </table:table-cell>
          <table:table-cell office:value-type="float" office:value="0.01511" calcext:value-type="float">
            <text:p>0.01511</text:p>
          </table:table-cell>
          <table:table-cell office:value-type="float" office:value="0.01489" calcext:value-type="float">
            <text:p>0.01489</text:p>
          </table:table-cell>
          <table:table-cell office:value-type="float" office:value="0.01487" calcext:value-type="float">
            <text:p>0.01487</text:p>
          </table:table-cell>
          <table:table-cell office:value-type="float" office:value="0.01472" calcext:value-type="float">
            <text:p>0.01472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1469" calcext:value-type="float">
            <text:p>0.01469</text:p>
          </table:table-cell>
          <table:table-cell office:value-type="float" office:value="0.01458" calcext:value-type="float">
            <text:p>0.01458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0.01424" calcext:value-type="float">
            <text:p>0.01424</text:p>
          </table:table-cell>
          <table:table-cell table:number-columns-repeated="2" office:value-type="float" office:value="0.01428" calcext:value-type="float">
            <text:p>0.01428</text:p>
          </table:table-cell>
          <table:table-cell office:value-type="float" office:value="0.01414" calcext:value-type="float">
            <text:p>0.01414</text:p>
          </table:table-cell>
          <table:table-cell office:value-type="float" office:value="0.01415" calcext:value-type="float">
            <text:p>0.01415</text:p>
          </table:table-cell>
          <table:table-cell office:value-type="float" office:value="0.01412" calcext:value-type="float">
            <text:p>0.01412</text:p>
          </table:table-cell>
          <table:table-cell office:value-type="float" office:value="0.01409" calcext:value-type="float">
            <text:p>0.01409</text:p>
          </table:table-cell>
          <table:table-cell office:value-type="float" office:value="0.01407" calcext:value-type="float">
            <text:p>0.01407</text:p>
          </table:table-cell>
          <table:table-cell office:value-type="float" office:value="0.01404" calcext:value-type="float">
            <text:p>0.01404</text:p>
          </table:table-cell>
          <table:table-cell office:value-type="float" office:value="0.01393" calcext:value-type="float">
            <text:p>0.01393</text:p>
          </table:table-cell>
          <table:table-cell office:value-type="float" office:value="0.01403" calcext:value-type="float">
            <text:p>0.01403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1398" calcext:value-type="float">
            <text:p>0.01398</text:p>
          </table:table-cell>
          <table:table-cell office:value-type="float" office:value="0.01396" calcext:value-type="float">
            <text:p>0.01396</text:p>
          </table:table-cell>
          <table:table-cell office:value-type="float" office:value="0.01393" calcext:value-type="float">
            <text:p>0.01393</text:p>
          </table:table-cell>
        </table:table-row>
        <table:table-row table:style-name="ro1">
          <table:table-cell office:value-type="float" office:value="-488" calcext:value-type="float">
            <text:p>-488</text:p>
          </table:table-cell>
          <table:table-cell office:value-type="float" office:value="0.01528" calcext:value-type="float">
            <text:p>0.01528</text:p>
          </table:table-cell>
          <table:table-cell office:value-type="float" office:value="0.01509" calcext:value-type="float">
            <text:p>0.01509</text:p>
          </table:table-cell>
          <table:table-cell office:value-type="float" office:value="0.01492" calcext:value-type="float">
            <text:p>0.01492</text:p>
          </table:table-cell>
          <table:table-cell office:value-type="float" office:value="0.01484" calcext:value-type="float">
            <text:p>0.01484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463" calcext:value-type="float">
            <text:p>0.01463</text:p>
          </table:table-cell>
          <table:table-cell office:value-type="float" office:value="0.01458" calcext:value-type="float">
            <text:p>0.01458</text:p>
          </table:table-cell>
          <table:table-cell office:value-type="float" office:value="0.01457" calcext:value-type="float">
            <text:p>0.01457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1418" calcext:value-type="float">
            <text:p>0.01418</text:p>
          </table:table-cell>
          <table:table-cell office:value-type="float" office:value="0.01416" calcext:value-type="float">
            <text:p>0.01416</text:p>
          </table:table-cell>
          <table:table-cell office:value-type="float" office:value="0.01404" calcext:value-type="float">
            <text:p>0.0140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402" calcext:value-type="float">
            <text:p>0.01402</text:p>
          </table:table-cell>
          <table:table-cell office:value-type="float" office:value="0.01403" calcext:value-type="float">
            <text:p>0.01403</text:p>
          </table:table-cell>
          <table:table-cell office:value-type="float" office:value="0.01399" calcext:value-type="float">
            <text:p>0.01399</text:p>
          </table:table-cell>
          <table:table-cell office:value-type="float" office:value="0.01403" calcext:value-type="float">
            <text:p>0.01403</text:p>
          </table:table-cell>
          <table:table-cell office:value-type="float" office:value="0.01396" calcext:value-type="float">
            <text:p>0.01396</text:p>
          </table:table-cell>
          <table:table-cell office:value-type="float" office:value="0.01391" calcext:value-type="float">
            <text:p>0.01391</text:p>
          </table:table-cell>
        </table:table-row>
        <table:table-row table:style-name="ro1">
          <table:table-cell office:value-type="float" office:value="-486" calcext:value-type="float">
            <text:p>-486</text:p>
          </table:table-cell>
          <table:table-cell office:value-type="float" office:value="0.01529" calcext:value-type="float">
            <text:p>0.01529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0.01492" calcext:value-type="float">
            <text:p>0.01492</text:p>
          </table:table-cell>
          <table:table-cell office:value-type="float" office:value="0.01481" calcext:value-type="float">
            <text:p>0.01481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0.01468" calcext:value-type="float">
            <text:p>0.01468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0.0146" calcext:value-type="float">
            <text:p>0.0146</text:p>
          </table:table-cell>
          <table:table-cell table:number-columns-repeated="2" office:value-type="float" office:value="0.01434" calcext:value-type="float">
            <text:p>0.01434</text:p>
          </table:table-cell>
          <table:table-cell office:value-type="float" office:value="0.01433" calcext:value-type="float">
            <text:p>0.01433</text:p>
          </table:table-cell>
          <table:table-cell office:value-type="float" office:value="0.01421" calcext:value-type="float">
            <text:p>0.01421</text:p>
          </table:table-cell>
          <table:table-cell office:value-type="float" office:value="0.01417" calcext:value-type="float">
            <text:p>0.01417</text:p>
          </table:table-cell>
          <table:table-cell table:number-columns-repeated="2" office:value-type="float" office:value="0.01415" calcext:value-type="float">
            <text:p>0.01415</text:p>
          </table:table-cell>
          <table:table-cell office:value-type="float" office:value="0.01401" calcext:value-type="float">
            <text:p>0.01401</text:p>
          </table:table-cell>
          <table:table-cell office:value-type="float" office:value="0.01407" calcext:value-type="float">
            <text:p>0.0140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403" calcext:value-type="float">
            <text:p>0.01403</text:p>
          </table:table-cell>
          <table:table-cell office:value-type="float" office:value="0.01399" calcext:value-type="float">
            <text:p>0.01399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1393" calcext:value-type="float">
            <text:p>0.01393</text:p>
          </table:table-cell>
          <table:table-cell office:value-type="float" office:value="0.01398" calcext:value-type="float">
            <text:p>0.01398</text:p>
          </table:table-cell>
        </table:table-row>
        <table:table-row table:style-name="ro1">
          <table:table-cell office:value-type="float" office:value="-484" calcext:value-type="float">
            <text:p>-484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0149" calcext:value-type="float">
            <text:p>0.0149</text:p>
          </table:table-cell>
          <table:table-cell table:number-columns-repeated="2" office:value-type="float" office:value="0.01476" calcext:value-type="float">
            <text:p>0.01476</text:p>
          </table:table-cell>
          <table:table-cell office:value-type="float" office:value="0.01467" calcext:value-type="float">
            <text:p>0.01467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456" calcext:value-type="float">
            <text:p>0.01456</text:p>
          </table:table-cell>
          <table:table-cell office:value-type="float" office:value="0.0146" calcext:value-type="float">
            <text:p>0.0146</text:p>
          </table:table-cell>
          <table:table-cell table:number-columns-repeated="2" office:value-type="float" office:value="0.01432" calcext:value-type="float">
            <text:p>0.01432</text:p>
          </table:table-cell>
          <table:table-cell office:value-type="float" office:value="0.01431" calcext:value-type="float">
            <text:p>0.01431</text:p>
          </table:table-cell>
          <table:table-cell office:value-type="float" office:value="0.01423" calcext:value-type="float">
            <text:p>0.01423</text:p>
          </table:table-cell>
          <table:table-cell office:value-type="float" office:value="0.01415" calcext:value-type="float">
            <text:p>0.01415</text:p>
          </table:table-cell>
          <table:table-cell office:value-type="float" office:value="0.01422" calcext:value-type="float">
            <text:p>0.01422</text:p>
          </table:table-cell>
          <table:table-cell office:value-type="float" office:value="0.01412" calcext:value-type="float">
            <text:p>0.01412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.01406" calcext:value-type="float">
            <text:p>0.01406</text:p>
          </table:table-cell>
          <table:table-cell office:value-type="float" office:value="0.01397" calcext:value-type="float">
            <text:p>0.01397</text:p>
          </table:table-cell>
          <table:table-cell office:value-type="float" office:value="0.01406" calcext:value-type="float">
            <text:p>0.01406</text:p>
          </table:table-cell>
          <table:table-cell office:value-type="float" office:value="0.01399" calcext:value-type="float">
            <text:p>0.01399</text:p>
          </table:table-cell>
          <table:table-cell office:value-type="float" office:value="0.01404" calcext:value-type="float">
            <text:p>0.0140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99" calcext:value-type="float">
            <text:p>0.01399</text:p>
          </table:table-cell>
        </table:table-row>
        <table:table-row table:style-name="ro1">
          <table:table-cell office:value-type="float" office:value="-482" calcext:value-type="float">
            <text:p>-482</text:p>
          </table:table-cell>
          <table:table-cell office:value-type="float" office:value="0.01529" calcext:value-type="float">
            <text:p>0.01529</text:p>
          </table:table-cell>
          <table:table-cell office:value-type="float" office:value="0.01512" calcext:value-type="float">
            <text:p>0.01512</text:p>
          </table:table-cell>
          <table:table-cell office:value-type="float" office:value="0.01489" calcext:value-type="float">
            <text:p>0.01489</text:p>
          </table:table-cell>
          <table:table-cell office:value-type="float" office:value="0.01481" calcext:value-type="float">
            <text:p>0.01481</text:p>
          </table:table-cell>
          <table:table-cell office:value-type="float" office:value="0.01469" calcext:value-type="float">
            <text:p>0.01469</text:p>
          </table:table-cell>
          <table:table-cell office:value-type="float" office:value="0.01467" calcext:value-type="float">
            <text:p>0.01467</text:p>
          </table:table-cell>
          <table:table-cell office:value-type="float" office:value="0.01469" calcext:value-type="float">
            <text:p>0.01469</text:p>
          </table:table-cell>
          <table:table-cell office:value-type="float" office:value="0.01456" calcext:value-type="float">
            <text:p>0.01456</text:p>
          </table:table-cell>
          <table:table-cell office:value-type="float" office:value="0.01454" calcext:value-type="float">
            <text:p>0.01454</text:p>
          </table:table-cell>
          <table:table-cell office:value-type="float" office:value="0.01437" calcext:value-type="float">
            <text:p>0.01437</text:p>
          </table:table-cell>
          <table:table-cell office:value-type="float" office:value="0.01431" calcext:value-type="float">
            <text:p>0.01431</text:p>
          </table:table-cell>
          <table:table-cell office:value-type="float" office:value="0.01435" calcext:value-type="float">
            <text:p>0.01435</text:p>
          </table:table-cell>
          <table:table-cell office:value-type="float" office:value="0.01423" calcext:value-type="float">
            <text:p>0.01423</text:p>
          </table:table-cell>
          <table:table-cell table:number-columns-repeated="2" office:value-type="float" office:value="0.01418" calcext:value-type="float">
            <text:p>0.01418</text:p>
          </table:table-cell>
          <table:table-cell office:value-type="float" office:value="0.01414" calcext:value-type="float">
            <text:p>0.01414</text:p>
          </table:table-cell>
          <table:table-cell office:value-type="float" office:value="0.01411" calcext:value-type="float">
            <text:p>0.01411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1399" calcext:value-type="float">
            <text:p>0.01399</text:p>
          </table:table-cell>
          <table:table-cell office:value-type="float" office:value="0.01406" calcext:value-type="float">
            <text:p>0.01406</text:p>
          </table:table-cell>
          <table:table-cell office:value-type="float" office:value="0.01401" calcext:value-type="float">
            <text:p>0.01401</text:p>
          </table:table-cell>
          <table:table-cell office:value-type="float" office:value="0.01403" calcext:value-type="float">
            <text:p>0.01403</text:p>
          </table:table-cell>
          <table:table-cell office:value-type="float" office:value="0.01402" calcext:value-type="float">
            <text:p>0.01402</text:p>
          </table:table-cell>
          <table:table-cell office:value-type="float" office:value="0.01401" calcext:value-type="float">
            <text:p>0.01401</text:p>
          </table:table-cell>
        </table:table-row>
        <table:table-row table:style-name="ro1">
          <table:table-cell office:value-type="float" office:value="-480" calcext:value-type="float">
            <text:p>-480</text:p>
          </table:table-cell>
          <table:table-cell office:value-type="float" office:value="0.01529" calcext:value-type="float">
            <text:p>0.01529</text:p>
          </table:table-cell>
          <table:table-cell office:value-type="float" office:value="0.01508" calcext:value-type="float">
            <text:p>0.01508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1478" calcext:value-type="float">
            <text:p>0.01478</text:p>
          </table:table-cell>
          <table:table-cell office:value-type="float" office:value="0.01472" calcext:value-type="float">
            <text:p>0.01472</text:p>
          </table:table-cell>
          <table:table-cell office:value-type="float" office:value="0.01464" calcext:value-type="float">
            <text:p>0.01464</text:p>
          </table:table-cell>
          <table:table-cell office:value-type="float" office:value="0.01463" calcext:value-type="float">
            <text:p>0.01463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1459" calcext:value-type="float">
            <text:p>0.01459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433" calcext:value-type="float">
            <text:p>0.01433</text:p>
          </table:table-cell>
          <table:table-cell office:value-type="float" office:value="0.01432" calcext:value-type="float">
            <text:p>0.01432</text:p>
          </table:table-cell>
          <table:table-cell office:value-type="float" office:value="0.01423" calcext:value-type="float">
            <text:p>0.01423</text:p>
          </table:table-cell>
          <table:table-cell office:value-type="float" office:value="0.01418" calcext:value-type="float">
            <text:p>0.01418</text:p>
          </table:table-cell>
          <table:table-cell office:value-type="float" office:value="0.01424" calcext:value-type="float">
            <text:p>0.01424</text:p>
          </table:table-cell>
          <table:table-cell office:value-type="float" office:value="0.01415" calcext:value-type="float">
            <text:p>0.01415</text:p>
          </table:table-cell>
          <table:table-cell table:number-columns-repeated="2" office:value-type="float" office:value="0.01409" calcext:value-type="float">
            <text:p>0.01409</text:p>
          </table:table-cell>
          <table:table-cell office:value-type="float" office:value="0.01404" calcext:value-type="float">
            <text:p>0.01404</text:p>
          </table:table-cell>
          <table:table-cell office:value-type="float" office:value="0.01407" calcext:value-type="float">
            <text:p>0.01407</text:p>
          </table:table-cell>
          <table:table-cell office:value-type="float" office:value="0.01398" calcext:value-type="float">
            <text:p>0.01398</text:p>
          </table:table-cell>
          <table:table-cell office:value-type="float" office:value="0.01411" calcext:value-type="float">
            <text:p>0.01411</text:p>
          </table:table-cell>
          <table:table-cell office:value-type="float" office:value="0.01407" calcext:value-type="float">
            <text:p>0.01407</text:p>
          </table:table-cell>
          <table:table-cell office:value-type="float" office:value="0.01399" calcext:value-type="float">
            <text:p>0.01399</text:p>
          </table:table-cell>
        </table:table-row>
        <table:table-row table:style-name="ro1">
          <table:table-cell office:value-type="float" office:value="-478" calcext:value-type="float">
            <text:p>-478</text:p>
          </table:table-cell>
          <table:table-cell office:value-type="float" office:value="0.01533" calcext:value-type="float">
            <text:p>0.01533</text:p>
          </table:table-cell>
          <table:table-cell office:value-type="float" office:value="0.01512" calcext:value-type="float">
            <text:p>0.01512</text:p>
          </table:table-cell>
          <table:table-cell office:value-type="float" office:value="0.01493" calcext:value-type="float">
            <text:p>0.01493</text:p>
          </table:table-cell>
          <table:table-cell office:value-type="float" office:value="0.01481" calcext:value-type="float">
            <text:p>0.01481</text:p>
          </table:table-cell>
          <table:table-cell office:value-type="float" office:value="0.01474" calcext:value-type="float">
            <text:p>0.01474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458" calcext:value-type="float">
            <text:p>0.01458</text:p>
          </table:table-cell>
          <table:table-cell office:value-type="float" office:value="0.01455" calcext:value-type="float">
            <text:p>0.01455</text:p>
          </table:table-cell>
          <table:table-cell table:number-columns-repeated="2" office:value-type="float" office:value="0.01436" calcext:value-type="float">
            <text:p>0.01436</text:p>
          </table:table-cell>
          <table:table-cell office:value-type="float" office:value="0.01432" calcext:value-type="float">
            <text:p>0.01432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0.01421" calcext:value-type="float">
            <text:p>0.01421</text:p>
          </table:table-cell>
          <table:table-cell office:value-type="float" office:value="0.01424" calcext:value-type="float">
            <text:p>0.01424</text:p>
          </table:table-cell>
          <table:table-cell office:value-type="float" office:value="0.01426" calcext:value-type="float">
            <text:p>0.01426</text:p>
          </table:table-cell>
          <table:table-cell office:value-type="float" office:value="0.01406" calcext:value-type="float">
            <text:p>0.01406</text:p>
          </table:table-cell>
          <table:table-cell office:value-type="float" office:value="0.01409" calcext:value-type="float">
            <text:p>0.01409</text:p>
          </table:table-cell>
          <table:table-cell office:value-type="float" office:value="0.01405" calcext:value-type="float">
            <text:p>0.01405</text:p>
          </table:table-cell>
          <table:table-cell office:value-type="float" office:value="0.01412" calcext:value-type="float">
            <text:p>0.01412</text:p>
          </table:table-cell>
          <table:table-cell office:value-type="float" office:value="0.01406" calcext:value-type="float">
            <text:p>0.01406</text:p>
          </table:table-cell>
          <table:table-cell office:value-type="float" office:value="0.01411" calcext:value-type="float">
            <text:p>0.01411</text:p>
          </table:table-cell>
          <table:table-cell office:value-type="float" office:value="0.01405" calcext:value-type="float">
            <text:p>0.01405</text:p>
          </table:table-cell>
          <table:table-cell office:value-type="float" office:value="0.01407" calcext:value-type="float">
            <text:p>0.01407</text:p>
          </table:table-cell>
        </table:table-row>
        <table:table-row table:style-name="ro1">
          <table:table-cell office:value-type="float" office:value="-476" calcext:value-type="float">
            <text:p>-476</text:p>
          </table:table-cell>
          <table:table-cell office:value-type="float" office:value="0.01526" calcext:value-type="float">
            <text:p>0.01526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0.01492" calcext:value-type="float">
            <text:p>0.01492</text:p>
          </table:table-cell>
          <table:table-cell office:value-type="float" office:value="0.01478" calcext:value-type="float">
            <text:p>0.01478</text:p>
          </table:table-cell>
          <table:table-cell office:value-type="float" office:value="0.01472" calcext:value-type="float">
            <text:p>0.01472</text:p>
          </table:table-cell>
          <table:table-cell office:value-type="float" office:value="0.01468" calcext:value-type="float">
            <text:p>0.01468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.01459" calcext:value-type="float">
            <text:p>0.01459</text:p>
          </table:table-cell>
          <table:table-cell office:value-type="float" office:value="0.01458" calcext:value-type="float">
            <text:p>0.01458</text:p>
          </table:table-cell>
          <table:table-cell office:value-type="float" office:value="0.01442" calcext:value-type="float">
            <text:p>0.01442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0.01439" calcext:value-type="float">
            <text:p>0.01439</text:p>
          </table:table-cell>
          <table:table-cell office:value-type="float" office:value="0.01427" calcext:value-type="float">
            <text:p>0.01427</text:p>
          </table:table-cell>
          <table:table-cell table:number-columns-repeated="2" office:value-type="float" office:value="0.01424" calcext:value-type="float">
            <text:p>0.01424</text:p>
          </table:table-cell>
          <table:table-cell office:value-type="float" office:value="0.01414" calcext:value-type="float">
            <text:p>0.01414</text:p>
          </table:table-cell>
          <table:table-cell office:value-type="float" office:value="0.01412" calcext:value-type="float">
            <text:p>0.01412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1404" calcext:value-type="float">
            <text:p>0.01404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1409" calcext:value-type="float">
            <text:p>0.01409</text:p>
          </table:table-cell>
          <table:table-cell office:value-type="float" office:value="0.01414" calcext:value-type="float">
            <text:p>0.01414</text:p>
          </table:table-cell>
          <table:table-cell office:value-type="float" office:value="0.01406" calcext:value-type="float">
            <text:p>0.01406</text:p>
          </table:table-cell>
          <table:table-cell office:value-type="float" office:value="0.01404" calcext:value-type="float">
            <text:p>0.01404</text:p>
          </table:table-cell>
        </table:table-row>
        <table:table-row table:style-name="ro1">
          <table:table-cell office:value-type="float" office:value="-474" calcext:value-type="float">
            <text:p>-474</text:p>
          </table:table-cell>
          <table:table-cell office:value-type="float" office:value="0.01526" calcext:value-type="float">
            <text:p>0.01526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479" calcext:value-type="float">
            <text:p>0.01479</text:p>
          </table:table-cell>
          <table:table-cell office:value-type="float" office:value="0.01476" calcext:value-type="float">
            <text:p>0.01476</text:p>
          </table:table-cell>
          <table:table-cell office:value-type="float" office:value="0.01467" calcext:value-type="float">
            <text:p>0.01467</text:p>
          </table:table-cell>
          <table:table-cell office:value-type="float" office:value="0.01469" calcext:value-type="float">
            <text:p>0.01469</text:p>
          </table:table-cell>
          <table:table-cell office:value-type="float" office:value="0.01458" calcext:value-type="float">
            <text:p>0.01458</text:p>
          </table:table-cell>
          <table:table-cell office:value-type="float" office:value="0.01459" calcext:value-type="float">
            <text:p>0.01459</text:p>
          </table:table-cell>
          <table:table-cell office:value-type="float" office:value="0.01437" calcext:value-type="float">
            <text:p>0.01437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0.01439" calcext:value-type="float">
            <text:p>0.01439</text:p>
          </table:table-cell>
          <table:table-cell office:value-type="float" office:value="0.01429" calcext:value-type="float">
            <text:p>0.01429</text:p>
          </table:table-cell>
          <table:table-cell office:value-type="float" office:value="0.01423" calcext:value-type="float">
            <text:p>0.01423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0.01418" calcext:value-type="float">
            <text:p>0.01418</text:p>
          </table:table-cell>
          <table:table-cell table:number-columns-repeated="2" office:value-type="float" office:value="0.01417" calcext:value-type="float">
            <text:p>0.01417</text:p>
          </table:table-cell>
          <table:table-cell office:value-type="float" office:value="0.01406" calcext:value-type="float">
            <text:p>0.01406</text:p>
          </table:table-cell>
          <table:table-cell table:number-columns-repeated="2" office:value-type="float" office:value="0.01413" calcext:value-type="float">
            <text:p>0.01413</text:p>
          </table:table-cell>
          <table:table-cell office:value-type="float" office:value="0.01412" calcext:value-type="float">
            <text:p>0.01412</text:p>
          </table:table-cell>
          <table:table-cell office:value-type="float" office:value="0.01413" calcext:value-type="float">
            <text:p>0.01413</text:p>
          </table:table-cell>
          <table:table-cell office:value-type="float" office:value="0.01404" calcext:value-type="float">
            <text:p>0.01404</text:p>
          </table:table-cell>
        </table:table-row>
        <table:table-row table:style-name="ro1">
          <table:table-cell office:value-type="float" office:value="-472" calcext:value-type="float">
            <text:p>-472</text:p>
          </table:table-cell>
          <table:table-cell office:value-type="float" office:value="0.01524" calcext:value-type="float">
            <text:p>0.01524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0.01489" calcext:value-type="float">
            <text:p>0.01489</text:p>
          </table:table-cell>
          <table:table-cell office:value-type="float" office:value="0.01483" calcext:value-type="float">
            <text:p>0.01483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1459" calcext:value-type="float">
            <text:p>0.01459</text:p>
          </table:table-cell>
          <table:table-cell office:value-type="float" office:value="0.01458" calcext:value-type="float">
            <text:p>0.01458</text:p>
          </table:table-cell>
          <table:table-cell table:number-columns-repeated="2" office:value-type="float" office:value="0.01436" calcext:value-type="float">
            <text:p>0.01436</text:p>
          </table:table-cell>
          <table:table-cell office:value-type="float" office:value="0.01442" calcext:value-type="float">
            <text:p>0.01442</text:p>
          </table:table-cell>
          <table:table-cell office:value-type="float" office:value="0.01431" calcext:value-type="float">
            <text:p>0.01431</text:p>
          </table:table-cell>
          <table:table-cell office:value-type="float" office:value="0.01424" calcext:value-type="float">
            <text:p>0.01424</text:p>
          </table:table-cell>
          <table:table-cell office:value-type="float" office:value="0.01428" calcext:value-type="float">
            <text:p>0.01428</text:p>
          </table:table-cell>
          <table:table-cell office:value-type="float" office:value="0.01422" calcext:value-type="float">
            <text:p>0.01422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0.01416" calcext:value-type="float">
            <text:p>0.01416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1417" calcext:value-type="float">
            <text:p>0.01417</text:p>
          </table:table-cell>
          <table:table-cell office:value-type="float" office:value="0.01409" calcext:value-type="float">
            <text:p>0.01409</text:p>
          </table:table-cell>
          <table:table-cell office:value-type="float" office:value="0.01417" calcext:value-type="float">
            <text:p>0.01417</text:p>
          </table:table-cell>
          <table:table-cell office:value-type="float" office:value="0.01411" calcext:value-type="float">
            <text:p>0.01411</text:p>
          </table:table-cell>
          <table:table-cell office:value-type="float" office:value="0.01409" calcext:value-type="float">
            <text:p>0.01409</text:p>
          </table:table-cell>
        </table:table-row>
        <table:table-row table:style-name="ro1">
          <table:table-cell office:value-type="float" office:value="-470" calcext:value-type="float">
            <text:p>-470</text:p>
          </table:table-cell>
          <table:table-cell office:value-type="float" office:value="0.01525" calcext:value-type="float">
            <text:p>0.01525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477" calcext:value-type="float">
            <text:p>0.01477</text:p>
          </table:table-cell>
          <table:table-cell office:value-type="float" office:value="0.01479" calcext:value-type="float">
            <text:p>0.01479</text:p>
          </table:table-cell>
          <table:table-cell office:value-type="float" office:value="0.01465" calcext:value-type="float">
            <text:p>0.01465</text:p>
          </table:table-cell>
          <table:table-cell office:value-type="float" office:value="0.01464" calcext:value-type="float">
            <text:p>0.01464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0.01458" calcext:value-type="float">
            <text:p>0.01458</text:p>
          </table:table-cell>
          <table:table-cell office:value-type="float" office:value="0.01446" calcext:value-type="float">
            <text:p>0.01446</text:p>
          </table:table-cell>
          <table:table-cell office:value-type="float" office:value="0.01437" calcext:value-type="float">
            <text:p>0.01437</text:p>
          </table:table-cell>
          <table:table-cell office:value-type="float" office:value="0.01443" calcext:value-type="float">
            <text:p>0.01443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01429" calcext:value-type="float">
            <text:p>0.01429</text:p>
          </table:table-cell>
          <table:table-cell table:number-columns-repeated="2" office:value-type="float" office:value="0.01425" calcext:value-type="float">
            <text:p>0.01425</text:p>
          </table:table-cell>
          <table:table-cell office:value-type="float" office:value="0.01415" calcext:value-type="float">
            <text:p>0.01415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0.01411" calcext:value-type="float">
            <text:p>0.01411</text:p>
          </table:table-cell>
          <table:table-cell office:value-type="float" office:value="0.01416" calcext:value-type="float">
            <text:p>0.01416</text:p>
          </table:table-cell>
          <table:table-cell office:value-type="float" office:value="0.01417" calcext:value-type="float">
            <text:p>0.01417</text:p>
          </table:table-cell>
          <table:table-cell office:value-type="float" office:value="0.01422" calcext:value-type="float">
            <text:p>0.01422</text:p>
          </table:table-cell>
          <table:table-cell office:value-type="float" office:value="0.01414" calcext:value-type="float">
            <text:p>0.01414</text:p>
          </table:table-cell>
          <table:table-cell office:value-type="float" office:value="0.01411" calcext:value-type="float">
            <text:p>0.01411</text:p>
          </table:table-cell>
        </table:table-row>
        <table:table-row table:style-name="ro1">
          <table:table-cell office:value-type="float" office:value="-468" calcext:value-type="float">
            <text:p>-468</text:p>
          </table:table-cell>
          <table:table-cell office:value-type="float" office:value="0.01523" calcext:value-type="float">
            <text:p>0.01523</text:p>
          </table:table-cell>
          <table:table-cell office:value-type="float" office:value="0.01504" calcext:value-type="float">
            <text:p>0.01504</text:p>
          </table:table-cell>
          <table:table-cell office:value-type="float" office:value="0.01493" calcext:value-type="float">
            <text:p>0.01493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1474" calcext:value-type="float">
            <text:p>0.01474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467" calcext:value-type="float">
            <text:p>0.01467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1445" calcext:value-type="float">
            <text:p>0.01445</text:p>
          </table:table-cell>
          <table:table-cell office:value-type="float" office:value="0.01435" calcext:value-type="float">
            <text:p>0.01435</text:p>
          </table:table-cell>
          <table:table-cell office:value-type="float" office:value="0.01437" calcext:value-type="float">
            <text:p>0.01437</text:p>
          </table:table-cell>
          <table:table-cell office:value-type="float" office:value="0.01428" calcext:value-type="float">
            <text:p>0.01428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428" calcext:value-type="float">
            <text:p>0.01428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421" calcext:value-type="float">
            <text:p>0.01421</text:p>
          </table:table-cell>
          <table:table-cell office:value-type="float" office:value="0.01411" calcext:value-type="float">
            <text:p>0.01411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0.01415" calcext:value-type="float">
            <text:p>0.01415</text:p>
          </table:table-cell>
          <table:table-cell office:value-type="float" office:value="0.01426" calcext:value-type="float">
            <text:p>0.01426</text:p>
          </table:table-cell>
          <table:table-cell office:value-type="float" office:value="0.01415" calcext:value-type="float">
            <text:p>0.01415</text:p>
          </table:table-cell>
          <table:table-cell office:value-type="float" office:value="0.01417" calcext:value-type="float">
            <text:p>0.01417</text:p>
          </table:table-cell>
        </table:table-row>
        <table:table-row table:style-name="ro1">
          <table:table-cell office:value-type="float" office:value="-466" calcext:value-type="float">
            <text:p>-466</text:p>
          </table:table-cell>
          <table:table-cell office:value-type="float" office:value="0.01521" calcext:value-type="float">
            <text:p>0.01521</text:p>
          </table:table-cell>
          <table:table-cell office:value-type="float" office:value="0.01507" calcext:value-type="float">
            <text:p>0.01507</text:p>
          </table:table-cell>
          <table:table-cell office:value-type="float" office:value="0.01489" calcext:value-type="float">
            <text:p>0.01489</text:p>
          </table:table-cell>
          <table:table-cell office:value-type="float" office:value="0.01478" calcext:value-type="float">
            <text:p>0.01478</text:p>
          </table:table-cell>
          <table:table-cell office:value-type="float" office:value="0.01474" calcext:value-type="float">
            <text:p>0.01474</text:p>
          </table:table-cell>
          <table:table-cell office:value-type="float" office:value="0.01467" calcext:value-type="float">
            <text:p>0.01467</text:p>
          </table:table-cell>
          <table:table-cell office:value-type="float" office:value="0.01464" calcext:value-type="float">
            <text:p>0.01464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464" calcext:value-type="float">
            <text:p>0.01464</text:p>
          </table:table-cell>
          <table:table-cell office:value-type="float" office:value="0.01444" calcext:value-type="float">
            <text:p>0.01444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442" calcext:value-type="float">
            <text:p>0.01442</text:p>
          </table:table-cell>
          <table:table-cell office:value-type="float" office:value="0.01432" calcext:value-type="float">
            <text:p>0.01432</text:p>
          </table:table-cell>
          <table:table-cell office:value-type="float" office:value="0.01425" calcext:value-type="float">
            <text:p>0.01425</text:p>
          </table:table-cell>
          <table:table-cell table:number-columns-repeated="2" office:value-type="float" office:value="0.01429" calcext:value-type="float">
            <text:p>0.01429</text:p>
          </table:table-cell>
          <table:table-cell office:value-type="float" office:value="0.01423" calcext:value-type="float">
            <text:p>0.01423</text:p>
          </table:table-cell>
          <table:table-cell office:value-type="float" office:value="0.01426" calcext:value-type="float">
            <text:p>0.01426</text:p>
          </table:table-cell>
          <table:table-cell office:value-type="float" office:value="0.01412" calcext:value-type="float">
            <text:p>0.01412</text:p>
          </table:table-cell>
          <table:table-cell office:value-type="float" office:value="0.01418" calcext:value-type="float">
            <text:p>0.01418</text:p>
          </table:table-cell>
          <table:table-cell office:value-type="float" office:value="0.01412" calcext:value-type="float">
            <text:p>0.01412</text:p>
          </table:table-cell>
          <table:table-cell office:value-type="float" office:value="0.01424" calcext:value-type="float">
            <text:p>0.01424</text:p>
          </table:table-cell>
          <table:table-cell office:value-type="float" office:value="0.01417" calcext:value-type="float">
            <text:p>0.01417</text:p>
          </table:table-cell>
          <table:table-cell office:value-type="float" office:value="0.0142" calcext:value-type="float">
            <text:p>0.0142</text:p>
          </table:table-cell>
        </table:table-row>
        <table:table-row table:style-name="ro1">
          <table:table-cell office:value-type="float" office:value="-464" calcext:value-type="float">
            <text:p>-464</text:p>
          </table:table-cell>
          <table:table-cell office:value-type="float" office:value="0.01528" calcext:value-type="float">
            <text:p>0.01528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0.01495" calcext:value-type="float">
            <text:p>0.01495</text:p>
          </table:table-cell>
          <table:table-cell office:value-type="float" office:value="0.01477" calcext:value-type="float">
            <text:p>0.01477</text:p>
          </table:table-cell>
          <table:table-cell office:value-type="float" office:value="0.01479" calcext:value-type="float">
            <text:p>0.01479</text:p>
          </table:table-cell>
          <table:table-cell office:value-type="float" office:value="0.01469" calcext:value-type="float">
            <text:p>0.01469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458" calcext:value-type="float">
            <text:p>0.01458</text:p>
          </table:table-cell>
          <table:table-cell office:value-type="float" office:value="0.01461" calcext:value-type="float">
            <text:p>0.01461</text:p>
          </table:table-cell>
          <table:table-cell table:number-columns-repeated="2" office:value-type="float" office:value="0.01445" calcext:value-type="float">
            <text:p>0.01445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439" calcext:value-type="float">
            <text:p>0.01439</text:p>
          </table:table-cell>
          <table:table-cell office:value-type="float" office:value="0.01431" calcext:value-type="float">
            <text:p>0.01431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422" calcext:value-type="float">
            <text:p>0.01422</text:p>
          </table:table-cell>
          <table:table-cell office:value-type="float" office:value="0.01418" calcext:value-type="float">
            <text:p>0.01418</text:p>
          </table:table-cell>
          <table:table-cell office:value-type="float" office:value="0.01422" calcext:value-type="float">
            <text:p>0.01422</text:p>
          </table:table-cell>
          <table:table-cell office:value-type="float" office:value="0.01423" calcext:value-type="float">
            <text:p>0.01423</text:p>
          </table:table-cell>
          <table:table-cell office:value-type="float" office:value="0.01428" calcext:value-type="float">
            <text:p>0.01428</text:p>
          </table:table-cell>
          <table:table-cell office:value-type="float" office:value="0.01423" calcext:value-type="float">
            <text:p>0.01423</text:p>
          </table:table-cell>
          <table:table-cell office:value-type="float" office:value="0.01422" calcext:value-type="float">
            <text:p>0.01422</text:p>
          </table:table-cell>
        </table:table-row>
        <table:table-row table:style-name="ro1">
          <table:table-cell office:value-type="float" office:value="-462" calcext:value-type="float">
            <text:p>-462</text:p>
          </table:table-cell>
          <table:table-cell office:value-type="float" office:value="0.01525" calcext:value-type="float">
            <text:p>0.01525</text:p>
          </table:table-cell>
          <table:table-cell office:value-type="float" office:value="0.01511" calcext:value-type="float">
            <text:p>0.01511</text:p>
          </table:table-cell>
          <table:table-cell office:value-type="float" office:value="0.01487" calcext:value-type="float">
            <text:p>0.01487</text:p>
          </table:table-cell>
          <table:table-cell office:value-type="float" office:value="0.01481" calcext:value-type="float">
            <text:p>0.01481</text:p>
          </table:table-cell>
          <table:table-cell table:number-columns-repeated="2" office:value-type="float" office:value="0.0147" calcext:value-type="float">
            <text:p>0.0147</text:p>
          </table:table-cell>
          <table:table-cell office:value-type="float" office:value="0.01464" calcext:value-type="float">
            <text:p>0.01464</text:p>
          </table:table-cell>
          <table:table-cell office:value-type="float" office:value="0.01454" calcext:value-type="float">
            <text:p>0.01454</text:p>
          </table:table-cell>
          <table:table-cell office:value-type="float" office:value="0.01458" calcext:value-type="float">
            <text:p>0.01458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443" calcext:value-type="float">
            <text:p>0.01443</text:p>
          </table:table-cell>
          <table:table-cell office:value-type="float" office:value="0.01445" calcext:value-type="float">
            <text:p>0.01445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0.01439" calcext:value-type="float">
            <text:p>0.01439</text:p>
          </table:table-cell>
          <table:table-cell office:value-type="float" office:value="0.01433" calcext:value-type="float">
            <text:p>0.01433</text:p>
          </table:table-cell>
          <table:table-cell office:value-type="float" office:value="0.01421" calcext:value-type="float">
            <text:p>0.01421</text:p>
          </table:table-cell>
          <table:table-cell office:value-type="float" office:value="0.01425" calcext:value-type="float">
            <text:p>0.01425</text:p>
          </table:table-cell>
          <table:table-cell table:number-columns-repeated="2" office:value-type="float" office:value="0.01427" calcext:value-type="float">
            <text:p>0.01427</text:p>
          </table:table-cell>
          <table:table-cell office:value-type="float" office:value="0.01423" calcext:value-type="float">
            <text:p>0.01423</text:p>
          </table:table-cell>
          <table:table-cell office:value-type="float" office:value="0.01424" calcext:value-type="float">
            <text:p>0.01424</text:p>
          </table:table-cell>
          <table:table-cell office:value-type="float" office:value="0.01428" calcext:value-type="float">
            <text:p>0.01428</text:p>
          </table:table-cell>
          <table:table-cell office:value-type="float" office:value="0.0142" calcext:value-type="float">
            <text:p>0.0142</text:p>
          </table:table-cell>
        </table:table-row>
        <table:table-row table:style-name="ro1">
          <table:table-cell office:value-type="float" office:value="-460" calcext:value-type="float">
            <text:p>-460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1503" calcext:value-type="float">
            <text:p>0.01503</text:p>
          </table:table-cell>
          <table:table-cell office:value-type="float" office:value="0.01494" calcext:value-type="float">
            <text:p>0.01494</text:p>
          </table:table-cell>
          <table:table-cell office:value-type="float" office:value="0.01476" calcext:value-type="float">
            <text:p>0.01476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1468" calcext:value-type="float">
            <text:p>0.01468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1457" calcext:value-type="float">
            <text:p>0.01457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0.01447" calcext:value-type="float">
            <text:p>0.01447</text:p>
          </table:table-cell>
          <table:table-cell office:value-type="float" office:value="0.01444" calcext:value-type="float">
            <text:p>0.01444</text:p>
          </table:table-cell>
          <table:table-cell office:value-type="float" office:value="0.01447" calcext:value-type="float">
            <text:p>0.01447</text:p>
          </table:table-cell>
          <table:table-cell office:value-type="float" office:value="0.01438" calcext:value-type="float">
            <text:p>0.01438</text:p>
          </table:table-cell>
          <table:table-cell table:number-columns-repeated="2" office:value-type="float" office:value="0.01436" calcext:value-type="float">
            <text:p>0.01436</text:p>
          </table:table-cell>
          <table:table-cell office:value-type="float" office:value="0.01437" calcext:value-type="float">
            <text:p>0.01437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01426" calcext:value-type="float">
            <text:p>0.01426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0.01426" calcext:value-type="float">
            <text:p>0.01426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0.01431" calcext:value-type="float">
            <text:p>0.01431</text:p>
          </table:table-cell>
          <table:table-cell office:value-type="float" office:value="0.01432" calcext:value-type="float">
            <text:p>0.01432</text:p>
          </table:table-cell>
          <table:table-cell office:value-type="float" office:value="0.01426" calcext:value-type="float">
            <text:p>0.01426</text:p>
          </table:table-cell>
        </table:table-row>
        <table:table-row table:style-name="ro1">
          <table:table-cell office:value-type="float" office:value="-458" calcext:value-type="float">
            <text:p>-458</text:p>
          </table:table-cell>
          <table:table-cell office:value-type="float" office:value="0.01526" calcext:value-type="float">
            <text:p>0.01526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01489" calcext:value-type="float">
            <text:p>0.01489</text:p>
          </table:table-cell>
          <table:table-cell office:value-type="float" office:value="0.01481" calcext:value-type="float">
            <text:p>0.01481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67" calcext:value-type="float">
            <text:p>0.01467</text:p>
          </table:table-cell>
          <table:table-cell table:number-columns-repeated="3" office:value-type="float" office:value="0.01464" calcext:value-type="float">
            <text:p>0.01464</text:p>
          </table:table-cell>
          <table:table-cell office:value-type="float" office:value="0.01447" calcext:value-type="float">
            <text:p>0.01447</text:p>
          </table:table-cell>
          <table:table-cell office:value-type="float" office:value="0.01442" calcext:value-type="float">
            <text:p>0.01442</text:p>
          </table:table-cell>
          <table:table-cell office:value-type="float" office:value="0.01445" calcext:value-type="float">
            <text:p>0.01445</text:p>
          </table:table-cell>
          <table:table-cell office:value-type="float" office:value="0.01442" calcext:value-type="float">
            <text:p>0.01442</text:p>
          </table:table-cell>
          <table:table-cell office:value-type="float" office:value="0.01435" calcext:value-type="float">
            <text:p>0.01435</text:p>
          </table:table-cell>
          <table:table-cell office:value-type="float" office:value="0.01437" calcext:value-type="float">
            <text:p>0.01437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432" calcext:value-type="float">
            <text:p>0.01432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01429" calcext:value-type="float">
            <text:p>0.01429</text:p>
          </table:table-cell>
          <table:table-cell office:value-type="float" office:value="0.01431" calcext:value-type="float">
            <text:p>0.01431</text:p>
          </table:table-cell>
          <table:table-cell office:value-type="float" office:value="0.01428" calcext:value-type="float">
            <text:p>0.01428</text:p>
          </table:table-cell>
          <table:table-cell office:value-type="float" office:value="0.01438" calcext:value-type="float">
            <text:p>0.01438</text:p>
          </table:table-cell>
          <table:table-cell table:number-columns-repeated="2" office:value-type="float" office:value="0.01429" calcext:value-type="float">
            <text:p>0.01429</text:p>
          </table:table-cell>
        </table:table-row>
        <table:table-row table:style-name="ro1">
          <table:table-cell office:value-type="float" office:value="-456" calcext:value-type="float">
            <text:p>-456</text:p>
          </table:table-cell>
          <table:table-cell office:value-type="float" office:value="0.01525" calcext:value-type="float">
            <text:p>0.01525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01488" calcext:value-type="float">
            <text:p>0.01488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0.01477" calcext:value-type="float">
            <text:p>0.01477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1465" calcext:value-type="float">
            <text:p>0.01465</text:p>
          </table:table-cell>
          <table:table-cell office:value-type="float" office:value="0.01459" calcext:value-type="float">
            <text:p>0.01459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.01451" calcext:value-type="float">
            <text:p>0.01451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451" calcext:value-type="float">
            <text:p>0.01451</text:p>
          </table:table-cell>
          <table:table-cell office:value-type="float" office:value="0.01442" calcext:value-type="float">
            <text:p>0.01442</text:p>
          </table:table-cell>
          <table:table-cell office:value-type="float" office:value="0.01443" calcext:value-type="float">
            <text:p>0.01443</text:p>
          </table:table-cell>
          <table:table-cell table:number-columns-repeated="3" office:value-type="float" office:value="0.0144" calcext:value-type="float">
            <text:p>0.0144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01432" calcext:value-type="float">
            <text:p>0.01432</text:p>
          </table:table-cell>
          <table:table-cell office:value-type="float" office:value="0.01429" calcext:value-type="float">
            <text:p>0.01429</text:p>
          </table:table-cell>
          <table:table-cell office:value-type="float" office:value="0.01439" calcext:value-type="float">
            <text:p>0.01439</text:p>
          </table:table-cell>
          <table:table-cell office:value-type="float" office:value="0.01432" calcext:value-type="float">
            <text:p>0.01432</text:p>
          </table:table-cell>
          <table:table-cell office:value-type="float" office:value="0.01434" calcext:value-type="float">
            <text:p>0.01434</text:p>
          </table:table-cell>
        </table:table-row>
        <table:table-row table:style-name="ro1">
          <table:table-cell office:value-type="float" office:value="-454" calcext:value-type="float">
            <text:p>-454</text:p>
          </table:table-cell>
          <table:table-cell office:value-type="float" office:value="0.01527" calcext:value-type="float">
            <text:p>0.01527</text:p>
          </table:table-cell>
          <table:table-cell office:value-type="float" office:value="0.01509" calcext:value-type="float">
            <text:p>0.01509</text:p>
          </table:table-cell>
          <table:table-cell office:value-type="float" office:value="0.01492" calcext:value-type="float">
            <text:p>0.01492</text:p>
          </table:table-cell>
          <table:table-cell office:value-type="float" office:value="0.01484" calcext:value-type="float">
            <text:p>0.01484</text:p>
          </table:table-cell>
          <table:table-cell office:value-type="float" office:value="0.01477" calcext:value-type="float">
            <text:p>0.01477</text:p>
          </table:table-cell>
          <table:table-cell office:value-type="float" office:value="0.01472" calcext:value-type="float">
            <text:p>0.01472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59" calcext:value-type="float">
            <text:p>0.01459</text:p>
          </table:table-cell>
          <table:table-cell office:value-type="float" office:value="0.01464" calcext:value-type="float">
            <text:p>0.01464</text:p>
          </table:table-cell>
          <table:table-cell office:value-type="float" office:value="0.01458" calcext:value-type="float">
            <text:p>0.01458</text:p>
          </table:table-cell>
          <table:table-cell office:value-type="float" office:value="0.01448" calcext:value-type="float">
            <text:p>0.01448</text:p>
          </table:table-cell>
          <table:table-cell office:value-type="float" office:value="0.01454" calcext:value-type="float">
            <text:p>0.01454</text:p>
          </table:table-cell>
          <table:table-cell office:value-type="float" office:value="0.01448" calcext:value-type="float">
            <text:p>0.01448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1447" calcext:value-type="float">
            <text:p>0.01447</text:p>
          </table:table-cell>
          <table:table-cell office:value-type="float" office:value="0.01443" calcext:value-type="float">
            <text:p>0.01443</text:p>
          </table:table-cell>
          <table:table-cell office:value-type="float" office:value="0.01439" calcext:value-type="float">
            <text:p>0.01439</text:p>
          </table:table-cell>
          <table:table-cell office:value-type="float" office:value="0.01438" calcext:value-type="float">
            <text:p>0.01438</text:p>
          </table:table-cell>
          <table:table-cell office:value-type="float" office:value="0.01435" calcext:value-type="float">
            <text:p>0.01435</text:p>
          </table:table-cell>
          <table:table-cell office:value-type="float" office:value="0.01437" calcext:value-type="float">
            <text:p>0.01437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443" calcext:value-type="float">
            <text:p>0.01443</text:p>
          </table:table-cell>
          <table:table-cell table:number-columns-repeated="2" office:value-type="float" office:value="0.01442" calcext:value-type="float">
            <text:p>0.01442</text:p>
          </table:table-cell>
        </table:table-row>
        <table:table-row table:style-name="ro1">
          <table:table-cell office:value-type="float" office:value="-452" calcext:value-type="float">
            <text:p>-452</text:p>
          </table:table-cell>
          <table:table-cell office:value-type="float" office:value="0.01525" calcext:value-type="float">
            <text:p>0.01525</text:p>
          </table:table-cell>
          <table:table-cell office:value-type="float" office:value="0.01508" calcext:value-type="float">
            <text:p>0.01508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484" calcext:value-type="float">
            <text:p>0.01484</text:p>
          </table:table-cell>
          <table:table-cell office:value-type="float" office:value="0.01477" calcext:value-type="float">
            <text:p>0.01477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1475" calcext:value-type="float">
            <text:p>0.01475</text:p>
          </table:table-cell>
          <table:table-cell table:number-columns-repeated="2" office:value-type="float" office:value="0.01464" calcext:value-type="float">
            <text:p>0.01464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457" calcext:value-type="float">
            <text:p>0.01457</text:p>
          </table:table-cell>
          <table:table-cell office:value-type="float" office:value="0.01443" calcext:value-type="float">
            <text:p>0.01443</text:p>
          </table:table-cell>
          <table:table-cell office:value-type="float" office:value="0.01445" calcext:value-type="float">
            <text:p>0.01445</text:p>
          </table:table-cell>
          <table:table-cell office:value-type="float" office:value="0.01447" calcext:value-type="float">
            <text:p>0.01447</text:p>
          </table:table-cell>
          <table:table-cell office:value-type="float" office:value="0.01449" calcext:value-type="float">
            <text:p>0.01449</text:p>
          </table:table-cell>
          <table:table-cell office:value-type="float" office:value="0.01443" calcext:value-type="float">
            <text:p>0.01443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442" calcext:value-type="float">
            <text:p>0.01442</text:p>
          </table:table-cell>
          <table:table-cell office:value-type="float" office:value="0.01443" calcext:value-type="float">
            <text:p>0.01443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451" calcext:value-type="float">
            <text:p>0.01451</text:p>
          </table:table-cell>
          <table:table-cell office:value-type="float" office:value="0.01445" calcext:value-type="float">
            <text:p>0.01445</text:p>
          </table:table-cell>
        </table:table-row>
        <table:table-row table:style-name="ro1">
          <table:table-cell office:value-type="float" office:value="-450" calcext:value-type="float">
            <text:p>-450</text:p>
          </table:table-cell>
          <table:table-cell office:value-type="float" office:value="0.01525" calcext:value-type="float">
            <text:p>0.01525</text:p>
          </table:table-cell>
          <table:table-cell office:value-type="float" office:value="0.01508" calcext:value-type="float">
            <text:p>0.01508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481" calcext:value-type="float">
            <text:p>0.01481</text:p>
          </table:table-cell>
          <table:table-cell office:value-type="float" office:value="0.01483" calcext:value-type="float">
            <text:p>0.01483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1467" calcext:value-type="float">
            <text:p>0.01467</text:p>
          </table:table-cell>
          <table:table-cell office:value-type="float" office:value="0.01469" calcext:value-type="float">
            <text:p>0.01469</text:p>
          </table:table-cell>
          <table:table-cell office:value-type="float" office:value="0.01463" calcext:value-type="float">
            <text:p>0.01463</text:p>
          </table:table-cell>
          <table:table-cell office:value-type="float" office:value="0.01451" calcext:value-type="float">
            <text:p>0.01451</text:p>
          </table:table-cell>
          <table:table-cell office:value-type="float" office:value="0.01456" calcext:value-type="float">
            <text:p>0.01456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0.01451" calcext:value-type="float">
            <text:p>0.01451</text:p>
          </table:table-cell>
          <table:table-cell office:value-type="float" office:value="0.0145" calcext:value-type="float">
            <text:p>0.0145</text:p>
          </table:table-cell>
          <table:table-cell table:number-columns-repeated="2" office:value-type="float" office:value="0.01451" calcext:value-type="float">
            <text:p>0.01451</text:p>
          </table:table-cell>
          <table:table-cell office:value-type="float" office:value="0.01444" calcext:value-type="float">
            <text:p>0.01444</text:p>
          </table:table-cell>
          <table:table-cell office:value-type="float" office:value="0.01445" calcext:value-type="float">
            <text:p>0.01445</text:p>
          </table:table-cell>
          <table:table-cell office:value-type="float" office:value="0.01447" calcext:value-type="float">
            <text:p>0.01447</text:p>
          </table:table-cell>
          <table:table-cell office:value-type="float" office:value="0.01442" calcext:value-type="float">
            <text:p>0.01442</text:p>
          </table:table-cell>
          <table:table-cell office:value-type="float" office:value="0.01456" calcext:value-type="float">
            <text:p>0.01456</text:p>
          </table:table-cell>
          <table:table-cell office:value-type="float" office:value="0.01448" calcext:value-type="float">
            <text:p>0.01448</text:p>
          </table:table-cell>
          <table:table-cell office:value-type="float" office:value="0.01453" calcext:value-type="float">
            <text:p>0.01453</text:p>
          </table:table-cell>
        </table:table-row>
        <table:table-row table:style-name="ro1">
          <table:table-cell office:value-type="float" office:value="-448" calcext:value-type="float">
            <text:p>-448</text:p>
          </table:table-cell>
          <table:table-cell office:value-type="float" office:value="0.01528" calcext:value-type="float">
            <text:p>0.01528</text:p>
          </table:table-cell>
          <table:table-cell office:value-type="float" office:value="0.01509" calcext:value-type="float">
            <text:p>0.01509</text:p>
          </table:table-cell>
          <table:table-cell office:value-type="float" office:value="0.01495" calcext:value-type="float">
            <text:p>0.01495</text:p>
          </table:table-cell>
          <table:table-cell office:value-type="float" office:value="0.01487" calcext:value-type="float">
            <text:p>0.01487</text:p>
          </table:table-cell>
          <table:table-cell office:value-type="float" office:value="0.01483" calcext:value-type="float">
            <text:p>0.01483</text:p>
          </table:table-cell>
          <table:table-cell office:value-type="float" office:value="0.01479" calcext:value-type="float">
            <text:p>0.01479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1471" calcext:value-type="float">
            <text:p>0.01471</text:p>
          </table:table-cell>
          <table:table-cell office:value-type="float" office:value="0.01465" calcext:value-type="float">
            <text:p>0.01465</text:p>
          </table:table-cell>
          <table:table-cell table:number-columns-repeated="2" office:value-type="float" office:value="0.01459" calcext:value-type="float">
            <text:p>0.01459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0.01452" calcext:value-type="float">
            <text:p>0.01452</text:p>
          </table:table-cell>
          <table:table-cell office:value-type="float" office:value="0.01458" calcext:value-type="float">
            <text:p>0.01458</text:p>
          </table:table-cell>
          <table:table-cell office:value-type="float" office:value="0.01453" calcext:value-type="float">
            <text:p>0.01453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0.01452" calcext:value-type="float">
            <text:p>0.01452</text:p>
          </table:table-cell>
          <table:table-cell office:value-type="float" office:value="0.01449" calcext:value-type="float">
            <text:p>0.01449</text:p>
          </table:table-cell>
          <table:table-cell office:value-type="float" office:value="0.01451" calcext:value-type="float">
            <text:p>0.01451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459" calcext:value-type="float">
            <text:p>0.01459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.01456" calcext:value-type="float">
            <text:p>0.01456</text:p>
          </table:table-cell>
        </table:table-row>
        <table:table-row table:style-name="ro1">
          <table:table-cell office:value-type="float" office:value="-446" calcext:value-type="float">
            <text:p>-446</text:p>
          </table:table-cell>
          <table:table-cell office:value-type="float" office:value="0.01532" calcext:value-type="float">
            <text:p>0.01532</text:p>
          </table:table-cell>
          <table:table-cell office:value-type="float" office:value="0.01517" calcext:value-type="float">
            <text:p>0.01517</text:p>
          </table:table-cell>
          <table:table-cell office:value-type="float" office:value="0.01496" calcext:value-type="float">
            <text:p>0.01496</text:p>
          </table:table-cell>
          <table:table-cell office:value-type="float" office:value="0.01489" calcext:value-type="float">
            <text:p>0.01489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1478" calcext:value-type="float">
            <text:p>0.01478</text:p>
          </table:table-cell>
          <table:table-cell office:value-type="float" office:value="0.01477" calcext:value-type="float">
            <text:p>0.01477</text:p>
          </table:table-cell>
          <table:table-cell office:value-type="float" office:value="0.01467" calcext:value-type="float">
            <text:p>0.01467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1464" calcext:value-type="float">
            <text:p>0.01464</text:p>
          </table:table-cell>
          <table:table-cell office:value-type="float" office:value="0.01469" calcext:value-type="float">
            <text:p>0.01469</text:p>
          </table:table-cell>
          <table:table-cell table:number-columns-repeated="2" office:value-type="float" office:value="0.01462" calcext:value-type="float">
            <text:p>0.01462</text:p>
          </table:table-cell>
          <table:table-cell office:value-type="float" office:value="0.01461" calcext:value-type="float">
            <text:p>0.01461</text:p>
          </table:table-cell>
          <table:table-cell table:number-columns-repeated="2" office:value-type="float" office:value="0.01464" calcext:value-type="float">
            <text:p>0.01464</text:p>
          </table:table-cell>
          <table:table-cell office:value-type="float" office:value="0.01457" calcext:value-type="float">
            <text:p>0.01457</text:p>
          </table:table-cell>
          <table:table-cell office:value-type="float" office:value="0.01458" calcext:value-type="float">
            <text:p>0.01458</text:p>
          </table:table-cell>
          <table:table-cell office:value-type="float" office:value="0.01456" calcext:value-type="float">
            <text:p>0.01456</text:p>
          </table:table-cell>
          <table:table-cell office:value-type="float" office:value="0.01464" calcext:value-type="float">
            <text:p>0.01464</text:p>
          </table:table-cell>
          <table:table-cell office:value-type="float" office:value="0.01459" calcext:value-type="float">
            <text:p>0.01459</text:p>
          </table:table-cell>
          <table:table-cell office:value-type="float" office:value="0.01465" calcext:value-type="float">
            <text:p>0.01465</text:p>
          </table:table-cell>
          <table:table-cell office:value-type="float" office:value="0.01459" calcext:value-type="float">
            <text:p>0.01459</text:p>
          </table:table-cell>
          <table:table-cell office:value-type="float" office:value="0.01467" calcext:value-type="float">
            <text:p>0.01467</text:p>
          </table:table-cell>
        </table:table-row>
        <table:table-row table:style-name="ro1">
          <table:table-cell office:value-type="float" office:value="-444" calcext:value-type="float">
            <text:p>-444</text:p>
          </table:table-cell>
          <table:table-cell office:value-type="float" office:value="0.01529" calcext:value-type="float">
            <text:p>0.01529</text:p>
          </table:table-cell>
          <table:table-cell office:value-type="float" office:value="0.01509" calcext:value-type="float">
            <text:p>0.0150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487" calcext:value-type="float">
            <text:p>0.01487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481" calcext:value-type="float">
            <text:p>0.01481</text:p>
          </table:table-cell>
          <table:table-cell office:value-type="float" office:value="0.01482" calcext:value-type="float">
            <text:p>0.01482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72" calcext:value-type="float">
            <text:p>0.01472</text:p>
          </table:table-cell>
          <table:table-cell office:value-type="float" office:value="0.01469" calcext:value-type="float">
            <text:p>0.01469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65" calcext:value-type="float">
            <text:p>0.01465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.01468" calcext:value-type="float">
            <text:p>0.01468</text:p>
          </table:table-cell>
          <table:table-cell office:value-type="float" office:value="0.01469" calcext:value-type="float">
            <text:p>0.01469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465" calcext:value-type="float">
            <text:p>0.01465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.01467" calcext:value-type="float">
            <text:p>0.01467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.01476" calcext:value-type="float">
            <text:p>0.01476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7" calcext:value-type="float">
            <text:p>0.0147</text:p>
          </table:table-cell>
        </table:table-row>
        <table:table-row table:style-name="ro1">
          <table:table-cell office:value-type="float" office:value="-442" calcext:value-type="float">
            <text:p>-442</text:p>
          </table:table-cell>
          <table:table-cell office:value-type="float" office:value="0.01529" calcext:value-type="float">
            <text:p>0.01529</text:p>
          </table:table-cell>
          <table:table-cell office:value-type="float" office:value="0.01517" calcext:value-type="float">
            <text:p>0.01517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0.01494" calcext:value-type="float">
            <text:p>0.01494</text:p>
          </table:table-cell>
          <table:table-cell office:value-type="float" office:value="0.01489" calcext:value-type="float">
            <text:p>0.01489</text:p>
          </table:table-cell>
          <table:table-cell office:value-type="float" office:value="0.01484" calcext:value-type="float">
            <text:p>0.01484</text:p>
          </table:table-cell>
          <table:table-cell office:value-type="float" office:value="0.01485" calcext:value-type="float">
            <text:p>0.01485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1478" calcext:value-type="float">
            <text:p>0.01478</text:p>
          </table:table-cell>
          <table:table-cell office:value-type="float" office:value="0.01479" calcext:value-type="float">
            <text:p>0.01479</text:p>
          </table:table-cell>
          <table:table-cell office:value-type="float" office:value="0.01472" calcext:value-type="float">
            <text:p>0.01472</text:p>
          </table:table-cell>
          <table:table-cell office:value-type="float" office:value="0.01479" calcext:value-type="float">
            <text:p>0.01479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1472" calcext:value-type="float">
            <text:p>0.01472</text:p>
          </table:table-cell>
          <table:table-cell office:value-type="float" office:value="0.01474" calcext:value-type="float">
            <text:p>0.01474</text:p>
          </table:table-cell>
          <table:table-cell office:value-type="float" office:value="0.01472" calcext:value-type="float">
            <text:p>0.01472</text:p>
          </table:table-cell>
          <table:table-cell office:value-type="float" office:value="0.01476" calcext:value-type="float">
            <text:p>0.01476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76" calcext:value-type="float">
            <text:p>0.01476</text:p>
          </table:table-cell>
          <table:table-cell office:value-type="float" office:value="0.01478" calcext:value-type="float">
            <text:p>0.01478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1478" calcext:value-type="float">
            <text:p>0.01478</text:p>
          </table:table-cell>
        </table:table-row>
        <table:table-row table:style-name="ro1">
          <table:table-cell office:value-type="float" office:value="-440" calcext:value-type="float">
            <text:p>-440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1517" calcext:value-type="float">
            <text:p>0.01517</text:p>
          </table:table-cell>
          <table:table-cell office:value-type="float" office:value="0.01507" calcext:value-type="float">
            <text:p>0.01507</text:p>
          </table:table-cell>
          <table:table-cell office:value-type="float" office:value="0.01499" calcext:value-type="float">
            <text:p>0.01499</text:p>
          </table:table-cell>
          <table:table-cell office:value-type="float" office:value="0.01494" calcext:value-type="float">
            <text:p>0.01494</text:p>
          </table:table-cell>
          <table:table-cell office:value-type="float" office:value="0.01488" calcext:value-type="float">
            <text:p>0.01488</text:p>
          </table:table-cell>
          <table:table-cell office:value-type="float" office:value="0.01486" calcext:value-type="float">
            <text:p>0.01486</text:p>
          </table:table-cell>
          <table:table-cell table:number-columns-repeated="4" office:value-type="float" office:value="0.01479" calcext:value-type="float">
            <text:p>0.01479</text:p>
          </table:table-cell>
          <table:table-cell office:value-type="float" office:value="0.01481" calcext:value-type="float">
            <text:p>0.01481</text:p>
          </table:table-cell>
          <table:table-cell office:value-type="float" office:value="0.01477" calcext:value-type="float">
            <text:p>0.01477</text:p>
          </table:table-cell>
          <table:table-cell office:value-type="float" office:value="0.01482" calcext:value-type="float">
            <text:p>0.01482</text:p>
          </table:table-cell>
          <table:table-cell office:value-type="float" office:value="0.01476" calcext:value-type="float">
            <text:p>0.01476</text:p>
          </table:table-cell>
          <table:table-cell office:value-type="float" office:value="0.01479" calcext:value-type="float">
            <text:p>0.01479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1476" calcext:value-type="float">
            <text:p>0.01476</text:p>
          </table:table-cell>
          <table:table-cell office:value-type="float" office:value="0.01478" calcext:value-type="float">
            <text:p>0.01478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1483" calcext:value-type="float">
            <text:p>0.01483</text:p>
          </table:table-cell>
          <table:table-cell office:value-type="float" office:value="0.01489" calcext:value-type="float">
            <text:p>0.01489</text:p>
          </table:table-cell>
          <table:table-cell office:value-type="float" office:value="0.01487" calcext:value-type="float">
            <text:p>0.01487</text:p>
          </table:table-cell>
          <table:table-cell office:value-type="float" office:value="0.01483" calcext:value-type="float">
            <text:p>0.01483</text:p>
          </table:table-cell>
        </table:table-row>
        <table:table-row table:style-name="ro1">
          <table:table-cell office:value-type="float" office:value="-438" calcext:value-type="float">
            <text:p>-438</text:p>
          </table:table-cell>
          <table:table-cell office:value-type="float" office:value="0.01534" calcext:value-type="float">
            <text:p>0.01534</text:p>
          </table:table-cell>
          <table:table-cell office:value-type="float" office:value="0.01517" calcext:value-type="float">
            <text:p>0.01517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01501" calcext:value-type="float">
            <text:p>0.01501</text:p>
          </table:table-cell>
          <table:table-cell office:value-type="float" office:value="0.01496" calcext:value-type="float">
            <text:p>0.01496</text:p>
          </table:table-cell>
          <table:table-cell office:value-type="float" office:value="0.01497" calcext:value-type="float">
            <text:p>0.01497</text:p>
          </table:table-cell>
          <table:table-cell office:value-type="float" office:value="0.01489" calcext:value-type="float">
            <text:p>0.01489</text:p>
          </table:table-cell>
          <table:table-cell office:value-type="float" office:value="0.01488" calcext:value-type="float">
            <text:p>0.01488</text:p>
          </table:table-cell>
          <table:table-cell office:value-type="float" office:value="0.01485" calcext:value-type="float">
            <text:p>0.01485</text:p>
          </table:table-cell>
          <table:table-cell table:number-columns-repeated="2" office:value-type="float" office:value="0.01487" calcext:value-type="float">
            <text:p>0.01487</text:p>
          </table:table-cell>
          <table:table-cell office:value-type="float" office:value="0.01486" calcext:value-type="float">
            <text:p>0.01486</text:p>
          </table:table-cell>
          <table:table-cell table:number-columns-repeated="2" office:value-type="float" office:value="0.01487" calcext:value-type="float">
            <text:p>0.01487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487" calcext:value-type="float">
            <text:p>0.01487</text:p>
          </table:table-cell>
          <table:table-cell office:value-type="float" office:value="0.01483" calcext:value-type="float">
            <text:p>0.01483</text:p>
          </table:table-cell>
          <table:table-cell office:value-type="float" office:value="0.01482" calcext:value-type="float">
            <text:p>0.01482</text:p>
          </table:table-cell>
          <table:table-cell office:value-type="float" office:value="0.01495" calcext:value-type="float">
            <text:p>0.01495</text:p>
          </table:table-cell>
          <table:table-cell office:value-type="float" office:value="0.01493" calcext:value-type="float">
            <text:p>0.01493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498" calcext:value-type="float">
            <text:p>0.01498</text:p>
          </table:table-cell>
        </table:table-row>
        <table:table-row table:style-name="ro1">
          <table:table-cell office:value-type="float" office:value="-436" calcext:value-type="float">
            <text:p>-436</text:p>
          </table:table-cell>
          <table:table-cell office:value-type="float" office:value="0.01537" calcext:value-type="float">
            <text:p>0.01537</text:p>
          </table:table-cell>
          <table:table-cell office:value-type="float" office:value="0.01528" calcext:value-type="float">
            <text:p>0.01528</text:p>
          </table:table-cell>
          <table:table-cell office:value-type="float" office:value="0.01512" calcext:value-type="float">
            <text:p>0.01512</text:p>
          </table:table-cell>
          <table:table-cell office:value-type="float" office:value="0.01507" calcext:value-type="float">
            <text:p>0.01507</text:p>
          </table:table-cell>
          <table:table-cell table:number-columns-repeated="3" office:value-type="float" office:value="0.01498" calcext:value-type="float">
            <text:p>0.01498</text:p>
          </table:table-cell>
          <table:table-cell office:value-type="float" office:value="0.01494" calcext:value-type="float">
            <text:p>0.01494</text:p>
          </table:table-cell>
          <table:table-cell office:value-type="float" office:value="0.01487" calcext:value-type="float">
            <text:p>0.01487</text:p>
          </table:table-cell>
          <table:table-cell office:value-type="float" office:value="0.01494" calcext:value-type="float">
            <text:p>0.01494</text:p>
          </table:table-cell>
          <table:table-cell office:value-type="float" office:value="0.01492" calcext:value-type="float">
            <text:p>0.01492</text:p>
          </table:table-cell>
          <table:table-cell office:value-type="float" office:value="0.01494" calcext:value-type="float">
            <text:p>0.01494</text:p>
          </table:table-cell>
          <table:table-cell office:value-type="float" office:value="0.01497" calcext:value-type="float">
            <text:p>0.01497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502" calcext:value-type="float">
            <text:p>0.01502</text:p>
          </table:table-cell>
          <table:table-cell office:value-type="float" office:value="0.01499" calcext:value-type="float">
            <text:p>0.01499</text:p>
          </table:table-cell>
          <table:table-cell table:number-columns-repeated="2" office:value-type="float" office:value="0.01498" calcext:value-type="float">
            <text:p>0.01498</text:p>
          </table:table-cell>
          <table:table-cell office:value-type="float" office:value="0.01509" calcext:value-type="float">
            <text:p>0.01509</text:p>
          </table:table-cell>
          <table:table-cell office:value-type="float" office:value="0.01506" calcext:value-type="float">
            <text:p>0.01506</text:p>
          </table:table-cell>
          <table:table-cell table:number-columns-repeated="2" office:value-type="float" office:value="0.01519" calcext:value-type="float">
            <text:p>0.01519</text:p>
          </table:table-cell>
          <table:table-cell office:value-type="float" office:value="0.01509" calcext:value-type="float">
            <text:p>0.01509</text:p>
          </table:table-cell>
        </table:table-row>
        <table:table-row table:style-name="ro1">
          <table:table-cell office:value-type="float" office:value="-434" calcext:value-type="float">
            <text:p>-434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0.01526" calcext:value-type="float">
            <text:p>0.01526</text:p>
          </table:table-cell>
          <table:table-cell office:value-type="float" office:value="0.01516" calcext:value-type="float">
            <text:p>0.01516</text:p>
          </table:table-cell>
          <table:table-cell table:number-columns-repeated="3" office:value-type="float" office:value="0.01501" calcext:value-type="float">
            <text:p>0.015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495" calcext:value-type="float">
            <text:p>0.0149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501" calcext:value-type="float">
            <text:p>0.01501</text:p>
          </table:table-cell>
          <table:table-cell office:value-type="float" office:value="0.01502" calcext:value-type="float">
            <text:p>0.01502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01508" calcext:value-type="float">
            <text:p>0.01508</text:p>
          </table:table-cell>
          <table:table-cell table:number-columns-repeated="2" office:value-type="float" office:value="0.01506" calcext:value-type="float">
            <text:p>0.01506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1508" calcext:value-type="float">
            <text:p>0.01508</text:p>
          </table:table-cell>
          <table:table-cell office:value-type="float" office:value="0.01507" calcext:value-type="float">
            <text:p>0.01507</text:p>
          </table:table-cell>
          <table:table-cell office:value-type="float" office:value="0.01514" calcext:value-type="float">
            <text:p>0.01514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1519" calcext:value-type="float">
            <text:p>0.01519</text:p>
          </table:table-cell>
          <table:table-cell office:value-type="float" office:value="0.01525" calcext:value-type="float">
            <text:p>0.01525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1519" calcext:value-type="float">
            <text:p>0.01519</text:p>
          </table:table-cell>
        </table:table-row>
        <table:table-row table:style-name="ro1">
          <table:table-cell office:value-type="float" office:value="-432" calcext:value-type="float">
            <text:p>-432</text:p>
          </table:table-cell>
          <table:table-cell office:value-type="float" office:value="0.01548" calcext:value-type="float">
            <text:p>0.01548</text:p>
          </table:table-cell>
          <table:table-cell office:value-type="float" office:value="0.01536" calcext:value-type="float">
            <text:p>0.01536</text:p>
          </table:table-cell>
          <table:table-cell office:value-type="float" office:value="0.01522" calcext:value-type="float">
            <text:p>0.01522</text:p>
          </table:table-cell>
          <table:table-cell table:number-columns-repeated="2" office:value-type="float" office:value="0.01511" calcext:value-type="float">
            <text:p>0.01511</text:p>
          </table:table-cell>
          <table:table-cell office:value-type="float" office:value="0.01502" calcext:value-type="float">
            <text:p>0.01502</text:p>
          </table:table-cell>
          <table:table-cell office:value-type="float" office:value="0.01508" calcext:value-type="float">
            <text:p>0.01508</text:p>
          </table:table-cell>
          <table:table-cell office:value-type="float" office:value="0.01498" calcext:value-type="float">
            <text:p>0.01498</text:p>
          </table:table-cell>
          <table:table-cell office:value-type="float" office:value="0.01503" calcext:value-type="float">
            <text:p>0.01503</text:p>
          </table:table-cell>
          <table:table-cell office:value-type="float" office:value="0.01508" calcext:value-type="float">
            <text:p>0.01508</text:p>
          </table:table-cell>
          <table:table-cell office:value-type="float" office:value="0.01511" calcext:value-type="float">
            <text:p>0.01511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0.01516" calcext:value-type="float">
            <text:p>0.01516</text:p>
          </table:table-cell>
          <table:table-cell office:value-type="float" office:value="0.01514" calcext:value-type="float">
            <text:p>0.01514</text:p>
          </table:table-cell>
          <table:table-cell office:value-type="float" office:value="0.01517" calcext:value-type="float">
            <text:p>0.01517</text:p>
          </table:table-cell>
          <table:table-cell office:value-type="float" office:value="0.01525" calcext:value-type="float">
            <text:p>0.01525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1524" calcext:value-type="float">
            <text:p>0.01524</text:p>
          </table:table-cell>
          <table:table-cell office:value-type="float" office:value="0.01526" calcext:value-type="float">
            <text:p>0.01526</text:p>
          </table:table-cell>
          <table:table-cell office:value-type="float" office:value="0.01537" calcext:value-type="float">
            <text:p>0.01537</text:p>
          </table:table-cell>
          <table:table-cell office:value-type="float" office:value="0.01534" calcext:value-type="float">
            <text:p>0.01534</text:p>
          </table:table-cell>
          <table:table-cell office:value-type="float" office:value="0.01552" calcext:value-type="float">
            <text:p>0.01552</text:p>
          </table:table-cell>
          <table:table-cell office:value-type="float" office:value="0.01543" calcext:value-type="float">
            <text:p>0.01543</text:p>
          </table:table-cell>
          <table:table-cell office:value-type="float" office:value="0.01542" calcext:value-type="float">
            <text:p>0.01542</text:p>
          </table:table-cell>
        </table:table-row>
        <table:table-row table:style-name="ro1">
          <table:table-cell office:value-type="float" office:value="-430" calcext:value-type="float">
            <text:p>-430</text:p>
          </table:table-cell>
          <table:table-cell office:value-type="float" office:value="0.01552" calcext:value-type="float">
            <text:p>0.01552</text:p>
          </table:table-cell>
          <table:table-cell office:value-type="float" office:value="0.01541" calcext:value-type="float">
            <text:p>0.01541</text:p>
          </table:table-cell>
          <table:table-cell office:value-type="float" office:value="0.01525" calcext:value-type="float">
            <text:p>0.01525</text:p>
          </table:table-cell>
          <table:table-cell office:value-type="float" office:value="0.01523" calcext:value-type="float">
            <text:p>0.01523</text:p>
          </table:table-cell>
          <table:table-cell office:value-type="float" office:value="0.01519" calcext:value-type="float">
            <text:p>0.01519</text:p>
          </table:table-cell>
          <table:table-cell table:number-columns-repeated="2" office:value-type="float" office:value="0.01512" calcext:value-type="float">
            <text:p>0.01512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0.01507" calcext:value-type="float">
            <text:p>0.01507</text:p>
          </table:table-cell>
          <table:table-cell office:value-type="float" office:value="0.01519" calcext:value-type="float">
            <text:p>0.01519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1526" calcext:value-type="float">
            <text:p>0.01526</text:p>
          </table:table-cell>
          <table:table-cell office:value-type="float" office:value="0.01527" calcext:value-type="float">
            <text:p>0.01527</text:p>
          </table:table-cell>
          <table:table-cell office:value-type="float" office:value="0.01528" calcext:value-type="float">
            <text:p>0.01528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1537" calcext:value-type="float">
            <text:p>0.01537</text:p>
          </table:table-cell>
          <table:table-cell office:value-type="float" office:value="0.01534" calcext:value-type="float">
            <text:p>0.01534</text:p>
          </table:table-cell>
          <table:table-cell office:value-type="float" office:value="0.01539" calcext:value-type="float">
            <text:p>0.01539</text:p>
          </table:table-cell>
          <table:table-cell office:value-type="float" office:value="0.01549" calcext:value-type="float">
            <text:p>0.01549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569" calcext:value-type="float">
            <text:p>0.01569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01569" calcext:value-type="float">
            <text:p>0.01569</text:p>
          </table:table-cell>
        </table:table-row>
        <table:table-row table:style-name="ro1">
          <table:table-cell office:value-type="float" office:value="-428" calcext:value-type="float">
            <text:p>-428</text:p>
          </table:table-cell>
          <table:table-cell office:value-type="float" office:value="0.01556" calcext:value-type="float">
            <text:p>0.01556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1529" calcext:value-type="float">
            <text:p>0.01529</text:p>
          </table:table-cell>
          <table:table-cell office:value-type="float" office:value="0.01527" calcext:value-type="float">
            <text:p>0.01527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1517" calcext:value-type="float">
            <text:p>0.01517</text:p>
          </table:table-cell>
          <table:table-cell office:value-type="float" office:value="0.01509" calcext:value-type="float">
            <text:p>0.01509</text:p>
          </table:table-cell>
          <table:table-cell office:value-type="float" office:value="0.01512" calcext:value-type="float">
            <text:p>0.01512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1526" calcext:value-type="float">
            <text:p>0.01526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1542" calcext:value-type="float">
            <text:p>0.01542</text:p>
          </table:table-cell>
          <table:table-cell office:value-type="float" office:value="0.01555" calcext:value-type="float">
            <text:p>0.01555</text:p>
          </table:table-cell>
          <table:table-cell table:number-columns-repeated="2" office:value-type="float" office:value="0.01552" calcext:value-type="float">
            <text:p>0.01552</text:p>
          </table:table-cell>
          <table:table-cell office:value-type="float" office:value="0.01563" calcext:value-type="float">
            <text:p>0.01563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01588" calcext:value-type="float">
            <text:p>0.01588</text:p>
          </table:table-cell>
          <table:table-cell office:value-type="float" office:value="0.01585" calcext:value-type="float">
            <text:p>0.01585</text:p>
          </table:table-cell>
          <table:table-cell office:value-type="float" office:value="0.01589" calcext:value-type="float">
            <text:p>0.01589</text:p>
          </table:table-cell>
        </table:table-row>
        <table:table-row table:style-name="ro1">
          <table:table-cell office:value-type="float" office:value="-426" calcext:value-type="float">
            <text:p>-426</text:p>
          </table:table-cell>
          <table:table-cell office:value-type="float" office:value="0.01564" calcext:value-type="float">
            <text:p>0.01564</text:p>
          </table:table-cell>
          <table:table-cell office:value-type="float" office:value="0.01559" calcext:value-type="float">
            <text:p>0.01559</text:p>
          </table:table-cell>
          <table:table-cell office:value-type="float" office:value="0.01542" calcext:value-type="float">
            <text:p>0.01542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1531" calcext:value-type="float">
            <text:p>0.01531</text:p>
          </table:table-cell>
          <table:table-cell office:value-type="float" office:value="0.01534" calcext:value-type="float">
            <text:p>0.01534</text:p>
          </table:table-cell>
          <table:table-cell office:value-type="float" office:value="0.01526" calcext:value-type="float">
            <text:p>0.01526</text:p>
          </table:table-cell>
          <table:table-cell office:value-type="float" office:value="0.01523" calcext:value-type="float">
            <text:p>0.01523</text:p>
          </table:table-cell>
          <table:table-cell office:value-type="float" office:value="0.01515" calcext:value-type="float">
            <text:p>0.01515</text:p>
          </table:table-cell>
          <table:table-cell table:number-columns-repeated="3" office:value-type="float" office:value="0.01545" calcext:value-type="float">
            <text:p>0.01545</text:p>
          </table:table-cell>
          <table:table-cell office:value-type="float" office:value="0.01559" calcext:value-type="float">
            <text:p>0.01559</text:p>
          </table:table-cell>
          <table:table-cell table:number-columns-repeated="2" office:value-type="float" office:value="0.01556" calcext:value-type="float">
            <text:p>0.01556</text:p>
          </table:table-cell>
          <table:table-cell table:number-columns-repeated="2" office:value-type="float" office:value="0.01575" calcext:value-type="float">
            <text:p>0.01575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1583" calcext:value-type="float">
            <text:p>0.01583</text:p>
          </table:table-cell>
          <table:table-cell office:value-type="float" office:value="0.01597" calcext:value-type="float">
            <text:p>0.01597</text:p>
          </table:table-cell>
          <table:table-cell office:value-type="float" office:value="0.01591" calcext:value-type="float">
            <text:p>0.01591</text:p>
          </table:table-cell>
          <table:table-cell table:number-columns-repeated="3" office:value-type="float" office:value="0.01609" calcext:value-type="float">
            <text:p>0.01609</text:p>
          </table:table-cell>
        </table:table-row>
        <table:table-row table:style-name="ro1">
          <table:table-cell office:value-type="float" office:value="-424" calcext:value-type="float">
            <text:p>-424</text:p>
          </table:table-cell>
          <table:table-cell office:value-type="float" office:value="0.01582" calcext:value-type="float">
            <text:p>0.01582</text:p>
          </table:table-cell>
          <table:table-cell office:value-type="float" office:value="0.01566" calcext:value-type="float">
            <text:p>0.01566</text:p>
          </table:table-cell>
          <table:table-cell office:value-type="float" office:value="0.01553" calcext:value-type="float">
            <text:p>0.01553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0.01541" calcext:value-type="float">
            <text:p>0.01541</text:p>
          </table:table-cell>
          <table:table-cell office:value-type="float" office:value="0.01537" calcext:value-type="float">
            <text:p>0.01537</text:p>
          </table:table-cell>
          <table:table-cell office:value-type="float" office:value="0.01534" calcext:value-type="float">
            <text:p>0.01534</text:p>
          </table:table-cell>
          <table:table-cell office:value-type="float" office:value="0.01525" calcext:value-type="float">
            <text:p>0.01525</text:p>
          </table:table-cell>
          <table:table-cell office:value-type="float" office:value="0.01531" calcext:value-type="float">
            <text:p>0.01531</text:p>
          </table:table-cell>
          <table:table-cell office:value-type="float" office:value="0.01558" calcext:value-type="float">
            <text:p>0.01558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01559" calcext:value-type="float">
            <text:p>0.01559</text:p>
          </table:table-cell>
          <table:table-cell office:value-type="float" office:value="0.01577" calcext:value-type="float">
            <text:p>0.01577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1581" calcext:value-type="float">
            <text:p>0.01581</text:p>
          </table:table-cell>
          <table:table-cell office:value-type="float" office:value="0.01595" calcext:value-type="float">
            <text:p>0.01595</text:p>
          </table:table-cell>
          <table:table-cell office:value-type="float" office:value="0.01589" calcext:value-type="float">
            <text:p>0.01589</text:p>
          </table:table-cell>
          <table:table-cell office:value-type="float" office:value="0.01593" calcext:value-type="float">
            <text:p>0.01593</text:p>
          </table:table-cell>
          <table:table-cell office:value-type="float" office:value="0.01605" calcext:value-type="float">
            <text:p>0.01605</text:p>
          </table:table-cell>
          <table:table-cell office:value-type="float" office:value="0.01614" calcext:value-type="float">
            <text:p>0.01614</text:p>
          </table:table-cell>
          <table:table-cell office:value-type="float" office:value="0.01611" calcext:value-type="float">
            <text:p>0.01611</text:p>
          </table:table-cell>
          <table:table-cell office:value-type="float" office:value="0.01646" calcext:value-type="float">
            <text:p>0.01646</text:p>
          </table:table-cell>
          <table:table-cell office:value-type="float" office:value="0.01636" calcext:value-type="float">
            <text:p>0.01636</text:p>
          </table:table-cell>
          <table:table-cell office:value-type="float" office:value="0.01639" calcext:value-type="float">
            <text:p>0.01639</text:p>
          </table:table-cell>
        </table:table-row>
        <table:table-row table:style-name="ro1">
          <table:table-cell office:value-type="float" office:value="-422" calcext:value-type="float">
            <text:p>-422</text:p>
          </table:table-cell>
          <table:table-cell office:value-type="float" office:value="0.01591" calcext:value-type="float">
            <text:p>0.01591</text:p>
          </table:table-cell>
          <table:table-cell office:value-type="float" office:value="0.01578" calcext:value-type="float">
            <text:p>0.01578</text:p>
          </table:table-cell>
          <table:table-cell office:value-type="float" office:value="0.01563" calcext:value-type="float">
            <text:p>0.01563</text:p>
          </table:table-cell>
          <table:table-cell office:value-type="float" office:value="0.01552" calcext:value-type="float">
            <text:p>0.01552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0.01544" calcext:value-type="float">
            <text:p>0.01544</text:p>
          </table:table-cell>
          <table:table-cell office:value-type="float" office:value="0.01536" calcext:value-type="float">
            <text:p>0.01536</text:p>
          </table:table-cell>
          <table:table-cell office:value-type="float" office:value="0.01572" calcext:value-type="float">
            <text:p>0.01572</text:p>
          </table:table-cell>
          <table:table-cell office:value-type="float" office:value="0.01571" calcext:value-type="float">
            <text:p>0.01571</text:p>
          </table:table-cell>
          <table:table-cell office:value-type="float" office:value="0.0158" calcext:value-type="float">
            <text:p>0.0158</text:p>
          </table:table-cell>
          <table:table-cell table:number-columns-repeated="2" office:value-type="float" office:value="0.01597" calcext:value-type="float">
            <text:p>0.01597</text:p>
          </table:table-cell>
          <table:table-cell office:value-type="float" office:value="0.01594" calcext:value-type="float">
            <text:p>0.01594</text:p>
          </table:table-cell>
          <table:table-cell office:value-type="float" office:value="0.01624" calcext:value-type="float">
            <text:p>0.01624</text:p>
          </table:table-cell>
          <table:table-cell office:value-type="float" office:value="0.01613" calcext:value-type="float">
            <text:p>0.01613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1633" calcext:value-type="float">
            <text:p>0.01633</text:p>
          </table:table-cell>
          <table:table-cell office:value-type="float" office:value="0.01641" calcext:value-type="float">
            <text:p>0.01641</text:p>
          </table:table-cell>
          <table:table-cell office:value-type="float" office:value="0.01638" calcext:value-type="float">
            <text:p>0.01638</text:p>
          </table:table-cell>
          <table:table-cell office:value-type="float" office:value="0.01669" calcext:value-type="float">
            <text:p>0.01669</text:p>
          </table:table-cell>
          <table:table-cell office:value-type="float" office:value="0.01662" calcext:value-type="float">
            <text:p>0.01662</text:p>
          </table:table-cell>
          <table:table-cell office:value-type="float" office:value="0.01664" calcext:value-type="float">
            <text:p>0.01664</text:p>
          </table:table-cell>
        </table:table-row>
        <table:table-row table:style-name="ro1">
          <table:table-cell office:value-type="float" office:value="-420" calcext:value-type="float">
            <text:p>-420</text:p>
          </table:table-cell>
          <table:table-cell office:value-type="float" office:value="0.01596" calcext:value-type="float">
            <text:p>0.01596</text:p>
          </table:table-cell>
          <table:table-cell office:value-type="float" office:value="0.01585" calcext:value-type="float">
            <text:p>0.01585</text:p>
          </table:table-cell>
          <table:table-cell office:value-type="float" office:value="0.01572" calcext:value-type="float">
            <text:p>0.01572</text:p>
          </table:table-cell>
          <table:table-cell office:value-type="float" office:value="0.01571" calcext:value-type="float">
            <text:p>0.01571</text:p>
          </table:table-cell>
          <table:table-cell office:value-type="float" office:value="0.01566" calcext:value-type="float">
            <text:p>0.01566</text:p>
          </table:table-cell>
          <table:table-cell office:value-type="float" office:value="0.01565" calcext:value-type="float">
            <text:p>0.01565</text:p>
          </table:table-cell>
          <table:table-cell office:value-type="float" office:value="0.01558" calcext:value-type="float">
            <text:p>0.01558</text:p>
          </table:table-cell>
          <table:table-cell office:value-type="float" office:value="0.01548" calcext:value-type="float">
            <text:p>0.01548</text:p>
          </table:table-cell>
          <table:table-cell office:value-type="float" office:value="0.01553" calcext:value-type="float">
            <text:p>0.01553</text:p>
          </table:table-cell>
          <table:table-cell office:value-type="float" office:value="0.01592" calcext:value-type="float">
            <text:p>0.01592</text:p>
          </table:table-cell>
          <table:table-cell office:value-type="float" office:value="0.01591" calcext:value-type="float">
            <text:p>0.01591</text:p>
          </table:table-cell>
          <table:table-cell office:value-type="float" office:value="0.01594" calcext:value-type="float">
            <text:p>0.01594</text:p>
          </table:table-cell>
          <table:table-cell office:value-type="float" office:value="0.01622" calcext:value-type="float">
            <text:p>0.01622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1622" calcext:value-type="float">
            <text:p>0.01622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1642" calcext:value-type="float">
            <text:p>0.01642</text:p>
          </table:table-cell>
          <table:table-cell office:value-type="float" office:value="0.01649" calcext:value-type="float">
            <text:p>0.01649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1671" calcext:value-type="float">
            <text:p>0.01671</text:p>
          </table:table-cell>
          <table:table-cell office:value-type="float" office:value="0.01707" calcext:value-type="float">
            <text:p>0.01707</text:p>
          </table:table-cell>
          <table:table-cell office:value-type="float" office:value="0.01699" calcext:value-type="float">
            <text:p>0.01699</text:p>
          </table:table-cell>
          <table:table-cell office:value-type="float" office:value="0.01696" calcext:value-type="float">
            <text:p>0.01696</text:p>
          </table:table-cell>
        </table:table-row>
        <table:table-row table:style-name="ro1">
          <table:table-cell office:value-type="float" office:value="-418" calcext:value-type="float">
            <text:p>-418</text:p>
          </table:table-cell>
          <table:table-cell office:value-type="float" office:value="0.01612" calcext:value-type="float">
            <text:p>0.01612</text:p>
          </table:table-cell>
          <table:table-cell office:value-type="float" office:value="0.01596" calcext:value-type="float">
            <text:p>0.01596</text:p>
          </table:table-cell>
          <table:table-cell office:value-type="float" office:value="0.01588" calcext:value-type="float">
            <text:p>0.01588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1576" calcext:value-type="float">
            <text:p>0.01576</text:p>
          </table:table-cell>
          <table:table-cell office:value-type="float" office:value="0.01571" calcext:value-type="float">
            <text:p>0.01571</text:p>
          </table:table-cell>
          <table:table-cell office:value-type="float" office:value="0.01556" calcext:value-type="float">
            <text:p>0.01556</text:p>
          </table:table-cell>
          <table:table-cell office:value-type="float" office:value="0.01558" calcext:value-type="float">
            <text:p>0.01558</text:p>
          </table:table-cell>
          <table:table-cell office:value-type="float" office:value="0.01607" calcext:value-type="float">
            <text:p>0.01607</text:p>
          </table:table-cell>
          <table:table-cell office:value-type="float" office:value="0.01609" calcext:value-type="float">
            <text:p>0.01609</text:p>
          </table:table-cell>
          <table:table-cell office:value-type="float" office:value="0.01614" calcext:value-type="float">
            <text:p>0.01614</text:p>
          </table:table-cell>
          <table:table-cell office:value-type="float" office:value="0.01645" calcext:value-type="float">
            <text:p>0.01645</text:p>
          </table:table-cell>
          <table:table-cell table:number-columns-repeated="2" office:value-type="float" office:value="0.01644" calcext:value-type="float">
            <text:p>0.01644</text:p>
          </table:table-cell>
          <table:table-cell office:value-type="float" office:value="0.01677" calcext:value-type="float">
            <text:p>0.01677</text:p>
          </table:table-cell>
          <table:table-cell office:value-type="float" office:value="0.01671" calcext:value-type="float">
            <text:p>0.01671</text:p>
          </table:table-cell>
          <table:table-cell office:value-type="float" office:value="0.01674" calcext:value-type="float">
            <text:p>0.0167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708" calcext:value-type="float">
            <text:p>0.01708</text:p>
          </table:table-cell>
          <table:table-cell office:value-type="float" office:value="0.01707" calcext:value-type="float">
            <text:p>0.01707</text:p>
          </table:table-cell>
          <table:table-cell office:value-type="float" office:value="0.01741" calcext:value-type="float">
            <text:p>0.01741</text:p>
          </table:table-cell>
          <table:table-cell office:value-type="float" office:value="0.01735" calcext:value-type="float">
            <text:p>0.01735</text:p>
          </table:table-cell>
          <table:table-cell office:value-type="float" office:value="0.01741" calcext:value-type="float">
            <text:p>0.01741</text:p>
          </table:table-cell>
        </table:table-row>
        <table:table-row table:style-name="ro1">
          <table:table-cell office:value-type="float" office:value="-416" calcext:value-type="float">
            <text:p>-416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1597" calcext:value-type="float">
            <text:p>0.01597</text:p>
          </table:table-cell>
          <table:table-cell table:number-columns-repeated="2" office:value-type="float" office:value="0.01592" calcext:value-type="float">
            <text:p>0.01592</text:p>
          </table:table-cell>
          <table:table-cell office:value-type="float" office:value="0.01586" calcext:value-type="float">
            <text:p>0.01586</text:p>
          </table:table-cell>
          <table:table-cell office:value-type="float" office:value="0.01583" calcext:value-type="float">
            <text:p>0.01583</text:p>
          </table:table-cell>
          <table:table-cell table:number-columns-repeated="2" office:value-type="float" office:value="0.01577" calcext:value-type="float">
            <text:p>0.01577</text:p>
          </table:table-cell>
          <table:table-cell office:value-type="float" office:value="0.01636" calcext:value-type="float">
            <text:p>0.01636</text:p>
          </table:table-cell>
          <table:table-cell office:value-type="float" office:value="0.01634" calcext:value-type="float">
            <text:p>0.01634</text:p>
          </table:table-cell>
          <table:table-cell office:value-type="float" office:value="0.01632" calcext:value-type="float">
            <text:p>0.01632</text:p>
          </table:table-cell>
          <table:table-cell office:value-type="float" office:value="0.01672" calcext:value-type="float">
            <text:p>0.01672</text:p>
          </table:table-cell>
          <table:table-cell office:value-type="float" office:value="0.01671" calcext:value-type="float">
            <text:p>0.01671</text:p>
          </table:table-cell>
          <table:table-cell office:value-type="float" office:value="0.01676" calcext:value-type="float">
            <text:p>0.01676</text:p>
          </table:table-cell>
          <table:table-cell table:number-columns-repeated="2" office:value-type="float" office:value="0.01711" calcext:value-type="float">
            <text:p>0.01711</text:p>
          </table:table-cell>
          <table:table-cell office:value-type="float" office:value="0.01706" calcext:value-type="float">
            <text:p>0.01706</text:p>
          </table:table-cell>
          <table:table-cell office:value-type="float" office:value="0.01737" calcext:value-type="float">
            <text:p>0.01737</text:p>
          </table:table-cell>
          <table:table-cell office:value-type="float" office:value="0.01751" calcext:value-type="float">
            <text:p>0.01751</text:p>
          </table:table-cell>
          <table:table-cell office:value-type="float" office:value="0.01747" calcext:value-type="float">
            <text:p>0.01747</text:p>
          </table:table-cell>
          <table:table-cell office:value-type="float" office:value="0.01784" calcext:value-type="float">
            <text:p>0.01784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776" calcext:value-type="float">
            <text:p>0.01776</text:p>
          </table:table-cell>
        </table:table-row>
        <table:table-row table:style-name="ro1">
          <table:table-cell office:value-type="float" office:value="-414" calcext:value-type="float">
            <text:p>-414</text:p>
          </table:table-cell>
          <table:table-cell office:value-type="float" office:value="0.01628" calcext:value-type="float">
            <text:p>0.01628</text:p>
          </table:table-cell>
          <table:table-cell office:value-type="float" office:value="0.01625" calcext:value-type="float">
            <text:p>0.01625</text:p>
          </table:table-cell>
          <table:table-cell office:value-type="float" office:value="0.01613" calcext:value-type="float">
            <text:p>0.01613</text:p>
          </table:table-cell>
          <table:table-cell office:value-type="float" office:value="0.01608" calcext:value-type="float">
            <text:p>0.01608</text:p>
          </table:table-cell>
          <table:table-cell office:value-type="float" office:value="0.01606" calcext:value-type="float">
            <text:p>0.01606</text:p>
          </table:table-cell>
          <table:table-cell office:value-type="float" office:value="0.01595" calcext:value-type="float">
            <text:p>0.01595</text:p>
          </table:table-cell>
          <table:table-cell office:value-type="float" office:value="0.01602" calcext:value-type="float">
            <text:p>0.01602</text:p>
          </table:table-cell>
          <table:table-cell office:value-type="float" office:value="0.01588" calcext:value-type="float">
            <text:p>0.01588</text:p>
          </table:table-cell>
          <table:table-cell office:value-type="float" office:value="0.01586" calcext:value-type="float">
            <text:p>0.01586</text:p>
          </table:table-cell>
          <table:table-cell office:value-type="float" office:value="0.01655" calcext:value-type="float">
            <text:p>0.01655</text:p>
          </table:table-cell>
          <table:table-cell office:value-type="float" office:value="0.01657" calcext:value-type="float">
            <text:p>0.01657</text:p>
          </table:table-cell>
          <table:table-cell office:value-type="float" office:value="0.01658" calcext:value-type="float">
            <text:p>0.01658</text:p>
          </table:table-cell>
          <table:table-cell office:value-type="float" office:value="0.01702" calcext:value-type="float">
            <text:p>0.01702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709" calcext:value-type="float">
            <text:p>0.01709</text:p>
          </table:table-cell>
          <table:table-cell office:value-type="float" office:value="0.01753" calcext:value-type="float">
            <text:p>0.01753</text:p>
          </table:table-cell>
          <table:table-cell office:value-type="float" office:value="0.01741" calcext:value-type="float">
            <text:p>0.01741</text:p>
          </table:table-cell>
          <table:table-cell office:value-type="float" office:value="0.01746" calcext:value-type="float">
            <text:p>0.01746</text:p>
          </table:table-cell>
          <table:table-cell office:value-type="float" office:value="0.01781" calcext:value-type="float">
            <text:p>0.01781</text:p>
          </table:table-cell>
          <table:table-cell table:number-columns-repeated="2" office:value-type="float" office:value="0.01788" calcext:value-type="float">
            <text:p>0.01788</text:p>
          </table:table-cell>
          <table:table-cell office:value-type="float" office:value="0.01835" calcext:value-type="float">
            <text:p>0.01835</text:p>
          </table:table-cell>
          <table:table-cell office:value-type="float" office:value="0.01832" calcext:value-type="float">
            <text:p>0.01832</text:p>
          </table:table-cell>
          <table:table-cell office:value-type="float" office:value="0.0183" calcext:value-type="float">
            <text:p>0.0183</text:p>
          </table:table-cell>
        </table:table-row>
        <table:table-row table:style-name="ro1">
          <table:table-cell office:value-type="float" office:value="-412" calcext:value-type="float">
            <text:p>-412</text:p>
          </table:table-cell>
          <table:table-cell office:value-type="float" office:value="0.01644" calcext:value-type="float">
            <text:p>0.01644</text:p>
          </table:table-cell>
          <table:table-cell office:value-type="float" office:value="0.01642" calcext:value-type="float">
            <text:p>0.01642</text:p>
          </table:table-cell>
          <table:table-cell office:value-type="float" office:value="0.01624" calcext:value-type="float">
            <text:p>0.01624</text:p>
          </table:table-cell>
          <table:table-cell table:number-columns-repeated="2" office:value-type="float" office:value="0.01619" calcext:value-type="float">
            <text:p>0.01619</text:p>
          </table:table-cell>
          <table:table-cell office:value-type="float" office:value="0.01608" calcext:value-type="float">
            <text:p>0.01608</text:p>
          </table:table-cell>
          <table:table-cell office:value-type="float" office:value="0.01611" calcext:value-type="float">
            <text:p>0.01611</text:p>
          </table:table-cell>
          <table:table-cell office:value-type="float" office:value="0.01606" calcext:value-type="float">
            <text:p>0.01606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683" calcext:value-type="float">
            <text:p>0.01683</text:p>
          </table:table-cell>
          <table:table-cell office:value-type="float" office:value="0.01681" calcext:value-type="float">
            <text:p>0.01681</text:p>
          </table:table-cell>
          <table:table-cell office:value-type="float" office:value="0.01687" calcext:value-type="float">
            <text:p>0.01687</text:p>
          </table:table-cell>
          <table:table-cell office:value-type="float" office:value="0.01735" calcext:value-type="float">
            <text:p>0.01735</text:p>
          </table:table-cell>
          <table:table-cell office:value-type="float" office:value="0.01739" calcext:value-type="float">
            <text:p>0.01739</text:p>
          </table:table-cell>
          <table:table-cell office:value-type="float" office:value="0.01745" calcext:value-type="float">
            <text:p>0.01745</text:p>
          </table:table-cell>
          <table:table-cell office:value-type="float" office:value="0.01796" calcext:value-type="float">
            <text:p>0.01796</text:p>
          </table:table-cell>
          <table:table-cell office:value-type="float" office:value="0.01783" calcext:value-type="float">
            <text:p>0.01783</text:p>
          </table:table-cell>
          <table:table-cell office:value-type="float" office:value="0.01793" calcext:value-type="float">
            <text:p>0.01793</text:p>
          </table:table-cell>
          <table:table-cell office:value-type="float" office:value="0.01832" calcext:value-type="float">
            <text:p>0.01832</text:p>
          </table:table-cell>
          <table:table-cell office:value-type="float" office:value="0.01843" calcext:value-type="float">
            <text:p>0.01843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1886" calcext:value-type="float">
            <text:p>0.01886</text:p>
          </table:table-cell>
          <table:table-cell office:value-type="float" office:value="0.01883" calcext:value-type="float">
            <text:p>0.01883</text:p>
          </table:table-cell>
          <table:table-cell office:value-type="float" office:value="0.0188" calcext:value-type="float">
            <text:p>0.0188</text:p>
          </table:table-cell>
        </table:table-row>
        <table:table-row table:style-name="ro1">
          <table:table-cell office:value-type="float" office:value="-410" calcext:value-type="float">
            <text:p>-410</text:p>
          </table:table-cell>
          <table:table-cell office:value-type="float" office:value="0.01663" calcext:value-type="float">
            <text:p>0.01663</text:p>
          </table:table-cell>
          <table:table-cell office:value-type="float" office:value="0.01652" calcext:value-type="float">
            <text:p>0.01652</text:p>
          </table:table-cell>
          <table:table-cell office:value-type="float" office:value="0.01644" calcext:value-type="float">
            <text:p>0.01644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0.01631" calcext:value-type="float">
            <text:p>0.01631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625" calcext:value-type="float">
            <text:p>0.01625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715" calcext:value-type="float">
            <text:p>0.01715</text:p>
          </table:table-cell>
          <table:table-cell office:value-type="float" office:value="0.01718" calcext:value-type="float">
            <text:p>0.01718</text:p>
          </table:table-cell>
          <table:table-cell office:value-type="float" office:value="0.01773" calcext:value-type="float">
            <text:p>0.01773</text:p>
          </table:table-cell>
          <table:table-cell office:value-type="float" office:value="0.01776" calcext:value-type="float">
            <text:p>0.01776</text:p>
          </table:table-cell>
          <table:table-cell office:value-type="float" office:value="0.01775" calcext:value-type="float">
            <text:p>0.01775</text:p>
          </table:table-cell>
          <table:table-cell office:value-type="float" office:value="0.01839" calcext:value-type="float">
            <text:p>0.01839</text:p>
          </table:table-cell>
          <table:table-cell office:value-type="float" office:value="0.01832" calcext:value-type="float">
            <text:p>0.01832</text:p>
          </table:table-cell>
          <table:table-cell office:value-type="float" office:value="0.01835" calcext:value-type="float">
            <text:p>0.01835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1894" calcext:value-type="float">
            <text:p>0.01894</text:p>
          </table:table-cell>
          <table:table-cell office:value-type="float" office:value="0.01891" calcext:value-type="float">
            <text:p>0.01891</text:p>
          </table:table-cell>
          <table:table-cell office:value-type="float" office:value="0.01946" calcext:value-type="float">
            <text:p>0.01946</text:p>
          </table:table-cell>
          <table:table-cell office:value-type="float" office:value="0.01945" calcext:value-type="float">
            <text:p>0.01945</text:p>
          </table:table-cell>
          <table:table-cell office:value-type="float" office:value="0.01939" calcext:value-type="float">
            <text:p>0.01939</text:p>
          </table:table-cell>
        </table:table-row>
        <table:table-row table:style-name="ro1">
          <table:table-cell office:value-type="float" office:value="-408" calcext:value-type="float">
            <text:p>-408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1672" calcext:value-type="float">
            <text:p>0.01672</text:p>
          </table:table-cell>
          <table:table-cell office:value-type="float" office:value="0.01658" calcext:value-type="float">
            <text:p>0.01658</text:p>
          </table:table-cell>
          <table:table-cell office:value-type="float" office:value="0.01652" calcext:value-type="float">
            <text:p>0.01652</text:p>
          </table:table-cell>
          <table:table-cell office:value-type="float" office:value="0.01651" calcext:value-type="float">
            <text:p>0.01651</text:p>
          </table:table-cell>
          <table:table-cell office:value-type="float" office:value="0.01646" calcext:value-type="float">
            <text:p>0.01646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636" calcext:value-type="float">
            <text:p>0.01636</text:p>
          </table:table-cell>
          <table:table-cell office:value-type="float" office:value="0.01633" calcext:value-type="float">
            <text:p>0.01633</text:p>
          </table:table-cell>
          <table:table-cell table:number-columns-repeated="2" office:value-type="float" office:value="0.01738" calcext:value-type="float">
            <text:p>0.01738</text:p>
          </table:table-cell>
          <table:table-cell office:value-type="float" office:value="0.01741" calcext:value-type="float">
            <text:p>0.01741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819" calcext:value-type="float">
            <text:p>0.01819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1885" calcext:value-type="float">
            <text:p>0.01885</text:p>
          </table:table-cell>
          <table:table-cell office:value-type="float" office:value="0.01879" calcext:value-type="float">
            <text:p>0.01879</text:p>
          </table:table-cell>
          <table:table-cell office:value-type="float" office:value="0.01889" calcext:value-type="float">
            <text:p>0.01889</text:p>
          </table:table-cell>
          <table:table-cell office:value-type="float" office:value="0.01942" calcext:value-type="float">
            <text:p>0.01942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1947" calcext:value-type="float">
            <text:p>0.01947</text:p>
          </table:table-cell>
          <table:table-cell office:value-type="float" office:value="0.02009" calcext:value-type="float">
            <text:p>0.02009</text:p>
          </table:table-cell>
          <table:table-cell office:value-type="float" office:value="0.02006" calcext:value-type="float">
            <text:p>0.02006</text:p>
          </table:table-cell>
          <table:table-cell office:value-type="float" office:value="0.01998" calcext:value-type="float">
            <text:p>0.01998</text:p>
          </table:table-cell>
        </table:table-row>
        <table:table-row table:style-name="ro1">
          <table:table-cell office:value-type="float" office:value="-406" calcext:value-type="float">
            <text:p>-406</text:p>
          </table:table-cell>
          <table:table-cell office:value-type="float" office:value="0.01691" calcext:value-type="float">
            <text:p>0.01691</text:p>
          </table:table-cell>
          <table:table-cell office:value-type="float" office:value="0.01686" calcext:value-type="float">
            <text:p>0.01686</text:p>
          </table:table-cell>
          <table:table-cell office:value-type="float" office:value="0.01675" calcext:value-type="float">
            <text:p>0.01675</text:p>
          </table:table-cell>
          <table:table-cell office:value-type="float" office:value="0.01674" calcext:value-type="float">
            <text:p>0.01674</text:p>
          </table:table-cell>
          <table:table-cell office:value-type="float" office:value="0.01669" calcext:value-type="float">
            <text:p>0.01669</text:p>
          </table:table-cell>
          <table:table-cell office:value-type="float" office:value="0.01662" calcext:value-type="float">
            <text:p>0.01662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1655" calcext:value-type="float">
            <text:p>0.01655</text:p>
          </table:table-cell>
          <table:table-cell office:value-type="float" office:value="0.01652" calcext:value-type="float">
            <text:p>0.01652</text:p>
          </table:table-cell>
          <table:table-cell office:value-type="float" office:value="0.01772" calcext:value-type="float">
            <text:p>0.01772</text:p>
          </table:table-cell>
          <table:table-cell office:value-type="float" office:value="0.01768" calcext:value-type="float">
            <text:p>0.01768</text:p>
          </table:table-cell>
          <table:table-cell office:value-type="float" office:value="0.01769" calcext:value-type="float">
            <text:p>0.01769</text:p>
          </table:table-cell>
          <table:table-cell office:value-type="float" office:value="0.01858" calcext:value-type="float">
            <text:p>0.01858</text:p>
          </table:table-cell>
          <table:table-cell office:value-type="float" office:value="0.01868" calcext:value-type="float">
            <text:p>0.01868</text:p>
          </table:table-cell>
          <table:table-cell office:value-type="float" office:value="0.01863" calcext:value-type="float">
            <text:p>0.01863</text:p>
          </table:table-cell>
          <table:table-cell office:value-type="float" office:value="0.01946" calcext:value-type="float">
            <text:p>0.01946</text:p>
          </table:table-cell>
          <table:table-cell office:value-type="float" office:value="0.01939" calcext:value-type="float">
            <text:p>0.01939</text:p>
          </table:table-cell>
          <table:table-cell office:value-type="float" office:value="0.01938" calcext:value-type="float">
            <text:p>0.01938</text:p>
          </table:table-cell>
          <table:table-cell office:value-type="float" office:value="0.02" calcext:value-type="float">
            <text:p>0.02</text:p>
          </table:table-cell>
          <table:table-cell office:value-type="float" office:value="0.02009" calcext:value-type="float">
            <text:p>0.02009</text:p>
          </table:table-cell>
          <table:table-cell office:value-type="float" office:value="0.02007" calcext:value-type="float">
            <text:p>0.02007</text:p>
          </table:table-cell>
          <table:table-cell table:number-columns-repeated="2" office:value-type="float" office:value="0.02075" calcext:value-type="float">
            <text:p>0.02075</text:p>
          </table:table-cell>
          <table:table-cell office:value-type="float" office:value="0.02073" calcext:value-type="float">
            <text:p>0.02073</text:p>
          </table:table-cell>
        </table:table-row>
        <table:table-row table:style-name="ro1">
          <table:table-cell office:value-type="float" office:value="-404" calcext:value-type="float">
            <text:p>-404</text:p>
          </table:table-cell>
          <table:table-cell office:value-type="float" office:value="0.01714" calcext:value-type="float">
            <text:p>0.01714</text:p>
          </table:table-cell>
          <table:table-cell office:value-type="float" office:value="0.01707" calcext:value-type="float">
            <text:p>0.01707</text:p>
          </table:table-cell>
          <table:table-cell office:value-type="float" office:value="0.01692" calcext:value-type="float">
            <text:p>0.01692</text:p>
          </table:table-cell>
          <table:table-cell office:value-type="float" office:value="0.01694" calcext:value-type="float">
            <text:p>0.01694</text:p>
          </table:table-cell>
          <table:table-cell office:value-type="float" office:value="0.01685" calcext:value-type="float">
            <text:p>0.01685</text:p>
          </table:table-cell>
          <table:table-cell office:value-type="float" office:value="0.01682" calcext:value-type="float">
            <text:p>0.01682</text:p>
          </table:table-cell>
          <table:table-cell office:value-type="float" office:value="0.01677" calcext:value-type="float">
            <text:p>0.01677</text:p>
          </table:table-cell>
          <table:table-cell office:value-type="float" office:value="0.01666" calcext:value-type="float">
            <text:p>0.01666</text:p>
          </table:table-cell>
          <table:table-cell office:value-type="float" office:value="0.01668" calcext:value-type="float">
            <text:p>0.01668</text:p>
          </table:table-cell>
          <table:table-cell office:value-type="float" office:value="0.01805" calcext:value-type="float">
            <text:p>0.01805</text:p>
          </table:table-cell>
          <table:table-cell office:value-type="float" office:value="0.01803" calcext:value-type="float">
            <text:p>0.01803</text:p>
          </table:table-cell>
          <table:table-cell office:value-type="float" office:value="0.01811" calcext:value-type="float">
            <text:p>0.01811</text:p>
          </table:table-cell>
          <table:table-cell table:number-columns-repeated="2" office:value-type="float" office:value="0.01906" calcext:value-type="float">
            <text:p>0.01906</text:p>
          </table:table-cell>
          <table:table-cell office:value-type="float" office:value="0.01916" calcext:value-type="float">
            <text:p>0.01916</text:p>
          </table:table-cell>
          <table:table-cell office:value-type="float" office:value="0.01996" calcext:value-type="float">
            <text:p>0.01996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2" calcext:value-type="float">
            <text:p>0.02</text:p>
          </table:table-cell>
          <table:table-cell office:value-type="float" office:value="0.02068" calcext:value-type="float">
            <text:p>0.02068</text:p>
          </table:table-cell>
          <table:table-cell office:value-type="float" office:value="0.02066" calcext:value-type="float">
            <text:p>0.02066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2156" calcext:value-type="float">
            <text:p>0.02156</text:p>
          </table:table-cell>
          <table:table-cell office:value-type="float" office:value="0.02151" calcext:value-type="float">
            <text:p>0.02151</text:p>
          </table:table-cell>
          <table:table-cell office:value-type="float" office:value="0.02142" calcext:value-type="float">
            <text:p>0.02142</text:p>
          </table:table-cell>
        </table:table-row>
        <table:table-row table:style-name="ro1">
          <table:table-cell office:value-type="float" office:value="-402" calcext:value-type="float">
            <text:p>-402</text:p>
          </table:table-cell>
          <table:table-cell office:value-type="float" office:value="0.01732" calcext:value-type="float">
            <text:p>0.01732</text:p>
          </table:table-cell>
          <table:table-cell office:value-type="float" office:value="0.01721" calcext:value-type="float">
            <text:p>0.01721</text:p>
          </table:table-cell>
          <table:table-cell office:value-type="float" office:value="0.01713" calcext:value-type="float">
            <text:p>0.01713</text:p>
          </table:table-cell>
          <table:table-cell office:value-type="float" office:value="0.01701" calcext:value-type="float">
            <text:p>0.01701</text:p>
          </table:table-cell>
          <table:table-cell office:value-type="float" office:value="0.01702" calcext:value-type="float">
            <text:p>0.01702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1689" calcext:value-type="float">
            <text:p>0.01689</text:p>
          </table:table-cell>
          <table:table-cell office:value-type="float" office:value="0.01686" calcext:value-type="float">
            <text:p>0.01686</text:p>
          </table:table-cell>
          <table:table-cell office:value-type="float" office:value="0.01683" calcext:value-type="float">
            <text:p>0.01683</text:p>
          </table:table-cell>
          <table:table-cell office:value-type="float" office:value="0.01846" calcext:value-type="float">
            <text:p>0.01846</text:p>
          </table:table-cell>
          <table:table-cell office:value-type="float" office:value="0.01837" calcext:value-type="float">
            <text:p>0.01837</text:p>
          </table:table-cell>
          <table:table-cell office:value-type="float" office:value="0.01841" calcext:value-type="float">
            <text:p>0.01841</text:p>
          </table:table-cell>
          <table:table-cell table:number-columns-repeated="2" office:value-type="float" office:value="0.01954" calcext:value-type="float">
            <text:p>0.01954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2061" calcext:value-type="float">
            <text:p>0.02061</text:p>
          </table:table-cell>
          <table:table-cell office:value-type="float" office:value="0.02049" calcext:value-type="float">
            <text:p>0.02049</text:p>
          </table:table-cell>
          <table:table-cell office:value-type="float" office:value="0.02061" calcext:value-type="float">
            <text:p>0.02061</text:p>
          </table:table-cell>
          <table:table-cell office:value-type="float" office:value="0.02135" calcext:value-type="float">
            <text:p>0.02135</text:p>
          </table:table-cell>
          <table:table-cell office:value-type="float" office:value="0.02144" calcext:value-type="float">
            <text:p>0.02144</text:p>
          </table:table-cell>
          <table:table-cell office:value-type="float" office:value="0.02141" calcext:value-type="float">
            <text:p>0.02141</text:p>
          </table:table-cell>
          <table:table-cell office:value-type="float" office:value="0.02232" calcext:value-type="float">
            <text:p>0.02232</text:p>
          </table:table-cell>
          <table:table-cell table:number-columns-repeated="2" office:value-type="float" office:value="0.0223" calcext:value-type="float">
            <text:p>0.0223</text:p>
          </table:table-cell>
        </table:table-row>
        <table:table-row table:style-name="ro1">
          <table:table-cell office:value-type="float" office:value="-400" calcext:value-type="float">
            <text:p>-400</text:p>
          </table:table-cell>
          <table:table-cell office:value-type="float" office:value="0.01743" calcext:value-type="float">
            <text:p>0.01743</text:p>
          </table:table-cell>
          <table:table-cell office:value-type="float" office:value="0.01735" calcext:value-type="float">
            <text:p>0.01735</text:p>
          </table:table-cell>
          <table:table-cell office:value-type="float" office:value="0.01722" calcext:value-type="float">
            <text:p>0.01722</text:p>
          </table:table-cell>
          <table:table-cell office:value-type="float" office:value="0.01721" calcext:value-type="float">
            <text:p>0.01721</text:p>
          </table:table-cell>
          <table:table-cell office:value-type="float" office:value="0.01714" calcext:value-type="float">
            <text:p>0.01714</text:p>
          </table:table-cell>
          <table:table-cell table:number-columns-repeated="2" office:value-type="float" office:value="0.01709" calcext:value-type="float">
            <text:p>0.01709</text:p>
          </table:table-cell>
          <table:table-cell office:value-type="float" office:value="0.01704" calcext:value-type="float">
            <text:p>0.01704</text:p>
          </table:table-cell>
          <table:table-cell office:value-type="float" office:value="0.01698" calcext:value-type="float">
            <text:p>0.01698</text:p>
          </table:table-cell>
          <table:table-cell office:value-type="float" office:value="0.01873" calcext:value-type="float">
            <text:p>0.01873</text:p>
          </table:table-cell>
          <table:table-cell table:number-columns-repeated="2" office:value-type="float" office:value="0.01874" calcext:value-type="float">
            <text:p>0.01874</text:p>
          </table:table-cell>
          <table:table-cell office:value-type="float" office:value="0.02004" calcext:value-type="float">
            <text:p>0.02004</text:p>
          </table:table-cell>
          <table:table-cell office:value-type="float" office:value="0.02008" calcext:value-type="float">
            <text:p>0.02008</text:p>
          </table:table-cell>
          <table:table-cell office:value-type="float" office:value="0.02009" calcext:value-type="float">
            <text:p>0.02009</text:p>
          </table:table-cell>
          <table:table-cell office:value-type="float" office:value="0.02118" calcext:value-type="float">
            <text:p>0.02118</text:p>
          </table:table-cell>
          <table:table-cell office:value-type="float" office:value="0.02111" calcext:value-type="float">
            <text:p>0.02111</text:p>
          </table:table-cell>
          <table:table-cell office:value-type="float" office:value="0.02123" calcext:value-type="float">
            <text:p>0.02123</text:p>
          </table:table-cell>
          <table:table-cell office:value-type="float" office:value="0.02203" calcext:value-type="float">
            <text:p>0.02203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2222" calcext:value-type="float">
            <text:p>0.02222</text:p>
          </table:table-cell>
          <table:table-cell office:value-type="float" office:value="0.02314" calcext:value-type="float">
            <text:p>0.02314</text:p>
          </table:table-cell>
          <table:table-cell office:value-type="float" office:value="0.02315" calcext:value-type="float">
            <text:p>0.02315</text:p>
          </table:table-cell>
          <table:table-cell office:value-type="float" office:value="0.02305" calcext:value-type="float">
            <text:p>0.02305</text:p>
          </table:table-cell>
        </table:table-row>
        <table:table-row table:style-name="ro1">
          <table:table-cell office:value-type="float" office:value="-398" calcext:value-type="float">
            <text:p>-398</text:p>
          </table:table-cell>
          <table:table-cell office:value-type="float" office:value="0.01753" calcext:value-type="float">
            <text:p>0.01753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1743" calcext:value-type="float">
            <text:p>0.01743</text:p>
          </table:table-cell>
          <table:table-cell office:value-type="float" office:value="0.01732" calcext:value-type="float">
            <text:p>0.01732</text:p>
          </table:table-cell>
          <table:table-cell office:value-type="float" office:value="0.01734" calcext:value-type="float">
            <text:p>0.01734</text:p>
          </table:table-cell>
          <table:table-cell office:value-type="float" office:value="0.01726" calcext:value-type="float">
            <text:p>0.01726</text:p>
          </table:table-cell>
          <table:table-cell office:value-type="float" office:value="0.01725" calcext:value-type="float">
            <text:p>0.01725</text:p>
          </table:table-cell>
          <table:table-cell table:number-columns-repeated="2" office:value-type="float" office:value="0.01714" calcext:value-type="float">
            <text:p>0.01714</text:p>
          </table:table-cell>
          <table:table-cell table:number-columns-repeated="2" office:value-type="float" office:value="0.01908" calcext:value-type="float">
            <text:p>0.01908</text:p>
          </table:table-cell>
          <table:table-cell office:value-type="float" office:value="0.01906" calcext:value-type="float">
            <text:p>0.01906</text:p>
          </table:table-cell>
          <table:table-cell office:value-type="float" office:value="0.02056" calcext:value-type="float">
            <text:p>0.02056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2186" calcext:value-type="float">
            <text:p>0.02186</text:p>
          </table:table-cell>
          <table:table-cell office:value-type="float" office:value="0.02183" calcext:value-type="float">
            <text:p>0.02183</text:p>
          </table:table-cell>
          <table:table-cell office:value-type="float" office:value="0.02187" calcext:value-type="float">
            <text:p>0.02187</text:p>
          </table:table-cell>
          <table:table-cell office:value-type="float" office:value="0.02281" calcext:value-type="float">
            <text:p>0.02281</text:p>
          </table:table-cell>
          <table:table-cell office:value-type="float" office:value="0.02291" calcext:value-type="float">
            <text:p>0.02291</text:p>
          </table:table-cell>
          <table:table-cell office:value-type="float" office:value="0.02298" calcext:value-type="float">
            <text:p>0.02298</text:p>
          </table:table-cell>
          <table:table-cell office:value-type="float" office:value="0.02401" calcext:value-type="float">
            <text:p>0.02401</text:p>
          </table:table-cell>
          <table:table-cell office:value-type="float" office:value="0.02404" calcext:value-type="float">
            <text:p>0.02404</text:p>
          </table:table-cell>
          <table:table-cell office:value-type="float" office:value="0.02397" calcext:value-type="float">
            <text:p>0.02397</text:p>
          </table:table-cell>
        </table:table-row>
        <table:table-row table:style-name="ro1">
          <table:table-cell office:value-type="float" office:value="-396" calcext:value-type="float">
            <text:p>-396</text:p>
          </table:table-cell>
          <table:table-cell office:value-type="float" office:value="0.01771" calcext:value-type="float">
            <text:p>0.01771</text:p>
          </table:table-cell>
          <table:table-cell office:value-type="float" office:value="0.01761" calcext:value-type="float">
            <text:p>0.01761</text:p>
          </table:table-cell>
          <table:table-cell office:value-type="float" office:value="0.01753" calcext:value-type="float">
            <text:p>0.01753</text:p>
          </table:table-cell>
          <table:table-cell office:value-type="float" office:value="0.01752" calcext:value-type="float">
            <text:p>0.01752</text:p>
          </table:table-cell>
          <table:table-cell office:value-type="float" office:value="0.01747" calcext:value-type="float">
            <text:p>0.01747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1737" calcext:value-type="float">
            <text:p>0.01737</text:p>
          </table:table-cell>
          <table:table-cell table:number-columns-repeated="2" office:value-type="float" office:value="0.01724" calcext:value-type="float">
            <text:p>0.01724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1938" calcext:value-type="float">
            <text:p>0.01938</text:p>
          </table:table-cell>
          <table:table-cell office:value-type="float" office:value="0.01946" calcext:value-type="float">
            <text:p>0.01946</text:p>
          </table:table-cell>
          <table:table-cell office:value-type="float" office:value="0.02111" calcext:value-type="float">
            <text:p>0.02111</text:p>
          </table:table-cell>
          <table:table-cell office:value-type="float" office:value="0.02119" calcext:value-type="float">
            <text:p>0.02119</text:p>
          </table:table-cell>
          <table:table-cell office:value-type="float" office:value="0.02116" calcext:value-type="float">
            <text:p>0.02116</text:p>
          </table:table-cell>
          <table:table-cell office:value-type="float" office:value="0.02253" calcext:value-type="float">
            <text:p>0.02253</text:p>
          </table:table-cell>
          <table:table-cell office:value-type="float" office:value="0.02247" calcext:value-type="float">
            <text:p>0.02247</text:p>
          </table:table-cell>
          <table:table-cell office:value-type="float" office:value="0.02255" calcext:value-type="float">
            <text:p>0.02255</text:p>
          </table:table-cell>
          <table:table-cell office:value-type="float" office:value="0.02361" calcext:value-type="float">
            <text:p>0.02361</text:p>
          </table:table-cell>
          <table:table-cell office:value-type="float" office:value="0.02372" calcext:value-type="float">
            <text:p>0.02372</text:p>
          </table:table-cell>
          <table:table-cell office:value-type="float" office:value="0.02382" calcext:value-type="float">
            <text:p>0.02382</text:p>
          </table:table-cell>
          <table:table-cell office:value-type="float" office:value="0.02493" calcext:value-type="float">
            <text:p>0.02493</text:p>
          </table:table-cell>
          <table:table-cell office:value-type="float" office:value="0.02496" calcext:value-type="float">
            <text:p>0.02496</text:p>
          </table:table-cell>
          <table:table-cell office:value-type="float" office:value="0.0248" calcext:value-type="float">
            <text:p>0.0248</text:p>
          </table:table-cell>
        </table:table-row>
        <table:table-row table:style-name="ro1">
          <table:table-cell office:value-type="float" office:value="-394" calcext:value-type="float">
            <text:p>-394</text:p>
          </table:table-cell>
          <table:table-cell office:value-type="float" office:value="0.01782" calcext:value-type="float">
            <text:p>0.01782</text:p>
          </table:table-cell>
          <table:table-cell office:value-type="float" office:value="0.01777" calcext:value-type="float">
            <text:p>0.01777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0.01758" calcext:value-type="float">
            <text:p>0.01758</text:p>
          </table:table-cell>
          <table:table-cell office:value-type="float" office:value="0.01751" calcext:value-type="float">
            <text:p>0.01751</text:p>
          </table:table-cell>
          <table:table-cell office:value-type="float" office:value="0.01753" calcext:value-type="float">
            <text:p>0.01753</text:p>
          </table:table-cell>
          <table:table-cell office:value-type="float" office:value="0.01746" calcext:value-type="float">
            <text:p>0.01746</text:p>
          </table:table-cell>
          <table:table-cell office:value-type="float" office:value="0.01738" calcext:value-type="float">
            <text:p>0.01738</text:p>
          </table:table-cell>
          <table:table-cell office:value-type="float" office:value="0.01734" calcext:value-type="float">
            <text:p>0.01734</text:p>
          </table:table-cell>
          <table:table-cell office:value-type="float" office:value="0.0197" calcext:value-type="float">
            <text:p>0.0197</text:p>
          </table:table-cell>
          <table:table-cell office:value-type="float" office:value="0.01975" calcext:value-type="float">
            <text:p>0.01975</text:p>
          </table:table-cell>
          <table:table-cell office:value-type="float" office:value="0.01973" calcext:value-type="float">
            <text:p>0.01973</text:p>
          </table:table-cell>
          <table:table-cell office:value-type="float" office:value="0.02165" calcext:value-type="float">
            <text:p>0.02165</text:p>
          </table:table-cell>
          <table:table-cell office:value-type="float" office:value="0.02167" calcext:value-type="float">
            <text:p>0.02167</text:p>
          </table:table-cell>
          <table:table-cell office:value-type="float" office:value="0.02169" calcext:value-type="float">
            <text:p>0.02169</text:p>
          </table:table-cell>
          <table:table-cell office:value-type="float" office:value="0.02327" calcext:value-type="float">
            <text:p>0.02327</text:p>
          </table:table-cell>
          <table:table-cell office:value-type="float" office:value="0.02317" calcext:value-type="float">
            <text:p>0.02317</text:p>
          </table:table-cell>
          <table:table-cell office:value-type="float" office:value="0.02327" calcext:value-type="float">
            <text:p>0.02327</text:p>
          </table:table-cell>
          <table:table-cell office:value-type="float" office:value="0.02449" calcext:value-type="float">
            <text:p>0.02449</text:p>
          </table:table-cell>
          <table:table-cell office:value-type="float" office:value="0.02458" calcext:value-type="float">
            <text:p>0.02458</text:p>
          </table:table-cell>
          <table:table-cell office:value-type="float" office:value="0.02461" calcext:value-type="float">
            <text:p>0.02461</text:p>
          </table:table-cell>
          <table:table-cell office:value-type="float" office:value="0.02589" calcext:value-type="float">
            <text:p>0.02589</text:p>
          </table:table-cell>
          <table:table-cell office:value-type="float" office:value="0.02587" calcext:value-type="float">
            <text:p>0.02587</text:p>
          </table:table-cell>
          <table:table-cell office:value-type="float" office:value="0.02576" calcext:value-type="float">
            <text:p>0.02576</text:p>
          </table:table-cell>
        </table:table-row>
        <table:table-row table:style-name="ro1">
          <table:table-cell office:value-type="float" office:value="-392" calcext:value-type="float">
            <text:p>-392</text:p>
          </table:table-cell>
          <table:table-cell office:value-type="float" office:value="0.01785" calcext:value-type="float">
            <text:p>0.01785</text:p>
          </table:table-cell>
          <table:table-cell office:value-type="float" office:value="0.01783" calcext:value-type="float">
            <text:p>0.01783</text:p>
          </table:table-cell>
          <table:table-cell office:value-type="float" office:value="0.01775" calcext:value-type="float">
            <text:p>0.01775</text:p>
          </table:table-cell>
          <table:table-cell office:value-type="float" office:value="0.01768" calcext:value-type="float">
            <text:p>0.01768</text:p>
          </table:table-cell>
          <table:table-cell table:number-columns-repeated="2" office:value-type="float" office:value="0.01763" calcext:value-type="float">
            <text:p>0.01763</text:p>
          </table:table-cell>
          <table:table-cell office:value-type="float" office:value="0.01754" calcext:value-type="float">
            <text:p>0.01754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2" calcext:value-type="float">
            <text:p>0.02</text:p>
          </table:table-cell>
          <table:table-cell office:value-type="float" office:value="0.02001" calcext:value-type="float">
            <text:p>0.02001</text:p>
          </table:table-cell>
          <table:table-cell office:value-type="float" office:value="0.02007" calcext:value-type="float">
            <text:p>0.02007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2217" calcext:value-type="float">
            <text:p>0.02217</text:p>
          </table:table-cell>
          <table:table-cell office:value-type="float" office:value="0.02219" calcext:value-type="float">
            <text:p>0.02219</text:p>
          </table:table-cell>
          <table:table-cell office:value-type="float" office:value="0.02392" calcext:value-type="float">
            <text:p>0.02392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39" calcext:value-type="float">
            <text:p>0.0239</text:p>
          </table:table-cell>
          <table:table-cell office:value-type="float" office:value="0.02531" calcext:value-type="float">
            <text:p>0.02531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546" calcext:value-type="float">
            <text:p>0.02546</text:p>
          </table:table-cell>
          <table:table-cell office:value-type="float" office:value="0.02689" calcext:value-type="float">
            <text:p>0.02689</text:p>
          </table:table-cell>
          <table:table-cell office:value-type="float" office:value="0.02682" calcext:value-type="float">
            <text:p>0.02682</text:p>
          </table:table-cell>
          <table:table-cell office:value-type="float" office:value="0.0267" calcext:value-type="float">
            <text:p>0.0267</text:p>
          </table:table-cell>
        </table:table-row>
        <table:table-row table:style-name="ro1">
          <table:table-cell office:value-type="float" office:value="-390" calcext:value-type="float">
            <text:p>-390</text:p>
          </table:table-cell>
          <table:table-cell office:value-type="float" office:value="0.01791" calcext:value-type="float">
            <text:p>0.01791</text:p>
          </table:table-cell>
          <table:table-cell office:value-type="float" office:value="0.01789" calcext:value-type="float">
            <text:p>0.01789</text:p>
          </table:table-cell>
          <table:table-cell office:value-type="float" office:value="0.01779" calcext:value-type="float">
            <text:p>0.01779</text:p>
          </table:table-cell>
          <table:table-cell office:value-type="float" office:value="0.01776" calcext:value-type="float">
            <text:p>0.01776</text:p>
          </table:table-cell>
          <table:table-cell office:value-type="float" office:value="0.01773" calcext:value-type="float">
            <text:p>0.01773</text:p>
          </table:table-cell>
          <table:table-cell office:value-type="float" office:value="0.01763" calcext:value-type="float">
            <text:p>0.01763</text:p>
          </table:table-cell>
          <table:table-cell office:value-type="float" office:value="0.01762" calcext:value-type="float">
            <text:p>0.01762</text:p>
          </table:table-cell>
          <table:table-cell office:value-type="float" office:value="0.01758" calcext:value-type="float">
            <text:p>0.01758</text:p>
          </table:table-cell>
          <table:table-cell office:value-type="float" office:value="0.01756" calcext:value-type="float">
            <text:p>0.01756</text:p>
          </table:table-cell>
          <table:table-cell office:value-type="float" office:value="0.02025" calcext:value-type="float">
            <text:p>0.02025</text:p>
          </table:table-cell>
          <table:table-cell office:value-type="float" office:value="0.02024" calcext:value-type="float">
            <text:p>0.02024</text:p>
          </table:table-cell>
          <table:table-cell office:value-type="float" office:value="0.02028" calcext:value-type="float">
            <text:p>0.02028</text:p>
          </table:table-cell>
          <table:table-cell office:value-type="float" office:value="0.02264" calcext:value-type="float">
            <text:p>0.02264</text:p>
          </table:table-cell>
          <table:table-cell office:value-type="float" office:value="0.02267" calcext:value-type="float">
            <text:p>0.02267</text:p>
          </table:table-cell>
          <table:table-cell office:value-type="float" office:value="0.02266" calcext:value-type="float">
            <text:p>0.02266</text:p>
          </table:table-cell>
          <table:table-cell office:value-type="float" office:value="0.02458" calcext:value-type="float">
            <text:p>0.02458</text:p>
          </table:table-cell>
          <table:table-cell office:value-type="float" office:value="0.02453" calcext:value-type="float">
            <text:p>0.02453</text:p>
          </table:table-cell>
          <table:table-cell office:value-type="float" office:value="0.02458" calcext:value-type="float">
            <text:p>0.02458</text:p>
          </table:table-cell>
          <table:table-cell office:value-type="float" office:value="0.02604" calcext:value-type="float">
            <text:p>0.02604</text:p>
          </table:table-cell>
          <table:table-cell office:value-type="float" office:value="0.02616" calcext:value-type="float">
            <text:p>0.02616</text:p>
          </table:table-cell>
          <table:table-cell office:value-type="float" office:value="0.02624" calcext:value-type="float">
            <text:p>0.02624</text:p>
          </table:table-cell>
          <table:table-cell office:value-type="float" office:value="0.02788" calcext:value-type="float">
            <text:p>0.02788</text:p>
          </table:table-cell>
          <table:table-cell office:value-type="float" office:value="0.02785" calcext:value-type="float">
            <text:p>0.02785</text:p>
          </table:table-cell>
          <table:table-cell office:value-type="float" office:value="0.02766" calcext:value-type="float">
            <text:p>0.02766</text:p>
          </table:table-cell>
        </table:table-row>
        <table:table-row table:style-name="ro1">
          <table:table-cell office:value-type="float" office:value="-388" calcext:value-type="float">
            <text:p>-388</text:p>
          </table:table-cell>
          <table:table-cell office:value-type="float" office:value="0.01796" calcext:value-type="float">
            <text:p>0.01796</text:p>
          </table:table-cell>
          <table:table-cell office:value-type="float" office:value="0.01799" calcext:value-type="float">
            <text:p>0.01799</text:p>
          </table:table-cell>
          <table:table-cell office:value-type="float" office:value="0.01782" calcext:value-type="float">
            <text:p>0.01782</text:p>
          </table:table-cell>
          <table:table-cell table:number-columns-repeated="2" office:value-type="float" office:value="0.01777" calcext:value-type="float">
            <text:p>0.01777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69" calcext:value-type="float">
            <text:p>0.01769</text:p>
          </table:table-cell>
          <table:table-cell office:value-type="float" office:value="0.01763" calcext:value-type="float">
            <text:p>0.01763</text:p>
          </table:table-cell>
          <table:table-cell office:value-type="float" office:value="0.01758" calcext:value-type="float">
            <text:p>0.01758</text:p>
          </table:table-cell>
          <table:table-cell office:value-type="float" office:value="0.02045" calcext:value-type="float">
            <text:p>0.02045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2048" calcext:value-type="float">
            <text:p>0.02048</text:p>
          </table:table-cell>
          <table:table-cell office:value-type="float" office:value="0.02303" calcext:value-type="float">
            <text:p>0.02303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2313" calcext:value-type="float">
            <text:p>0.02313</text:p>
          </table:table-cell>
          <table:table-cell office:value-type="float" office:value="0.02524" calcext:value-type="float">
            <text:p>0.02524</text:p>
          </table:table-cell>
          <table:table-cell office:value-type="float" office:value="0.02516" calcext:value-type="float">
            <text:p>0.02516</text:p>
          </table:table-cell>
          <table:table-cell office:value-type="float" office:value="0.02521" calcext:value-type="float">
            <text:p>0.02521</text:p>
          </table:table-cell>
          <table:table-cell office:value-type="float" office:value="0.02691" calcext:value-type="float">
            <text:p>0.02691</text:p>
          </table:table-cell>
          <table:table-cell office:value-type="float" office:value="0.02705" calcext:value-type="float">
            <text:p>0.02705</text:p>
          </table:table-cell>
          <table:table-cell office:value-type="float" office:value="0.02708" calcext:value-type="float">
            <text:p>0.02708</text:p>
          </table:table-cell>
          <table:table-cell office:value-type="float" office:value="0.02885" calcext:value-type="float">
            <text:p>0.02885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02863" calcext:value-type="float">
            <text:p>0.02863</text:p>
          </table:table-cell>
        </table:table-row>
        <table:table-row table:style-name="ro1">
          <table:table-cell office:value-type="float" office:value="-386" calcext:value-type="float">
            <text:p>-386</text:p>
          </table:table-cell>
          <table:table-cell office:value-type="float" office:value="0.01794" calcext:value-type="float">
            <text:p>0.01794</text:p>
          </table:table-cell>
          <table:table-cell office:value-type="float" office:value="0.01793" calcext:value-type="float">
            <text:p>0.01793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783" calcext:value-type="float">
            <text:p>0.01783</text:p>
          </table:table-cell>
          <table:table-cell office:value-type="float" office:value="0.01771" calcext:value-type="float">
            <text:p>0.01771</text:p>
          </table:table-cell>
          <table:table-cell office:value-type="float" office:value="0.01776" calcext:value-type="float">
            <text:p>0.01776</text:p>
          </table:table-cell>
          <table:table-cell office:value-type="float" office:value="0.01762" calcext:value-type="float">
            <text:p>0.01762</text:p>
          </table:table-cell>
          <table:table-cell office:value-type="float" office:value="0.01758" calcext:value-type="float">
            <text:p>0.01758</text:p>
          </table:table-cell>
          <table:table-cell office:value-type="float" office:value="0.01759" calcext:value-type="float">
            <text:p>0.01759</text:p>
          </table:table-cell>
          <table:table-cell office:value-type="float" office:value="0.02059" calcext:value-type="float">
            <text:p>0.02059</text:p>
          </table:table-cell>
          <table:table-cell office:value-type="float" office:value="0.02055" calcext:value-type="float">
            <text:p>0.02055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2339" calcext:value-type="float">
            <text:p>0.02339</text:p>
          </table:table-cell>
          <table:table-cell office:value-type="float" office:value="0.02344" calcext:value-type="float">
            <text:p>0.02344</text:p>
          </table:table-cell>
          <table:table-cell office:value-type="float" office:value="0.02349" calcext:value-type="float">
            <text:p>0.02349</text:p>
          </table:table-cell>
          <table:table-cell office:value-type="float" office:value="0.0259" calcext:value-type="float">
            <text:p>0.0259</text:p>
          </table:table-cell>
          <table:table-cell office:value-type="float" office:value="0.02574" calcext:value-type="float">
            <text:p>0.02574</text:p>
          </table:table-cell>
          <table:table-cell office:value-type="float" office:value="0.02579" calcext:value-type="float">
            <text:p>0.02579</text:p>
          </table:table-cell>
          <table:table-cell office:value-type="float" office:value="0.02769" calcext:value-type="float">
            <text:p>0.02769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2783" calcext:value-type="float">
            <text:p>0.02783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2975" calcext:value-type="float">
            <text:p>0.02975</text:p>
          </table:table-cell>
          <table:table-cell office:value-type="float" office:value="0.02957" calcext:value-type="float">
            <text:p>0.02957</text:p>
          </table:table-cell>
        </table:table-row>
        <table:table-row table:style-name="ro1">
          <table:table-cell office:value-type="float" office:value="-384" calcext:value-type="float">
            <text:p>-384</text:p>
          </table:table-cell>
          <table:table-cell table:number-columns-repeated="2" office:value-type="float" office:value="0.01785" calcext:value-type="float">
            <text:p>0.01785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773" calcext:value-type="float">
            <text:p>0.01773</text:p>
          </table:table-cell>
          <table:table-cell office:value-type="float" office:value="0.01769" calcext:value-type="float">
            <text:p>0.01769</text:p>
          </table:table-cell>
          <table:table-cell office:value-type="float" office:value="0.01767" calcext:value-type="float">
            <text:p>0.01767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0.01754" calcext:value-type="float">
            <text:p>0.01754</text:p>
          </table:table-cell>
          <table:table-cell office:value-type="float" office:value="0.01757" calcext:value-type="float">
            <text:p>0.01757</text:p>
          </table:table-cell>
          <table:table-cell office:value-type="float" office:value="0.02066" calcext:value-type="float">
            <text:p>0.02066</text:p>
          </table:table-cell>
          <table:table-cell table:number-columns-repeated="2" office:value-type="float" office:value="0.02067" calcext:value-type="float">
            <text:p>0.02067</text:p>
          </table:table-cell>
          <table:table-cell office:value-type="float" office:value="0.02373" calcext:value-type="float">
            <text:p>0.02373</text:p>
          </table:table-cell>
          <table:table-cell table:number-columns-repeated="2" office:value-type="float" office:value="0.02371" calcext:value-type="float">
            <text:p>0.02371</text:p>
          </table:table-cell>
          <table:table-cell office:value-type="float" office:value="0.02635" calcext:value-type="float">
            <text:p>0.02635</text:p>
          </table:table-cell>
          <table:table-cell office:value-type="float" office:value="0.02623" calcext:value-type="float">
            <text:p>0.02623</text:p>
          </table:table-cell>
          <table:table-cell office:value-type="float" office:value="0.02627" calcext:value-type="float">
            <text:p>0.02627</text:p>
          </table:table-cell>
          <table:table-cell office:value-type="float" office:value="0.02838" calcext:value-type="float">
            <text:p>0.02838</text:p>
          </table:table-cell>
          <table:table-cell office:value-type="float" office:value="0.02848" calcext:value-type="float">
            <text:p>0.02848</text:p>
          </table:table-cell>
          <table:table-cell office:value-type="float" office:value="0.02856" calcext:value-type="float">
            <text:p>0.02856</text:p>
          </table:table-cell>
          <table:table-cell office:value-type="float" office:value="0.03074" calcext:value-type="float">
            <text:p>0.03074</text:p>
          </table:table-cell>
          <table:table-cell office:value-type="float" office:value="0.03071" calcext:value-type="float">
            <text:p>0.03071</text:p>
          </table:table-cell>
          <table:table-cell office:value-type="float" office:value="0.03044" calcext:value-type="float">
            <text:p>0.03044</text:p>
          </table:table-cell>
        </table:table-row>
        <table:table-row table:style-name="ro1">
          <table:table-cell office:value-type="float" office:value="-382" calcext:value-type="float">
            <text:p>-382</text:p>
          </table:table-cell>
          <table:table-cell office:value-type="float" office:value="0.01776" calcext:value-type="float">
            <text:p>0.01776</text:p>
          </table:table-cell>
          <table:table-cell office:value-type="float" office:value="0.01777" calcext:value-type="float">
            <text:p>0.01777</text:p>
          </table:table-cell>
          <table:table-cell office:value-type="float" office:value="0.01769" calcext:value-type="float">
            <text:p>0.01769</text:p>
          </table:table-cell>
          <table:table-cell office:value-type="float" office:value="0.01762" calcext:value-type="float">
            <text:p>0.01762</text:p>
          </table:table-cell>
          <table:table-cell office:value-type="float" office:value="0.01764" calcext:value-type="float">
            <text:p>0.01764</text:p>
          </table:table-cell>
          <table:table-cell office:value-type="float" office:value="0.01761" calcext:value-type="float">
            <text:p>0.01761</text:p>
          </table:table-cell>
          <table:table-cell office:value-type="float" office:value="0.01754" calcext:value-type="float">
            <text:p>0.01754</text:p>
          </table:table-cell>
          <table:table-cell office:value-type="float" office:value="0.01749" calcext:value-type="float">
            <text:p>0.01749</text:p>
          </table:table-cell>
          <table:table-cell office:value-type="float" office:value="0.01747" calcext:value-type="float">
            <text:p>0.01747</text:p>
          </table:table-cell>
          <table:table-cell office:value-type="float" office:value="0.02065" calcext:value-type="float">
            <text:p>0.02065</text:p>
          </table:table-cell>
          <table:table-cell office:value-type="float" office:value="0.02068" calcext:value-type="float">
            <text:p>0.02068</text:p>
          </table:table-cell>
          <table:table-cell office:value-type="float" office:value="0.02075" calcext:value-type="float">
            <text:p>0.02075</text:p>
          </table:table-cell>
          <table:table-cell office:value-type="float" office:value="0.02391" calcext:value-type="float">
            <text:p>0.02391</text:p>
          </table:table-cell>
          <table:table-cell office:value-type="float" office:value="0.02397" calcext:value-type="float">
            <text:p>0.02397</text:p>
          </table:table-cell>
          <table:table-cell office:value-type="float" office:value="0.02406" calcext:value-type="float">
            <text:p>0.02406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2666" calcext:value-type="float">
            <text:p>0.02666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2906" calcext:value-type="float">
            <text:p>0.02906</text:p>
          </table:table-cell>
          <table:table-cell office:value-type="float" office:value="0.0292" calcext:value-type="float">
            <text:p>0.0292</text:p>
          </table:table-cell>
          <table:table-cell office:value-type="float" office:value="0.02923" calcext:value-type="float">
            <text:p>0.02923</text:p>
          </table:table-cell>
          <table:table-cell office:value-type="float" office:value="0.03152" calcext:value-type="float">
            <text:p>0.03152</text:p>
          </table:table-cell>
          <table:table-cell office:value-type="float" office:value="0.03155" calcext:value-type="float">
            <text:p>0.03155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-380" calcext:value-type="float">
            <text:p>-380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0.01771" calcext:value-type="float">
            <text:p>0.01771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1756" calcext:value-type="float">
            <text:p>0.01756</text:p>
          </table:table-cell>
          <table:table-cell office:value-type="float" office:value="0.01752" calcext:value-type="float">
            <text:p>0.01752</text:p>
          </table:table-cell>
          <table:table-cell office:value-type="float" office:value="0.01753" calcext:value-type="float">
            <text:p>0.01753</text:p>
          </table:table-cell>
          <table:table-cell office:value-type="float" office:value="0.01744" calcext:value-type="float">
            <text:p>0.01744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1743" calcext:value-type="float">
            <text:p>0.01743</text:p>
          </table:table-cell>
          <table:table-cell office:value-type="float" office:value="0.02061" calcext:value-type="float">
            <text:p>0.02061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2404" calcext:value-type="float">
            <text:p>0.02404</text:p>
          </table:table-cell>
          <table:table-cell office:value-type="float" office:value="0.02405" calcext:value-type="float">
            <text:p>0.02405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2705" calcext:value-type="float">
            <text:p>0.02705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02959" calcext:value-type="float">
            <text:p>0.02959</text:p>
          </table:table-cell>
          <table:table-cell office:value-type="float" office:value="0.02975" calcext:value-type="float">
            <text:p>0.02975</text:p>
          </table:table-cell>
          <table:table-cell office:value-type="float" office:value="0.02985" calcext:value-type="float">
            <text:p>0.02985</text:p>
          </table:table-cell>
          <table:table-cell table:number-columns-repeated="2" office:value-type="float" office:value="0.03232" calcext:value-type="float">
            <text:p>0.03232</text:p>
          </table:table-cell>
          <table:table-cell office:value-type="float" office:value="0.03198" calcext:value-type="float">
            <text:p>0.03198</text:p>
          </table:table-cell>
        </table:table-row>
        <table:table-row table:style-name="ro1">
          <table:table-cell office:value-type="float" office:value="-378" calcext:value-type="float">
            <text:p>-378</text:p>
          </table:table-cell>
          <table:table-cell office:value-type="float" office:value="0.01751" calcext:value-type="float">
            <text:p>0.01751</text:p>
          </table:table-cell>
          <table:table-cell office:value-type="float" office:value="0.01758" calcext:value-type="float">
            <text:p>0.01758</text:p>
          </table:table-cell>
          <table:table-cell office:value-type="float" office:value="0.01742" calcext:value-type="float">
            <text:p>0.01742</text:p>
          </table:table-cell>
          <table:table-cell table:number-columns-repeated="2" office:value-type="float" office:value="0.01741" calcext:value-type="float">
            <text:p>0.01741</text:p>
          </table:table-cell>
          <table:table-cell office:value-type="float" office:value="0.01736" calcext:value-type="float">
            <text:p>0.01736</text:p>
          </table:table-cell>
          <table:table-cell office:value-type="float" office:value="0.01738" calcext:value-type="float">
            <text:p>0.01738</text:p>
          </table:table-cell>
          <table:table-cell office:value-type="float" office:value="0.01732" calcext:value-type="float">
            <text:p>0.01732</text:p>
          </table:table-cell>
          <table:table-cell office:value-type="float" office:value="0.01724" calcext:value-type="float">
            <text:p>0.01724</text:p>
          </table:table-cell>
          <table:table-cell office:value-type="float" office:value="0.02048" calcext:value-type="float">
            <text:p>0.02048</text:p>
          </table:table-cell>
          <table:table-cell office:value-type="float" office:value="0.02052" calcext:value-type="float">
            <text:p>0.02052</text:p>
          </table:table-cell>
          <table:table-cell office:value-type="float" office:value="0.02054" calcext:value-type="float">
            <text:p>0.02054</text:p>
          </table:table-cell>
          <table:table-cell table:number-columns-repeated="2" office:value-type="float" office:value="0.02411" calcext:value-type="float">
            <text:p>0.02411</text:p>
          </table:table-cell>
          <table:table-cell office:value-type="float" office:value="0.02414" calcext:value-type="float">
            <text:p>0.02414</text:p>
          </table:table-cell>
          <table:table-cell office:value-type="float" office:value="0.02747" calcext:value-type="float">
            <text:p>0.02747</text:p>
          </table:table-cell>
          <table:table-cell office:value-type="float" office:value="0.02733" calcext:value-type="float">
            <text:p>0.02733</text:p>
          </table:table-cell>
          <table:table-cell office:value-type="float" office:value="0.02734" calcext:value-type="float">
            <text:p>0.02734</text:p>
          </table:table-cell>
          <table:table-cell office:value-type="float" office:value="0.03005" calcext:value-type="float">
            <text:p>0.03005</text:p>
          </table:table-cell>
          <table:table-cell office:value-type="float" office:value="0.03021" calcext:value-type="float">
            <text:p>0.03021</text:p>
          </table:table-cell>
          <table:table-cell office:value-type="float" office:value="0.03029" calcext:value-type="float">
            <text:p>0.03029</text:p>
          </table:table-cell>
          <table:table-cell office:value-type="float" office:value="0.03301" calcext:value-type="float">
            <text:p>0.03301</text:p>
          </table:table-cell>
          <table:table-cell office:value-type="float" office:value="0.03299" calcext:value-type="float">
            <text:p>0.03299</text:p>
          </table:table-cell>
          <table:table-cell office:value-type="float" office:value="0.0326" calcext:value-type="float">
            <text:p>0.0326</text:p>
          </table:table-cell>
        </table:table-row>
        <table:table-row table:style-name="ro1">
          <table:table-cell office:value-type="float" office:value="-376" calcext:value-type="float">
            <text:p>-376</text:p>
          </table:table-cell>
          <table:table-cell office:value-type="float" office:value="0.01732" calcext:value-type="float">
            <text:p>0.01732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1735" calcext:value-type="float">
            <text:p>0.01735</text:p>
          </table:table-cell>
          <table:table-cell office:value-type="float" office:value="0.01724" calcext:value-type="float">
            <text:p>0.01724</text:p>
          </table:table-cell>
          <table:table-cell office:value-type="float" office:value="0.01723" calcext:value-type="float">
            <text:p>0.01723</text:p>
          </table:table-cell>
          <table:table-cell office:value-type="float" office:value="0.01719" calcext:value-type="float">
            <text:p>0.01719</text:p>
          </table:table-cell>
          <table:table-cell office:value-type="float" office:value="0.01723" calcext:value-type="float">
            <text:p>0.01723</text:p>
          </table:table-cell>
          <table:table-cell table:number-columns-repeated="2" office:value-type="float" office:value="0.0171" calcext:value-type="float">
            <text:p>0.0171</text:p>
          </table:table-cell>
          <table:table-cell office:value-type="float" office:value="0.02032" calcext:value-type="float">
            <text:p>0.02032</text:p>
          </table:table-cell>
          <table:table-cell office:value-type="float" office:value="0.02039" calcext:value-type="float">
            <text:p>0.02039</text:p>
          </table:table-cell>
          <table:table-cell office:value-type="float" office:value="0.02043" calcext:value-type="float">
            <text:p>0.02043</text:p>
          </table:table-cell>
          <table:table-cell office:value-type="float" office:value="0.02402" calcext:value-type="float">
            <text:p>0.02402</text:p>
          </table:table-cell>
          <table:table-cell office:value-type="float" office:value="0.02411" calcext:value-type="float">
            <text:p>0.02411</text:p>
          </table:table-cell>
          <table:table-cell office:value-type="float" office:value="0.02413" calcext:value-type="float">
            <text:p>0.02413</text:p>
          </table:table-cell>
          <table:table-cell office:value-type="float" office:value="0.02754" calcext:value-type="float">
            <text:p>0.02754</text:p>
          </table:table-cell>
          <table:table-cell office:value-type="float" office:value="0.02742" calcext:value-type="float">
            <text:p>0.02742</text:p>
          </table:table-cell>
          <table:table-cell office:value-type="float" office:value="0.02747" calcext:value-type="float">
            <text:p>0.02747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03058" calcext:value-type="float">
            <text:p>0.03058</text:p>
          </table:table-cell>
          <table:table-cell office:value-type="float" office:value="0.03065" calcext:value-type="float">
            <text:p>0.03065</text:p>
          </table:table-cell>
          <table:table-cell office:value-type="float" office:value="0.03362" calcext:value-type="float">
            <text:p>0.03362</text:p>
          </table:table-cell>
          <table:table-cell office:value-type="float" office:value="0.03357" calcext:value-type="float">
            <text:p>0.03357</text:p>
          </table:table-cell>
          <table:table-cell office:value-type="float" office:value="0.03317" calcext:value-type="float">
            <text:p>0.03317</text:p>
          </table:table-cell>
        </table:table-row>
        <table:table-row table:style-name="ro1">
          <table:table-cell office:value-type="float" office:value="-374" calcext:value-type="float">
            <text:p>-374</text:p>
          </table:table-cell>
          <table:table-cell office:value-type="float" office:value="0.01712" calcext:value-type="float">
            <text:p>0.01712</text:p>
          </table:table-cell>
          <table:table-cell office:value-type="float" office:value="0.01719" calcext:value-type="float">
            <text:p>0.01719</text:p>
          </table:table-cell>
          <table:table-cell office:value-type="float" office:value="0.01713" calcext:value-type="float">
            <text:p>0.01713</text:p>
          </table:table-cell>
          <table:table-cell office:value-type="float" office:value="0.01708" calcext:value-type="float">
            <text:p>0.01708</text:p>
          </table:table-cell>
          <table:table-cell office:value-type="float" office:value="0.01709" calcext:value-type="float">
            <text:p>0.01709</text:p>
          </table:table-cell>
          <table:table-cell office:value-type="float" office:value="0.01703" calcext:value-type="float">
            <text:p>0.0170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701" calcext:value-type="float">
            <text:p>0.01701</text:p>
          </table:table-cell>
          <table:table-cell office:value-type="float" office:value="0.01692" calcext:value-type="float">
            <text:p>0.01692</text:p>
          </table:table-cell>
          <table:table-cell office:value-type="float" office:value="0.02017" calcext:value-type="float">
            <text:p>0.02017</text:p>
          </table:table-cell>
          <table:table-cell office:value-type="float" office:value="0.02021" calcext:value-type="float">
            <text:p>0.02021</text:p>
          </table:table-cell>
          <table:table-cell office:value-type="float" office:value="0.02019" calcext:value-type="float">
            <text:p>0.02019</text:p>
          </table:table-cell>
          <table:table-cell office:value-type="float" office:value="0.02391" calcext:value-type="float">
            <text:p>0.02391</text:p>
          </table:table-cell>
          <table:table-cell office:value-type="float" office:value="0.02395" calcext:value-type="float">
            <text:p>0.02395</text:p>
          </table:table-cell>
          <table:table-cell office:value-type="float" office:value="0.02399" calcext:value-type="float">
            <text:p>0.02399</text:p>
          </table:table-cell>
          <table:table-cell office:value-type="float" office:value="0.02767" calcext:value-type="float">
            <text:p>0.02767</text:p>
          </table:table-cell>
          <table:table-cell office:value-type="float" office:value="0.02744" calcext:value-type="float">
            <text:p>0.02744</text:p>
          </table:table-cell>
          <table:table-cell office:value-type="float" office:value="0.02747" calcext:value-type="float">
            <text:p>0.02747</text:p>
          </table:table-cell>
          <table:table-cell office:value-type="float" office:value="0.03067" calcext:value-type="float">
            <text:p>0.03067</text:p>
          </table:table-cell>
          <table:table-cell office:value-type="float" office:value="0.03083" calcext:value-type="float">
            <text:p>0.03083</text:p>
          </table:table-cell>
          <table:table-cell office:value-type="float" office:value="0.03084" calcext:value-type="float">
            <text:p>0.03084</text:p>
          </table:table-cell>
          <table:table-cell office:value-type="float" office:value="0.03405" calcext:value-type="float">
            <text:p>0.03405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353" calcext:value-type="float">
            <text:p>0.03353</text:p>
          </table:table-cell>
        </table:table-row>
        <table:table-row table:style-name="ro1">
          <table:table-cell office:value-type="float" office:value="-372" calcext:value-type="float">
            <text:p>-372</text:p>
          </table:table-cell>
          <table:table-cell office:value-type="float" office:value="0.01691" calcext:value-type="float">
            <text:p>0.01691</text:p>
          </table:table-cell>
          <table:table-cell office:value-type="float" office:value="0.01696" calcext:value-type="float">
            <text:p>0.01696</text:p>
          </table:table-cell>
          <table:table-cell office:value-type="float" office:value="0.01689" calcext:value-type="float">
            <text:p>0.01689</text:p>
          </table:table-cell>
          <table:table-cell office:value-type="float" office:value="0.01685" calcext:value-type="float">
            <text:p>0.01685</text:p>
          </table:table-cell>
          <table:table-cell office:value-type="float" office:value="0.01681" calcext:value-type="float">
            <text:p>0.01681</text:p>
          </table:table-cell>
          <table:table-cell office:value-type="float" office:value="0.01682" calcext:value-type="float">
            <text:p>0.01682</text:p>
          </table:table-cell>
          <table:table-cell office:value-type="float" office:value="0.01681" calcext:value-type="float">
            <text:p>0.01681</text:p>
          </table:table-cell>
          <table:table-cell office:value-type="float" office:value="0.01678" calcext:value-type="float">
            <text:p>0.01678</text:p>
          </table:table-cell>
          <table:table-cell office:value-type="float" office:value="0.01672" calcext:value-type="float">
            <text:p>0.01672</text:p>
          </table:table-cell>
          <table:table-cell office:value-type="float" office:value="0.01993" calcext:value-type="float">
            <text:p>0.01993</text:p>
          </table:table-cell>
          <table:table-cell office:value-type="float" office:value="0.01996" calcext:value-type="float">
            <text:p>0.01996</text:p>
          </table:table-cell>
          <table:table-cell office:value-type="float" office:value="0.02001" calcext:value-type="float">
            <text:p>0.02001</text:p>
          </table:table-cell>
          <table:table-cell office:value-type="float" office:value="0.02365" calcext:value-type="float">
            <text:p>0.02365</text:p>
          </table:table-cell>
          <table:table-cell table:number-columns-repeated="2" office:value-type="float" office:value="0.02374" calcext:value-type="float">
            <text:p>0.02374</text:p>
          </table:table-cell>
          <table:table-cell office:value-type="float" office:value="0.02754" calcext:value-type="float">
            <text:p>0.02754</text:p>
          </table:table-cell>
          <table:table-cell office:value-type="float" office:value="0.02733" calcext:value-type="float">
            <text:p>0.02733</text:p>
          </table:table-cell>
          <table:table-cell office:value-type="float" office:value="0.02742" calcext:value-type="float">
            <text:p>0.02742</text:p>
          </table:table-cell>
          <table:table-cell office:value-type="float" office:value="0.03075" calcext:value-type="float">
            <text:p>0.03075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03095" calcext:value-type="float">
            <text:p>0.03095</text:p>
          </table:table-cell>
          <table:table-cell office:value-type="float" office:value="0.03439" calcext:value-type="float">
            <text:p>0.03439</text:p>
          </table:table-cell>
          <table:table-cell office:value-type="float" office:value="0.03433" calcext:value-type="float">
            <text:p>0.03433</text:p>
          </table:table-cell>
          <table:table-cell office:value-type="float" office:value="0.03378" calcext:value-type="float">
            <text:p>0.03378</text:p>
          </table:table-cell>
        </table:table-row>
        <table:table-row table:style-name="ro1">
          <table:table-cell office:value-type="float" office:value="-370" calcext:value-type="float">
            <text:p>-370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1671" calcext:value-type="float">
            <text:p>0.01671</text:p>
          </table:table-cell>
          <table:table-cell office:value-type="float" office:value="0.01668" calcext:value-type="float">
            <text:p>0.01668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666" calcext:value-type="float">
            <text:p>0.01666</text:p>
          </table:table-cell>
          <table:table-cell office:value-type="float" office:value="0.01664" calcext:value-type="float">
            <text:p>0.01664</text:p>
          </table:table-cell>
          <table:table-cell office:value-type="float" office:value="0.01661" calcext:value-type="float">
            <text:p>0.01661</text:p>
          </table:table-cell>
          <table:table-cell office:value-type="float" office:value="0.01652" calcext:value-type="float">
            <text:p>0.01652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1968" calcext:value-type="float">
            <text:p>0.01968</text:p>
          </table:table-cell>
          <table:table-cell office:value-type="float" office:value="0.01973" calcext:value-type="float">
            <text:p>0.01973</text:p>
          </table:table-cell>
          <table:table-cell office:value-type="float" office:value="0.0197" calcext:value-type="float">
            <text:p>0.0197</text:p>
          </table:table-cell>
          <table:table-cell office:value-type="float" office:value="0.02339" calcext:value-type="float">
            <text:p>0.02339</text:p>
          </table:table-cell>
          <table:table-cell office:value-type="float" office:value="0.02345" calcext:value-type="float">
            <text:p>0.02345</text:p>
          </table:table-cell>
          <table:table-cell office:value-type="float" office:value="0.02351" calcext:value-type="float">
            <text:p>0.02351</text:p>
          </table:table-cell>
          <table:table-cell office:value-type="float" office:value="0.02732" calcext:value-type="float">
            <text:p>0.02732</text:p>
          </table:table-cell>
          <table:table-cell office:value-type="float" office:value="0.02716" calcext:value-type="float">
            <text:p>0.02716</text:p>
          </table:table-cell>
          <table:table-cell office:value-type="float" office:value="0.02722" calcext:value-type="float">
            <text:p>0.02722</text:p>
          </table:table-cell>
          <table:table-cell office:value-type="float" office:value="0.03069" calcext:value-type="float">
            <text:p>0.03069</text:p>
          </table:table-cell>
          <table:table-cell office:value-type="float" office:value="0.03087" calcext:value-type="float">
            <text:p>0.03087</text:p>
          </table:table-cell>
          <table:table-cell office:value-type="float" office:value="0.03086" calcext:value-type="float">
            <text:p>0.03086</text:p>
          </table:table-cell>
          <table:table-cell office:value-type="float" office:value="0.03447" calcext:value-type="float">
            <text:p>0.03447</text:p>
          </table:table-cell>
          <table:table-cell office:value-type="float" office:value="0.03442" calcext:value-type="float">
            <text:p>0.03442</text:p>
          </table:table-cell>
          <table:table-cell office:value-type="float" office:value="0.03393" calcext:value-type="float">
            <text:p>0.03393</text:p>
          </table:table-cell>
        </table:table-row>
        <table:table-row table:style-name="ro1">
          <table:table-cell office:value-type="float" office:value="-368" calcext:value-type="float">
            <text:p>-368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653" calcext:value-type="float">
            <text:p>0.01653</text:p>
          </table:table-cell>
          <table:table-cell office:value-type="float" office:value="0.01644" calcext:value-type="float">
            <text:p>0.01644</text:p>
          </table:table-cell>
          <table:table-cell office:value-type="float" office:value="0.01642" calcext:value-type="float">
            <text:p>0.01642</text:p>
          </table:table-cell>
          <table:table-cell office:value-type="float" office:value="0.0164" calcext:value-type="float">
            <text:p>0.0164</text:p>
          </table:table-cell>
          <table:table-cell table:number-columns-repeated="2" office:value-type="float" office:value="0.01638" calcext:value-type="float">
            <text:p>0.01638</text:p>
          </table:table-cell>
          <table:table-cell office:value-type="float" office:value="0.01636" calcext:value-type="float">
            <text:p>0.01636</text:p>
          </table:table-cell>
          <table:table-cell office:value-type="float" office:value="0.01634" calcext:value-type="float">
            <text:p>0.01634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1948" calcext:value-type="float">
            <text:p>0.01948</text:p>
          </table:table-cell>
          <table:table-cell office:value-type="float" office:value="0.01954" calcext:value-type="float">
            <text:p>0.01954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2317" calcext:value-type="float">
            <text:p>0.02317</text:p>
          </table:table-cell>
          <table:table-cell office:value-type="float" office:value="0.02319" calcext:value-type="float">
            <text:p>0.02319</text:p>
          </table:table-cell>
          <table:table-cell office:value-type="float" office:value="0.02699" calcext:value-type="float">
            <text:p>0.02699</text:p>
          </table:table-cell>
          <table:table-cell office:value-type="float" office:value="0.02686" calcext:value-type="float">
            <text:p>0.02686</text:p>
          </table:table-cell>
          <table:table-cell office:value-type="float" office:value="0.02692" calcext:value-type="float">
            <text:p>0.02692</text:p>
          </table:table-cell>
          <table:table-cell office:value-type="float" office:value="0.03047" calcext:value-type="float">
            <text:p>0.03047</text:p>
          </table:table-cell>
          <table:table-cell office:value-type="float" office:value="0.03065" calcext:value-type="float">
            <text:p>0.03065</text:p>
          </table:table-cell>
          <table:table-cell office:value-type="float" office:value="0.03067" calcext:value-type="float">
            <text:p>0.03067</text:p>
          </table:table-cell>
          <table:table-cell office:value-type="float" office:value="0.03447" calcext:value-type="float">
            <text:p>0.03447</text:p>
          </table:table-cell>
          <table:table-cell office:value-type="float" office:value="0.03441" calcext:value-type="float">
            <text:p>0.03441</text:p>
          </table:table-cell>
          <table:table-cell office:value-type="float" office:value="0.03386" calcext:value-type="float">
            <text:p>0.03386</text:p>
          </table:table-cell>
        </table:table-row>
        <table:table-row table:style-name="ro1">
          <table:table-cell office:value-type="float" office:value="-366" calcext:value-type="float">
            <text:p>-366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1631" calcext:value-type="float">
            <text:p>0.01631</text:p>
          </table:table-cell>
          <table:table-cell office:value-type="float" office:value="0.01619" calcext:value-type="float">
            <text:p>0.01619</text:p>
          </table:table-cell>
          <table:table-cell office:value-type="float" office:value="0.01625" calcext:value-type="float">
            <text:p>0.01625</text:p>
          </table:table-cell>
          <table:table-cell office:value-type="float" office:value="0.01622" calcext:value-type="float">
            <text:p>0.01622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1621" calcext:value-type="float">
            <text:p>0.01621</text:p>
          </table:table-cell>
          <table:table-cell office:value-type="float" office:value="0.01614" calcext:value-type="float">
            <text:p>0.01614</text:p>
          </table:table-cell>
          <table:table-cell office:value-type="float" office:value="0.01606" calcext:value-type="float">
            <text:p>0.01606</text:p>
          </table:table-cell>
          <table:table-cell office:value-type="float" office:value="0.01915" calcext:value-type="float">
            <text:p>0.01915</text:p>
          </table:table-cell>
          <table:table-cell table:number-columns-repeated="2" office:value-type="float" office:value="0.01921" calcext:value-type="float">
            <text:p>0.01921</text:p>
          </table:table-cell>
          <table:table-cell office:value-type="float" office:value="0.02266" calcext:value-type="float">
            <text:p>0.02266</text:p>
          </table:table-cell>
          <table:table-cell table:number-columns-repeated="2" office:value-type="float" office:value="0.02281" calcext:value-type="float">
            <text:p>0.02281</text:p>
          </table:table-cell>
          <table:table-cell office:value-type="float" office:value="0.02662" calcext:value-type="float">
            <text:p>0.02662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649" calcext:value-type="float">
            <text:p>0.02649</text:p>
          </table:table-cell>
          <table:table-cell office:value-type="float" office:value="0.03019" calcext:value-type="float">
            <text:p>0.03019</text:p>
          </table:table-cell>
          <table:table-cell office:value-type="float" office:value="0.03038" calcext:value-type="float">
            <text:p>0.03038</text:p>
          </table:table-cell>
          <table:table-cell office:value-type="float" office:value="0.03039" calcext:value-type="float">
            <text:p>0.03039</text:p>
          </table:table-cell>
          <table:table-cell office:value-type="float" office:value="0.03429" calcext:value-type="float">
            <text:p>0.03429</text:p>
          </table:table-cell>
          <table:table-cell office:value-type="float" office:value="0.03428" calcext:value-type="float">
            <text:p>0.03428</text:p>
          </table:table-cell>
          <table:table-cell office:value-type="float" office:value="0.03369" calcext:value-type="float">
            <text:p>0.03369</text:p>
          </table:table-cell>
        </table:table-row>
        <table:table-row table:style-name="ro1">
          <table:table-cell office:value-type="float" office:value="-364" calcext:value-type="float">
            <text:p>-36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609" calcext:value-type="float">
            <text:p>0.01609</text:p>
          </table:table-cell>
          <table:table-cell office:value-type="float" office:value="0.01604" calcext:value-type="float">
            <text:p>0.01604</text:p>
          </table:table-cell>
          <table:table-cell office:value-type="float" office:value="0.01597" calcext:value-type="float">
            <text:p>0.01597</text:p>
          </table:table-cell>
          <table:table-cell office:value-type="float" office:value="0.01596" calcext:value-type="float">
            <text:p>0.01596</text:p>
          </table:table-cell>
          <table:table-cell office:value-type="float" office:value="0.01593" calcext:value-type="float">
            <text:p>0.01593</text:p>
          </table:table-cell>
          <table:table-cell office:value-type="float" office:value="0.01594" calcext:value-type="float">
            <text:p>0.01594</text:p>
          </table:table-cell>
          <table:table-cell office:value-type="float" office:value="0.01595" calcext:value-type="float">
            <text:p>0.01595</text:p>
          </table:table-cell>
          <table:table-cell office:value-type="float" office:value="0.01591" calcext:value-type="float">
            <text:p>0.01591</text:p>
          </table:table-cell>
          <table:table-cell office:value-type="float" office:value="0.01887" calcext:value-type="float">
            <text:p>0.01887</text:p>
          </table:table-cell>
          <table:table-cell office:value-type="float" office:value="0.01885" calcext:value-type="float">
            <text:p>0.01885</text:p>
          </table:table-cell>
          <table:table-cell office:value-type="float" office:value="0.01898" calcext:value-type="float">
            <text:p>0.01898</text:p>
          </table:table-cell>
          <table:table-cell office:value-type="float" office:value="0.02235" calcext:value-type="float">
            <text:p>0.02235</text:p>
          </table:table-cell>
          <table:table-cell office:value-type="float" office:value="0.02243" calcext:value-type="float">
            <text:p>0.02243</text:p>
          </table:table-cell>
          <table:table-cell office:value-type="float" office:value="0.02245" calcext:value-type="float">
            <text:p>0.02245</text:p>
          </table:table-cell>
          <table:table-cell office:value-type="float" office:value="0.02617" calcext:value-type="float">
            <text:p>0.02617</text:p>
          </table:table-cell>
          <table:table-cell office:value-type="float" office:value="0.02598" calcext:value-type="float">
            <text:p>0.02598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02981" calcext:value-type="float">
            <text:p>0.02981</text:p>
          </table:table-cell>
          <table:table-cell office:value-type="float" office:value="0.02996" calcext:value-type="float">
            <text:p>0.02996</text:p>
          </table:table-cell>
          <table:table-cell office:value-type="float" office:value="0.03002" calcext:value-type="float">
            <text:p>0.03002</text:p>
          </table:table-cell>
          <table:table-cell office:value-type="float" office:value="0.03401" calcext:value-type="float">
            <text:p>0.03401</text:p>
          </table:table-cell>
          <table:table-cell office:value-type="float" office:value="0.03389" calcext:value-type="float">
            <text:p>0.03389</text:p>
          </table:table-cell>
          <table:table-cell office:value-type="float" office:value="0.03334" calcext:value-type="float">
            <text:p>0.03334</text:p>
          </table:table-cell>
        </table:table-row>
        <table:table-row table:style-name="ro1">
          <table:table-cell office:value-type="float" office:value="-362" calcext:value-type="float">
            <text:p>-362</text:p>
          </table:table-cell>
          <table:table-cell office:value-type="float" office:value="0.01583" calcext:value-type="float">
            <text:p>0.01583</text:p>
          </table:table-cell>
          <table:table-cell office:value-type="float" office:value="0.01585" calcext:value-type="float">
            <text:p>0.01585</text:p>
          </table:table-cell>
          <table:table-cell table:number-columns-repeated="2" office:value-type="float" office:value="0.01577" calcext:value-type="float">
            <text:p>0.01577</text:p>
          </table:table-cell>
          <table:table-cell office:value-type="float" office:value="0.01578" calcext:value-type="float">
            <text:p>0.01578</text:p>
          </table:table-cell>
          <table:table-cell office:value-type="float" office:value="0.01572" calcext:value-type="float">
            <text:p>0.01572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572" calcext:value-type="float">
            <text:p>0.01572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01858" calcext:value-type="float">
            <text:p>0.01858</text:p>
          </table:table-cell>
          <table:table-cell office:value-type="float" office:value="0.01865" calcext:value-type="float">
            <text:p>0.01865</text:p>
          </table:table-cell>
          <table:table-cell office:value-type="float" office:value="0.01863" calcext:value-type="float">
            <text:p>0.01863</text:p>
          </table:table-cell>
          <table:table-cell office:value-type="float" office:value="0.02194" calcext:value-type="float">
            <text:p>0.02194</text:p>
          </table:table-cell>
          <table:table-cell office:value-type="float" office:value="0.02202" calcext:value-type="float">
            <text:p>0.02202</text:p>
          </table:table-cell>
          <table:table-cell office:value-type="float" office:value="0.02206" calcext:value-type="float">
            <text:p>0.02206</text:p>
          </table:table-cell>
          <table:table-cell office:value-type="float" office:value="0.02576" calcext:value-type="float">
            <text:p>0.02576</text:p>
          </table:table-cell>
          <table:table-cell office:value-type="float" office:value="0.02557" calcext:value-type="float">
            <text:p>0.02557</text:p>
          </table:table-cell>
          <table:table-cell office:value-type="float" office:value="0.02563" calcext:value-type="float">
            <text:p>0.02563</text:p>
          </table:table-cell>
          <table:table-cell office:value-type="float" office:value="0.02933" calcext:value-type="float">
            <text:p>0.02933</text:p>
          </table:table-cell>
          <table:table-cell office:value-type="float" office:value="0.02948" calcext:value-type="float">
            <text:p>0.02948</text:p>
          </table:table-cell>
          <table:table-cell office:value-type="float" office:value="0.02946" calcext:value-type="float">
            <text:p>0.02946</text:p>
          </table:table-cell>
          <table:table-cell office:value-type="float" office:value="0.03354" calcext:value-type="float">
            <text:p>0.03354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3287" calcext:value-type="float">
            <text:p>0.03287</text:p>
          </table:table-cell>
        </table:table-row>
        <table:table-row table:style-name="ro1">
          <table:table-cell office:value-type="float" office:value="-360" calcext:value-type="float">
            <text:p>-360</text:p>
          </table:table-cell>
          <table:table-cell office:value-type="float" office:value="0.01562" calcext:value-type="float">
            <text:p>0.01562</text:p>
          </table:table-cell>
          <table:table-cell office:value-type="float" office:value="0.01567" calcext:value-type="float">
            <text:p>0.01567</text:p>
          </table:table-cell>
          <table:table-cell table:number-columns-repeated="3" office:value-type="float" office:value="0.01559" calcext:value-type="float">
            <text:p>0.01559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01556" calcext:value-type="float">
            <text:p>0.01556</text:p>
          </table:table-cell>
          <table:table-cell office:value-type="float" office:value="0.01553" calcext:value-type="float">
            <text:p>0.01553</text:p>
          </table:table-cell>
          <table:table-cell office:value-type="float" office:value="0.01551" calcext:value-type="float">
            <text:p>0.01551</text:p>
          </table:table-cell>
          <table:table-cell office:value-type="float" office:value="0.01832" calcext:value-type="float">
            <text:p>0.01832</text:p>
          </table:table-cell>
          <table:table-cell office:value-type="float" office:value="0.01838" calcext:value-type="float">
            <text:p>0.01838</text:p>
          </table:table-cell>
          <table:table-cell office:value-type="float" office:value="0.01833" calcext:value-type="float">
            <text:p>0.01833</text:p>
          </table:table-cell>
          <table:table-cell office:value-type="float" office:value="0.02157" calcext:value-type="float">
            <text:p>0.02157</text:p>
          </table:table-cell>
          <table:table-cell office:value-type="float" office:value="0.02167" calcext:value-type="float">
            <text:p>0.02167</text:p>
          </table:table-cell>
          <table:table-cell office:value-type="float" office:value="0.02172" calcext:value-type="float">
            <text:p>0.02172</text:p>
          </table:table-cell>
          <table:table-cell office:value-type="float" office:value="0.02521" calcext:value-type="float">
            <text:p>0.02521</text:p>
          </table:table-cell>
          <table:table-cell office:value-type="float" office:value="0.02507" calcext:value-type="float">
            <text:p>0.02507</text:p>
          </table:table-cell>
          <table:table-cell office:value-type="float" office:value="0.02513" calcext:value-type="float">
            <text:p>0.02513</text:p>
          </table:table-cell>
          <table:table-cell office:value-type="float" office:value="0.02878" calcext:value-type="float">
            <text:p>0.02878</text:p>
          </table:table-cell>
          <table:table-cell office:value-type="float" office:value="0.02891" calcext:value-type="float">
            <text:p>0.02891</text:p>
          </table:table-cell>
          <table:table-cell office:value-type="float" office:value="0.02889" calcext:value-type="float">
            <text:p>0.02889</text:p>
          </table:table-cell>
          <table:table-cell office:value-type="float" office:value="0.03298" calcext:value-type="float">
            <text:p>0.03298</text:p>
          </table:table-cell>
          <table:table-cell office:value-type="float" office:value="0.03286" calcext:value-type="float">
            <text:p>0.03286</text:p>
          </table:table-cell>
          <table:table-cell office:value-type="float" office:value="0.03231" calcext:value-type="float">
            <text:p>0.03231</text:p>
          </table:table-cell>
        </table:table-row>
        <table:table-row table:style-name="ro1">
          <table:table-cell office:value-type="float" office:value="-358" calcext:value-type="float">
            <text:p>-358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0.01542" calcext:value-type="float">
            <text:p>0.01542</text:p>
          </table:table-cell>
          <table:table-cell office:value-type="float" office:value="0.01537" calcext:value-type="float">
            <text:p>0.01537</text:p>
          </table:table-cell>
          <table:table-cell office:value-type="float" office:value="0.01534" calcext:value-type="float">
            <text:p>0.01534</text:p>
          </table:table-cell>
          <table:table-cell office:value-type="float" office:value="0.01537" calcext:value-type="float">
            <text:p>0.01537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1537" calcext:value-type="float">
            <text:p>0.01537</text:p>
          </table:table-cell>
          <table:table-cell office:value-type="float" office:value="0.01529" calcext:value-type="float">
            <text:p>0.01529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1802" calcext:value-type="float">
            <text:p>0.01802</text:p>
          </table:table-cell>
          <table:table-cell office:value-type="float" office:value="0.01807" calcext:value-type="float">
            <text:p>0.01807</text:p>
          </table:table-cell>
          <table:table-cell office:value-type="float" office:value="0.01812" calcext:value-type="float">
            <text:p>0.01812</text:p>
          </table:table-cell>
          <table:table-cell table:number-columns-repeated="2" office:value-type="float" office:value="0.02123" calcext:value-type="float">
            <text:p>0.02123</text:p>
          </table:table-cell>
          <table:table-cell office:value-type="float" office:value="0.02131" calcext:value-type="float">
            <text:p>0.02131</text:p>
          </table:table-cell>
          <table:table-cell office:value-type="float" office:value="0.02471" calcext:value-type="float">
            <text:p>0.02471</text:p>
          </table:table-cell>
          <table:table-cell office:value-type="float" office:value="0.02459" calcext:value-type="float">
            <text:p>0.02459</text:p>
          </table:table-cell>
          <table:table-cell office:value-type="float" office:value="0.02467" calcext:value-type="float">
            <text:p>0.02467</text:p>
          </table:table-cell>
          <table:table-cell office:value-type="float" office:value="0.02814" calcext:value-type="float">
            <text:p>0.02814</text:p>
          </table:table-cell>
          <table:table-cell office:value-type="float" office:value="0.02828" calcext:value-type="float">
            <text:p>0.02828</text:p>
          </table:table-cell>
          <table:table-cell office:value-type="float" office:value="0.02833" calcext:value-type="float">
            <text:p>0.02833</text:p>
          </table:table-cell>
          <table:table-cell office:value-type="float" office:value="0.03232" calcext:value-type="float">
            <text:p>0.03232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3164" calcext:value-type="float">
            <text:p>0.03164</text:p>
          </table:table-cell>
        </table:table-row>
        <table:table-row table:style-name="ro1">
          <table:table-cell office:value-type="float" office:value="-356" calcext:value-type="float">
            <text:p>-356</text:p>
          </table:table-cell>
          <table:table-cell office:value-type="float" office:value="0.01525" calcext:value-type="float">
            <text:p>0.01525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1523" calcext:value-type="float">
            <text:p>0.01523</text:p>
          </table:table-cell>
          <table:table-cell office:value-type="float" office:value="0.01517" calcext:value-type="float">
            <text:p>0.01517</text:p>
          </table:table-cell>
          <table:table-cell office:value-type="float" office:value="0.0152" calcext:value-type="float">
            <text:p>0.0152</text:p>
          </table:table-cell>
          <table:table-cell table:number-columns-repeated="3" office:value-type="float" office:value="0.01517" calcext:value-type="float">
            <text:p>0.01517</text:p>
          </table:table-cell>
          <table:table-cell office:value-type="float" office:value="0.01514" calcext:value-type="float">
            <text:p>0.01514</text:p>
          </table:table-cell>
          <table:table-cell office:value-type="float" office:value="0.01772" calcext:value-type="float">
            <text:p>0.01772</text:p>
          </table:table-cell>
          <table:table-cell office:value-type="float" office:value="0.01782" calcext:value-type="float">
            <text:p>0.01782</text:p>
          </table:table-cell>
          <table:table-cell office:value-type="float" office:value="0.01786" calcext:value-type="float">
            <text:p>0.01786</text:p>
          </table:table-cell>
          <table:table-cell office:value-type="float" office:value="0.02087" calcext:value-type="float">
            <text:p>0.02087</text:p>
          </table:table-cell>
          <table:table-cell office:value-type="float" office:value="0.02091" calcext:value-type="float">
            <text:p>0.02091</text:p>
          </table:table-cell>
          <table:table-cell office:value-type="float" office:value="0.02094" calcext:value-type="float">
            <text:p>0.02094</text:p>
          </table:table-cell>
          <table:table-cell office:value-type="float" office:value="0.02419" calcext:value-type="float">
            <text:p>0.02419</text:p>
          </table:table-cell>
          <table:table-cell table:number-columns-repeated="2" office:value-type="float" office:value="0.02415" calcext:value-type="float">
            <text:p>0.02415</text:p>
          </table:table-cell>
          <table:table-cell office:value-type="float" office:value="0.02754" calcext:value-type="float">
            <text:p>0.02754</text:p>
          </table:table-cell>
          <table:table-cell office:value-type="float" office:value="0.02772" calcext:value-type="float">
            <text:p>0.02772</text:p>
          </table:table-cell>
          <table:table-cell office:value-type="float" office:value="0.02769" calcext:value-type="float">
            <text:p>0.02769</text:p>
          </table:table-cell>
          <table:table-cell office:value-type="float" office:value="0.03159" calcext:value-type="float">
            <text:p>0.03159</text:p>
          </table:table-cell>
          <table:table-cell office:value-type="float" office:value="0.03148" calcext:value-type="float">
            <text:p>0.03148</text:p>
          </table:table-cell>
          <table:table-cell office:value-type="float" office:value="0.03093" calcext:value-type="float">
            <text:p>0.03093</text:p>
          </table:table-cell>
        </table:table-row>
        <table:table-row table:style-name="ro1">
          <table:table-cell office:value-type="float" office:value="-354" calcext:value-type="float">
            <text:p>-354</text:p>
          </table:table-cell>
          <table:table-cell office:value-type="float" office:value="0.01508" calcext:value-type="float">
            <text:p>0.01508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01497" calcext:value-type="float">
            <text:p>0.01497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502" calcext:value-type="float">
            <text:p>0.01502</text:p>
          </table:table-cell>
          <table:table-cell office:value-type="float" office:value="0.01497" calcext:value-type="float">
            <text:p>0.01497</text:p>
          </table:table-cell>
          <table:table-cell office:value-type="float" office:value="0.01494" calcext:value-type="float">
            <text:p>0.01494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749" calcext:value-type="float">
            <text:p>0.01749</text:p>
          </table:table-cell>
          <table:table-cell office:value-type="float" office:value="0.01754" calcext:value-type="float">
            <text:p>0.01754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02051" calcext:value-type="float">
            <text:p>0.02051</text:p>
          </table:table-cell>
          <table:table-cell office:value-type="float" office:value="0.02054" calcext:value-type="float">
            <text:p>0.02054</text:p>
          </table:table-cell>
          <table:table-cell office:value-type="float" office:value="0.02373" calcext:value-type="float">
            <text:p>0.02373</text:p>
          </table:table-cell>
          <table:table-cell office:value-type="float" office:value="0.02354" calcext:value-type="float">
            <text:p>0.02354</text:p>
          </table:table-cell>
          <table:table-cell office:value-type="float" office:value="0.02363" calcext:value-type="float">
            <text:p>0.02363</text:p>
          </table:table-cell>
          <table:table-cell office:value-type="float" office:value="0.02697" calcext:value-type="float">
            <text:p>0.02697</text:p>
          </table:table-cell>
          <table:table-cell office:value-type="float" office:value="0.02705" calcext:value-type="float">
            <text:p>0.02705</text:p>
          </table:table-cell>
          <table:table-cell office:value-type="float" office:value="0.02706" calcext:value-type="float">
            <text:p>0.02706</text:p>
          </table:table-cell>
          <table:table-cell office:value-type="float" office:value="0.03081" calcext:value-type="float">
            <text:p>0.03081</text:p>
          </table:table-cell>
          <table:table-cell office:value-type="float" office:value="0.03077" calcext:value-type="float">
            <text:p>0.03077</text:p>
          </table:table-cell>
          <table:table-cell office:value-type="float" office:value="0.03024" calcext:value-type="float">
            <text:p>0.03024</text:p>
          </table:table-cell>
        </table:table-row>
        <table:table-row table:style-name="ro1">
          <table:table-cell office:value-type="float" office:value="-352" calcext:value-type="float">
            <text:p>-352</text:p>
          </table:table-cell>
          <table:table-cell table:number-columns-repeated="2" office:value-type="float" office:value="0.01487" calcext:value-type="float">
            <text:p>0.01487</text:p>
          </table:table-cell>
          <table:table-cell office:value-type="float" office:value="0.01481" calcext:value-type="float">
            <text:p>0.01481</text:p>
          </table:table-cell>
          <table:table-cell office:value-type="float" office:value="0.01484" calcext:value-type="float">
            <text:p>0.01484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1477" calcext:value-type="float">
            <text:p>0.01477</text:p>
          </table:table-cell>
          <table:table-cell office:value-type="float" office:value="0.01483" calcext:value-type="float">
            <text:p>0.01483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1729" calcext:value-type="float">
            <text:p>0.01729</text:p>
          </table:table-cell>
          <table:table-cell office:value-type="float" office:value="0.01736" calcext:value-type="float">
            <text:p>0.01736</text:p>
          </table:table-cell>
          <table:table-cell office:value-type="float" office:value="0.01741" calcext:value-type="float">
            <text:p>0.01741</text:p>
          </table:table-cell>
          <table:table-cell office:value-type="float" office:value="0.0201" calcext:value-type="float">
            <text:p>0.0201</text:p>
          </table:table-cell>
          <table:table-cell table:number-columns-repeated="2" office:value-type="float" office:value="0.02017" calcext:value-type="float">
            <text:p>0.02017</text:p>
          </table:table-cell>
          <table:table-cell office:value-type="float" office:value="0.02319" calcext:value-type="float">
            <text:p>0.02319</text:p>
          </table:table-cell>
          <table:table-cell office:value-type="float" office:value="0.02306" calcext:value-type="float">
            <text:p>0.02306</text:p>
          </table:table-cell>
          <table:table-cell office:value-type="float" office:value="0.02313" calcext:value-type="float">
            <text:p>0.02313</text:p>
          </table:table-cell>
          <table:table-cell office:value-type="float" office:value="0.02634" calcext:value-type="float">
            <text:p>0.02634</text:p>
          </table:table-cell>
          <table:table-cell office:value-type="float" office:value="0.02643" calcext:value-type="float">
            <text:p>0.02643</text:p>
          </table:table-cell>
          <table:table-cell office:value-type="float" office:value="0.02647" calcext:value-type="float">
            <text:p>0.02647</text:p>
          </table:table-cell>
          <table:table-cell office:value-type="float" office:value="0.0301" calcext:value-type="float">
            <text:p>0.03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946" calcext:value-type="float">
            <text:p>0.02946</text:p>
          </table:table-cell>
        </table:table-row>
        <table:table-row table:style-name="ro1">
          <table:table-cell office:value-type="float" office:value="-350" calcext:value-type="float">
            <text:p>-350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1477" calcext:value-type="float">
            <text:p>0.01477</text:p>
          </table:table-cell>
          <table:table-cell office:value-type="float" office:value="0.01468" calcext:value-type="float">
            <text:p>0.01468</text:p>
          </table:table-cell>
          <table:table-cell table:number-columns-repeated="3" office:value-type="float" office:value="0.01467" calcext:value-type="float">
            <text:p>0.01467</text:p>
          </table:table-cell>
          <table:table-cell office:value-type="float" office:value="0.01465" calcext:value-type="float">
            <text:p>0.01465</text:p>
          </table:table-cell>
          <table:table-cell office:value-type="float" office:value="0.01464" calcext:value-type="float">
            <text:p>0.01464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704" calcext:value-type="float">
            <text:p>0.01704</text:p>
          </table:table-cell>
          <table:table-cell office:value-type="float" office:value="0.01705" calcext:value-type="float">
            <text:p>0.01705</text:p>
          </table:table-cell>
          <table:table-cell office:value-type="float" office:value="0.01711" calcext:value-type="float">
            <text:p>0.01711</text:p>
          </table:table-cell>
          <table:table-cell office:value-type="float" office:value="0.01972" calcext:value-type="float">
            <text:p>0.01972</text:p>
          </table:table-cell>
          <table:table-cell office:value-type="float" office:value="0.01978" calcext:value-type="float">
            <text:p>0.01978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2278" calcext:value-type="float">
            <text:p>0.02278</text:p>
          </table:table-cell>
          <table:table-cell office:value-type="float" office:value="0.02263" calcext:value-type="float">
            <text:p>0.02263</text:p>
          </table:table-cell>
          <table:table-cell office:value-type="float" office:value="0.02269" calcext:value-type="float">
            <text:p>0.02269</text:p>
          </table:table-cell>
          <table:table-cell office:value-type="float" office:value="0.02568" calcext:value-type="float">
            <text:p>0.02568</text:p>
          </table:table-cell>
          <table:table-cell office:value-type="float" office:value="0.02583" calcext:value-type="float">
            <text:p>0.02583</text:p>
          </table:table-cell>
          <table:table-cell office:value-type="float" office:value="0.02582" calcext:value-type="float">
            <text:p>0.02582</text:p>
          </table:table-cell>
          <table:table-cell office:value-type="float" office:value="0.02932" calcext:value-type="float">
            <text:p>0.02932</text:p>
          </table:table-cell>
          <table:table-cell office:value-type="float" office:value="0.02928" calcext:value-type="float">
            <text:p>0.02928</text:p>
          </table:table-cell>
          <table:table-cell office:value-type="float" office:value="0.02879" calcext:value-type="float">
            <text:p>0.02879</text:p>
          </table:table-cell>
        </table:table-row>
        <table:table-row table:style-name="ro1">
          <table:table-cell office:value-type="float" office:value="-348" calcext:value-type="float">
            <text:p>-348</text:p>
          </table:table-cell>
          <table:table-cell office:value-type="float" office:value="0.01458" calcext:value-type="float">
            <text:p>0.01458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458" calcext:value-type="float">
            <text:p>0.01458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0.01452" calcext:value-type="float">
            <text:p>0.01452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453" calcext:value-type="float">
            <text:p>0.01453</text:p>
          </table:table-cell>
          <table:table-cell office:value-type="float" office:value="0.01451" calcext:value-type="float">
            <text:p>0.01451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675" calcext:value-type="float">
            <text:p>0.01675</text:p>
          </table:table-cell>
          <table:table-cell office:value-type="float" office:value="0.01687" calcext:value-type="float">
            <text:p>0.01687</text:p>
          </table:table-cell>
          <table:table-cell office:value-type="float" office:value="0.01691" calcext:value-type="float">
            <text:p>0.01691</text:p>
          </table:table-cell>
          <table:table-cell office:value-type="float" office:value="0.01948" calcext:value-type="float">
            <text:p>0.01948</text:p>
          </table:table-cell>
          <table:table-cell office:value-type="float" office:value="0.01947" calcext:value-type="float">
            <text:p>0.01947</text:p>
          </table:table-cell>
          <table:table-cell office:value-type="float" office:value="0.01949" calcext:value-type="float">
            <text:p>0.01949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2215" calcext:value-type="float">
            <text:p>0.02215</text:p>
          </table:table-cell>
          <table:table-cell office:value-type="float" office:value="0.02219" calcext:value-type="float">
            <text:p>0.02219</text:p>
          </table:table-cell>
          <table:table-cell office:value-type="float" office:value="0.02505" calcext:value-type="float">
            <text:p>0.02505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521" calcext:value-type="float">
            <text:p>0.02521</text:p>
          </table:table-cell>
          <table:table-cell office:value-type="float" office:value="0.02859" calcext:value-type="float">
            <text:p>0.02859</text:p>
          </table:table-cell>
          <table:table-cell office:value-type="float" office:value="0.02852" calcext:value-type="float">
            <text:p>0.02852</text:p>
          </table:table-cell>
          <table:table-cell office:value-type="float" office:value="0.02803" calcext:value-type="float">
            <text:p>0.02803</text:p>
          </table:table-cell>
        </table:table-row>
        <table:table-row table:style-name="ro1">
          <table:table-cell office:value-type="float" office:value="-346" calcext:value-type="float">
            <text:p>-346</text:p>
          </table:table-cell>
          <table:table-cell office:value-type="float" office:value="0.01443" calcext:value-type="float">
            <text:p>0.01443</text:p>
          </table:table-cell>
          <table:table-cell office:value-type="float" office:value="0.01444" calcext:value-type="float">
            <text:p>0.01444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1439" calcext:value-type="float">
            <text:p>0.01439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439" calcext:value-type="float">
            <text:p>0.01439</text:p>
          </table:table-cell>
          <table:table-cell table:number-columns-repeated="2" office:value-type="float" office:value="0.01436" calcext:value-type="float">
            <text:p>0.01436</text:p>
          </table:table-cell>
          <table:table-cell office:value-type="float" office:value="0.01433" calcext:value-type="float">
            <text:p>0.01433</text:p>
          </table:table-cell>
          <table:table-cell table:number-columns-repeated="2" office:value-type="float" office:value="0.0166" calcext:value-type="float">
            <text:p>0.0166</text:p>
          </table:table-cell>
          <table:table-cell office:value-type="float" office:value="0.01665" calcext:value-type="float">
            <text:p>0.01665</text:p>
          </table:table-cell>
          <table:table-cell office:value-type="float" office:value="0.01907" calcext:value-type="float">
            <text:p>0.01907</text:p>
          </table:table-cell>
          <table:table-cell office:value-type="float" office:value="0.01911" calcext:value-type="float">
            <text:p>0.01911</text:p>
          </table:table-cell>
          <table:table-cell office:value-type="float" office:value="0.01914" calcext:value-type="float">
            <text:p>0.01914</text:p>
          </table:table-cell>
          <table:table-cell office:value-type="float" office:value="0.02183" calcext:value-type="float">
            <text:p>0.02183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2171" calcext:value-type="float">
            <text:p>0.02171</text:p>
          </table:table-cell>
          <table:table-cell office:value-type="float" office:value="0.02448" calcext:value-type="float">
            <text:p>0.02448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02465" calcext:value-type="float">
            <text:p>0.02465</text:p>
          </table:table-cell>
          <table:table-cell office:value-type="float" office:value="0.02774" calcext:value-type="float">
            <text:p>0.02774</text:p>
          </table:table-cell>
          <table:table-cell office:value-type="float" office:value="0.02772" calcext:value-type="float">
            <text:p>0.02772</text:p>
          </table:table-cell>
          <table:table-cell office:value-type="float" office:value="0.02734" calcext:value-type="float">
            <text:p>0.02734</text:p>
          </table:table-cell>
        </table:table-row>
        <table:table-row table:style-name="ro1">
          <table:table-cell office:value-type="float" office:value="-344" calcext:value-type="float">
            <text:p>-344</text:p>
          </table:table-cell>
          <table:table-cell table:number-columns-repeated="2" office:value-type="float" office:value="0.01432" calcext:value-type="float">
            <text:p>0.01432</text:p>
          </table:table-cell>
          <table:table-cell table:number-columns-repeated="2" office:value-type="float" office:value="0.01431" calcext:value-type="float">
            <text:p>0.01431</text:p>
          </table:table-cell>
          <table:table-cell office:value-type="float" office:value="0.01432" calcext:value-type="float">
            <text:p>0.01432</text:p>
          </table:table-cell>
          <table:table-cell office:value-type="float" office:value="0.01426" calcext:value-type="float">
            <text:p>0.01426</text:p>
          </table:table-cell>
          <table:table-cell office:value-type="float" office:value="0.01431" calcext:value-type="float">
            <text:p>0.01431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0.01423" calcext:value-type="float">
            <text:p>0.01423</text:p>
          </table:table-cell>
          <table:table-cell table:number-columns-repeated="2" office:value-type="float" office:value="0.01635" calcext:value-type="float">
            <text:p>0.01635</text:p>
          </table:table-cell>
          <table:table-cell office:value-type="float" office:value="0.01648" calcext:value-type="float">
            <text:p>0.01648</text:p>
          </table:table-cell>
          <table:table-cell office:value-type="float" office:value="0.01873" calcext:value-type="float">
            <text:p>0.01873</text:p>
          </table:table-cell>
          <table:table-cell office:value-type="float" office:value="0.01879" calcext:value-type="float">
            <text:p>0.01879</text:p>
          </table:table-cell>
          <table:table-cell office:value-type="float" office:value="0.01883" calcext:value-type="float">
            <text:p>0.01883</text:p>
          </table:table-cell>
          <table:table-cell office:value-type="float" office:value="0.02136" calcext:value-type="float">
            <text:p>0.02136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0.02132" calcext:value-type="float">
            <text:p>0.02132</text:p>
          </table:table-cell>
          <table:table-cell office:value-type="float" office:value="0.02386" calcext:value-type="float">
            <text:p>0.02386</text:p>
          </table:table-cell>
          <table:table-cell office:value-type="float" office:value="0.02405" calcext:value-type="float">
            <text:p>0.02405</text:p>
          </table:table-cell>
          <table:table-cell office:value-type="float" office:value="0.02404" calcext:value-type="float">
            <text:p>0.02404</text:p>
          </table:table-cell>
          <table:table-cell office:value-type="float" office:value="0.02708" calcext:value-type="float">
            <text:p>0.02708</text:p>
          </table:table-cell>
          <table:table-cell office:value-type="float" office:value="0.02704" calcext:value-type="float">
            <text:p>0.02704</text:p>
          </table:table-cell>
          <table:table-cell office:value-type="float" office:value="0.02669" calcext:value-type="float">
            <text:p>0.02669</text:p>
          </table:table-cell>
        </table:table-row>
        <table:table-row table:style-name="ro1">
          <table:table-cell office:value-type="float" office:value="-342" calcext:value-type="float">
            <text:p>-342</text:p>
          </table:table-cell>
          <table:table-cell office:value-type="float" office:value="0.01426" calcext:value-type="float">
            <text:p>0.01426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0.01411" calcext:value-type="float">
            <text:p>0.01411</text:p>
          </table:table-cell>
          <table:table-cell office:value-type="float" office:value="0.01416" calcext:value-type="float">
            <text:p>0.01416</text:p>
          </table:table-cell>
          <table:table-cell table:number-columns-repeated="2" office:value-type="float" office:value="0.01415" calcext:value-type="float">
            <text:p>0.01415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413" calcext:value-type="float">
            <text:p>0.01413</text:p>
          </table:table-cell>
          <table:table-cell office:value-type="float" office:value="0.01418" calcext:value-type="float">
            <text:p>0.01418</text:p>
          </table:table-cell>
          <table:table-cell table:number-columns-repeated="2" office:value-type="float" office:value="0.01617" calcext:value-type="float">
            <text:p>0.01617</text:p>
          </table:table-cell>
          <table:table-cell office:value-type="float" office:value="0.01622" calcext:value-type="float">
            <text:p>0.01622</text:p>
          </table:table-cell>
          <table:table-cell office:value-type="float" office:value="0.01846" calcext:value-type="float">
            <text:p>0.01846</text:p>
          </table:table-cell>
          <table:table-cell office:value-type="float" office:value="0.01844" calcext:value-type="float">
            <text:p>0.01844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0.02089" calcext:value-type="float">
            <text:p>0.02089</text:p>
          </table:table-cell>
          <table:table-cell office:value-type="float" office:value="0.02087" calcext:value-type="float">
            <text:p>0.02087</text:p>
          </table:table-cell>
          <table:table-cell office:value-type="float" office:value="0.02089" calcext:value-type="float">
            <text:p>0.02089</text:p>
          </table:table-cell>
          <table:table-cell office:value-type="float" office:value="0.02334" calcext:value-type="float">
            <text:p>0.02334</text:p>
          </table:table-cell>
          <table:table-cell table:number-columns-repeated="2" office:value-type="float" office:value="0.02352" calcext:value-type="float">
            <text:p>0.02352</text:p>
          </table:table-cell>
          <table:table-cell office:value-type="float" office:value="0.02635" calcext:value-type="float">
            <text:p>0.02635</text:p>
          </table:table-cell>
          <table:table-cell office:value-type="float" office:value="0.02636" calcext:value-type="float">
            <text:p>0.02636</text:p>
          </table:table-cell>
          <table:table-cell office:value-type="float" office:value="0.02596" calcext:value-type="float">
            <text:p>0.02596</text:p>
          </table:table-cell>
        </table:table-row>
        <table:table-row table:style-name="ro1">
          <table:table-cell office:value-type="float" office:value="-340" calcext:value-type="float">
            <text:p>-340</text:p>
          </table:table-cell>
          <table:table-cell office:value-type="float" office:value="0.01407" calcext:value-type="float">
            <text:p>0.01407</text:p>
          </table:table-cell>
          <table:table-cell office:value-type="float" office:value="0.01414" calcext:value-type="float">
            <text:p>0.01414</text:p>
          </table:table-cell>
          <table:table-cell office:value-type="float" office:value="0.01409" calcext:value-type="float">
            <text:p>0.01409</text:p>
          </table:table-cell>
          <table:table-cell office:value-type="float" office:value="0.01407" calcext:value-type="float">
            <text:p>0.01407</text:p>
          </table:table-cell>
          <table:table-cell office:value-type="float" office:value="0.01404" calcext:value-type="float">
            <text:p>0.01404</text:p>
          </table:table-cell>
          <table:table-cell office:value-type="float" office:value="0.01406" calcext:value-type="float">
            <text:p>0.01406</text:p>
          </table:table-cell>
          <table:table-cell office:value-type="float" office:value="0.01409" calcext:value-type="float">
            <text:p>0.01409</text:p>
          </table:table-cell>
          <table:table-cell office:value-type="float" office:value="0.01406" calcext:value-type="float">
            <text:p>0.01406</text:p>
          </table:table-cell>
          <table:table-cell office:value-type="float" office:value="0.01403" calcext:value-type="float">
            <text:p>0.01403</text:p>
          </table:table-cell>
          <table:table-cell office:value-type="float" office:value="0.01595" calcext:value-type="float">
            <text:p>0.01595</text:p>
          </table:table-cell>
          <table:table-cell office:value-type="float" office:value="0.01602" calcext:value-type="float">
            <text:p>0.01602</text:p>
          </table:table-cell>
          <table:table-cell office:value-type="float" office:value="0.01606" calcext:value-type="float">
            <text:p>0.01606</text:p>
          </table:table-cell>
          <table:table-cell office:value-type="float" office:value="0.01812" calcext:value-type="float">
            <text:p>0.01812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1823" calcext:value-type="float">
            <text:p>0.01823</text:p>
          </table:table-cell>
          <table:table-cell table:number-columns-repeated="2" office:value-type="float" office:value="0.02048" calcext:value-type="float">
            <text:p>0.02048</text:p>
          </table:table-cell>
          <table:table-cell office:value-type="float" office:value="0.02043" calcext:value-type="float">
            <text:p>0.02043</text:p>
          </table:table-cell>
          <table:table-cell office:value-type="float" office:value="0.02283" calcext:value-type="float">
            <text:p>0.02283</text:p>
          </table:table-cell>
          <table:table-cell office:value-type="float" office:value="0.02301" calcext:value-type="float">
            <text:p>0.02301</text:p>
          </table:table-cell>
          <table:table-cell office:value-type="float" office:value="0.02295" calcext:value-type="float">
            <text:p>0.02295</text:p>
          </table:table-cell>
          <table:table-cell office:value-type="float" office:value="0.02567" calcext:value-type="float">
            <text:p>0.02567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2534" calcext:value-type="float">
            <text:p>0.02534</text:p>
          </table:table-cell>
        </table:table-row>
        <table:table-row table:style-name="ro1">
          <table:table-cell office:value-type="float" office:value="-338" calcext:value-type="float">
            <text:p>-338</text:p>
          </table:table-cell>
          <table:table-cell table:number-columns-repeated="2" office:value-type="float" office:value="0.01401" calcext:value-type="float">
            <text:p>0.01401</text:p>
          </table:table-cell>
          <table:table-cell office:value-type="float" office:value="0.01403" calcext:value-type="float">
            <text:p>0.01403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1394" calcext:value-type="float">
            <text:p>0.01394</text:p>
          </table:table-cell>
          <table:table-cell office:value-type="float" office:value="0.01393" calcext:value-type="float">
            <text:p>0.0139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93" calcext:value-type="float">
            <text:p>0.01393</text:p>
          </table:table-cell>
          <table:table-cell office:value-type="float" office:value="0.01396" calcext:value-type="float">
            <text:p>0.01396</text:p>
          </table:table-cell>
          <table:table-cell office:value-type="float" office:value="0.01581" calcext:value-type="float">
            <text:p>0.01581</text:p>
          </table:table-cell>
          <table:table-cell office:value-type="float" office:value="0.01586" calcext:value-type="float">
            <text:p>0.01586</text:p>
          </table:table-cell>
          <table:table-cell office:value-type="float" office:value="0.01589" calcext:value-type="float">
            <text:p>0.01589</text:p>
          </table:table-cell>
          <table:table-cell office:value-type="float" office:value="0.01787" calcext:value-type="float">
            <text:p>0.01787</text:p>
          </table:table-cell>
          <table:table-cell office:value-type="float" office:value="0.01792" calcext:value-type="float">
            <text:p>0.01792</text:p>
          </table:table-cell>
          <table:table-cell office:value-type="float" office:value="0.01799" calcext:value-type="float">
            <text:p>0.01799</text:p>
          </table:table-cell>
          <table:table-cell office:value-type="float" office:value="0.02014" calcext:value-type="float">
            <text:p>0.02014</text:p>
          </table:table-cell>
          <table:table-cell office:value-type="float" office:value="0.02009" calcext:value-type="float">
            <text:p>0.02009</text:p>
          </table:table-cell>
          <table:table-cell office:value-type="float" office:value="0.02003" calcext:value-type="float">
            <text:p>0.02003</text:p>
          </table:table-cell>
          <table:table-cell office:value-type="float" office:value="0.02231" calcext:value-type="float">
            <text:p>0.02231</text:p>
          </table:table-cell>
          <table:table-cell office:value-type="float" office:value="0.02248" calcext:value-type="float">
            <text:p>0.02248</text:p>
          </table:table-cell>
          <table:table-cell office:value-type="float" office:value="0.02249" calcext:value-type="float">
            <text:p>0.02249</text:p>
          </table:table-cell>
          <table:table-cell office:value-type="float" office:value="0.02512" calcext:value-type="float">
            <text:p>0.02512</text:p>
          </table:table-cell>
          <table:table-cell office:value-type="float" office:value="0.02499" calcext:value-type="float">
            <text:p>0.02499</text:p>
          </table:table-cell>
          <table:table-cell office:value-type="float" office:value="0.02479" calcext:value-type="float">
            <text:p>0.02479</text:p>
          </table:table-cell>
        </table:table-row>
        <table:table-row table:style-name="ro1">
          <table:table-cell office:value-type="float" office:value="-336" calcext:value-type="float">
            <text:p>-336</text:p>
          </table:table-cell>
          <table:table-cell office:value-type="float" office:value="0.01393" calcext:value-type="float">
            <text:p>0.01393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393" calcext:value-type="float">
            <text:p>0.01393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387" calcext:value-type="float">
            <text:p>0.01387</text:p>
          </table:table-cell>
          <table:table-cell table:number-columns-repeated="2" office:value-type="float" office:value="0.01392" calcext:value-type="float">
            <text:p>0.01392</text:p>
          </table:table-cell>
          <table:table-cell office:value-type="float" office:value="0.01385" calcext:value-type="float">
            <text:p>0.01385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562" calcext:value-type="float">
            <text:p>0.01562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01572" calcext:value-type="float">
            <text:p>0.01572</text:p>
          </table:table-cell>
          <table:table-cell office:value-type="float" office:value="0.01759" calcext:value-type="float">
            <text:p>0.01759</text:p>
          </table:table-cell>
          <table:table-cell table:number-columns-repeated="2" office:value-type="float" office:value="0.01768" calcext:value-type="float">
            <text:p>0.01768</text:p>
          </table:table-cell>
          <table:table-cell office:value-type="float" office:value="0.01974" calcext:value-type="float">
            <text:p>0.01974</text:p>
          </table:table-cell>
          <table:table-cell office:value-type="float" office:value="0.0197" calcext:value-type="float">
            <text:p>0.0197</text:p>
          </table:table-cell>
          <table:table-cell office:value-type="float" office:value="0.01971" calcext:value-type="float">
            <text:p>0.01971</text:p>
          </table:table-cell>
          <table:table-cell office:value-type="float" office:value="0.02181" calcext:value-type="float">
            <text:p>0.02181</text:p>
          </table:table-cell>
          <table:table-cell office:value-type="float" office:value="0.02197" calcext:value-type="float">
            <text:p>0.02197</text:p>
          </table:table-cell>
          <table:table-cell office:value-type="float" office:value="0.02205" calcext:value-type="float">
            <text:p>0.02205</text:p>
          </table:table-cell>
          <table:table-cell table:number-columns-repeated="2" office:value-type="float" office:value="0.02444" calcext:value-type="float">
            <text:p>0.02444</text:p>
          </table:table-cell>
          <table:table-cell office:value-type="float" office:value="0.02419" calcext:value-type="float">
            <text:p>0.02419</text:p>
          </table:table-cell>
        </table:table-row>
        <table:table-row table:style-name="ro1">
          <table:table-cell office:value-type="float" office:value="-334" calcext:value-type="float">
            <text:p>-334</text:p>
          </table:table-cell>
          <table:table-cell office:value-type="float" office:value="0.01389" calcext:value-type="float">
            <text:p>0.01389</text:p>
          </table:table-cell>
          <table:table-cell office:value-type="float" office:value="0.01384" calcext:value-type="float">
            <text:p>0.01384</text:p>
          </table:table-cell>
          <table:table-cell office:value-type="float" office:value="0.01379" calcext:value-type="float">
            <text:p>0.01379</text:p>
          </table:table-cell>
          <table:table-cell office:value-type="float" office:value="0.01381" calcext:value-type="float">
            <text:p>0.01381</text:p>
          </table:table-cell>
          <table:table-cell office:value-type="float" office:value="0.01379" calcext:value-type="float">
            <text:p>0.01379</text:p>
          </table:table-cell>
          <table:table-cell table:number-columns-repeated="2" office:value-type="float" office:value="0.01381" calcext:value-type="float">
            <text:p>0.01381</text:p>
          </table:table-cell>
          <table:table-cell office:value-type="float" office:value="0.01379" calcext:value-type="float">
            <text:p>0.01379</text:p>
          </table:table-cell>
          <table:table-cell office:value-type="float" office:value="0.01378" calcext:value-type="float">
            <text:p>0.01378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0.01544" calcext:value-type="float">
            <text:p>0.01544</text:p>
          </table:table-cell>
          <table:table-cell office:value-type="float" office:value="0.01554" calcext:value-type="float">
            <text:p>0.01554</text:p>
          </table:table-cell>
          <table:table-cell office:value-type="float" office:value="0.01735" calcext:value-type="float">
            <text:p>0.01735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1741" calcext:value-type="float">
            <text:p>0.01741</text:p>
          </table:table-cell>
          <table:table-cell office:value-type="float" office:value="0.01935" calcext:value-type="float">
            <text:p>0.01935</text:p>
          </table:table-cell>
          <table:table-cell office:value-type="float" office:value="0.01931" calcext:value-type="float">
            <text:p>0.01931</text:p>
          </table:table-cell>
          <table:table-cell office:value-type="float" office:value="0.01937" calcext:value-type="float">
            <text:p>0.01937</text:p>
          </table:table-cell>
          <table:table-cell office:value-type="float" office:value="0.02138" calcext:value-type="float">
            <text:p>0.02138</text:p>
          </table:table-cell>
          <table:table-cell office:value-type="float" office:value="0.02157" calcext:value-type="float">
            <text:p>0.02157</text:p>
          </table:table-cell>
          <table:table-cell office:value-type="float" office:value="0.02151" calcext:value-type="float">
            <text:p>0.02151</text:p>
          </table:table-cell>
          <table:table-cell office:value-type="float" office:value="0.02388" calcext:value-type="float">
            <text:p>0.02388</text:p>
          </table:table-cell>
          <table:table-cell office:value-type="float" office:value="0.02383" calcext:value-type="float">
            <text:p>0.02383</text:p>
          </table:table-cell>
          <table:table-cell office:value-type="float" office:value="0.02364" calcext:value-type="float">
            <text:p>0.02364</text:p>
          </table:table-cell>
        </table:table-row>
        <table:table-row table:style-name="ro1">
          <table:table-cell office:value-type="float" office:value="-332" calcext:value-type="float">
            <text:p>-332</text:p>
          </table:table-cell>
          <table:table-cell office:value-type="float" office:value="0.01379" calcext:value-type="float">
            <text:p>0.01379</text:p>
          </table:table-cell>
          <table:table-cell office:value-type="float" office:value="0.01382" calcext:value-type="float">
            <text:p>0.01382</text:p>
          </table:table-cell>
          <table:table-cell office:value-type="float" office:value="0.01373" calcext:value-type="float">
            <text:p>0.01373</text:p>
          </table:table-cell>
          <table:table-cell office:value-type="float" office:value="0.01378" calcext:value-type="float">
            <text:p>0.01378</text:p>
          </table:table-cell>
          <table:table-cell office:value-type="float" office:value="0.01371" calcext:value-type="float">
            <text:p>0.01371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1371" calcext:value-type="float">
            <text:p>0.01371</text:p>
          </table:table-cell>
          <table:table-cell office:value-type="float" office:value="0.01536" calcext:value-type="float">
            <text:p>0.01536</text:p>
          </table:table-cell>
          <table:table-cell office:value-type="float" office:value="0.01537" calcext:value-type="float">
            <text:p>0.01537</text:p>
          </table:table-cell>
          <table:table-cell office:value-type="float" office:value="0.01541" calcext:value-type="float">
            <text:p>0.01541</text:p>
          </table:table-cell>
          <table:table-cell office:value-type="float" office:value="0.01707" calcext:value-type="float">
            <text:p>0.01707</text:p>
          </table:table-cell>
          <table:table-cell office:value-type="float" office:value="0.01713" calcext:value-type="float">
            <text:p>0.01713</text:p>
          </table:table-cell>
          <table:table-cell office:value-type="float" office:value="0.01712" calcext:value-type="float">
            <text:p>0.01712</text:p>
          </table:table-cell>
          <table:table-cell office:value-type="float" office:value="0.01906" calcext:value-type="float">
            <text:p>0.01906</text:p>
          </table:table-cell>
          <table:table-cell office:value-type="float" office:value="0.01905" calcext:value-type="float">
            <text:p>0.01905</text:p>
          </table:table-cell>
          <table:table-cell office:value-type="float" office:value="0.01898" calcext:value-type="float">
            <text:p>0.01898</text:p>
          </table:table-cell>
          <table:table-cell office:value-type="float" office:value="0.02095" calcext:value-type="float">
            <text:p>0.02095</text:p>
          </table:table-cell>
          <table:table-cell office:value-type="float" office:value="0.02107" calcext:value-type="float">
            <text:p>0.02107</text:p>
          </table:table-cell>
          <table:table-cell office:value-type="float" office:value="0.02111" calcext:value-type="float">
            <text:p>0.02111</text:p>
          </table:table-cell>
          <table:table-cell office:value-type="float" office:value="0.02336" calcext:value-type="float">
            <text:p>0.02336</text:p>
          </table:table-cell>
          <table:table-cell office:value-type="float" office:value="0.02332" calcext:value-type="float">
            <text:p>0.02332</text:p>
          </table:table-cell>
          <table:table-cell office:value-type="float" office:value="0.02314" calcext:value-type="float">
            <text:p>0.02314</text:p>
          </table:table-cell>
        </table:table-row>
        <table:table-row table:style-name="ro1">
          <table:table-cell office:value-type="float" office:value="-330" calcext:value-type="float">
            <text:p>-330</text:p>
          </table:table-cell>
          <table:table-cell table:number-columns-repeated="2" office:value-type="float" office:value="0.01375" calcext:value-type="float">
            <text:p>0.01375</text:p>
          </table:table-cell>
          <table:table-cell office:value-type="float" office:value="0.01364" calcext:value-type="float">
            <text:p>0.01364</text:p>
          </table:table-cell>
          <table:table-cell office:value-type="float" office:value="0.01369" calcext:value-type="float">
            <text:p>0.01369</text:p>
          </table:table-cell>
          <table:table-cell office:value-type="float" office:value="0.01367" calcext:value-type="float">
            <text:p>0.01367</text:p>
          </table:table-cell>
          <table:table-cell office:value-type="float" office:value="0.01373" calcext:value-type="float">
            <text:p>0.01373</text:p>
          </table:table-cell>
          <table:table-cell office:value-type="float" office:value="0.01371" calcext:value-type="float">
            <text:p>0.01371</text:p>
          </table:table-cell>
          <table:table-cell office:value-type="float" office:value="0.01361" calcext:value-type="float">
            <text:p>0.01361</text:p>
          </table:table-cell>
          <table:table-cell office:value-type="float" office:value="0.01366" calcext:value-type="float">
            <text:p>0.01366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1517" calcext:value-type="float">
            <text:p>0.01517</text:p>
          </table:table-cell>
          <table:table-cell office:value-type="float" office:value="0.01525" calcext:value-type="float">
            <text:p>0.01525</text:p>
          </table:table-cell>
          <table:table-cell office:value-type="float" office:value="0.01683" calcext:value-type="float">
            <text:p>0.01683</text:p>
          </table:table-cell>
          <table:table-cell office:value-type="float" office:value="0.01691" calcext:value-type="float">
            <text:p>0.01691</text:p>
          </table:table-cell>
          <table:table-cell office:value-type="float" office:value="0.01696" calcext:value-type="float">
            <text:p>0.01696</text:p>
          </table:table-cell>
          <table:table-cell office:value-type="float" office:value="0.01877" calcext:value-type="float">
            <text:p>0.01877</text:p>
          </table:table-cell>
          <table:table-cell office:value-type="float" office:value="0.01872" calcext:value-type="float">
            <text:p>0.01872</text:p>
          </table:table-cell>
          <table:table-cell office:value-type="float" office:value="0.01871" calcext:value-type="float">
            <text:p>0.01871</text:p>
          </table:table-cell>
          <table:table-cell office:value-type="float" office:value="0.02052" calcext:value-type="float">
            <text:p>0.02052</text:p>
          </table:table-cell>
          <table:table-cell office:value-type="float" office:value="0.02072" calcext:value-type="float">
            <text:p>0.02072</text:p>
          </table:table-cell>
          <table:table-cell office:value-type="float" office:value="0.02066" calcext:value-type="float">
            <text:p>0.02066</text:p>
          </table:table-cell>
          <table:table-cell office:value-type="float" office:value="0.02281" calcext:value-type="float">
            <text:p>0.02281</text:p>
          </table:table-cell>
          <table:table-cell office:value-type="float" office:value="0.02271" calcext:value-type="float">
            <text:p>0.02271</text:p>
          </table:table-cell>
          <table:table-cell office:value-type="float" office:value="0.02267" calcext:value-type="float">
            <text:p>0.02267</text:p>
          </table:table-cell>
        </table:table-row>
        <table:table-row table:style-name="ro1">
          <table:table-cell office:value-type="float" office:value="-328" calcext:value-type="float">
            <text:p>-328</text:p>
          </table:table-cell>
          <table:table-cell table:number-columns-repeated="2" office:value-type="float" office:value="0.01369" calcext:value-type="float">
            <text:p>0.01369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0.01359" calcext:value-type="float">
            <text:p>0.01359</text:p>
          </table:table-cell>
          <table:table-cell office:value-type="float" office:value="0.01357" calcext:value-type="float">
            <text:p>0.01357</text:p>
          </table:table-cell>
          <table:table-cell office:value-type="float" office:value="0.01363" calcext:value-type="float">
            <text:p>0.01363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1359" calcext:value-type="float">
            <text:p>0.01359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01508" calcext:value-type="float">
            <text:p>0.01508</text:p>
          </table:table-cell>
          <table:table-cell office:value-type="float" office:value="0.01509" calcext:value-type="float">
            <text:p>0.01509</text:p>
          </table:table-cell>
          <table:table-cell office:value-type="float" office:value="0.01663" calcext:value-type="float">
            <text:p>0.01663</text:p>
          </table:table-cell>
          <table:table-cell office:value-type="float" office:value="0.01664" calcext:value-type="float">
            <text:p>0.01664</text:p>
          </table:table-cell>
          <table:table-cell office:value-type="float" office:value="0.01671" calcext:value-type="float">
            <text:p>0.01671</text:p>
          </table:table-cell>
          <table:table-cell office:value-type="float" office:value="0.01839" calcext:value-type="float">
            <text:p>0.01839</text:p>
          </table:table-cell>
          <table:table-cell office:value-type="float" office:value="0.01838" calcext:value-type="float">
            <text:p>0.01838</text:p>
          </table:table-cell>
          <table:table-cell office:value-type="float" office:value="0.01842" calcext:value-type="float">
            <text:p>0.01842</text:p>
          </table:table-cell>
          <table:table-cell office:value-type="float" office:value="0.02018" calcext:value-type="float">
            <text:p>0.02018</text:p>
          </table:table-cell>
          <table:table-cell table:number-columns-repeated="2" office:value-type="float" office:value="0.02028" calcext:value-type="float">
            <text:p>0.02028</text:p>
          </table:table-cell>
          <table:table-cell table:number-columns-repeated="2" office:value-type="float" office:value="0.02231" calcext:value-type="float">
            <text:p>0.02231</text:p>
          </table:table-cell>
          <table:table-cell office:value-type="float" office:value="0.02219" calcext:value-type="float">
            <text:p>0.02219</text:p>
          </table:table-cell>
        </table:table-row>
        <table:table-row table:style-name="ro1">
          <table:table-cell office:value-type="float" office:value="-326" calcext:value-type="float">
            <text:p>-326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1361" calcext:value-type="float">
            <text:p>0.01361</text:p>
          </table:table-cell>
          <table:table-cell table:number-columns-repeated="2" office:value-type="float" office:value="0.01357" calcext:value-type="float">
            <text:p>0.01357</text:p>
          </table:table-cell>
          <table:table-cell office:value-type="float" office:value="0.01352" calcext:value-type="float">
            <text:p>0.01352</text:p>
          </table:table-cell>
          <table:table-cell office:value-type="float" office:value="0.01353" calcext:value-type="float">
            <text:p>0.01353</text:p>
          </table:table-cell>
          <table:table-cell office:value-type="float" office:value="0.01357" calcext:value-type="float">
            <text:p>0.01357</text:p>
          </table:table-cell>
          <table:table-cell office:value-type="float" office:value="0.01351" calcext:value-type="float">
            <text:p>0.01351</text:p>
          </table:table-cell>
          <table:table-cell office:value-type="float" office:value="0.01354" calcext:value-type="float">
            <text:p>0.01354</text:p>
          </table:table-cell>
          <table:table-cell office:value-type="float" office:value="0.01487" calcext:value-type="float">
            <text:p>0.01487</text:p>
          </table:table-cell>
          <table:table-cell office:value-type="float" office:value="0.01492" calcext:value-type="float">
            <text:p>0.01492</text:p>
          </table:table-cell>
          <table:table-cell office:value-type="float" office:value="0.01497" calcext:value-type="float">
            <text:p>0.01497</text:p>
          </table:table-cell>
          <table:table-cell office:value-type="float" office:value="0.01644" calcext:value-type="float">
            <text:p>0.01644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647" calcext:value-type="float">
            <text:p>0.01647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0.01804" calcext:value-type="float">
            <text:p>0.01804</text:p>
          </table:table-cell>
          <table:table-cell office:value-type="float" office:value="0.01814" calcext:value-type="float">
            <text:p>0.01814</text:p>
          </table:table-cell>
          <table:table-cell office:value-type="float" office:value="0.01973" calcext:value-type="float">
            <text:p>0.01973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1993" calcext:value-type="float">
            <text:p>0.01993</text:p>
          </table:table-cell>
          <table:table-cell office:value-type="float" office:value="0.02186" calcext:value-type="float">
            <text:p>0.02186</text:p>
          </table:table-cell>
          <table:table-cell office:value-type="float" office:value="0.02181" calcext:value-type="float">
            <text:p>0.02181</text:p>
          </table:table-cell>
          <table:table-cell office:value-type="float" office:value="0.02174" calcext:value-type="float">
            <text:p>0.02174</text:p>
          </table:table-cell>
        </table:table-row>
        <table:table-row table:style-name="ro1">
          <table:table-cell office:value-type="float" office:value="-324" calcext:value-type="float">
            <text:p>-324</text:p>
          </table:table-cell>
          <table:table-cell office:value-type="float" office:value="0.01357" calcext:value-type="float">
            <text:p>0.01357</text:p>
          </table:table-cell>
          <table:table-cell office:value-type="float" office:value="0.01354" calcext:value-type="float">
            <text:p>0.01354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348" calcext:value-type="float">
            <text:p>0.01348</text:p>
          </table:table-cell>
          <table:table-cell office:value-type="float" office:value="0.01351" calcext:value-type="float">
            <text:p>0.01351</text:p>
          </table:table-cell>
          <table:table-cell office:value-type="float" office:value="0.01346" calcext:value-type="float">
            <text:p>0.01346</text:p>
          </table:table-cell>
          <table:table-cell office:value-type="float" office:value="0.01352" calcext:value-type="float">
            <text:p>0.01352</text:p>
          </table:table-cell>
          <table:table-cell office:value-type="float" office:value="0.01349" calcext:value-type="float">
            <text:p>0.01349</text:p>
          </table:table-cell>
          <table:table-cell office:value-type="float" office:value="0.01348" calcext:value-type="float">
            <text:p>0.01348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78" calcext:value-type="float">
            <text:p>0.01478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627" calcext:value-type="float">
            <text:p>0.01627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785" calcext:value-type="float">
            <text:p>0.01785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783" calcext:value-type="float">
            <text:p>0.01783</text:p>
          </table:table-cell>
          <table:table-cell office:value-type="float" office:value="0.01941" calcext:value-type="float">
            <text:p>0.01941</text:p>
          </table:table-cell>
          <table:table-cell office:value-type="float" office:value="0.01951" calcext:value-type="float">
            <text:p>0.01951</text:p>
          </table:table-cell>
          <table:table-cell office:value-type="float" office:value="0.01953" calcext:value-type="float">
            <text:p>0.01953</text:p>
          </table:table-cell>
          <table:table-cell office:value-type="float" office:value="0.02134" calcext:value-type="float">
            <text:p>0.02134</text:p>
          </table:table-cell>
          <table:table-cell office:value-type="float" office:value="0.02133" calcext:value-type="float">
            <text:p>0.02133</text:p>
          </table:table-cell>
          <table:table-cell office:value-type="float" office:value="0.02123" calcext:value-type="float">
            <text:p>0.02123</text:p>
          </table:table-cell>
        </table:table-row>
        <table:table-row table:style-name="ro1">
          <table:table-cell office:value-type="float" office:value="-322" calcext:value-type="float">
            <text:p>-322</text:p>
          </table:table-cell>
          <table:table-cell office:value-type="float" office:value="0.01351" calcext:value-type="float">
            <text:p>0.01351</text:p>
          </table:table-cell>
          <table:table-cell table:number-columns-repeated="2" office:value-type="float" office:value="0.01349" calcext:value-type="float">
            <text:p>0.01349</text:p>
          </table:table-cell>
          <table:table-cell office:value-type="float" office:value="0.01345" calcext:value-type="float">
            <text:p>0.01345</text:p>
          </table:table-cell>
          <table:table-cell office:value-type="float" office:value="0.01344" calcext:value-type="float">
            <text:p>0.01344</text:p>
          </table:table-cell>
          <table:table-cell office:value-type="float" office:value="0.01343" calcext:value-type="float">
            <text:p>0.01343</text:p>
          </table:table-cell>
          <table:table-cell office:value-type="float" office:value="0.0135" calcext:value-type="float">
            <text:p>0.0135</text:p>
          </table:table-cell>
          <table:table-cell table:number-columns-repeated="2" office:value-type="float" office:value="0.01342" calcext:value-type="float">
            <text:p>0.01342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472" calcext:value-type="float">
            <text:p>0.01472</text:p>
          </table:table-cell>
          <table:table-cell office:value-type="float" office:value="0.01597" calcext:value-type="float">
            <text:p>0.0159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605" calcext:value-type="float">
            <text:p>0.01605</text:p>
          </table:table-cell>
          <table:table-cell office:value-type="float" office:value="0.01754" calcext:value-type="float">
            <text:p>0.01754</text:p>
          </table:table-cell>
          <table:table-cell office:value-type="float" office:value="0.01752" calcext:value-type="float">
            <text:p>0.01752</text:p>
          </table:table-cell>
          <table:table-cell office:value-type="float" office:value="0.01755" calcext:value-type="float">
            <text:p>0.01755</text:p>
          </table:table-cell>
          <table:table-cell office:value-type="float" office:value="0.01898" calcext:value-type="float">
            <text:p>0.01898</text:p>
          </table:table-cell>
          <table:table-cell office:value-type="float" office:value="0.01917" calcext:value-type="float">
            <text:p>0.01917</text:p>
          </table:table-cell>
          <table:table-cell office:value-type="float" office:value="0.01921" calcext:value-type="float">
            <text:p>0.01921</text:p>
          </table:table-cell>
          <table:table-cell office:value-type="float" office:value="0.02094" calcext:value-type="float">
            <text:p>0.02094</text:p>
          </table:table-cell>
          <table:table-cell office:value-type="float" office:value="0.02081" calcext:value-type="float">
            <text:p>0.02081</text:p>
          </table:table-cell>
          <table:table-cell office:value-type="float" office:value="0.02083" calcext:value-type="float">
            <text:p>0.02083</text:p>
          </table:table-cell>
        </table:table-row>
        <table:table-row table:style-name="ro1">
          <table:table-cell office:value-type="float" office:value="-320" calcext:value-type="float">
            <text:p>-320</text:p>
          </table:table-cell>
          <table:table-cell office:value-type="float" office:value="0.01343" calcext:value-type="float">
            <text:p>0.01343</text:p>
          </table:table-cell>
          <table:table-cell office:value-type="float" office:value="0.01344" calcext:value-type="float">
            <text:p>0.01344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1339" calcext:value-type="float">
            <text:p>0.01339</text:p>
          </table:table-cell>
          <table:table-cell office:value-type="float" office:value="0.01342" calcext:value-type="float">
            <text:p>0.01342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1342" calcext:value-type="float">
            <text:p>0.01342</text:p>
          </table:table-cell>
          <table:table-cell office:value-type="float" office:value="0.01337" calcext:value-type="float">
            <text:p>0.01337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1453" calcext:value-type="float">
            <text:p>0.01453</text:p>
          </table:table-cell>
          <table:table-cell table:number-columns-repeated="2" office:value-type="float" office:value="0.01459" calcext:value-type="float">
            <text:p>0.01459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586" calcext:value-type="float">
            <text:p>0.01586</text:p>
          </table:table-cell>
          <table:table-cell office:value-type="float" office:value="0.01594" calcext:value-type="float">
            <text:p>0.01594</text:p>
          </table:table-cell>
          <table:table-cell office:value-type="float" office:value="0.01722" calcext:value-type="float">
            <text:p>0.01722</text:p>
          </table:table-cell>
          <table:table-cell office:value-type="float" office:value="0.01725" calcext:value-type="float">
            <text:p>0.01725</text:p>
          </table:table-cell>
          <table:table-cell office:value-type="float" office:value="0.01726" calcext:value-type="float">
            <text:p>0.01726</text:p>
          </table:table-cell>
          <table:table-cell office:value-type="float" office:value="0.01869" calcext:value-type="float">
            <text:p>0.01869</text:p>
          </table:table-cell>
          <table:table-cell office:value-type="float" office:value="0.01888" calcext:value-type="float">
            <text:p>0.01888</text:p>
          </table:table-cell>
          <table:table-cell office:value-type="float" office:value="0.01879" calcext:value-type="float">
            <text:p>0.01879</text:p>
          </table:table-cell>
          <table:table-cell table:number-columns-repeated="2" office:value-type="float" office:value="0.02047" calcext:value-type="float">
            <text:p>0.02047</text:p>
          </table:table-cell>
          <table:table-cell office:value-type="float" office:value="0.02041" calcext:value-type="float">
            <text:p>0.02041</text:p>
          </table:table-cell>
        </table:table-row>
        <table:table-row table:style-name="ro1">
          <table:table-cell office:value-type="float" office:value="-318" calcext:value-type="float">
            <text:p>-318</text:p>
          </table:table-cell>
          <table:table-cell office:value-type="float" office:value="0.01342" calcext:value-type="float">
            <text:p>0.01342</text:p>
          </table:table-cell>
          <table:table-cell office:value-type="float" office:value="0.01339" calcext:value-type="float">
            <text:p>0.01339</text:p>
          </table:table-cell>
          <table:table-cell office:value-type="float" office:value="0.01331" calcext:value-type="float">
            <text:p>0.01331</text:p>
          </table:table-cell>
          <table:table-cell office:value-type="float" office:value="0.01332" calcext:value-type="float">
            <text:p>0.01332</text:p>
          </table:table-cell>
          <table:table-cell table:number-columns-repeated="2" office:value-type="float" office:value="0.01335" calcext:value-type="float">
            <text:p>0.01335</text:p>
          </table:table-cell>
          <table:table-cell office:value-type="float" office:value="0.01339" calcext:value-type="float">
            <text:p>0.01339</text:p>
          </table:table-cell>
          <table:table-cell office:value-type="float" office:value="0.01335" calcext:value-type="float">
            <text:p>0.01335</text:p>
          </table:table-cell>
          <table:table-cell office:value-type="float" office:value="0.01334" calcext:value-type="float">
            <text:p>0.01334</text:p>
          </table:table-cell>
          <table:table-cell office:value-type="float" office:value="0.01439" calcext:value-type="float">
            <text:p>0.01439</text:p>
          </table:table-cell>
          <table:table-cell office:value-type="float" office:value="0.01443" calcext:value-type="float">
            <text:p>0.01443</text:p>
          </table:table-cell>
          <table:table-cell office:value-type="float" office:value="0.01448" calcext:value-type="float">
            <text:p>0.01448</text:p>
          </table:table-cell>
          <table:table-cell office:value-type="float" office:value="0.01561" calcext:value-type="float">
            <text:p>0.01561</text:p>
          </table:table-cell>
          <table:table-cell office:value-type="float" office:value="0.01563" calcext:value-type="float">
            <text:p>0.01563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696" calcext:value-type="float">
            <text:p>0.01696</text:p>
          </table:table-cell>
          <table:table-cell office:value-type="float" office:value="0.01701" calcext:value-type="float">
            <text:p>0.01701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1844" calcext:value-type="float">
            <text:p>0.01844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2003" calcext:value-type="float">
            <text:p>0.020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995" calcext:value-type="float">
            <text:p>0.01995</text:p>
          </table:table-cell>
        </table:table-row>
        <table:table-row table:style-name="ro1">
          <table:table-cell office:value-type="float" office:value="-316" calcext:value-type="float">
            <text:p>-316</text:p>
          </table:table-cell>
          <table:table-cell office:value-type="float" office:value="0.01342" calcext:value-type="float">
            <text:p>0.01342</text:p>
          </table:table-cell>
          <table:table-cell office:value-type="float" office:value="0.01339" calcext:value-type="float">
            <text:p>0.01339</text:p>
          </table:table-cell>
          <table:table-cell office:value-type="float" office:value="0.01331" calcext:value-type="float">
            <text:p>0.01331</text:p>
          </table:table-cell>
          <table:table-cell office:value-type="float" office:value="0.01332" calcext:value-type="float">
            <text:p>0.01332</text:p>
          </table:table-cell>
          <table:table-cell office:value-type="float" office:value="0.01331" calcext:value-type="float">
            <text:p>0.01331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1339" calcext:value-type="float">
            <text:p>0.01339</text:p>
          </table:table-cell>
          <table:table-cell office:value-type="float" office:value="0.01331" calcext:value-type="float">
            <text:p>0.01331</text:p>
          </table:table-cell>
          <table:table-cell office:value-type="float" office:value="0.01334" calcext:value-type="float">
            <text:p>0.01334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01431" calcext:value-type="float">
            <text:p>0.01431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542" calcext:value-type="float">
            <text:p>0.01542</text:p>
          </table:table-cell>
          <table:table-cell office:value-type="float" office:value="0.01549" calcext:value-type="float">
            <text:p>0.01549</text:p>
          </table:table-cell>
          <table:table-cell office:value-type="float" office:value="0.01554" calcext:value-type="float">
            <text:p>0.01554</text:p>
          </table:table-cell>
          <table:table-cell office:value-type="float" office:value="0.01674" calcext:value-type="float">
            <text:p>0.01674</text:p>
          </table:table-cell>
          <table:table-cell office:value-type="float" office:value="0.01669" calcext:value-type="float">
            <text:p>0.01669</text:p>
          </table:table-cell>
          <table:table-cell office:value-type="float" office:value="0.01673" calcext:value-type="float">
            <text:p>0.01673</text:p>
          </table:table-cell>
          <table:table-cell office:value-type="float" office:value="0.01794" calcext:value-type="float">
            <text:p>0.01794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1809" calcext:value-type="float">
            <text:p>0.01809</text:p>
          </table:table-cell>
          <table:table-cell office:value-type="float" office:value="0.01965" calcext:value-type="float">
            <text:p>0.01965</text:p>
          </table:table-cell>
          <table:table-cell office:value-type="float" office:value="0.01957" calcext:value-type="float">
            <text:p>0.01957</text:p>
          </table:table-cell>
          <table:table-cell office:value-type="float" office:value="0.01954" calcext:value-type="float">
            <text:p>0.01954</text:p>
          </table:table-cell>
        </table:table-row>
        <table:table-row table:style-name="ro1">
          <table:table-cell office:value-type="float" office:value="-314" calcext:value-type="float">
            <text:p>-314</text:p>
          </table:table-cell>
          <table:table-cell office:value-type="float" office:value="0.01334" calcext:value-type="float">
            <text:p>0.01334</text:p>
          </table:table-cell>
          <table:table-cell office:value-type="float" office:value="0.01338" calcext:value-type="float">
            <text:p>0.01338</text:p>
          </table:table-cell>
          <table:table-cell office:value-type="float" office:value="0.01329" calcext:value-type="float">
            <text:p>0.01329</text:p>
          </table:table-cell>
          <table:table-cell table:number-columns-repeated="2" office:value-type="float" office:value="0.01331" calcext:value-type="float">
            <text:p>0.01331</text:p>
          </table:table-cell>
          <table:table-cell office:value-type="float" office:value="0.01329" calcext:value-type="float">
            <text:p>0.01329</text:p>
          </table:table-cell>
          <table:table-cell office:value-type="float" office:value="0.01332" calcext:value-type="float">
            <text:p>0.01332</text:p>
          </table:table-cell>
          <table:table-cell table:number-columns-repeated="2" office:value-type="float" office:value="0.01328" calcext:value-type="float">
            <text:p>0.01328</text:p>
          </table:table-cell>
          <table:table-cell office:value-type="float" office:value="0.01418" calcext:value-type="float">
            <text:p>0.01418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0.01426" calcext:value-type="float">
            <text:p>0.01426</text:p>
          </table:table-cell>
          <table:table-cell office:value-type="float" office:value="0.01524" calcext:value-type="float">
            <text:p>0.01524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647" calcext:value-type="float">
            <text:p>0.01647</text:p>
          </table:table-cell>
          <table:table-cell office:value-type="float" office:value="0.01641" calcext:value-type="float">
            <text:p>0.01641</text:p>
          </table:table-cell>
          <table:table-cell office:value-type="float" office:value="0.01643" calcext:value-type="float">
            <text:p>0.01643</text:p>
          </table:table-cell>
          <table:table-cell office:value-type="float" office:value="0.01762" calcext:value-type="float">
            <text:p>0.01762</text:p>
          </table:table-cell>
          <table:table-cell table:number-columns-repeated="2" office:value-type="float" office:value="0.01777" calcext:value-type="float">
            <text:p>0.01777</text:p>
          </table:table-cell>
          <table:table-cell office:value-type="float" office:value="0.01914" calcext:value-type="float">
            <text:p>0.01914</text:p>
          </table:table-cell>
          <table:table-cell office:value-type="float" office:value="0.01912" calcext:value-type="float">
            <text:p>0.01912</text:p>
          </table:table-cell>
          <table:table-cell office:value-type="float" office:value="0.01918" calcext:value-type="float">
            <text:p>0.01918</text:p>
          </table:table-cell>
        </table:table-row>
        <table:table-row table:style-name="ro1">
          <table:table-cell office:value-type="float" office:value="-312" calcext:value-type="float">
            <text:p>-312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1337" calcext:value-type="float">
            <text:p>0.01337</text:p>
          </table:table-cell>
          <table:table-cell office:value-type="float" office:value="0.01328" calcext:value-type="float">
            <text:p>0.01328</text:p>
          </table:table-cell>
          <table:table-cell office:value-type="float" office:value="0.01324" calcext:value-type="float">
            <text:p>0.01324</text:p>
          </table:table-cell>
          <table:table-cell office:value-type="float" office:value="0.01321" calcext:value-type="float">
            <text:p>0.01321</text:p>
          </table:table-cell>
          <table:table-cell office:value-type="float" office:value="0.01326" calcext:value-type="float">
            <text:p>0.01326</text:p>
          </table:table-cell>
          <table:table-cell office:value-type="float" office:value="0.01329" calcext:value-type="float">
            <text:p>0.01329</text:p>
          </table:table-cell>
          <table:table-cell table:number-columns-repeated="2" office:value-type="float" office:value="0.01326" calcext:value-type="float">
            <text:p>0.01326</text:p>
          </table:table-cell>
          <table:table-cell office:value-type="float" office:value="0.01409" calcext:value-type="float">
            <text:p>0.01409</text:p>
          </table:table-cell>
          <table:table-cell office:value-type="float" office:value="0.01412" calcext:value-type="float">
            <text:p>0.01412</text:p>
          </table:table-cell>
          <table:table-cell office:value-type="float" office:value="0.01417" calcext:value-type="float">
            <text:p>0.01417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01509" calcext:value-type="float">
            <text:p>0.01509</text:p>
          </table:table-cell>
          <table:table-cell office:value-type="float" office:value="0.01512" calcext:value-type="float">
            <text:p>0.01512</text:p>
          </table:table-cell>
          <table:table-cell table:number-columns-repeated="2" office:value-type="float" office:value="0.01616" calcext:value-type="float">
            <text:p>0.01616</text:p>
          </table:table-cell>
          <table:table-cell office:value-type="float" office:value="0.01619" calcext:value-type="float">
            <text:p>0.01619</text:p>
          </table:table-cell>
          <table:table-cell office:value-type="float" office:value="0.01725" calcext:value-type="float">
            <text:p>0.01725</text:p>
          </table:table-cell>
          <table:table-cell office:value-type="float" office:value="0.01743" calcext:value-type="float">
            <text:p>0.01743</text:p>
          </table:table-cell>
          <table:table-cell office:value-type="float" office:value="0.01744" calcext:value-type="float">
            <text:p>0.01744</text:p>
          </table:table-cell>
          <table:table-cell office:value-type="float" office:value="0.01883" calcext:value-type="float">
            <text:p>0.01883</text:p>
          </table:table-cell>
          <table:table-cell office:value-type="float" office:value="0.01879" calcext:value-type="float">
            <text:p>0.01879</text:p>
          </table:table-cell>
          <table:table-cell office:value-type="float" office:value="0.01871" calcext:value-type="float">
            <text:p>0.01871</text:p>
          </table:table-cell>
        </table:table-row>
        <table:table-row table:style-name="ro1">
          <table:table-cell office:value-type="float" office:value="-310" calcext:value-type="float">
            <text:p>-310</text:p>
          </table:table-cell>
          <table:table-cell office:value-type="float" office:value="0.01331" calcext:value-type="float">
            <text:p>0.01331</text:p>
          </table:table-cell>
          <table:table-cell office:value-type="float" office:value="0.01325" calcext:value-type="float">
            <text:p>0.01325</text:p>
          </table:table-cell>
          <table:table-cell office:value-type="float" office:value="0.01323" calcext:value-type="float">
            <text:p>0.01323</text:p>
          </table:table-cell>
          <table:table-cell office:value-type="float" office:value="0.01325" calcext:value-type="float">
            <text:p>0.01325</text:p>
          </table:table-cell>
          <table:table-cell office:value-type="float" office:value="0.01322" calcext:value-type="float">
            <text:p>0.01322</text:p>
          </table:table-cell>
          <table:table-cell office:value-type="float" office:value="0.01319" calcext:value-type="float">
            <text:p>0.01319</text:p>
          </table:table-cell>
          <table:table-cell office:value-type="float" office:value="0.01325" calcext:value-type="float">
            <text:p>0.01325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23" calcext:value-type="float">
            <text:p>0.0132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401" calcext:value-type="float">
            <text:p>0.01401</text:p>
          </table:table-cell>
          <table:table-cell office:value-type="float" office:value="0.01404" calcext:value-type="float">
            <text:p>0.01404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492" calcext:value-type="float">
            <text:p>0.01492</text:p>
          </table:table-cell>
          <table:table-cell office:value-type="float" office:value="0.01499" calcext:value-type="float">
            <text:p>0.01499</text:p>
          </table:table-cell>
          <table:table-cell office:value-type="float" office:value="0.01597" calcext:value-type="float">
            <text:p>0.01597</text:p>
          </table:table-cell>
          <table:table-cell office:value-type="float" office:value="0.01596" calcext:value-type="float">
            <text:p>0.01596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711" calcext:value-type="float">
            <text:p>0.01711</text:p>
          </table:table-cell>
          <table:table-cell office:value-type="float" office:value="0.01715" calcext:value-type="float">
            <text:p>0.01715</text:p>
          </table:table-cell>
          <table:table-cell office:value-type="float" office:value="0.01839" calcext:value-type="float">
            <text:p>0.01839</text:p>
          </table:table-cell>
          <table:table-cell office:value-type="float" office:value="0.01835" calcext:value-type="float">
            <text:p>0.01835</text:p>
          </table:table-cell>
          <table:table-cell office:value-type="float" office:value="0.01838" calcext:value-type="float">
            <text:p>0.01838</text:p>
          </table:table-cell>
        </table:table-row>
        <table:table-row table:style-name="ro1">
          <table:table-cell office:value-type="float" office:value="-308" calcext:value-type="float">
            <text:p>-308</text:p>
          </table:table-cell>
          <table:table-cell office:value-type="float" office:value="0.01329" calcext:value-type="float">
            <text:p>0.01329</text:p>
          </table:table-cell>
          <table:table-cell office:value-type="float" office:value="0.01328" calcext:value-type="float">
            <text:p>0.01328</text:p>
          </table:table-cell>
          <table:table-cell office:value-type="float" office:value="0.01318" calcext:value-type="float">
            <text:p>0.01318</text:p>
          </table:table-cell>
          <table:table-cell office:value-type="float" office:value="0.01315" calcext:value-type="float">
            <text:p>0.01315</text:p>
          </table:table-cell>
          <table:table-cell office:value-type="float" office:value="0.01325" calcext:value-type="float">
            <text:p>0.01325</text:p>
          </table:table-cell>
          <table:table-cell office:value-type="float" office:value="0.01316" calcext:value-type="float">
            <text:p>0.01316</text:p>
          </table:table-cell>
          <table:table-cell office:value-type="float" office:value="0.01326" calcext:value-type="float">
            <text:p>0.01326</text:p>
          </table:table-cell>
          <table:table-cell office:value-type="float" office:value="0.01319" calcext:value-type="float">
            <text:p>0.01319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1392" calcext:value-type="float">
            <text:p>0.01392</text:p>
          </table:table-cell>
          <table:table-cell office:value-type="float" office:value="0.01393" calcext:value-type="float">
            <text:p>0.01393</text:p>
          </table:table-cell>
          <table:table-cell office:value-type="float" office:value="0.01398" calcext:value-type="float">
            <text:p>0.01398</text:p>
          </table:table-cell>
          <table:table-cell office:value-type="float" office:value="0.01472" calcext:value-type="float">
            <text:p>0.01472</text:p>
          </table:table-cell>
          <table:table-cell office:value-type="float" office:value="0.01474" calcext:value-type="float">
            <text:p>0.01474</text:p>
          </table:table-cell>
          <table:table-cell office:value-type="float" office:value="0.01481" calcext:value-type="float">
            <text:p>0.01481</text:p>
          </table:table-cell>
          <table:table-cell table:number-columns-repeated="2" office:value-type="float" office:value="0.01572" calcext:value-type="float">
            <text:p>0.01572</text:p>
          </table:table-cell>
          <table:table-cell office:value-type="float" office:value="0.01579" calcext:value-type="float">
            <text:p>0.01579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1681" calcext:value-type="float">
            <text:p>0.01681</text:p>
          </table:table-cell>
          <table:table-cell office:value-type="float" office:value="0.01683" calcext:value-type="float">
            <text:p>0.01683</text:p>
          </table:table-cell>
          <table:table-cell office:value-type="float" office:value="0.01794" calcext:value-type="float">
            <text:p>0.01794</text:p>
          </table:table-cell>
          <table:table-cell office:value-type="float" office:value="0.01799" calcext:value-type="float">
            <text:p>0.01799</text:p>
          </table:table-cell>
          <table:table-cell office:value-type="float" office:value="0.01792" calcext:value-type="float">
            <text:p>0.01792</text:p>
          </table:table-cell>
        </table:table-row>
        <table:table-row table:style-name="ro1">
          <table:table-cell office:value-type="float" office:value="-306" calcext:value-type="float">
            <text:p>-306</text:p>
          </table:table-cell>
          <table:table-cell office:value-type="float" office:value="0.01315" calcext:value-type="float">
            <text:p>0.01315</text:p>
          </table:table-cell>
          <table:table-cell table:number-columns-repeated="2" office:value-type="float" office:value="0.0132" calcext:value-type="float">
            <text:p>0.0132</text:p>
          </table:table-cell>
          <table:table-cell table:number-columns-repeated="2" office:value-type="float" office:value="0.01317" calcext:value-type="float">
            <text:p>0.01317</text:p>
          </table:table-cell>
          <table:table-cell office:value-type="float" office:value="0.01315" calcext:value-type="float">
            <text:p>0.01315</text:p>
          </table:table-cell>
          <table:table-cell office:value-type="float" office:value="0.01318" calcext:value-type="float">
            <text:p>0.01318</text:p>
          </table:table-cell>
          <table:table-cell office:value-type="float" office:value="0.01315" calcext:value-type="float">
            <text:p>0.01315</text:p>
          </table:table-cell>
          <table:table-cell office:value-type="float" office:value="0.01316" calcext:value-type="float">
            <text:p>0.01316</text:p>
          </table:table-cell>
          <table:table-cell office:value-type="float" office:value="0.01378" calcext:value-type="float">
            <text:p>0.01378</text:p>
          </table:table-cell>
          <table:table-cell office:value-type="float" office:value="0.01385" calcext:value-type="float">
            <text:p>0.01385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1463" calcext:value-type="float">
            <text:p>0.01463</text:p>
          </table:table-cell>
          <table:table-cell office:value-type="float" office:value="0.01465" calcext:value-type="float">
            <text:p>0.01465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0.01548" calcext:value-type="float">
            <text:p>0.01548</text:p>
          </table:table-cell>
          <table:table-cell office:value-type="float" office:value="0.01552" calcext:value-type="float">
            <text:p>0.01552</text:p>
          </table:table-cell>
          <table:table-cell office:value-type="float" office:value="0.01637" calcext:value-type="float">
            <text:p>0.01637</text:p>
          </table:table-cell>
          <table:table-cell table:number-columns-repeated="2" office:value-type="float" office:value="0.0165" calcext:value-type="float">
            <text:p>0.0165</text:p>
          </table:table-cell>
          <table:table-cell office:value-type="float" office:value="0.01754" calcext:value-type="float">
            <text:p>0.01754</text:p>
          </table:table-cell>
          <table:table-cell office:value-type="float" office:value="0.01757" calcext:value-type="float">
            <text:p>0.01757</text:p>
          </table:table-cell>
          <table:table-cell office:value-type="float" office:value="0.01752" calcext:value-type="float">
            <text:p>0.01752</text:p>
          </table:table-cell>
        </table:table-row>
        <table:table-row table:style-name="ro1">
          <table:table-cell office:value-type="float" office:value="-304" calcext:value-type="float">
            <text:p>-304</text:p>
          </table:table-cell>
          <table:table-cell office:value-type="float" office:value="0.01323" calcext:value-type="float">
            <text:p>0.01323</text:p>
          </table:table-cell>
          <table:table-cell office:value-type="float" office:value="0.01318" calcext:value-type="float">
            <text:p>0.01318</text:p>
          </table:table-cell>
          <table:table-cell office:value-type="float" office:value="0.01315" calcext:value-type="float">
            <text:p>0.01315</text:p>
          </table:table-cell>
          <table:table-cell office:value-type="float" office:value="0.01313" calcext:value-type="float">
            <text:p>0.01313</text:p>
          </table:table-cell>
          <table:table-cell office:value-type="float" office:value="0.01317" calcext:value-type="float">
            <text:p>0.01317</text:p>
          </table:table-cell>
          <table:table-cell office:value-type="float" office:value="0.01313" calcext:value-type="float">
            <text:p>0.01313</text:p>
          </table:table-cell>
          <table:table-cell office:value-type="float" office:value="0.01317" calcext:value-type="float">
            <text:p>0.01317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1317" calcext:value-type="float">
            <text:p>0.01317</text:p>
          </table:table-cell>
          <table:table-cell office:value-type="float" office:value="0.01373" calcext:value-type="float">
            <text:p>0.01373</text:p>
          </table:table-cell>
          <table:table-cell office:value-type="float" office:value="0.01379" calcext:value-type="float">
            <text:p>0.01379</text:p>
          </table:table-cell>
          <table:table-cell office:value-type="float" office:value="0.01382" calcext:value-type="float">
            <text:p>0.01382</text:p>
          </table:table-cell>
          <table:table-cell office:value-type="float" office:value="0.01445" calcext:value-type="float">
            <text:p>0.01445</text:p>
          </table:table-cell>
          <table:table-cell office:value-type="float" office:value="0.01451" calcext:value-type="float">
            <text:p>0.01451</text:p>
          </table:table-cell>
          <table:table-cell office:value-type="float" office:value="0.01453" calcext:value-type="float">
            <text:p>0.01453</text:p>
          </table:table-cell>
          <table:table-cell office:value-type="float" office:value="0.01528" calcext:value-type="float">
            <text:p>0.01528</text:p>
          </table:table-cell>
          <table:table-cell office:value-type="float" office:value="0.01523" calcext:value-type="float">
            <text:p>0.01523</text:p>
          </table:table-cell>
          <table:table-cell office:value-type="float" office:value="0.01533" calcext:value-type="float">
            <text:p>0.01533</text:p>
          </table:table-cell>
          <table:table-cell office:value-type="float" office:value="0.01602" calcext:value-type="float">
            <text:p>0.01602</text:p>
          </table:table-cell>
          <table:table-cell office:value-type="float" office:value="0.01625" calcext:value-type="float">
            <text:p>0.01625</text:p>
          </table:table-cell>
          <table:table-cell office:value-type="float" office:value="0.01622" calcext:value-type="float">
            <text:p>0.01622</text:p>
          </table:table-cell>
          <table:table-cell office:value-type="float" office:value="0.01721" calcext:value-type="float">
            <text:p>0.01721</text:p>
          </table:table-cell>
          <table:table-cell office:value-type="float" office:value="0.01713" calcext:value-type="float">
            <text:p>0.01713</text:p>
          </table:table-cell>
          <table:table-cell office:value-type="float" office:value="0.01718" calcext:value-type="float">
            <text:p>0.01718</text:p>
          </table:table-cell>
        </table:table-row>
        <table:table-row table:style-name="ro1">
          <table:table-cell office:value-type="float" office:value="-302" calcext:value-type="float">
            <text:p>-302</text:p>
          </table:table-cell>
          <table:table-cell office:value-type="float" office:value="0.01317" calcext:value-type="float">
            <text:p>0.01317</text:p>
          </table:table-cell>
          <table:table-cell office:value-type="float" office:value="0.01321" calcext:value-type="float">
            <text:p>0.01321</text:p>
          </table:table-cell>
          <table:table-cell office:value-type="float" office:value="0.01309" calcext:value-type="float">
            <text:p>0.01309</text:p>
          </table:table-cell>
          <table:table-cell office:value-type="float" office:value="0.01311" calcext:value-type="float">
            <text:p>0.01311</text:p>
          </table:table-cell>
          <table:table-cell office:value-type="float" office:value="0.01309" calcext:value-type="float">
            <text:p>0.01309</text:p>
          </table:table-cell>
          <table:table-cell office:value-type="float" office:value="0.01311" calcext:value-type="float">
            <text:p>0.01311</text:p>
          </table:table-cell>
          <table:table-cell office:value-type="float" office:value="0.01315" calcext:value-type="float">
            <text:p>0.01315</text:p>
          </table:table-cell>
          <table:table-cell office:value-type="float" office:value="0.01314" calcext:value-type="float">
            <text:p>0.01314</text:p>
          </table:table-cell>
          <table:table-cell office:value-type="float" office:value="0.01309" calcext:value-type="float">
            <text:p>0.01309</text:p>
          </table:table-cell>
          <table:table-cell office:value-type="float" office:value="0.01363" calcext:value-type="float">
            <text:p>0.01363</text:p>
          </table:table-cell>
          <table:table-cell office:value-type="float" office:value="0.01367" calcext:value-type="float">
            <text:p>0.01367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0.01431" calcext:value-type="float">
            <text:p>0.01431</text:p>
          </table:table-cell>
          <table:table-cell office:value-type="float" office:value="0.01438" calcext:value-type="float">
            <text:p>0.01438</text:p>
          </table:table-cell>
          <table:table-cell office:value-type="float" office:value="0.01444" calcext:value-type="float">
            <text:p>0.01444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0.01512" calcext:value-type="float">
            <text:p>0.01512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01581" calcext:value-type="float">
            <text:p>0.01581</text:p>
          </table:table-cell>
          <table:table-cell office:value-type="float" office:value="0.01594" calcext:value-type="float">
            <text:p>0.01594</text:p>
          </table:table-cell>
          <table:table-cell office:value-type="float" office:value="0.01593" calcext:value-type="float">
            <text:p>0.01593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1683" calcext:value-type="float">
            <text:p>0.01683</text:p>
          </table:table-cell>
          <table:table-cell office:value-type="float" office:value="0.01685" calcext:value-type="float">
            <text:p>0.01685</text:p>
          </table:table-cell>
        </table:table-row>
        <table:table-row table:style-name="ro1">
          <table:table-cell office:value-type="float" office:value="-300" calcext:value-type="float">
            <text:p>-300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1314" calcext:value-type="float">
            <text:p>0.01314</text:p>
          </table:table-cell>
          <table:table-cell table:number-columns-repeated="2" office:value-type="float" office:value="0.01309" calcext:value-type="float">
            <text:p>0.01309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1311" calcext:value-type="float">
            <text:p>0.01311</text:p>
          </table:table-cell>
          <table:table-cell office:value-type="float" office:value="0.01357" calcext:value-type="float">
            <text:p>0.01357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1417" calcext:value-type="float">
            <text:p>0.01417</text:p>
          </table:table-cell>
          <table:table-cell office:value-type="float" office:value="0.01423" calcext:value-type="float">
            <text:p>0.01423</text:p>
          </table:table-cell>
          <table:table-cell office:value-type="float" office:value="0.01432" calcext:value-type="float">
            <text:p>0.01432</text:p>
          </table:table-cell>
          <table:table-cell office:value-type="float" office:value="0.01489" calcext:value-type="float">
            <text:p>0.01489</text:p>
          </table:table-cell>
          <table:table-cell office:value-type="float" office:value="0.01491" calcext:value-type="float">
            <text:p>0.01491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559" calcext:value-type="float">
            <text:p>0.01559</text:p>
          </table:table-cell>
          <table:table-cell table:number-columns-repeated="2" office:value-type="float" office:value="0.01571" calcext:value-type="float">
            <text:p>0.01571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1649" calcext:value-type="float">
            <text:p>0.01649</text:p>
          </table:table-cell>
          <table:table-cell office:value-type="float" office:value="0.01654" calcext:value-type="float">
            <text:p>0.01654</text:p>
          </table:table-cell>
        </table:table-row>
        <table:table-row table:style-name="ro1">
          <table:table-cell office:value-type="float" office:value="-298" calcext:value-type="float">
            <text:p>-298</text:p>
          </table:table-cell>
          <table:table-cell office:value-type="float" office:value="0.01306" calcext:value-type="float">
            <text:p>0.01306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1306" calcext:value-type="float">
            <text:p>0.01306</text:p>
          </table:table-cell>
          <table:table-cell office:value-type="float" office:value="0.01303" calcext:value-type="float">
            <text:p>0.01303</text:p>
          </table:table-cell>
          <table:table-cell office:value-type="float" office:value="0.01302" calcext:value-type="float">
            <text:p>0.01302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1307" calcext:value-type="float">
            <text:p>0.01307</text:p>
          </table:table-cell>
          <table:table-cell office:value-type="float" office:value="0.01306" calcext:value-type="float">
            <text:p>0.01306</text:p>
          </table:table-cell>
          <table:table-cell office:value-type="float" office:value="0.01354" calcext:value-type="float">
            <text:p>0.01354</text:p>
          </table:table-cell>
          <table:table-cell office:value-type="float" office:value="0.01356" calcext:value-type="float">
            <text:p>0.01356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1407" calcext:value-type="float">
            <text:p>0.01407</text:p>
          </table:table-cell>
          <table:table-cell office:value-type="float" office:value="0.01409" calcext:value-type="float">
            <text:p>0.01409</text:p>
          </table:table-cell>
          <table:table-cell office:value-type="float" office:value="0.01413" calcext:value-type="float">
            <text:p>0.01413</text:p>
          </table:table-cell>
          <table:table-cell table:number-columns-repeated="2" office:value-type="float" office:value="0.0147" calcext:value-type="float">
            <text:p>0.0147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533" calcext:value-type="float">
            <text:p>0.01533</text:p>
          </table:table-cell>
          <table:table-cell office:value-type="float" office:value="0.01549" calcext:value-type="float">
            <text:p>0.01549</text:p>
          </table:table-cell>
          <table:table-cell office:value-type="float" office:value="0.01546" calcext:value-type="float">
            <text:p>0.01546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625" calcext:value-type="float">
            <text:p>0.01625</text:p>
          </table:table-cell>
          <table:table-cell office:value-type="float" office:value="0.01621" calcext:value-type="float">
            <text:p>0.01621</text:p>
          </table:table-cell>
        </table:table-row>
        <table:table-row table:style-name="ro1">
          <table:table-cell office:value-type="float" office:value="-296" calcext:value-type="float">
            <text:p>-296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1303" calcext:value-type="float">
            <text:p>0.01303</text:p>
          </table:table-cell>
          <table:table-cell office:value-type="float" office:value="0.01299" calcext:value-type="float">
            <text:p>0.01299</text:p>
          </table:table-cell>
          <table:table-cell office:value-type="float" office:value="0.01309" calcext:value-type="float">
            <text:p>0.01309</text:p>
          </table:table-cell>
          <table:table-cell office:value-type="float" office:value="0.01301" calcext:value-type="float">
            <text:p>0.01301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1301" calcext:value-type="float">
            <text:p>0.01301</text:p>
          </table:table-cell>
          <table:table-cell office:value-type="float" office:value="0.01305" calcext:value-type="float">
            <text:p>0.01305</text:p>
          </table:table-cell>
          <table:table-cell office:value-type="float" office:value="0.01309" calcext:value-type="float">
            <text:p>0.01309</text:p>
          </table:table-cell>
          <table:table-cell office:value-type="float" office:value="0.01345" calcext:value-type="float">
            <text:p>0.01345</text:p>
          </table:table-cell>
          <table:table-cell office:value-type="float" office:value="0.01349" calcext:value-type="float">
            <text:p>0.01349</text:p>
          </table:table-cell>
          <table:table-cell office:value-type="float" office:value="0.01354" calcext:value-type="float">
            <text:p>0.01354</text:p>
          </table:table-cell>
          <table:table-cell office:value-type="float" office:value="0.01393" calcext:value-type="float">
            <text:p>0.01393</text:p>
          </table:table-cell>
          <table:table-cell office:value-type="float" office:value="0.01397" calcext:value-type="float">
            <text:p>0.01397</text:p>
          </table:table-cell>
          <table:table-cell office:value-type="float" office:value="0.01404" calcext:value-type="float">
            <text:p>0.01404</text:p>
          </table:table-cell>
          <table:table-cell office:value-type="float" office:value="0.01452" calcext:value-type="float">
            <text:p>0.01452</text:p>
          </table:table-cell>
          <table:table-cell office:value-type="float" office:value="0.01454" calcext:value-type="float">
            <text:p>0.01454</text:p>
          </table:table-cell>
          <table:table-cell office:value-type="float" office:value="0.01459" calcext:value-type="float">
            <text:p>0.01459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0.01523" calcext:value-type="float">
            <text:p>0.01523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1594" calcext:value-type="float">
            <text:p>0.01594</text:p>
          </table:table-cell>
          <table:table-cell office:value-type="float" office:value="0.01583" calcext:value-type="float">
            <text:p>0.01583</text:p>
          </table:table-cell>
          <table:table-cell office:value-type="float" office:value="0.01593" calcext:value-type="float">
            <text:p>0.01593</text:p>
          </table:table-cell>
        </table:table-row>
        <table:table-row table:style-name="ro1">
          <table:table-cell office:value-type="float" office:value="-294" calcext:value-type="float">
            <text:p>-294</text:p>
          </table:table-cell>
          <table:table-cell office:value-type="float" office:value="0.01304" calcext:value-type="float">
            <text:p>0.01304</text:p>
          </table:table-cell>
          <table:table-cell office:value-type="float" office:value="0.01308" calcext:value-type="float">
            <text:p>0.01308</text:p>
          </table:table-cell>
          <table:table-cell office:value-type="float" office:value="0.01301" calcext:value-type="float">
            <text:p>0.01301</text:p>
          </table:table-cell>
          <table:table-cell office:value-type="float" office:value="0.01303" calcext:value-type="float">
            <text:p>0.01303</text:p>
          </table:table-cell>
          <table:table-cell office:value-type="float" office:value="0.01301" calcext:value-type="float">
            <text:p>0.01301</text:p>
          </table:table-cell>
          <table:table-cell office:value-type="float" office:value="0.01305" calcext:value-type="float">
            <text:p>0.01305</text:p>
          </table:table-cell>
          <table:table-cell office:value-type="float" office:value="0.01303" calcext:value-type="float">
            <text:p>0.01303</text:p>
          </table:table-cell>
          <table:table-cell office:value-type="float" office:value="0.01296" calcext:value-type="float">
            <text:p>0.01296</text:p>
          </table:table-cell>
          <table:table-cell office:value-type="float" office:value="0.01304" calcext:value-type="float">
            <text:p>0.01304</text:p>
          </table:table-cell>
          <table:table-cell office:value-type="float" office:value="0.01339" calcext:value-type="float">
            <text:p>0.01339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1346" calcext:value-type="float">
            <text:p>0.01346</text:p>
          </table:table-cell>
          <table:table-cell office:value-type="float" office:value="0.01393" calcext:value-type="float">
            <text:p>0.01393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1439" calcext:value-type="float">
            <text:p>0.01439</text:p>
          </table:table-cell>
          <table:table-cell office:value-type="float" office:value="0.01437" calcext:value-type="float">
            <text:p>0.01437</text:p>
          </table:table-cell>
          <table:table-cell office:value-type="float" office:value="0.01445" calcext:value-type="float">
            <text:p>0.0144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498" calcext:value-type="float">
            <text:p>0.01498</text:p>
          </table:table-cell>
          <table:table-cell office:value-type="float" office:value="0.01503" calcext:value-type="float">
            <text:p>0.01503</text:p>
          </table:table-cell>
          <table:table-cell office:value-type="float" office:value="0.01565" calcext:value-type="float">
            <text:p>0.01565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565" calcext:value-type="float">
            <text:p>0.01565</text:p>
          </table:table-cell>
        </table:table-row>
        <table:table-row table:style-name="ro1">
          <table:table-cell office:value-type="float" office:value="-292" calcext:value-type="float">
            <text:p>-292</text:p>
          </table:table-cell>
          <table:table-cell office:value-type="float" office:value="0.01305" calcext:value-type="float">
            <text:p>0.01305</text:p>
          </table:table-cell>
          <table:table-cell office:value-type="float" office:value="0.01303" calcext:value-type="float">
            <text:p>0.01303</text:p>
          </table:table-cell>
          <table:table-cell office:value-type="float" office:value="0.01304" calcext:value-type="float">
            <text:p>0.01304</text:p>
          </table:table-cell>
          <table:table-cell office:value-type="float" office:value="0.01298" calcext:value-type="float">
            <text:p>0.01298</text:p>
          </table:table-cell>
          <table:table-cell office:value-type="float" office:value="0.01305" calcext:value-type="float">
            <text:p>0.01305</text:p>
          </table:table-cell>
          <table:table-cell office:value-type="float" office:value="0.01303" calcext:value-type="float">
            <text:p>0.01303</text:p>
          </table:table-cell>
          <table:table-cell office:value-type="float" office:value="0.01309" calcext:value-type="float">
            <text:p>0.01309</text:p>
          </table:table-cell>
          <table:table-cell office:value-type="float" office:value="0.01301" calcext:value-type="float">
            <text:p>0.01301</text:p>
          </table:table-cell>
          <table:table-cell office:value-type="float" office:value="0.01306" calcext:value-type="float">
            <text:p>0.01306</text:p>
          </table:table-cell>
          <table:table-cell office:value-type="float" office:value="0.01337" calcext:value-type="float">
            <text:p>0.01337</text:p>
          </table:table-cell>
          <table:table-cell office:value-type="float" office:value="0.01335" calcext:value-type="float">
            <text:p>0.01335</text:p>
          </table:table-cell>
          <table:table-cell office:value-type="float" office:value="0.01348" calcext:value-type="float">
            <text:p>0.01348</text:p>
          </table:table-cell>
          <table:table-cell office:value-type="float" office:value="0.01373" calcext:value-type="float">
            <text:p>0.01373</text:p>
          </table:table-cell>
          <table:table-cell office:value-type="float" office:value="0.01381" calcext:value-type="float">
            <text:p>0.01381</text:p>
          </table:table-cell>
          <table:table-cell office:value-type="float" office:value="0.01385" calcext:value-type="float">
            <text:p>0.01385</text:p>
          </table:table-cell>
          <table:table-cell table:number-columns-repeated="2" office:value-type="float" office:value="0.01423" calcext:value-type="float">
            <text:p>0.01423</text:p>
          </table:table-cell>
          <table:table-cell office:value-type="float" office:value="0.01428" calcext:value-type="float">
            <text:p>0.01428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1481" calcext:value-type="float">
            <text:p>0.01481</text:p>
          </table:table-cell>
          <table:table-cell office:value-type="float" office:value="0.01484" calcext:value-type="float">
            <text:p>0.01484</text:p>
          </table:table-cell>
          <table:table-cell office:value-type="float" office:value="0.01537" calcext:value-type="float">
            <text:p>0.01537</text:p>
          </table:table-cell>
          <table:table-cell office:value-type="float" office:value="0.01542" calcext:value-type="float">
            <text:p>0.01542</text:p>
          </table:table-cell>
          <table:table-cell office:value-type="float" office:value="0.01538" calcext:value-type="float">
            <text:p>0.01538</text:p>
          </table:table-cell>
        </table:table-row>
        <table:table-row table:style-name="ro1">
          <table:table-cell office:value-type="float" office:value="-290" calcext:value-type="float">
            <text:p>-290</text:p>
          </table:table-cell>
          <table:table-cell office:value-type="float" office:value="0.01298" calcext:value-type="float">
            <text:p>0.01298</text:p>
          </table:table-cell>
          <table:table-cell office:value-type="float" office:value="0.01302" calcext:value-type="float">
            <text:p>0.01302</text:p>
          </table:table-cell>
          <table:table-cell office:value-type="float" office:value="0.01298" calcext:value-type="float">
            <text:p>0.01298</text:p>
          </table:table-cell>
          <table:table-cell table:number-columns-repeated="2" office:value-type="float" office:value="0.01301" calcext:value-type="float">
            <text:p>0.0130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301" calcext:value-type="float">
            <text:p>0.01301</text:p>
          </table:table-cell>
          <table:table-cell office:value-type="float" office:value="0.01295" calcext:value-type="float">
            <text:p>0.01295</text:p>
          </table:table-cell>
          <table:table-cell office:value-type="float" office:value="0.01302" calcext:value-type="float">
            <text:p>0.01302</text:p>
          </table:table-cell>
          <table:table-cell office:value-type="float" office:value="0.01328" calcext:value-type="float">
            <text:p>0.01328</text:p>
          </table:table-cell>
          <table:table-cell office:value-type="float" office:value="0.01334" calcext:value-type="float">
            <text:p>0.01334</text:p>
          </table:table-cell>
          <table:table-cell office:value-type="float" office:value="0.01338" calcext:value-type="float">
            <text:p>0.01338</text:p>
          </table:table-cell>
          <table:table-cell office:value-type="float" office:value="0.01364" calcext:value-type="float">
            <text:p>0.01364</text:p>
          </table:table-cell>
          <table:table-cell office:value-type="float" office:value="0.01369" calcext:value-type="float">
            <text:p>0.01369</text:p>
          </table:table-cell>
          <table:table-cell office:value-type="float" office:value="0.01381" calcext:value-type="float">
            <text:p>0.01381</text:p>
          </table:table-cell>
          <table:table-cell office:value-type="float" office:value="0.01414" calcext:value-type="float">
            <text:p>0.01414</text:p>
          </table:table-cell>
          <table:table-cell office:value-type="float" office:value="0.01404" calcext:value-type="float">
            <text:p>0.01404</text:p>
          </table:table-cell>
          <table:table-cell office:value-type="float" office:value="0.01411" calcext:value-type="float">
            <text:p>0.01411</text:p>
          </table:table-cell>
          <table:table-cell office:value-type="float" office:value="0.01451" calcext:value-type="float">
            <text:p>0.01451</text:p>
          </table:table-cell>
          <table:table-cell table:number-columns-repeated="2" office:value-type="float" office:value="0.01461" calcext:value-type="float">
            <text:p>0.01461</text:p>
          </table:table-cell>
          <table:table-cell office:value-type="float" office:value="0.01519" calcext:value-type="float">
            <text:p>0.01519</text:p>
          </table:table-cell>
          <table:table-cell office:value-type="float" office:value="0.01516" calcext:value-type="float">
            <text:p>0.01516</text:p>
          </table:table-cell>
          <table:table-cell office:value-type="float" office:value="0.01518" calcext:value-type="float">
            <text:p>0.01518</text:p>
          </table:table-cell>
        </table:table-row>
        <table:table-row table:style-name="ro1">
          <table:table-cell office:value-type="float" office:value="-288" calcext:value-type="float">
            <text:p>-288</text:p>
          </table:table-cell>
          <table:table-cell office:value-type="float" office:value="0.01299" calcext:value-type="float">
            <text:p>0.01299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1297" calcext:value-type="float">
            <text:p>0.01297</text:p>
          </table:table-cell>
          <table:table-cell office:value-type="float" office:value="0.01296" calcext:value-type="float">
            <text:p>0.01296</text:p>
          </table:table-cell>
          <table:table-cell office:value-type="float" office:value="0.01297" calcext:value-type="float">
            <text:p>0.01297</text:p>
          </table:table-cell>
          <table:table-cell office:value-type="float" office:value="0.01299" calcext:value-type="float">
            <text:p>0.01299</text:p>
          </table:table-cell>
          <table:table-cell office:value-type="float" office:value="0.01301" calcext:value-type="float">
            <text:p>0.01301</text:p>
          </table:table-cell>
          <table:table-cell office:value-type="float" office:value="0.01295" calcext:value-type="float">
            <text:p>0.01295</text:p>
          </table:table-cell>
          <table:table-cell office:value-type="float" office:value="0.01301" calcext:value-type="float">
            <text:p>0.01301</text:p>
          </table:table-cell>
          <table:table-cell office:value-type="float" office:value="0.01319" calcext:value-type="float">
            <text:p>0.01319</text:p>
          </table:table-cell>
          <table:table-cell office:value-type="float" office:value="0.01329" calcext:value-type="float">
            <text:p>0.01329</text:p>
          </table:table-cell>
          <table:table-cell office:value-type="float" office:value="0.01337" calcext:value-type="float">
            <text:p>0.01337</text:p>
          </table:table-cell>
          <table:table-cell office:value-type="float" office:value="0.01356" calcext:value-type="float">
            <text:p>0.01356</text:p>
          </table:table-cell>
          <table:table-cell office:value-type="float" office:value="0.01363" calcext:value-type="float">
            <text:p>0.01363</text:p>
          </table:table-cell>
          <table:table-cell office:value-type="float" office:value="0.01371" calcext:value-type="float">
            <text:p>0.01371</text:p>
          </table:table-cell>
          <table:table-cell office:value-type="float" office:value="0.01401" calcext:value-type="float">
            <text:p>0.01401</text:p>
          </table:table-cell>
          <table:table-cell office:value-type="float" office:value="0.01397" calcext:value-type="float">
            <text:p>0.01397</text:p>
          </table:table-cell>
          <table:table-cell office:value-type="float" office:value="0.01398" calcext:value-type="float">
            <text:p>0.01398</text:p>
          </table:table-cell>
          <table:table-cell office:value-type="float" office:value="0.01437" calcext:value-type="float">
            <text:p>0.01437</text:p>
          </table:table-cell>
          <table:table-cell office:value-type="float" office:value="0.01444" calcext:value-type="float">
            <text:p>0.01444</text:p>
          </table:table-cell>
          <table:table-cell office:value-type="float" office:value="0.01448" calcext:value-type="float">
            <text:p>0.01448</text:p>
          </table:table-cell>
          <table:table-cell office:value-type="float" office:value="0.01496" calcext:value-type="float">
            <text:p>0.01496</text:p>
          </table:table-cell>
          <table:table-cell office:value-type="float" office:value="0.01492" calcext:value-type="float">
            <text:p>0.01492</text:p>
          </table:table-cell>
          <table:table-cell office:value-type="float" office:value="0.01495" calcext:value-type="float">
            <text:p>0.01495</text:p>
          </table:table-cell>
        </table:table-row>
        <table:table-row table:style-name="ro1">
          <table:table-cell office:value-type="float" office:value="-286" calcext:value-type="float">
            <text:p>-286</text:p>
          </table:table-cell>
          <table:table-cell office:value-type="float" office:value="0.01295" calcext:value-type="float">
            <text:p>0.01295</text:p>
          </table:table-cell>
          <table:table-cell office:value-type="float" office:value="0.01299" calcext:value-type="float">
            <text:p>0.01299</text:p>
          </table:table-cell>
          <table:table-cell office:value-type="float" office:value="0.01289" calcext:value-type="float">
            <text:p>0.01289</text:p>
          </table:table-cell>
          <table:table-cell office:value-type="float" office:value="0.01296" calcext:value-type="float">
            <text:p>0.01296</text:p>
          </table:table-cell>
          <table:table-cell office:value-type="float" office:value="0.01298" calcext:value-type="float">
            <text:p>0.01298</text:p>
          </table:table-cell>
          <table:table-cell office:value-type="float" office:value="0.01297" calcext:value-type="float">
            <text:p>0.01297</text:p>
          </table:table-cell>
          <table:table-cell office:value-type="float" office:value="0.01295" calcext:value-type="float">
            <text:p>0.01295</text:p>
          </table:table-cell>
          <table:table-cell table:number-columns-repeated="2" office:value-type="float" office:value="0.01296" calcext:value-type="float">
            <text:p>0.01296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25" calcext:value-type="float">
            <text:p>0.01325</text:p>
          </table:table-cell>
          <table:table-cell office:value-type="float" office:value="0.01331" calcext:value-type="float">
            <text:p>0.01331</text:p>
          </table:table-cell>
          <table:table-cell office:value-type="float" office:value="0.01351" calcext:value-type="float">
            <text:p>0.01351</text:p>
          </table:table-cell>
          <table:table-cell office:value-type="float" office:value="0.01359" calcext:value-type="float">
            <text:p>0.01359</text:p>
          </table:table-cell>
          <table:table-cell office:value-type="float" office:value="0.01354" calcext:value-type="float">
            <text:p>0.01354</text:p>
          </table:table-cell>
          <table:table-cell office:value-type="float" office:value="0.01386" calcext:value-type="float">
            <text:p>0.01386</text:p>
          </table:table-cell>
          <table:table-cell table:number-columns-repeated="2" office:value-type="float" office:value="0.0139" calcext:value-type="float">
            <text:p>0.0139</text:p>
          </table:table-cell>
          <table:table-cell office:value-type="float" office:value="0.01418" calcext:value-type="float">
            <text:p>0.01418</text:p>
          </table:table-cell>
          <table:table-cell office:value-type="float" office:value="0.01426" calcext:value-type="float">
            <text:p>0.01426</text:p>
          </table:table-cell>
          <table:table-cell office:value-type="float" office:value="0.01432" calcext:value-type="float">
            <text:p>0.01432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65" calcext:value-type="float">
            <text:p>0.01465</text:p>
          </table:table-cell>
          <table:table-cell office:value-type="float" office:value="0.01474" calcext:value-type="float">
            <text:p>0.01474</text:p>
          </table:table-cell>
        </table:table-row>
        <table:table-row table:style-name="ro1">
          <table:table-cell office:value-type="float" office:value="-284" calcext:value-type="float">
            <text:p>-284</text:p>
          </table:table-cell>
          <table:table-cell office:value-type="float" office:value="0.01297" calcext:value-type="float">
            <text:p>0.01297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1293" calcext:value-type="float">
            <text:p>0.01293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1291" calcext:value-type="float">
            <text:p>0.01291</text:p>
          </table:table-cell>
          <table:table-cell table:number-columns-repeated="2" office:value-type="float" office:value="0.01295" calcext:value-type="float">
            <text:p>0.01295</text:p>
          </table:table-cell>
          <table:table-cell office:value-type="float" office:value="0.01292" calcext:value-type="float">
            <text:p>0.01292</text:p>
          </table:table-cell>
          <table:table-cell office:value-type="float" office:value="0.01295" calcext:value-type="float">
            <text:p>0.01295</text:p>
          </table:table-cell>
          <table:table-cell office:value-type="float" office:value="0.01316" calcext:value-type="float">
            <text:p>0.01316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26" calcext:value-type="float">
            <text:p>0.01326</text:p>
          </table:table-cell>
          <table:table-cell office:value-type="float" office:value="0.01346" calcext:value-type="float">
            <text:p>0.01346</text:p>
          </table:table-cell>
          <table:table-cell office:value-type="float" office:value="0.01349" calcext:value-type="float">
            <text:p>0.01349</text:p>
          </table:table-cell>
          <table:table-cell office:value-type="float" office:value="0.01353" calcext:value-type="float">
            <text:p>0.01353</text:p>
          </table:table-cell>
          <table:table-cell office:value-type="float" office:value="0.01384" calcext:value-type="float">
            <text:p>0.01384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384" calcext:value-type="float">
            <text:p>0.01384</text:p>
          </table:table-cell>
          <table:table-cell office:value-type="float" office:value="0.01406" calcext:value-type="float">
            <text:p>0.01406</text:p>
          </table:table-cell>
          <table:table-cell office:value-type="float" office:value="0.01417" calcext:value-type="float">
            <text:p>0.01417</text:p>
          </table:table-cell>
          <table:table-cell office:value-type="float" office:value="0.01414" calcext:value-type="float">
            <text:p>0.01414</text:p>
          </table:table-cell>
          <table:table-cell office:value-type="float" office:value="0.01456" calcext:value-type="float">
            <text:p>0.01456</text:p>
          </table:table-cell>
          <table:table-cell office:value-type="float" office:value="0.01453" calcext:value-type="float">
            <text:p>0.01453</text:p>
          </table:table-cell>
          <table:table-cell office:value-type="float" office:value="0.01458" calcext:value-type="float">
            <text:p>0.01458</text:p>
          </table:table-cell>
        </table:table-row>
        <table:table-row table:style-name="ro1">
          <table:table-cell office:value-type="float" office:value="-282" calcext:value-type="float">
            <text:p>-282</text:p>
          </table:table-cell>
          <table:table-cell office:value-type="float" office:value="0.01296" calcext:value-type="float">
            <text:p>0.01296</text:p>
          </table:table-cell>
          <table:table-cell office:value-type="float" office:value="0.01288" calcext:value-type="float">
            <text:p>0.01288</text:p>
          </table:table-cell>
          <table:table-cell office:value-type="float" office:value="0.01284" calcext:value-type="float">
            <text:p>0.01284</text:p>
          </table:table-cell>
          <table:table-cell office:value-type="float" office:value="0.01296" calcext:value-type="float">
            <text:p>0.01296</text:p>
          </table:table-cell>
          <table:table-cell office:value-type="float" office:value="0.01291" calcext:value-type="float">
            <text:p>0.01291</text:p>
          </table:table-cell>
          <table:table-cell office:value-type="float" office:value="0.01299" calcext:value-type="float">
            <text:p>0.01299</text:p>
          </table:table-cell>
          <table:table-cell office:value-type="float" office:value="0.01293" calcext:value-type="float">
            <text:p>0.01293</text:p>
          </table:table-cell>
          <table:table-cell office:value-type="float" office:value="0.01292" calcext:value-type="float">
            <text:p>0.01292</text:p>
          </table:table-cell>
          <table:table-cell office:value-type="float" office:value="0.01293" calcext:value-type="float">
            <text:p>0.01293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1315" calcext:value-type="float">
            <text:p>0.01315</text:p>
          </table:table-cell>
          <table:table-cell office:value-type="float" office:value="0.01322" calcext:value-type="float">
            <text:p>0.01322</text:p>
          </table:table-cell>
          <table:table-cell office:value-type="float" office:value="0.01337" calcext:value-type="float">
            <text:p>0.01337</text:p>
          </table:table-cell>
          <table:table-cell office:value-type="float" office:value="0.01343" calcext:value-type="float">
            <text:p>0.01343</text:p>
          </table:table-cell>
          <table:table-cell office:value-type="float" office:value="0.01346" calcext:value-type="float">
            <text:p>0.01346</text:p>
          </table:table-cell>
          <table:table-cell office:value-type="float" office:value="0.01373" calcext:value-type="float">
            <text:p>0.01373</text:p>
          </table:table-cell>
          <table:table-cell office:value-type="float" office:value="0.01359" calcext:value-type="float">
            <text:p>0.01359</text:p>
          </table:table-cell>
          <table:table-cell office:value-type="float" office:value="0.01373" calcext:value-type="float">
            <text:p>0.01373</text:p>
          </table:table-cell>
          <table:table-cell office:value-type="float" office:value="0.01392" calcext:value-type="float">
            <text:p>0.01392</text:p>
          </table:table-cell>
          <table:table-cell office:value-type="float" office:value="0.01401" calcext:value-type="float">
            <text:p>0.01401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.01439" calcext:value-type="float">
            <text:p>0.01439</text:p>
          </table:table-cell>
          <table:table-cell office:value-type="float" office:value="0.01435" calcext:value-type="float">
            <text:p>0.01435</text:p>
          </table:table-cell>
          <table:table-cell office:value-type="float" office:value="0.01444" calcext:value-type="float">
            <text:p>0.01444</text:p>
          </table:table-cell>
        </table:table-row>
        <table:table-row table:style-name="ro1">
          <table:table-cell office:value-type="float" office:value="-280" calcext:value-type="float">
            <text:p>-280</text:p>
          </table:table-cell>
          <table:table-cell office:value-type="float" office:value="0.01296" calcext:value-type="float">
            <text:p>0.01296</text:p>
          </table:table-cell>
          <table:table-cell office:value-type="float" office:value="0.01292" calcext:value-type="float">
            <text:p>0.01292</text:p>
          </table:table-cell>
          <table:table-cell office:value-type="float" office:value="0.01282" calcext:value-type="float">
            <text:p>0.01282</text:p>
          </table:table-cell>
          <table:table-cell office:value-type="float" office:value="0.01292" calcext:value-type="float">
            <text:p>0.01292</text:p>
          </table:table-cell>
          <table:table-cell office:value-type="float" office:value="0.01291" calcext:value-type="float">
            <text:p>0.01291</text:p>
          </table:table-cell>
          <table:table-cell office:value-type="float" office:value="0.01297" calcext:value-type="float">
            <text:p>0.01297</text:p>
          </table:table-cell>
          <table:table-cell table:number-columns-repeated="2" office:value-type="float" office:value="0.01295" calcext:value-type="float">
            <text:p>0.01295</text:p>
          </table:table-cell>
          <table:table-cell office:value-type="float" office:value="0.01292" calcext:value-type="float">
            <text:p>0.01292</text:p>
          </table:table-cell>
          <table:table-cell table:number-columns-repeated="2" office:value-type="float" office:value="0.0131" calcext:value-type="float">
            <text:p>0.0131</text:p>
          </table:table-cell>
          <table:table-cell office:value-type="float" office:value="0.01315" calcext:value-type="float">
            <text:p>0.01315</text:p>
          </table:table-cell>
          <table:table-cell office:value-type="float" office:value="0.01335" calcext:value-type="float">
            <text:p>0.01335</text:p>
          </table:table-cell>
          <table:table-cell office:value-type="float" office:value="0.01337" calcext:value-type="float">
            <text:p>0.01337</text:p>
          </table:table-cell>
          <table:table-cell office:value-type="float" office:value="0.01345" calcext:value-type="float">
            <text:p>0.01345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1364" calcext:value-type="float">
            <text:p>0.01364</text:p>
          </table:table-cell>
          <table:table-cell office:value-type="float" office:value="0.01366" calcext:value-type="float">
            <text:p>0.01366</text:p>
          </table:table-cell>
          <table:table-cell office:value-type="float" office:value="0.01379" calcext:value-type="float">
            <text:p>0.01379</text:p>
          </table:table-cell>
          <table:table-cell office:value-type="float" office:value="0.01389" calcext:value-type="float">
            <text:p>0.01389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425" calcext:value-type="float">
            <text:p>0.01425</text:p>
          </table:table-cell>
          <table:table-cell table:number-columns-repeated="2" office:value-type="float" office:value="0.01423" calcext:value-type="float">
            <text:p>0.01423</text:p>
          </table:table-cell>
        </table:table-row>
        <table:table-row table:style-name="ro1">
          <table:table-cell office:value-type="float" office:value="-278" calcext:value-type="float">
            <text:p>-278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1291" calcext:value-type="float">
            <text:p>0.01291</text:p>
          </table:table-cell>
          <table:table-cell office:value-type="float" office:value="0.01289" calcext:value-type="float">
            <text:p>0.01289</text:p>
          </table:table-cell>
          <table:table-cell office:value-type="float" office:value="0.01292" calcext:value-type="float">
            <text:p>0.01292</text:p>
          </table:table-cell>
          <table:table-cell office:value-type="float" office:value="0.01287" calcext:value-type="float">
            <text:p>0.01287</text:p>
          </table:table-cell>
          <table:table-cell office:value-type="float" office:value="0.01288" calcext:value-type="float">
            <text:p>0.01288</text:p>
          </table:table-cell>
          <table:table-cell office:value-type="float" office:value="0.01295" calcext:value-type="float">
            <text:p>0.01295</text:p>
          </table:table-cell>
          <table:table-cell office:value-type="float" office:value="0.01285" calcext:value-type="float">
            <text:p>0.01285</text:p>
          </table:table-cell>
          <table:table-cell office:value-type="float" office:value="0.01293" calcext:value-type="float">
            <text:p>0.01293</text:p>
          </table:table-cell>
          <table:table-cell office:value-type="float" office:value="0.01309" calcext:value-type="float">
            <text:p>0.01309</text:p>
          </table:table-cell>
          <table:table-cell office:value-type="float" office:value="0.01304" calcext:value-type="float">
            <text:p>0.01304</text:p>
          </table:table-cell>
          <table:table-cell office:value-type="float" office:value="0.01315" calcext:value-type="float">
            <text:p>0.01315</text:p>
          </table:table-cell>
          <table:table-cell office:value-type="float" office:value="0.01329" calcext:value-type="float">
            <text:p>0.01329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334" calcext:value-type="float">
            <text:p>0.01334</text:p>
          </table:table-cell>
          <table:table-cell office:value-type="float" office:value="0.01353" calcext:value-type="float">
            <text:p>0.01353</text:p>
          </table:table-cell>
          <table:table-cell office:value-type="float" office:value="0.01355" calcext:value-type="float">
            <text:p>0.01355</text:p>
          </table:table-cell>
          <table:table-cell office:value-type="float" office:value="0.01351" calcext:value-type="float">
            <text:p>0.01351</text:p>
          </table:table-cell>
          <table:table-cell office:value-type="float" office:value="0.01372" calcext:value-type="float">
            <text:p>0.01372</text:p>
          </table:table-cell>
          <table:table-cell office:value-type="float" office:value="0.01379" calcext:value-type="float">
            <text:p>0.01379</text:p>
          </table:table-cell>
          <table:table-cell office:value-type="float" office:value="0.01383" calcext:value-type="float">
            <text:p>0.01383</text:p>
          </table:table-cell>
          <table:table-cell office:value-type="float" office:value="0.01409" calcext:value-type="float">
            <text:p>0.01409</text:p>
          </table:table-cell>
          <table:table-cell office:value-type="float" office:value="0.01406" calcext:value-type="float">
            <text:p>0.01406</text:p>
          </table:table-cell>
          <table:table-cell office:value-type="float" office:value="0.01409" calcext:value-type="float">
            <text:p>0.01409</text:p>
          </table:table-cell>
        </table:table-row>
        <table:table-row table:style-name="ro1">
          <table:table-cell office:value-type="float" office:value="-276" calcext:value-type="float">
            <text:p>-276</text:p>
          </table:table-cell>
          <table:table-cell office:value-type="float" office:value="0.01291" calcext:value-type="float">
            <text:p>0.01291</text:p>
          </table:table-cell>
          <table:table-cell office:value-type="float" office:value="0.01292" calcext:value-type="float">
            <text:p>0.01292</text:p>
          </table:table-cell>
          <table:table-cell office:value-type="float" office:value="0.01289" calcext:value-type="float">
            <text:p>0.01289</text:p>
          </table:table-cell>
          <table:table-cell table:number-columns-repeated="2" office:value-type="float" office:value="0.01288" calcext:value-type="float">
            <text:p>0.01288</text:p>
          </table:table-cell>
          <table:table-cell office:value-type="float" office:value="0.01284" calcext:value-type="float">
            <text:p>0.01284</text:p>
          </table:table-cell>
          <table:table-cell office:value-type="float" office:value="0.01288" calcext:value-type="float">
            <text:p>0.01288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1292" calcext:value-type="float">
            <text:p>0.01292</text:p>
          </table:table-cell>
          <table:table-cell office:value-type="float" office:value="0.01301" calcext:value-type="float">
            <text:p>0.01301</text:p>
          </table:table-cell>
          <table:table-cell office:value-type="float" office:value="0.01308" calcext:value-type="float">
            <text:p>0.01308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1325" calcext:value-type="float">
            <text:p>0.01325</text:p>
          </table:table-cell>
          <table:table-cell office:value-type="float" office:value="0.01329" calcext:value-type="float">
            <text:p>0.01329</text:p>
          </table:table-cell>
          <table:table-cell office:value-type="float" office:value="0.01332" calcext:value-type="float">
            <text:p>0.01332</text:p>
          </table:table-cell>
          <table:table-cell office:value-type="float" office:value="0.01349" calcext:value-type="float">
            <text:p>0.01349</text:p>
          </table:table-cell>
          <table:table-cell office:value-type="float" office:value="0.01351" calcext:value-type="float">
            <text:p>0.01351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368" calcext:value-type="float">
            <text:p>0.01368</text:p>
          </table:table-cell>
          <table:table-cell table:number-columns-repeated="2" office:value-type="float" office:value="0.01371" calcext:value-type="float">
            <text:p>0.01371</text:p>
          </table:table-cell>
          <table:table-cell office:value-type="float" office:value="0.01401" calcext:value-type="float">
            <text:p>0.01401</text:p>
          </table:table-cell>
          <table:table-cell office:value-type="float" office:value="0.01398" calcext:value-type="float">
            <text:p>0.01398</text:p>
          </table:table-cell>
          <table:table-cell office:value-type="float" office:value="0.01405" calcext:value-type="float">
            <text:p>0.01405</text:p>
          </table:table-cell>
        </table:table-row>
        <table:table-row table:style-name="ro1">
          <table:table-cell office:value-type="float" office:value="-274" calcext:value-type="float">
            <text:p>-274</text:p>
          </table:table-cell>
          <table:table-cell table:number-columns-repeated="2" office:value-type="float" office:value="0.01285" calcext:value-type="float">
            <text:p>0.01285</text:p>
          </table:table-cell>
          <table:table-cell table:number-columns-repeated="2" office:value-type="float" office:value="0.01282" calcext:value-type="float">
            <text:p>0.01282</text:p>
          </table:table-cell>
          <table:table-cell office:value-type="float" office:value="0.01286" calcext:value-type="float">
            <text:p>0.01286</text:p>
          </table:table-cell>
          <table:table-cell office:value-type="float" office:value="0.01285" calcext:value-type="float">
            <text:p>0.01285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1288" calcext:value-type="float">
            <text:p>0.01288</text:p>
          </table:table-cell>
          <table:table-cell office:value-type="float" office:value="0.01289" calcext:value-type="float">
            <text:p>0.01289</text:p>
          </table:table-cell>
          <table:table-cell office:value-type="float" office:value="0.01302" calcext:value-type="float">
            <text:p>0.01302</text:p>
          </table:table-cell>
          <table:table-cell office:value-type="float" office:value="0.01298" calcext:value-type="float">
            <text:p>0.01298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1324" calcext:value-type="float">
            <text:p>0.01324</text:p>
          </table:table-cell>
          <table:table-cell office:value-type="float" office:value="0.01329" calcext:value-type="float">
            <text:p>0.01329</text:p>
          </table:table-cell>
          <table:table-cell office:value-type="float" office:value="0.0133" calcext:value-type="float">
            <text:p>0.0133</text:p>
          </table:table-cell>
          <table:table-cell table:number-columns-repeated="3" office:value-type="float" office:value="0.01343" calcext:value-type="float">
            <text:p>0.01343</text:p>
          </table:table-cell>
          <table:table-cell office:value-type="float" office:value="0.01355" calcext:value-type="float">
            <text:p>0.01355</text:p>
          </table:table-cell>
          <table:table-cell office:value-type="float" office:value="0.01364" calcext:value-type="float">
            <text:p>0.01364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1392" calcext:value-type="float">
            <text:p>0.01392</text:p>
          </table:table-cell>
          <table:table-cell office:value-type="float" office:value="0.01385" calcext:value-type="float">
            <text:p>0.01385</text:p>
          </table:table-cell>
          <table:table-cell office:value-type="float" office:value="0.01391" calcext:value-type="float">
            <text:p>0.01391</text:p>
          </table:table-cell>
        </table:table-row>
        <table:table-row table:style-name="ro1">
          <table:table-cell office:value-type="float" office:value="-272" calcext:value-type="float">
            <text:p>-272</text:p>
          </table:table-cell>
          <table:table-cell office:value-type="float" office:value="0.01288" calcext:value-type="float">
            <text:p>0.01288</text:p>
          </table:table-cell>
          <table:table-cell office:value-type="float" office:value="0.01281" calcext:value-type="float">
            <text:p>0.01281</text:p>
          </table:table-cell>
          <table:table-cell office:value-type="float" office:value="0.01278" calcext:value-type="float">
            <text:p>0.01278</text:p>
          </table:table-cell>
          <table:table-cell office:value-type="float" office:value="0.01288" calcext:value-type="float">
            <text:p>0.01288</text:p>
          </table:table-cell>
          <table:table-cell office:value-type="float" office:value="0.01284" calcext:value-type="float">
            <text:p>0.01284</text:p>
          </table:table-cell>
          <table:table-cell office:value-type="float" office:value="0.01282" calcext:value-type="float">
            <text:p>0.01282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1284" calcext:value-type="float">
            <text:p>0.01284</text:p>
          </table:table-cell>
          <table:table-cell office:value-type="float" office:value="0.01287" calcext:value-type="float">
            <text:p>0.01287</text:p>
          </table:table-cell>
          <table:table-cell table:number-columns-repeated="2" office:value-type="float" office:value="0.01299" calcext:value-type="float">
            <text:p>0.01299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1322" calcext:value-type="float">
            <text:p>0.01322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25" calcext:value-type="float">
            <text:p>0.01325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335" calcext:value-type="float">
            <text:p>0.01335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1348" calcext:value-type="float">
            <text:p>0.01348</text:p>
          </table:table-cell>
          <table:table-cell office:value-type="float" office:value="0.01359" calcext:value-type="float">
            <text:p>0.01359</text:p>
          </table:table-cell>
          <table:table-cell office:value-type="float" office:value="0.01354" calcext:value-type="float">
            <text:p>0.01354</text:p>
          </table:table-cell>
          <table:table-cell office:value-type="float" office:value="0.01378" calcext:value-type="float">
            <text:p>0.01378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0.01379" calcext:value-type="float">
            <text:p>0.01379</text:p>
          </table:table-cell>
        </table:table-row>
        <table:table-row table:style-name="ro1">
          <table:table-cell office:value-type="float" office:value="-270" calcext:value-type="float">
            <text:p>-270</text:p>
          </table:table-cell>
          <table:table-cell table:number-columns-repeated="2" office:value-type="float" office:value="0.01287" calcext:value-type="float">
            <text:p>0.01287</text:p>
          </table:table-cell>
          <table:table-cell office:value-type="float" office:value="0.01279" calcext:value-type="float">
            <text:p>0.01279</text:p>
          </table:table-cell>
          <table:table-cell office:value-type="float" office:value="0.01284" calcext:value-type="float">
            <text:p>0.01284</text:p>
          </table:table-cell>
          <table:table-cell office:value-type="float" office:value="0.01282" calcext:value-type="float">
            <text:p>0.01282</text:p>
          </table:table-cell>
          <table:table-cell office:value-type="float" office:value="0.01289" calcext:value-type="float">
            <text:p>0.01289</text:p>
          </table:table-cell>
          <table:table-cell table:number-columns-repeated="2" office:value-type="float" office:value="0.01287" calcext:value-type="float">
            <text:p>0.01287</text:p>
          </table:table-cell>
          <table:table-cell office:value-type="float" office:value="0.01284" calcext:value-type="float">
            <text:p>0.01284</text:p>
          </table:table-cell>
          <table:table-cell office:value-type="float" office:value="0.01295" calcext:value-type="float">
            <text:p>0.01295</text:p>
          </table:table-cell>
          <table:table-cell office:value-type="float" office:value="0.01306" calcext:value-type="float">
            <text:p>0.01306</text:p>
          </table:table-cell>
          <table:table-cell office:value-type="float" office:value="0.01304" calcext:value-type="float">
            <text:p>0.01304</text:p>
          </table:table-cell>
          <table:table-cell office:value-type="float" office:value="0.01313" calcext:value-type="float">
            <text:p>0.01313</text:p>
          </table:table-cell>
          <table:table-cell office:value-type="float" office:value="0.01316" calcext:value-type="float">
            <text:p>0.01316</text:p>
          </table:table-cell>
          <table:table-cell office:value-type="float" office:value="0.01324" calcext:value-type="float">
            <text:p>0.01324</text:p>
          </table:table-cell>
          <table:table-cell office:value-type="float" office:value="0.01331" calcext:value-type="float">
            <text:p>0.01331</text:p>
          </table:table-cell>
          <table:table-cell office:value-type="float" office:value="0.01328" calcext:value-type="float">
            <text:p>0.01328</text:p>
          </table:table-cell>
          <table:table-cell office:value-type="float" office:value="0.01331" calcext:value-type="float">
            <text:p>0.01331</text:p>
          </table:table-cell>
          <table:table-cell office:value-type="float" office:value="0.01342" calcext:value-type="float">
            <text:p>0.01342</text:p>
          </table:table-cell>
          <table:table-cell table:number-columns-repeated="2" office:value-type="float" office:value="0.01351" calcext:value-type="float">
            <text:p>0.01351</text:p>
          </table:table-cell>
          <table:table-cell office:value-type="float" office:value="0.01364" calcext:value-type="float">
            <text:p>0.01364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0.01373" calcext:value-type="float">
            <text:p>0.01373</text:p>
          </table:table-cell>
        </table:table-row>
        <table:table-row table:style-name="ro1">
          <table:table-cell office:value-type="float" office:value="-268" calcext:value-type="float">
            <text:p>-268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281" calcext:value-type="float">
            <text:p>0.01281</text:p>
          </table:table-cell>
          <table:table-cell office:value-type="float" office:value="0.01276" calcext:value-type="float">
            <text:p>0.01276</text:p>
          </table:table-cell>
          <table:table-cell table:number-columns-repeated="2" office:value-type="float" office:value="0.01279" calcext:value-type="float">
            <text:p>0.01279</text:p>
          </table:table-cell>
          <table:table-cell office:value-type="float" office:value="0.01282" calcext:value-type="float">
            <text:p>0.01282</text:p>
          </table:table-cell>
          <table:table-cell table:number-columns-repeated="2" office:value-type="float" office:value="0.01287" calcext:value-type="float">
            <text:p>0.01287</text:p>
          </table:table-cell>
          <table:table-cell office:value-type="float" office:value="0.01282" calcext:value-type="float">
            <text:p>0.01282</text:p>
          </table:table-cell>
          <table:table-cell office:value-type="float" office:value="0.01295" calcext:value-type="float">
            <text:p>0.01295</text:p>
          </table:table-cell>
          <table:table-cell office:value-type="float" office:value="0.01298" calcext:value-type="float">
            <text:p>0.01298</text:p>
          </table:table-cell>
          <table:table-cell office:value-type="float" office:value="0.01301" calcext:value-type="float">
            <text:p>0.01301</text:p>
          </table:table-cell>
          <table:table-cell table:number-columns-repeated="2" office:value-type="float" office:value="0.01314" calcext:value-type="float">
            <text:p>0.01314</text:p>
          </table:table-cell>
          <table:table-cell office:value-type="float" office:value="0.01317" calcext:value-type="float">
            <text:p>0.01317</text:p>
          </table:table-cell>
          <table:table-cell table:number-columns-repeated="2" office:value-type="float" office:value="0.01326" calcext:value-type="float">
            <text:p>0.01326</text:p>
          </table:table-cell>
          <table:table-cell office:value-type="float" office:value="0.01328" calcext:value-type="float">
            <text:p>0.01328</text:p>
          </table:table-cell>
          <table:table-cell office:value-type="float" office:value="0.01336" calcext:value-type="float">
            <text:p>0.01336</text:p>
          </table:table-cell>
          <table:table-cell office:value-type="float" office:value="0.01341" calcext:value-type="float">
            <text:p>0.01341</text:p>
          </table:table-cell>
          <table:table-cell office:value-type="float" office:value="0.01342" calcext:value-type="float">
            <text:p>0.01342</text:p>
          </table:table-cell>
          <table:table-cell office:value-type="float" office:value="0.01359" calcext:value-type="float">
            <text:p>0.01359</text:p>
          </table:table-cell>
          <table:table-cell office:value-type="float" office:value="0.01367" calcext:value-type="float">
            <text:p>0.01367</text:p>
          </table:table-cell>
          <table:table-cell office:value-type="float" office:value="0.0136" calcext:value-type="float">
            <text:p>0.0136</text:p>
          </table:table-cell>
        </table:table-row>
        <table:table-row table:style-name="ro1">
          <table:table-cell office:value-type="float" office:value="-266" calcext:value-type="float">
            <text:p>-266</text:p>
          </table:table-cell>
          <table:table-cell office:value-type="float" office:value="0.01279" calcext:value-type="float">
            <text:p>0.01279</text:p>
          </table:table-cell>
          <table:table-cell office:value-type="float" office:value="0.01284" calcext:value-type="float">
            <text:p>0.01284</text:p>
          </table:table-cell>
          <table:table-cell office:value-type="float" office:value="0.01277" calcext:value-type="float">
            <text:p>0.01277</text:p>
          </table:table-cell>
          <table:table-cell office:value-type="float" office:value="0.01283" calcext:value-type="float">
            <text:p>0.01283</text:p>
          </table:table-cell>
          <table:table-cell office:value-type="float" office:value="0.01284" calcext:value-type="float">
            <text:p>0.01284</text:p>
          </table:table-cell>
          <table:table-cell office:value-type="float" office:value="0.01282" calcext:value-type="float">
            <text:p>0.01282</text:p>
          </table:table-cell>
          <table:table-cell office:value-type="float" office:value="0.01283" calcext:value-type="float">
            <text:p>0.01283</text:p>
          </table:table-cell>
          <table:table-cell office:value-type="float" office:value="0.01284" calcext:value-type="float">
            <text:p>0.01284</text:p>
          </table:table-cell>
          <table:table-cell office:value-type="float" office:value="0.01279" calcext:value-type="float">
            <text:p>0.01279</text:p>
          </table:table-cell>
          <table:table-cell office:value-type="float" office:value="0.01293" calcext:value-type="float">
            <text:p>0.01293</text:p>
          </table:table-cell>
          <table:table-cell office:value-type="float" office:value="0.01296" calcext:value-type="float">
            <text:p>0.01296</text:p>
          </table:table-cell>
          <table:table-cell office:value-type="float" office:value="0.01304" calcext:value-type="float">
            <text:p>0.01304</text:p>
          </table:table-cell>
          <table:table-cell table:number-columns-repeated="2" office:value-type="float" office:value="0.01308" calcext:value-type="float">
            <text:p>0.01308</text:p>
          </table:table-cell>
          <table:table-cell office:value-type="float" office:value="0.01306" calcext:value-type="float">
            <text:p>0.01306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21" calcext:value-type="float">
            <text:p>0.01321</text:p>
          </table:table-cell>
          <table:table-cell office:value-type="float" office:value="0.01328" calcext:value-type="float">
            <text:p>0.01328</text:p>
          </table:table-cell>
          <table:table-cell office:value-type="float" office:value="0.01327" calcext:value-type="float">
            <text:p>0.01327</text:p>
          </table:table-cell>
          <table:table-cell office:value-type="float" office:value="0.01338" calcext:value-type="float">
            <text:p>0.01338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1353" calcext:value-type="float">
            <text:p>0.01353</text:p>
          </table:table-cell>
          <table:table-cell table:number-columns-repeated="2" office:value-type="float" office:value="0.01351" calcext:value-type="float">
            <text:p>0.01351</text:p>
          </table:table-cell>
        </table:table-row>
        <table:table-row table:style-name="ro1">
          <table:table-cell office:value-type="float" office:value="-264" calcext:value-type="float">
            <text:p>-264</text:p>
          </table:table-cell>
          <table:table-cell office:value-type="float" office:value="0.01279" calcext:value-type="float">
            <text:p>0.01279</text:p>
          </table:table-cell>
          <table:table-cell table:number-columns-repeated="2" office:value-type="float" office:value="0.01278" calcext:value-type="float">
            <text:p>0.01278</text:p>
          </table:table-cell>
          <table:table-cell office:value-type="float" office:value="0.01282" calcext:value-type="float">
            <text:p>0.01282</text:p>
          </table:table-cell>
          <table:table-cell office:value-type="float" office:value="0.01279" calcext:value-type="float">
            <text:p>0.01279</text:p>
          </table:table-cell>
          <table:table-cell office:value-type="float" office:value="0.01283" calcext:value-type="float">
            <text:p>0.01283</text:p>
          </table:table-cell>
          <table:table-cell office:value-type="float" office:value="0.01281" calcext:value-type="float">
            <text:p>0.01281</text:p>
          </table:table-cell>
          <table:table-cell office:value-type="float" office:value="0.01287" calcext:value-type="float">
            <text:p>0.01287</text:p>
          </table:table-cell>
          <table:table-cell office:value-type="float" office:value="0.01279" calcext:value-type="float">
            <text:p>0.01279</text:p>
          </table:table-cell>
          <table:table-cell office:value-type="float" office:value="0.01288" calcext:value-type="float">
            <text:p>0.01288</text:p>
          </table:table-cell>
          <table:table-cell office:value-type="float" office:value="0.01293" calcext:value-type="float">
            <text:p>0.01293</text:p>
          </table:table-cell>
          <table:table-cell office:value-type="float" office:value="0.01297" calcext:value-type="float">
            <text:p>0.01297</text:p>
          </table:table-cell>
          <table:table-cell office:value-type="float" office:value="0.01304" calcext:value-type="float">
            <text:p>0.01304</text:p>
          </table:table-cell>
          <table:table-cell office:value-type="float" office:value="0.01306" calcext:value-type="float">
            <text:p>0.01306</text:p>
          </table:table-cell>
          <table:table-cell office:value-type="float" office:value="0.01309" calcext:value-type="float">
            <text:p>0.01309</text:p>
          </table:table-cell>
          <table:table-cell office:value-type="float" office:value="0.01322" calcext:value-type="float">
            <text:p>0.01322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1323" calcext:value-type="float">
            <text:p>0.01323</text:p>
          </table:table-cell>
          <table:table-cell office:value-type="float" office:value="0.01324" calcext:value-type="float">
            <text:p>0.01324</text:p>
          </table:table-cell>
          <table:table-cell office:value-type="float" office:value="0.01338" calcext:value-type="float">
            <text:p>0.01338</text:p>
          </table:table-cell>
          <table:table-cell office:value-type="float" office:value="0.01334" calcext:value-type="float">
            <text:p>0.01334</text:p>
          </table:table-cell>
          <table:table-cell table:number-columns-repeated="2" office:value-type="float" office:value="0.01347" calcext:value-type="float">
            <text:p>0.01347</text:p>
          </table:table-cell>
          <table:table-cell office:value-type="float" office:value="0.01348" calcext:value-type="float">
            <text:p>0.01348</text:p>
          </table:table-cell>
        </table:table-row>
        <table:table-row table:style-name="ro1">
          <table:table-cell office:value-type="float" office:value="-262" calcext:value-type="float">
            <text:p>-262</text:p>
          </table:table-cell>
          <table:table-cell office:value-type="float" office:value="0.01279" calcext:value-type="float">
            <text:p>0.01279</text:p>
          </table:table-cell>
          <table:table-cell office:value-type="float" office:value="0.01278" calcext:value-type="float">
            <text:p>0.01278</text:p>
          </table:table-cell>
          <table:table-cell table:number-columns-repeated="2" office:value-type="float" office:value="0.01277" calcext:value-type="float">
            <text:p>0.01277</text:p>
          </table:table-cell>
          <table:table-cell office:value-type="float" office:value="0.01278" calcext:value-type="float">
            <text:p>0.01278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282" calcext:value-type="float">
            <text:p>0.01282</text:p>
          </table:table-cell>
          <table:table-cell table:number-columns-repeated="2" office:value-type="float" office:value="0.01283" calcext:value-type="float">
            <text:p>0.01283</text:p>
          </table:table-cell>
          <table:table-cell office:value-type="float" office:value="0.01284" calcext:value-type="float">
            <text:p>0.01284</text:p>
          </table:table-cell>
          <table:table-cell office:value-type="float" office:value="0.01294" calcext:value-type="float">
            <text:p>0.01294</text:p>
          </table:table-cell>
          <table:table-cell office:value-type="float" office:value="0.01296" calcext:value-type="float">
            <text:p>0.01296</text:p>
          </table:table-cell>
          <table:table-cell office:value-type="float" office:value="0.01301" calcext:value-type="float">
            <text:p>0.01301</text:p>
          </table:table-cell>
          <table:table-cell office:value-type="float" office:value="0.01304" calcext:value-type="float">
            <text:p>0.01304</text:p>
          </table:table-cell>
          <table:table-cell office:value-type="float" office:value="0.01306" calcext:value-type="float">
            <text:p>0.01306</text:p>
          </table:table-cell>
          <table:table-cell table:number-columns-repeated="2" office:value-type="float" office:value="0.01316" calcext:value-type="float">
            <text:p>0.01316</text:p>
          </table:table-cell>
          <table:table-cell table:number-columns-repeated="2" office:value-type="float" office:value="0.01319" calcext:value-type="float">
            <text:p>0.01319</text:p>
          </table:table-cell>
          <table:table-cell office:value-type="float" office:value="0.01327" calcext:value-type="float">
            <text:p>0.01327</text:p>
          </table:table-cell>
          <table:table-cell office:value-type="float" office:value="0.01326" calcext:value-type="float">
            <text:p>0.01326</text:p>
          </table:table-cell>
          <table:table-cell office:value-type="float" office:value="0.01336" calcext:value-type="float">
            <text:p>0.01336</text:p>
          </table:table-cell>
          <table:table-cell office:value-type="float" office:value="0.01339" calcext:value-type="float">
            <text:p>0.01339</text:p>
          </table:table-cell>
          <table:table-cell office:value-type="float" office:value="0.01342" calcext:value-type="float">
            <text:p>0.01342</text:p>
          </table:table-cell>
        </table:table-row>
        <table:table-row table:style-name="ro1">
          <table:table-cell office:value-type="float" office:value="-260" calcext:value-type="float">
            <text:p>-260</text:p>
          </table:table-cell>
          <table:table-cell office:value-type="float" office:value="0.01274" calcext:value-type="float">
            <text:p>0.01274</text:p>
          </table:table-cell>
          <table:table-cell office:value-type="float" office:value="0.01279" calcext:value-type="float">
            <text:p>0.01279</text:p>
          </table:table-cell>
          <table:table-cell office:value-type="float" office:value="0.01274" calcext:value-type="float">
            <text:p>0.01274</text:p>
          </table:table-cell>
          <table:table-cell office:value-type="float" office:value="0.01277" calcext:value-type="float">
            <text:p>0.01277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277" calcext:value-type="float">
            <text:p>0.01277</text:p>
          </table:table-cell>
          <table:table-cell office:value-type="float" office:value="0.01285" calcext:value-type="float">
            <text:p>0.01285</text:p>
          </table:table-cell>
          <table:table-cell office:value-type="float" office:value="0.01279" calcext:value-type="float">
            <text:p>0.01279</text:p>
          </table:table-cell>
          <table:table-cell office:value-type="float" office:value="0.01278" calcext:value-type="float">
            <text:p>0.01278</text:p>
          </table:table-cell>
          <table:table-cell office:value-type="float" office:value="0.01292" calcext:value-type="float">
            <text:p>0.01292</text:p>
          </table:table-cell>
          <table:table-cell table:number-columns-repeated="2" office:value-type="float" office:value="0.01294" calcext:value-type="float">
            <text:p>0.01294</text:p>
          </table:table-cell>
          <table:table-cell office:value-type="float" office:value="0.01302" calcext:value-type="float">
            <text:p>0.01302</text:p>
          </table:table-cell>
          <table:table-cell office:value-type="float" office:value="0.01303" calcext:value-type="float">
            <text:p>0.01303</text:p>
          </table:table-cell>
          <table:table-cell office:value-type="float" office:value="0.01308" calcext:value-type="float">
            <text:p>0.01308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1308" calcext:value-type="float">
            <text:p>0.01308</text:p>
          </table:table-cell>
          <table:table-cell office:value-type="float" office:value="0.01317" calcext:value-type="float">
            <text:p>0.01317</text:p>
          </table:table-cell>
          <table:table-cell office:value-type="float" office:value="0.01315" calcext:value-type="float">
            <text:p>0.01315</text:p>
          </table:table-cell>
          <table:table-cell office:value-type="float" office:value="0.01321" calcext:value-type="float">
            <text:p>0.01321</text:p>
          </table:table-cell>
          <table:table-cell office:value-type="float" office:value="0.01327" calcext:value-type="float">
            <text:p>0.01327</text:p>
          </table:table-cell>
          <table:table-cell office:value-type="float" office:value="0.01336" calcext:value-type="float">
            <text:p>0.01336</text:p>
          </table:table-cell>
          <table:table-cell office:value-type="float" office:value="0.01338" calcext:value-type="float">
            <text:p>0.01338</text:p>
          </table:table-cell>
          <table:table-cell office:value-type="float" office:value="0.0134" calcext:value-type="float">
            <text:p>0.0134</text:p>
          </table:table-cell>
        </table:table-row>
        <table:table-row table:style-name="ro1">
          <table:table-cell office:value-type="float" office:value="-258" calcext:value-type="float">
            <text:p>-258</text:p>
          </table:table-cell>
          <table:table-cell table:number-columns-repeated="2" office:value-type="float" office:value="0.01275" calcext:value-type="float">
            <text:p>0.01275</text:p>
          </table:table-cell>
          <table:table-cell office:value-type="float" office:value="0.01274" calcext:value-type="float">
            <text:p>0.01274</text:p>
          </table:table-cell>
          <table:table-cell office:value-type="float" office:value="0.01282" calcext:value-type="float">
            <text:p>0.01282</text:p>
          </table:table-cell>
          <table:table-cell table:number-columns-repeated="2" office:value-type="float" office:value="0.01276" calcext:value-type="float">
            <text:p>0.01276</text:p>
          </table:table-cell>
          <table:table-cell office:value-type="float" office:value="0.01282" calcext:value-type="float">
            <text:p>0.01282</text:p>
          </table:table-cell>
          <table:table-cell office:value-type="float" office:value="0.01276" calcext:value-type="float">
            <text:p>0.01276</text:p>
          </table:table-cell>
          <table:table-cell office:value-type="float" office:value="0.01277" calcext:value-type="float">
            <text:p>0.01277</text:p>
          </table:table-cell>
          <table:table-cell office:value-type="float" office:value="0.01288" calcext:value-type="float">
            <text:p>0.01288</text:p>
          </table:table-cell>
          <table:table-cell office:value-type="float" office:value="0.01292" calcext:value-type="float">
            <text:p>0.01292</text:p>
          </table:table-cell>
          <table:table-cell office:value-type="float" office:value="0.01298" calcext:value-type="float">
            <text:p>0.01298</text:p>
          </table:table-cell>
          <table:table-cell office:value-type="float" office:value="0.01292" calcext:value-type="float">
            <text:p>0.01292</text:p>
          </table:table-cell>
          <table:table-cell office:value-type="float" office:value="0.01299" calcext:value-type="float">
            <text:p>0.01299</text:p>
          </table:table-cell>
          <table:table-cell office:value-type="float" office:value="0.01302" calcext:value-type="float">
            <text:p>0.01302</text:p>
          </table:table-cell>
          <table:table-cell office:value-type="float" office:value="0.01309" calcext:value-type="float">
            <text:p>0.01309</text:p>
          </table:table-cell>
          <table:table-cell office:value-type="float" office:value="0.01304" calcext:value-type="float">
            <text:p>0.01304</text:p>
          </table:table-cell>
          <table:table-cell office:value-type="float" office:value="0.01307" calcext:value-type="float">
            <text:p>0.01307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1317" calcext:value-type="float">
            <text:p>0.01317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28" calcext:value-type="float">
            <text:p>0.01328</text:p>
          </table:table-cell>
          <table:table-cell table:number-columns-repeated="2" office:value-type="float" office:value="0.01333" calcext:value-type="float">
            <text:p>0.01333</text:p>
          </table:table-cell>
        </table:table-row>
        <table:table-row table:style-name="ro1">
          <table:table-cell office:value-type="float" office:value="-256" calcext:value-type="float">
            <text:p>-256</text:p>
          </table:table-cell>
          <table:table-cell office:value-type="float" office:value="0.01271" calcext:value-type="float">
            <text:p>0.01271</text:p>
          </table:table-cell>
          <table:table-cell office:value-type="float" office:value="0.01273" calcext:value-type="float">
            <text:p>0.01273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281" calcext:value-type="float">
            <text:p>0.01281</text:p>
          </table:table-cell>
          <table:table-cell table:number-columns-repeated="2" office:value-type="float" office:value="0.01274" calcext:value-type="float">
            <text:p>0.01274</text:p>
          </table:table-cell>
          <table:table-cell office:value-type="float" office:value="0.01279" calcext:value-type="float">
            <text:p>0.01279</text:p>
          </table:table-cell>
          <table:table-cell office:value-type="float" office:value="0.01277" calcext:value-type="float">
            <text:p>0.01277</text:p>
          </table:table-cell>
          <table:table-cell office:value-type="float" office:value="0.01278" calcext:value-type="float">
            <text:p>0.01278</text:p>
          </table:table-cell>
          <table:table-cell office:value-type="float" office:value="0.01289" calcext:value-type="float">
            <text:p>0.01289</text:p>
          </table:table-cell>
          <table:table-cell office:value-type="float" office:value="0.01286" calcext:value-type="float">
            <text:p>0.01286</text:p>
          </table:table-cell>
          <table:table-cell office:value-type="float" office:value="0.01296" calcext:value-type="float">
            <text:p>0.01296</text:p>
          </table:table-cell>
          <table:table-cell office:value-type="float" office:value="0.01293" calcext:value-type="float">
            <text:p>0.01293</text:p>
          </table:table-cell>
          <table:table-cell office:value-type="float" office:value="0.01301" calcext:value-type="float">
            <text:p>0.01301</text:p>
          </table:table-cell>
          <table:table-cell office:value-type="float" office:value="0.01305" calcext:value-type="float">
            <text:p>0.01305</text:p>
          </table:table-cell>
          <table:table-cell office:value-type="float" office:value="0.01307" calcext:value-type="float">
            <text:p>0.01307</text:p>
          </table:table-cell>
          <table:table-cell office:value-type="float" office:value="0.01305" calcext:value-type="float">
            <text:p>0.01305</text:p>
          </table:table-cell>
          <table:table-cell table:number-columns-repeated="2" office:value-type="float" office:value="0.01309" calcext:value-type="float">
            <text:p>0.01309</text:p>
          </table:table-cell>
          <table:table-cell office:value-type="float" office:value="0.01322" calcext:value-type="float">
            <text:p>0.01322</text:p>
          </table:table-cell>
          <table:table-cell office:value-type="float" office:value="0.01318" calcext:value-type="float">
            <text:p>0.01318</text:p>
          </table:table-cell>
          <table:table-cell office:value-type="float" office:value="0.01327" calcext:value-type="float">
            <text:p>0.01327</text:p>
          </table:table-cell>
          <table:table-cell office:value-type="float" office:value="0.01326" calcext:value-type="float">
            <text:p>0.01326</text:p>
          </table:table-cell>
          <table:table-cell office:value-type="float" office:value="0.01332" calcext:value-type="float">
            <text:p>0.01332</text:p>
          </table:table-cell>
        </table:table-row>
        <table:table-row table:style-name="ro1">
          <table:table-cell office:value-type="float" office:value="-254" calcext:value-type="float">
            <text:p>-254</text:p>
          </table:table-cell>
          <table:table-cell office:value-type="float" office:value="0.01268" calcext:value-type="float">
            <text:p>0.01268</text:p>
          </table:table-cell>
          <table:table-cell office:value-type="float" office:value="0.01275" calcext:value-type="float">
            <text:p>0.01275</text:p>
          </table:table-cell>
          <table:table-cell table:number-columns-repeated="3" office:value-type="float" office:value="0.01273" calcext:value-type="float">
            <text:p>0.01273</text:p>
          </table:table-cell>
          <table:table-cell office:value-type="float" office:value="0.01277" calcext:value-type="float">
            <text:p>0.01277</text:p>
          </table:table-cell>
          <table:table-cell office:value-type="float" office:value="0.01274" calcext:value-type="float">
            <text:p>0.01274</text:p>
          </table:table-cell>
          <table:table-cell office:value-type="float" office:value="0.01284" calcext:value-type="float">
            <text:p>0.01284</text:p>
          </table:table-cell>
          <table:table-cell office:value-type="float" office:value="0.01276" calcext:value-type="float">
            <text:p>0.01276</text:p>
          </table:table-cell>
          <table:table-cell office:value-type="float" office:value="0.01287" calcext:value-type="float">
            <text:p>0.01287</text:p>
          </table:table-cell>
          <table:table-cell office:value-type="float" office:value="0.01288" calcext:value-type="float">
            <text:p>0.01288</text:p>
          </table:table-cell>
          <table:table-cell office:value-type="float" office:value="0.01292" calcext:value-type="float">
            <text:p>0.01292</text:p>
          </table:table-cell>
          <table:table-cell office:value-type="float" office:value="0.0129" calcext:value-type="float">
            <text:p>0.0129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1304" calcext:value-type="float">
            <text:p>0.01304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1307" calcext:value-type="float">
            <text:p>0.01307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08" calcext:value-type="float">
            <text:p>0.01308</text:p>
          </table:table-cell>
          <table:table-cell office:value-type="float" office:value="0.01323" calcext:value-type="float">
            <text:p>0.01323</text:p>
          </table:table-cell>
          <table:table-cell office:value-type="float" office:value="0.01317" calcext:value-type="float">
            <text:p>0.01317</text:p>
          </table:table-cell>
          <table:table-cell office:value-type="float" office:value="0.01328" calcext:value-type="float">
            <text:p>0.01328</text:p>
          </table:table-cell>
        </table:table-row>
        <table:table-row table:style-name="ro1">
          <table:table-cell office:value-type="float" office:value="-252" calcext:value-type="float">
            <text:p>-252</text:p>
          </table:table-cell>
          <table:table-cell office:value-type="float" office:value="0.01269" calcext:value-type="float">
            <text:p>0.01269</text:p>
          </table:table-cell>
          <table:table-cell office:value-type="float" office:value="0.01273" calcext:value-type="float">
            <text:p>0.01273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273" calcext:value-type="float">
            <text:p>0.01273</text:p>
          </table:table-cell>
          <table:table-cell table:number-columns-repeated="2" office:value-type="float" office:value="0.01276" calcext:value-type="float">
            <text:p>0.01276</text:p>
          </table:table-cell>
          <table:table-cell office:value-type="float" office:value="0.01277" calcext:value-type="float">
            <text:p>0.01277</text:p>
          </table:table-cell>
          <table:table-cell table:number-columns-repeated="2" office:value-type="float" office:value="0.01276" calcext:value-type="float">
            <text:p>0.01276</text:p>
          </table:table-cell>
          <table:table-cell office:value-type="float" office:value="0.01282" calcext:value-type="float">
            <text:p>0.01282</text:p>
          </table:table-cell>
          <table:table-cell office:value-type="float" office:value="0.01286" calcext:value-type="float">
            <text:p>0.01286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1289" calcext:value-type="float">
            <text:p>0.01289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1295" calcext:value-type="float">
            <text:p>0.01295</text:p>
          </table:table-cell>
          <table:table-cell office:value-type="float" office:value="0.01299" calcext:value-type="float">
            <text:p>0.01299</text:p>
          </table:table-cell>
          <table:table-cell office:value-type="float" office:value="0.01302" calcext:value-type="float">
            <text:p>0.01302</text:p>
          </table:table-cell>
          <table:table-cell office:value-type="float" office:value="0.01304" calcext:value-type="float">
            <text:p>0.01304</text:p>
          </table:table-cell>
          <table:table-cell office:value-type="float" office:value="0.01301" calcext:value-type="float">
            <text:p>0.01301</text:p>
          </table:table-cell>
          <table:table-cell office:value-type="float" office:value="0.01315" calcext:value-type="float">
            <text:p>0.01315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1318" calcext:value-type="float">
            <text:p>0.01318</text:p>
          </table:table-cell>
          <table:table-cell office:value-type="float" office:value="0.01322" calcext:value-type="float">
            <text:p>0.01322</text:p>
          </table:table-cell>
          <table:table-cell office:value-type="float" office:value="0.0132" calcext:value-type="float">
            <text:p>0.0132</text:p>
          </table:table-cell>
        </table:table-row>
        <table:table-row table:style-name="ro1">
          <table:table-cell office:value-type="float" office:value="-250" calcext:value-type="float">
            <text:p>-250</text:p>
          </table:table-cell>
          <table:table-cell table:number-columns-repeated="2" office:value-type="float" office:value="0.01268" calcext:value-type="float">
            <text:p>0.01268</text:p>
          </table:table-cell>
          <table:table-cell office:value-type="float" office:value="0.01266" calcext:value-type="float">
            <text:p>0.01266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268" calcext:value-type="float">
            <text:p>0.01268</text:p>
          </table:table-cell>
          <table:table-cell table:number-columns-repeated="2" office:value-type="float" office:value="0.01274" calcext:value-type="float">
            <text:p>0.01274</text:p>
          </table:table-cell>
          <table:table-cell office:value-type="float" office:value="0.01276" calcext:value-type="float">
            <text:p>0.01276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287" calcext:value-type="float">
            <text:p>0.01287</text:p>
          </table:table-cell>
          <table:table-cell table:number-columns-repeated="2" office:value-type="float" office:value="0.01294" calcext:value-type="float">
            <text:p>0.01294</text:p>
          </table:table-cell>
          <table:table-cell office:value-type="float" office:value="0.01293" calcext:value-type="float">
            <text:p>0.01293</text:p>
          </table:table-cell>
          <table:table-cell office:value-type="float" office:value="0.01295" calcext:value-type="float">
            <text:p>0.01295</text:p>
          </table:table-cell>
          <table:table-cell office:value-type="float" office:value="0.01306" calcext:value-type="float">
            <text:p>0.01306</text:p>
          </table:table-cell>
          <table:table-cell office:value-type="float" office:value="0.01298" calcext:value-type="float">
            <text:p>0.01298</text:p>
          </table:table-cell>
          <table:table-cell office:value-type="float" office:value="0.01301" calcext:value-type="float">
            <text:p>0.01301</text:p>
          </table:table-cell>
          <table:table-cell office:value-type="float" office:value="0.01295" calcext:value-type="float">
            <text:p>0.01295</text:p>
          </table:table-cell>
          <table:table-cell office:value-type="float" office:value="0.01308" calcext:value-type="float">
            <text:p>0.01308</text:p>
          </table:table-cell>
          <table:table-cell office:value-type="float" office:value="0.01307" calcext:value-type="float">
            <text:p>0.01307</text:p>
          </table:table-cell>
          <table:table-cell office:value-type="float" office:value="0.01315" calcext:value-type="float">
            <text:p>0.01315</text:p>
          </table:table-cell>
          <table:table-cell office:value-type="float" office:value="0.01318" calcext:value-type="float">
            <text:p>0.01318</text:p>
          </table:table-cell>
          <table:table-cell office:value-type="float" office:value="0.01319" calcext:value-type="float">
            <text:p>0.01319</text:p>
          </table:table-cell>
        </table:table-row>
        <table:table-row table:style-name="ro1">
          <table:table-cell office:value-type="float" office:value="-248" calcext:value-type="float">
            <text:p>-248</text:p>
          </table:table-cell>
          <table:table-cell office:value-type="float" office:value="0.01271" calcext:value-type="float">
            <text:p>0.01271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266" calcext:value-type="float">
            <text:p>0.01266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271" calcext:value-type="float">
            <text:p>0.01271</text:p>
          </table:table-cell>
          <table:table-cell office:value-type="float" office:value="0.01268" calcext:value-type="float">
            <text:p>0.01268</text:p>
          </table:table-cell>
          <table:table-cell office:value-type="float" office:value="0.01277" calcext:value-type="float">
            <text:p>0.01277</text:p>
          </table:table-cell>
          <table:table-cell office:value-type="float" office:value="0.01271" calcext:value-type="float">
            <text:p>0.01271</text:p>
          </table:table-cell>
          <table:table-cell office:value-type="float" office:value="0.01273" calcext:value-type="float">
            <text:p>0.01273</text:p>
          </table:table-cell>
          <table:table-cell office:value-type="float" office:value="0.01281" calcext:value-type="float">
            <text:p>0.01281</text:p>
          </table:table-cell>
          <table:table-cell office:value-type="float" office:value="0.01285" calcext:value-type="float">
            <text:p>0.01285</text:p>
          </table:table-cell>
          <table:table-cell office:value-type="float" office:value="0.01287" calcext:value-type="float">
            <text:p>0.01287</text:p>
          </table:table-cell>
          <table:table-cell office:value-type="float" office:value="0.01289" calcext:value-type="float">
            <text:p>0.01289</text:p>
          </table:table-cell>
          <table:table-cell office:value-type="float" office:value="0.01288" calcext:value-type="float">
            <text:p>0.01288</text:p>
          </table:table-cell>
          <table:table-cell office:value-type="float" office:value="0.01295" calcext:value-type="float">
            <text:p>0.0129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99" calcext:value-type="float">
            <text:p>0.01299</text:p>
          </table:table-cell>
          <table:table-cell office:value-type="float" office:value="0.01298" calcext:value-type="float">
            <text:p>0.01298</text:p>
          </table:table-cell>
          <table:table-cell office:value-type="float" office:value="0.01302" calcext:value-type="float">
            <text:p>0.01302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1307" calcext:value-type="float">
            <text:p>0.01307</text:p>
          </table:table-cell>
          <table:table-cell table:number-columns-repeated="3" office:value-type="float" office:value="0.01313" calcext:value-type="float">
            <text:p>0.01313</text:p>
          </table:table-cell>
        </table:table-row>
        <table:table-row table:style-name="ro1">
          <table:table-cell office:value-type="float" office:value="-246" calcext:value-type="float">
            <text:p>-246</text:p>
          </table:table-cell>
          <table:table-cell office:value-type="float" office:value="0.01268" calcext:value-type="float">
            <text:p>0.01268</text:p>
          </table:table-cell>
          <table:table-cell office:value-type="float" office:value="0.01264" calcext:value-type="float">
            <text:p>0.01264</text:p>
          </table:table-cell>
          <table:table-cell office:value-type="float" office:value="0.01271" calcext:value-type="float">
            <text:p>0.01271</text:p>
          </table:table-cell>
          <table:table-cell office:value-type="float" office:value="0.01266" calcext:value-type="float">
            <text:p>0.01266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271" calcext:value-type="float">
            <text:p>0.01271</text:p>
          </table:table-cell>
          <table:table-cell office:value-type="float" office:value="0.01272" calcext:value-type="float">
            <text:p>0.01272</text:p>
          </table:table-cell>
          <table:table-cell office:value-type="float" office:value="0.01274" calcext:value-type="float">
            <text:p>0.01274</text:p>
          </table:table-cell>
          <table:table-cell office:value-type="float" office:value="0.01277" calcext:value-type="float">
            <text:p>0.01277</text:p>
          </table:table-cell>
          <table:table-cell office:value-type="float" office:value="0.01278" calcext:value-type="float">
            <text:p>0.01278</text:p>
          </table:table-cell>
          <table:table-cell office:value-type="float" office:value="0.01276" calcext:value-type="float">
            <text:p>0.01276</text:p>
          </table:table-cell>
          <table:table-cell office:value-type="float" office:value="0.01282" calcext:value-type="float">
            <text:p>0.01282</text:p>
          </table:table-cell>
          <table:table-cell office:value-type="float" office:value="0.01283" calcext:value-type="float">
            <text:p>0.01283</text:p>
          </table:table-cell>
          <table:table-cell office:value-type="float" office:value="0.01287" calcext:value-type="float">
            <text:p>0.01287</text:p>
          </table:table-cell>
          <table:table-cell office:value-type="float" office:value="0.01293" calcext:value-type="float">
            <text:p>0.01293</text:p>
          </table:table-cell>
          <table:table-cell office:value-type="float" office:value="0.01292" calcext:value-type="float">
            <text:p>0.01292</text:p>
          </table:table-cell>
          <table:table-cell office:value-type="float" office:value="0.01293" calcext:value-type="float">
            <text:p>0.01293</text:p>
          </table:table-cell>
          <table:table-cell office:value-type="float" office:value="0.01299" calcext:value-type="float">
            <text:p>0.01299</text:p>
          </table:table-cell>
          <table:table-cell office:value-type="float" office:value="0.01295" calcext:value-type="float">
            <text:p>0.01295</text:p>
          </table:table-cell>
          <table:table-cell office:value-type="float" office:value="0.01304" calcext:value-type="float">
            <text:p>0.01304</text:p>
          </table:table-cell>
          <table:table-cell office:value-type="float" office:value="0.01301" calcext:value-type="float">
            <text:p>0.01301</text:p>
          </table:table-cell>
          <table:table-cell office:value-type="float" office:value="0.01316" calcext:value-type="float">
            <text:p>0.01316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1317" calcext:value-type="float">
            <text:p>0.01317</text:p>
          </table:table-cell>
        </table:table-row>
        <table:table-row table:style-name="ro1">
          <table:table-cell office:value-type="float" office:value="-244" calcext:value-type="float">
            <text:p>-244</text:p>
          </table:table-cell>
          <table:table-cell office:value-type="float" office:value="0.01267" calcext:value-type="float">
            <text:p>0.01267</text:p>
          </table:table-cell>
          <table:table-cell office:value-type="float" office:value="0.01269" calcext:value-type="float">
            <text:p>0.01269</text:p>
          </table:table-cell>
          <table:table-cell office:value-type="float" office:value="0.01267" calcext:value-type="float">
            <text:p>0.01267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64" calcext:value-type="float">
            <text:p>0.01264</text:p>
          </table:table-cell>
          <table:table-cell office:value-type="float" office:value="0.01268" calcext:value-type="float">
            <text:p>0.01268</text:p>
          </table:table-cell>
          <table:table-cell office:value-type="float" office:value="0.01273" calcext:value-type="float">
            <text:p>0.01273</text:p>
          </table:table-cell>
          <table:table-cell office:value-type="float" office:value="0.01272" calcext:value-type="float">
            <text:p>0.01272</text:p>
          </table:table-cell>
          <table:table-cell office:value-type="float" office:value="0.01271" calcext:value-type="float">
            <text:p>0.01271</text:p>
          </table:table-cell>
          <table:table-cell office:value-type="float" office:value="0.01276" calcext:value-type="float">
            <text:p>0.01276</text:p>
          </table:table-cell>
          <table:table-cell office:value-type="float" office:value="0.01284" calcext:value-type="float">
            <text:p>0.01284</text:p>
          </table:table-cell>
          <table:table-cell office:value-type="float" office:value="0.01288" calcext:value-type="float">
            <text:p>0.01288</text:p>
          </table:table-cell>
          <table:table-cell office:value-type="float" office:value="0.01282" calcext:value-type="float">
            <text:p>0.01282</text:p>
          </table:table-cell>
          <table:table-cell table:number-columns-repeated="2" office:value-type="float" office:value="0.01292" calcext:value-type="float">
            <text:p>0.01292</text:p>
          </table:table-cell>
          <table:table-cell office:value-type="float" office:value="0.01301" calcext:value-type="float">
            <text:p>0.01301</text:p>
          </table:table-cell>
          <table:table-cell office:value-type="float" office:value="0.01295" calcext:value-type="float">
            <text:p>0.01295</text:p>
          </table:table-cell>
          <table:table-cell office:value-type="float" office:value="0.01296" calcext:value-type="float">
            <text:p>0.01296</text:p>
          </table:table-cell>
          <table:table-cell office:value-type="float" office:value="0.01295" calcext:value-type="float">
            <text:p>0.01295</text:p>
          </table:table-cell>
          <table:table-cell office:value-type="float" office:value="0.01301" calcext:value-type="float">
            <text:p>0.01301</text:p>
          </table:table-cell>
          <table:table-cell office:value-type="float" office:value="0.01305" calcext:value-type="float">
            <text:p>0.01305</text:p>
          </table:table-cell>
          <table:table-cell office:value-type="float" office:value="0.01307" calcext:value-type="float">
            <text:p>0.01307</text:p>
          </table:table-cell>
          <table:table-cell office:value-type="float" office:value="0.01311" calcext:value-type="float">
            <text:p>0.01311</text:p>
          </table:table-cell>
          <table:table-cell office:value-type="float" office:value="0.01309" calcext:value-type="float">
            <text:p>0.01309</text:p>
          </table:table-cell>
        </table:table-row>
        <table:table-row table:style-name="ro1">
          <table:table-cell office:value-type="float" office:value="-242" calcext:value-type="float">
            <text:p>-242</text:p>
          </table:table-cell>
          <table:table-cell office:value-type="float" office:value="0.01264" calcext:value-type="float">
            <text:p>0.01264</text:p>
          </table:table-cell>
          <table:table-cell office:value-type="float" office:value="0.01268" calcext:value-type="float">
            <text:p>0.01268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66" calcext:value-type="float">
            <text:p>0.01266</text:p>
          </table:table-cell>
          <table:table-cell office:value-type="float" office:value="0.01268" calcext:value-type="float">
            <text:p>0.01268</text:p>
          </table:table-cell>
          <table:table-cell office:value-type="float" office:value="0.01267" calcext:value-type="float">
            <text:p>0.01267</text:p>
          </table:table-cell>
          <table:table-cell office:value-type="float" office:value="0.01271" calcext:value-type="float">
            <text:p>0.01271</text:p>
          </table:table-cell>
          <table:table-cell office:value-type="float" office:value="0.01273" calcext:value-type="float">
            <text:p>0.01273</text:p>
          </table:table-cell>
          <table:table-cell office:value-type="float" office:value="0.01268" calcext:value-type="float">
            <text:p>0.01268</text:p>
          </table:table-cell>
          <table:table-cell office:value-type="float" office:value="0.01279" calcext:value-type="float">
            <text:p>0.01279</text:p>
          </table:table-cell>
          <table:table-cell office:value-type="float" office:value="0.01277" calcext:value-type="float">
            <text:p>0.01277</text:p>
          </table:table-cell>
          <table:table-cell office:value-type="float" office:value="0.01282" calcext:value-type="float">
            <text:p>0.01282</text:p>
          </table:table-cell>
          <table:table-cell office:value-type="float" office:value="0.01287" calcext:value-type="float">
            <text:p>0.01287</text:p>
          </table:table-cell>
          <table:table-cell office:value-type="float" office:value="0.01282" calcext:value-type="float">
            <text:p>0.01282</text:p>
          </table:table-cell>
          <table:table-cell office:value-type="float" office:value="0.01291" calcext:value-type="float">
            <text:p>0.01291</text:p>
          </table:table-cell>
          <table:table-cell office:value-type="float" office:value="0.01293" calcext:value-type="float">
            <text:p>0.01293</text:p>
          </table:table-cell>
          <table:table-cell office:value-type="float" office:value="0.01295" calcext:value-type="float">
            <text:p>0.01295</text:p>
          </table:table-cell>
          <table:table-cell table:number-columns-repeated="2" office:value-type="float" office:value="0.01293" calcext:value-type="float">
            <text:p>0.01293</text:p>
          </table:table-cell>
          <table:table-cell office:value-type="float" office:value="0.01302" calcext:value-type="float">
            <text:p>0.01302</text:p>
          </table:table-cell>
          <table:table-cell office:value-type="float" office:value="0.01297" calcext:value-type="float">
            <text:p>0.01297</text:p>
          </table:table-cell>
          <table:table-cell office:value-type="float" office:value="0.01305" calcext:value-type="float">
            <text:p>0.01305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1306" calcext:value-type="float">
            <text:p>0.01306</text:p>
          </table:table-cell>
        </table:table-row>
        <table:table-row table:style-name="ro1">
          <table:table-cell office:value-type="float" office:value="-240" calcext:value-type="float">
            <text:p>-240</text:p>
          </table:table-cell>
          <table:table-cell office:value-type="float" office:value="0.01262" calcext:value-type="float">
            <text:p>0.01262</text:p>
          </table:table-cell>
          <table:table-cell table:number-columns-repeated="3" office:value-type="float" office:value="0.01265" calcext:value-type="float">
            <text:p>0.01265</text:p>
          </table:table-cell>
          <table:table-cell office:value-type="float" office:value="0.01263" calcext:value-type="float">
            <text:p>0.01263</text:p>
          </table:table-cell>
          <table:table-cell office:value-type="float" office:value="0.01269" calcext:value-type="float">
            <text:p>0.01269</text:p>
          </table:table-cell>
          <table:table-cell office:value-type="float" office:value="0.01274" calcext:value-type="float">
            <text:p>0.01274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271" calcext:value-type="float">
            <text:p>0.01271</text:p>
          </table:table-cell>
          <table:table-cell table:number-columns-repeated="2" office:value-type="float" office:value="0.01276" calcext:value-type="float">
            <text:p>0.01276</text:p>
          </table:table-cell>
          <table:table-cell office:value-type="float" office:value="0.01278" calcext:value-type="float">
            <text:p>0.01278</text:p>
          </table:table-cell>
          <table:table-cell office:value-type="float" office:value="0.01283" calcext:value-type="float">
            <text:p>0.01283</text:p>
          </table:table-cell>
          <table:table-cell office:value-type="float" office:value="0.01284" calcext:value-type="float">
            <text:p>0.01284</text:p>
          </table:table-cell>
          <table:table-cell office:value-type="float" office:value="0.01287" calcext:value-type="float">
            <text:p>0.01287</text:p>
          </table:table-cell>
          <table:table-cell office:value-type="float" office:value="0.01291" calcext:value-type="float">
            <text:p>0.01291</text:p>
          </table:table-cell>
          <table:table-cell office:value-type="float" office:value="0.01293" calcext:value-type="float">
            <text:p>0.01293</text:p>
          </table:table-cell>
          <table:table-cell office:value-type="float" office:value="0.01295" calcext:value-type="float">
            <text:p>0.01295</text:p>
          </table:table-cell>
          <table:table-cell office:value-type="float" office:value="0.01296" calcext:value-type="float">
            <text:p>0.01296</text:p>
          </table:table-cell>
          <table:table-cell office:value-type="float" office:value="0.01301" calcext:value-type="float">
            <text:p>0.0130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301" calcext:value-type="float">
            <text:p>0.01301</text:p>
          </table:table-cell>
          <table:table-cell office:value-type="float" office:value="0.01304" calcext:value-type="float">
            <text:p>0.01304</text:p>
          </table:table-cell>
          <table:table-cell office:value-type="float" office:value="0.01303" calcext:value-type="float">
            <text:p>0.01303</text:p>
          </table:table-cell>
        </table:table-row>
        <table:table-row table:style-name="ro1">
          <table:table-cell office:value-type="float" office:value="-238" calcext:value-type="float">
            <text:p>-238</text:p>
          </table:table-cell>
          <table:table-cell office:value-type="float" office:value="0.01263" calcext:value-type="float">
            <text:p>0.01263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1259" calcext:value-type="float">
            <text:p>0.01259</text:p>
          </table:table-cell>
          <table:table-cell table:number-columns-repeated="2" office:value-type="float" office:value="0.01263" calcext:value-type="float">
            <text:p>0.01263</text:p>
          </table:table-cell>
          <table:table-cell office:value-type="float" office:value="0.01262" calcext:value-type="float">
            <text:p>0.01262</text:p>
          </table:table-cell>
          <table:table-cell table:number-columns-repeated="3" office:value-type="float" office:value="0.01265" calcext:value-type="float">
            <text:p>0.01265</text:p>
          </table:table-cell>
          <table:table-cell table:number-columns-repeated="2" office:value-type="float" office:value="0.01272" calcext:value-type="float">
            <text:p>0.01272</text:p>
          </table:table-cell>
          <table:table-cell office:value-type="float" office:value="0.01283" calcext:value-type="float">
            <text:p>0.01283</text:p>
          </table:table-cell>
          <table:table-cell office:value-type="float" office:value="0.01281" calcext:value-type="float">
            <text:p>0.01281</text:p>
          </table:table-cell>
          <table:table-cell office:value-type="float" office:value="0.01284" calcext:value-type="float">
            <text:p>0.01284</text:p>
          </table:table-cell>
          <table:table-cell office:value-type="float" office:value="0.01282" calcext:value-type="float">
            <text:p>0.01282</text:p>
          </table:table-cell>
          <table:table-cell office:value-type="float" office:value="0.01287" calcext:value-type="float">
            <text:p>0.01287</text:p>
          </table:table-cell>
          <table:table-cell office:value-type="float" office:value="0.01284" calcext:value-type="float">
            <text:p>0.01284</text:p>
          </table:table-cell>
          <table:table-cell office:value-type="float" office:value="0.01287" calcext:value-type="float">
            <text:p>0.01287</text:p>
          </table:table-cell>
          <table:table-cell office:value-type="float" office:value="0.01289" calcext:value-type="float">
            <text:p>0.01289</text:p>
          </table:table-cell>
          <table:table-cell office:value-type="float" office:value="0.01295" calcext:value-type="float">
            <text:p>0.01295</text:p>
          </table:table-cell>
          <table:table-cell office:value-type="float" office:value="0.01296" calcext:value-type="float">
            <text:p>0.01296</text:p>
          </table:table-cell>
          <table:table-cell office:value-type="float" office:value="0.01302" calcext:value-type="float">
            <text:p>0.01302</text:p>
          </table:table-cell>
          <table:table-cell office:value-type="float" office:value="0.01301" calcext:value-type="float">
            <text:p>0.01301</text:p>
          </table:table-cell>
          <table:table-cell office:value-type="float" office:value="0.01303" calcext:value-type="float">
            <text:p>0.01303</text:p>
          </table:table-cell>
        </table:table-row>
        <table:table-row table:style-name="ro1">
          <table:table-cell office:value-type="float" office:value="-236" calcext:value-type="float">
            <text:p>-236</text:p>
          </table:table-cell>
          <table:table-cell table:number-columns-repeated="3" office:value-type="float" office:value="0.01257" calcext:value-type="float">
            <text:p>0.01257</text:p>
          </table:table-cell>
          <table:table-cell office:value-type="float" office:value="0.01262" calcext:value-type="float">
            <text:p>0.01262</text:p>
          </table:table-cell>
          <table:table-cell office:value-type="float" office:value="0.01264" calcext:value-type="float">
            <text:p>0.01264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1271" calcext:value-type="float">
            <text:p>0.01271</text:p>
          </table:table-cell>
          <table:table-cell office:value-type="float" office:value="0.01269" calcext:value-type="float">
            <text:p>0.01269</text:p>
          </table:table-cell>
          <table:table-cell office:value-type="float" office:value="0.01268" calcext:value-type="float">
            <text:p>0.01268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276" calcext:value-type="float">
            <text:p>0.01276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276" calcext:value-type="float">
            <text:p>0.01276</text:p>
          </table:table-cell>
          <table:table-cell office:value-type="float" office:value="0.01279" calcext:value-type="float">
            <text:p>0.01279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1286" calcext:value-type="float">
            <text:p>0.01286</text:p>
          </table:table-cell>
          <table:table-cell table:number-columns-repeated="2" office:value-type="float" office:value="0.01287" calcext:value-type="float">
            <text:p>0.01287</text:p>
          </table:table-cell>
          <table:table-cell office:value-type="float" office:value="0.01289" calcext:value-type="float">
            <text:p>0.01289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1298" calcext:value-type="float">
            <text:p>0.01298</text:p>
          </table:table-cell>
          <table:table-cell office:value-type="float" office:value="0.01301" calcext:value-type="float">
            <text:p>0.01301</text:p>
          </table:table-cell>
          <table:table-cell table:number-columns-repeated="2" office:value-type="float" office:value="0.01302" calcext:value-type="float">
            <text:p>0.01302</text:p>
          </table:table-cell>
        </table:table-row>
        <table:table-row table:style-name="ro1">
          <table:table-cell office:value-type="float" office:value="-234" calcext:value-type="float">
            <text:p>-234</text:p>
          </table:table-cell>
          <table:table-cell office:value-type="float" office:value="0.01254" calcext:value-type="float">
            <text:p>0.01254</text:p>
          </table:table-cell>
          <table:table-cell office:value-type="float" office:value="0.01256" calcext:value-type="float">
            <text:p>0.01256</text:p>
          </table:table-cell>
          <table:table-cell office:value-type="float" office:value="0.01259" calcext:value-type="float">
            <text:p>0.01259</text:p>
          </table:table-cell>
          <table:table-cell office:value-type="float" office:value="0.01258" calcext:value-type="float">
            <text:p>0.01258</text:p>
          </table:table-cell>
          <table:table-cell office:value-type="float" office:value="0.01263" calcext:value-type="float">
            <text:p>0.01263</text:p>
          </table:table-cell>
          <table:table-cell office:value-type="float" office:value="0.01262" calcext:value-type="float">
            <text:p>0.01262</text:p>
          </table:table-cell>
          <table:table-cell office:value-type="float" office:value="0.01266" calcext:value-type="float">
            <text:p>0.01266</text:p>
          </table:table-cell>
          <table:table-cell office:value-type="float" office:value="0.01264" calcext:value-type="float">
            <text:p>0.01264</text:p>
          </table:table-cell>
          <table:table-cell table:number-columns-repeated="2" office:value-type="float" office:value="0.01268" calcext:value-type="float">
            <text:p>0.01268</text:p>
          </table:table-cell>
          <table:table-cell office:value-type="float" office:value="0.01273" calcext:value-type="float">
            <text:p>0.01273</text:p>
          </table:table-cell>
          <table:table-cell office:value-type="float" office:value="0.01277" calcext:value-type="float">
            <text:p>0.01277</text:p>
          </table:table-cell>
          <table:table-cell office:value-type="float" office:value="0.01276" calcext:value-type="float">
            <text:p>0.01276</text:p>
          </table:table-cell>
          <table:table-cell office:value-type="float" office:value="0.01282" calcext:value-type="float">
            <text:p>0.01282</text:p>
          </table:table-cell>
          <table:table-cell office:value-type="float" office:value="0.01279" calcext:value-type="float">
            <text:p>0.01279</text:p>
          </table:table-cell>
          <table:table-cell office:value-type="float" office:value="0.01285" calcext:value-type="float">
            <text:p>0.01285</text:p>
          </table:table-cell>
          <table:table-cell office:value-type="float" office:value="0.01286" calcext:value-type="float">
            <text:p>0.01286</text:p>
          </table:table-cell>
          <table:table-cell office:value-type="float" office:value="0.01284" calcext:value-type="float">
            <text:p>0.01284</text:p>
          </table:table-cell>
          <table:table-cell office:value-type="float" office:value="0.01282" calcext:value-type="float">
            <text:p>0.01282</text:p>
          </table:table-cell>
          <table:table-cell table:number-columns-repeated="2" office:value-type="float" office:value="0.01292" calcext:value-type="float">
            <text:p>0.01292</text:p>
          </table:table-cell>
          <table:table-cell office:value-type="float" office:value="0.01296" calcext:value-type="float">
            <text:p>0.01296</text:p>
          </table:table-cell>
          <table:table-cell office:value-type="float" office:value="0.01297" calcext:value-type="float">
            <text:p>0.01297</text:p>
          </table:table-cell>
          <table:table-cell office:value-type="float" office:value="0.01301" calcext:value-type="float">
            <text:p>0.01301</text:p>
          </table:table-cell>
        </table:table-row>
        <table:table-row table:style-name="ro1">
          <table:table-cell office:value-type="float" office:value="-232" calcext:value-type="float">
            <text:p>-232</text:p>
          </table:table-cell>
          <table:table-cell office:value-type="float" office:value="0.01257" calcext:value-type="float">
            <text:p>0.01257</text:p>
          </table:table-cell>
          <table:table-cell office:value-type="float" office:value="0.01258" calcext:value-type="float">
            <text:p>0.01258</text:p>
          </table:table-cell>
          <table:table-cell office:value-type="float" office:value="0.01255" calcext:value-type="float">
            <text:p>0.01255</text:p>
          </table:table-cell>
          <table:table-cell table:number-columns-repeated="2" office:value-type="float" office:value="0.0126" calcext:value-type="float">
            <text:p>0.0126</text:p>
          </table:table-cell>
          <table:table-cell office:value-type="float" office:value="0.01259" calcext:value-type="float">
            <text:p>0.01259</text:p>
          </table:table-cell>
          <table:table-cell office:value-type="float" office:value="0.01266" calcext:value-type="float">
            <text:p>0.01266</text:p>
          </table:table-cell>
          <table:table-cell office:value-type="float" office:value="0.01263" calcext:value-type="float">
            <text:p>0.01263</text:p>
          </table:table-cell>
          <table:table-cell table:number-columns-repeated="2" office:value-type="float" office:value="0.01265" calcext:value-type="float">
            <text:p>0.01265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272" calcext:value-type="float">
            <text:p>0.01272</text:p>
          </table:table-cell>
          <table:table-cell office:value-type="float" office:value="0.01277" calcext:value-type="float">
            <text:p>0.01277</text:p>
          </table:table-cell>
          <table:table-cell office:value-type="float" office:value="0.01283" calcext:value-type="float">
            <text:p>0.01283</text:p>
          </table:table-cell>
          <table:table-cell office:value-type="float" office:value="0.01284" calcext:value-type="float">
            <text:p>0.01284</text:p>
          </table:table-cell>
          <table:table-cell office:value-type="float" office:value="0.01279" calcext:value-type="float">
            <text:p>0.01279</text:p>
          </table:table-cell>
          <table:table-cell office:value-type="float" office:value="0.01287" calcext:value-type="float">
            <text:p>0.01287</text:p>
          </table:table-cell>
          <table:table-cell office:value-type="float" office:value="0.01286" calcext:value-type="float">
            <text:p>0.01286</text:p>
          </table:table-cell>
          <table:table-cell office:value-type="float" office:value="0.01284" calcext:value-type="float">
            <text:p>0.01284</text:p>
          </table:table-cell>
          <table:table-cell office:value-type="float" office:value="0.01296" calcext:value-type="float">
            <text:p>0.01296</text:p>
          </table:table-cell>
          <table:table-cell office:value-type="float" office:value="0.01293" calcext:value-type="float">
            <text:p>0.01293</text:p>
          </table:table-cell>
          <table:table-cell office:value-type="float" office:value="0.01297" calcext:value-type="float">
            <text:p>0.01297</text:p>
          </table:table-cell>
          <table:table-cell table:number-columns-repeated="2" office:value-type="float" office:value="0.01296" calcext:value-type="float">
            <text:p>0.01296</text:p>
          </table:table-cell>
        </table:table-row>
        <table:table-row table:style-name="ro1">
          <table:table-cell office:value-type="float" office:value="-230" calcext:value-type="float">
            <text:p>-230</text:p>
          </table:table-cell>
          <table:table-cell office:value-type="float" office:value="0.01252" calcext:value-type="float">
            <text:p>0.01252</text:p>
          </table:table-cell>
          <table:table-cell office:value-type="float" office:value="0.01254" calcext:value-type="float">
            <text:p>0.01254</text:p>
          </table:table-cell>
          <table:table-cell office:value-type="float" office:value="0.01256" calcext:value-type="float">
            <text:p>0.01256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1262" calcext:value-type="float">
            <text:p>0.01262</text:p>
          </table:table-cell>
          <table:table-cell table:number-columns-repeated="2" office:value-type="float" office:value="0.0126" calcext:value-type="float">
            <text:p>0.0126</text:p>
          </table:table-cell>
          <table:table-cell office:value-type="float" office:value="0.01261" calcext:value-type="float">
            <text:p>0.01261</text:p>
          </table:table-cell>
          <table:table-cell office:value-type="float" office:value="0.01268" calcext:value-type="float">
            <text:p>0.01268</text:p>
          </table:table-cell>
          <table:table-cell table:number-columns-repeated="2" office:value-type="float" office:value="0.01267" calcext:value-type="float">
            <text:p>0.01267</text:p>
          </table:table-cell>
          <table:table-cell office:value-type="float" office:value="0.01279" calcext:value-type="float">
            <text:p>0.01279</text:p>
          </table:table-cell>
          <table:table-cell office:value-type="float" office:value="0.01271" calcext:value-type="float">
            <text:p>0.01271</text:p>
          </table:table-cell>
          <table:table-cell office:value-type="float" office:value="0.01277" calcext:value-type="float">
            <text:p>0.01277</text:p>
          </table:table-cell>
          <table:table-cell office:value-type="float" office:value="0.01278" calcext:value-type="float">
            <text:p>0.01278</text:p>
          </table:table-cell>
          <table:table-cell office:value-type="float" office:value="0.01282" calcext:value-type="float">
            <text:p>0.01282</text:p>
          </table:table-cell>
          <table:table-cell office:value-type="float" office:value="0.01286" calcext:value-type="float">
            <text:p>0.01286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1278" calcext:value-type="float">
            <text:p>0.01278</text:p>
          </table:table-cell>
          <table:table-cell office:value-type="float" office:value="0.01292" calcext:value-type="float">
            <text:p>0.01292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1297" calcext:value-type="float">
            <text:p>0.01297</text:p>
          </table:table-cell>
          <table:table-cell office:value-type="float" office:value="0.01295" calcext:value-type="float">
            <text:p>0.01295</text:p>
          </table:table-cell>
          <table:table-cell office:value-type="float" office:value="0.01296" calcext:value-type="float">
            <text:p>0.01296</text:p>
          </table:table-cell>
        </table:table-row>
        <table:table-row table:style-name="ro1">
          <table:table-cell office:value-type="float" office:value="-228" calcext:value-type="float">
            <text:p>-228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0.01254" calcext:value-type="float">
            <text:p>0.01254</text:p>
          </table:table-cell>
          <table:table-cell office:value-type="float" office:value="0.01257" calcext:value-type="float">
            <text:p>0.01257</text:p>
          </table:table-cell>
          <table:table-cell office:value-type="float" office:value="0.01255" calcext:value-type="float">
            <text:p>0.01255</text:p>
          </table:table-cell>
          <table:table-cell office:value-type="float" office:value="0.01257" calcext:value-type="float">
            <text:p>0.01257</text:p>
          </table:table-cell>
          <table:table-cell office:value-type="float" office:value="0.01259" calcext:value-type="float">
            <text:p>0.01259</text:p>
          </table:table-cell>
          <table:table-cell office:value-type="float" office:value="0.01262" calcext:value-type="float">
            <text:p>0.01262</text:p>
          </table:table-cell>
          <table:table-cell office:value-type="float" office:value="0.01267" calcext:value-type="float">
            <text:p>0.01267</text:p>
          </table:table-cell>
          <table:table-cell office:value-type="float" office:value="0.01262" calcext:value-type="float">
            <text:p>0.01262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74" calcext:value-type="float">
            <text:p>0.01274</text:p>
          </table:table-cell>
          <table:table-cell office:value-type="float" office:value="0.01271" calcext:value-type="float">
            <text:p>0.01271</text:p>
          </table:table-cell>
          <table:table-cell office:value-type="float" office:value="0.01268" calcext:value-type="float">
            <text:p>0.01268</text:p>
          </table:table-cell>
          <table:table-cell office:value-type="float" office:value="0.01274" calcext:value-type="float">
            <text:p>0.01274</text:p>
          </table:table-cell>
          <table:table-cell office:value-type="float" office:value="0.01278" calcext:value-type="float">
            <text:p>0.01278</text:p>
          </table:table-cell>
          <table:table-cell office:value-type="float" office:value="0.01284" calcext:value-type="float">
            <text:p>0.01284</text:p>
          </table:table-cell>
          <table:table-cell office:value-type="float" office:value="0.01282" calcext:value-type="float">
            <text:p>0.01282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277" calcext:value-type="float">
            <text:p>0.01277</text:p>
          </table:table-cell>
          <table:table-cell office:value-type="float" office:value="0.01291" calcext:value-type="float">
            <text:p>0.01291</text:p>
          </table:table-cell>
          <table:table-cell office:value-type="float" office:value="0.01285" calcext:value-type="float">
            <text:p>0.01285</text:p>
          </table:table-cell>
          <table:table-cell office:value-type="float" office:value="0.01292" calcext:value-type="float">
            <text:p>0.01292</text:p>
          </table:table-cell>
          <table:table-cell table:number-columns-repeated="2" office:value-type="float" office:value="0.01296" calcext:value-type="float">
            <text:p>0.01296</text:p>
          </table:table-cell>
        </table:table-row>
        <table:table-row table:style-name="ro1">
          <table:table-cell office:value-type="float" office:value="-226" calcext:value-type="float">
            <text:p>-226</text:p>
          </table:table-cell>
          <table:table-cell office:value-type="float" office:value="0.01248" calcext:value-type="float">
            <text:p>0.01248</text:p>
          </table:table-cell>
          <table:table-cell office:value-type="float" office:value="0.01247" calcext:value-type="float">
            <text:p>0.01247</text:p>
          </table:table-cell>
          <table:table-cell office:value-type="float" office:value="0.01246" calcext:value-type="float">
            <text:p>0.01246</text:p>
          </table:table-cell>
          <table:table-cell office:value-type="float" office:value="0.01252" calcext:value-type="float">
            <text:p>0.01252</text:p>
          </table:table-cell>
          <table:table-cell office:value-type="float" office:value="0.01257" calcext:value-type="float">
            <text:p>0.01257</text:p>
          </table:table-cell>
          <table:table-cell office:value-type="float" office:value="0.01255" calcext:value-type="float">
            <text:p>0.01255</text:p>
          </table:table-cell>
          <table:table-cell office:value-type="float" office:value="0.01257" calcext:value-type="float">
            <text:p>0.01257</text:p>
          </table:table-cell>
          <table:table-cell office:value-type="float" office:value="0.01259" calcext:value-type="float">
            <text:p>0.01259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66" calcext:value-type="float">
            <text:p>0.01266</text:p>
          </table:table-cell>
          <table:table-cell office:value-type="float" office:value="0.01274" calcext:value-type="float">
            <text:p>0.01274</text:p>
          </table:table-cell>
          <table:table-cell office:value-type="float" office:value="0.01273" calcext:value-type="float">
            <text:p>0.01273</text:p>
          </table:table-cell>
          <table:table-cell table:number-columns-repeated="2" office:value-type="float" office:value="0.01276" calcext:value-type="float">
            <text:p>0.01276</text:p>
          </table:table-cell>
          <table:table-cell office:value-type="float" office:value="0.01277" calcext:value-type="float">
            <text:p>0.01277</text:p>
          </table:table-cell>
          <table:table-cell office:value-type="float" office:value="0.01286" calcext:value-type="float">
            <text:p>0.01286</text:p>
          </table:table-cell>
          <table:table-cell office:value-type="float" office:value="0.01285" calcext:value-type="float">
            <text:p>0.01285</text:p>
          </table:table-cell>
          <table:table-cell office:value-type="float" office:value="0.01276" calcext:value-type="float">
            <text:p>0.01276</text:p>
          </table:table-cell>
          <table:table-cell office:value-type="float" office:value="0.01287" calcext:value-type="float">
            <text:p>0.01287</text:p>
          </table:table-cell>
          <table:table-cell office:value-type="float" office:value="0.01288" calcext:value-type="float">
            <text:p>0.01288</text:p>
          </table:table-cell>
          <table:table-cell office:value-type="float" office:value="0.01289" calcext:value-type="float">
            <text:p>0.01289</text:p>
          </table:table-cell>
          <table:table-cell table:number-columns-repeated="2" office:value-type="float" office:value="0.0129" calcext:value-type="float">
            <text:p>0.0129</text:p>
          </table:table-cell>
        </table:table-row>
        <table:table-row table:style-name="ro1">
          <table:table-cell office:value-type="float" office:value="-224" calcext:value-type="float">
            <text:p>-224</text:p>
          </table:table-cell>
          <table:table-cell office:value-type="float" office:value="0.01252" calcext:value-type="float">
            <text:p>0.01252</text:p>
          </table:table-cell>
          <table:table-cell office:value-type="float" office:value="0.01249" calcext:value-type="float">
            <text:p>0.01249</text:p>
          </table:table-cell>
          <table:table-cell table:number-columns-repeated="2" office:value-type="float" office:value="0.0125" calcext:value-type="float">
            <text:p>0.0125</text:p>
          </table:table-cell>
          <table:table-cell office:value-type="float" office:value="0.01261" calcext:value-type="float">
            <text:p>0.01261</text:p>
          </table:table-cell>
          <table:table-cell office:value-type="float" office:value="0.01254" calcext:value-type="float">
            <text:p>0.01254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1258" calcext:value-type="float">
            <text:p>0.01258</text:p>
          </table:table-cell>
          <table:table-cell office:value-type="float" office:value="0.01264" calcext:value-type="float">
            <text:p>0.01264</text:p>
          </table:table-cell>
          <table:table-cell office:value-type="float" office:value="0.01257" calcext:value-type="float">
            <text:p>0.01257</text:p>
          </table:table-cell>
          <table:table-cell office:value-type="float" office:value="0.01263" calcext:value-type="float">
            <text:p>0.01263</text:p>
          </table:table-cell>
          <table:table-cell office:value-type="float" office:value="0.01271" calcext:value-type="float">
            <text:p>0.01271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72" calcext:value-type="float">
            <text:p>0.01272</text:p>
          </table:table-cell>
          <table:table-cell office:value-type="float" office:value="0.01279" calcext:value-type="float">
            <text:p>0.01279</text:p>
          </table:table-cell>
          <table:table-cell office:value-type="float" office:value="0.01278" calcext:value-type="float">
            <text:p>0.01278</text:p>
          </table:table-cell>
          <table:table-cell table:number-columns-repeated="2" office:value-type="float" office:value="0.01276" calcext:value-type="float">
            <text:p>0.01276</text:p>
          </table:table-cell>
          <table:table-cell office:value-type="float" office:value="0.01278" calcext:value-type="float">
            <text:p>0.01278</text:p>
          </table:table-cell>
          <table:table-cell office:value-type="float" office:value="0.01284" calcext:value-type="float">
            <text:p>0.01284</text:p>
          </table:table-cell>
          <table:table-cell office:value-type="float" office:value="0.01282" calcext:value-type="float">
            <text:p>0.01282</text:p>
          </table:table-cell>
          <table:table-cell office:value-type="float" office:value="0.01291" calcext:value-type="float">
            <text:p>0.01291</text:p>
          </table:table-cell>
          <table:table-cell office:value-type="float" office:value="0.01288" calcext:value-type="float">
            <text:p>0.01288</text:p>
          </table:table-cell>
          <table:table-cell office:value-type="float" office:value="0.01294" calcext:value-type="float">
            <text:p>0.01294</text:p>
          </table:table-cell>
        </table:table-row>
        <table:table-row table:style-name="ro1">
          <table:table-cell office:value-type="float" office:value="-222" calcext:value-type="float">
            <text:p>-222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1248" calcext:value-type="float">
            <text:p>0.01248</text:p>
          </table:table-cell>
          <table:table-cell office:value-type="float" office:value="0.01246" calcext:value-type="float">
            <text:p>0.01246</text:p>
          </table:table-cell>
          <table:table-cell office:value-type="float" office:value="0.01254" calcext:value-type="float">
            <text:p>0.01254</text:p>
          </table:table-cell>
          <table:table-cell office:value-type="float" office:value="0.01252" calcext:value-type="float">
            <text:p>0.01252</text:p>
          </table:table-cell>
          <table:table-cell office:value-type="float" office:value="0.01254" calcext:value-type="float">
            <text:p>0.01254</text:p>
          </table:table-cell>
          <table:table-cell table:number-columns-repeated="2" office:value-type="float" office:value="0.0126" calcext:value-type="float">
            <text:p>0.0126</text:p>
          </table:table-cell>
          <table:table-cell office:value-type="float" office:value="0.01258" calcext:value-type="float">
            <text:p>0.01258</text:p>
          </table:table-cell>
          <table:table-cell office:value-type="float" office:value="0.01259" calcext:value-type="float">
            <text:p>0.01259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68" calcext:value-type="float">
            <text:p>0.01268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74" calcext:value-type="float">
            <text:p>0.01274</text:p>
          </table:table-cell>
          <table:table-cell office:value-type="float" office:value="0.01282" calcext:value-type="float">
            <text:p>0.01282</text:p>
          </table:table-cell>
          <table:table-cell office:value-type="float" office:value="0.01276" calcext:value-type="float">
            <text:p>0.01276</text:p>
          </table:table-cell>
          <table:table-cell office:value-type="float" office:value="0.01279" calcext:value-type="float">
            <text:p>0.01279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277" calcext:value-type="float">
            <text:p>0.01277</text:p>
          </table:table-cell>
          <table:table-cell office:value-type="float" office:value="0.01285" calcext:value-type="float">
            <text:p>0.01285</text:p>
          </table:table-cell>
          <table:table-cell office:value-type="float" office:value="0.01282" calcext:value-type="float">
            <text:p>0.01282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1289" calcext:value-type="float">
            <text:p>0.01289</text:p>
          </table:table-cell>
          <table:table-cell office:value-type="float" office:value="0.01288" calcext:value-type="float">
            <text:p>0.01288</text:p>
          </table:table-cell>
        </table:table-row>
        <table:table-row table:style-name="ro1">
          <table:table-cell office:value-type="float" office:value="-220" calcext:value-type="float">
            <text:p>-220</text:p>
          </table:table-cell>
          <table:table-cell table:number-columns-repeated="2" office:value-type="float" office:value="0.01247" calcext:value-type="float">
            <text:p>0.01247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0.01253" calcext:value-type="float">
            <text:p>0.01253</text:p>
          </table:table-cell>
          <table:table-cell office:value-type="float" office:value="0.01248" calcext:value-type="float">
            <text:p>0.01248</text:p>
          </table:table-cell>
          <table:table-cell office:value-type="float" office:value="0.01254" calcext:value-type="float">
            <text:p>0.01254</text:p>
          </table:table-cell>
          <table:table-cell office:value-type="float" office:value="0.01255" calcext:value-type="float">
            <text:p>0.01255</text:p>
          </table:table-cell>
          <table:table-cell office:value-type="float" office:value="0.01257" calcext:value-type="float">
            <text:p>0.01257</text:p>
          </table:table-cell>
          <table:table-cell office:value-type="float" office:value="0.01254" calcext:value-type="float">
            <text:p>0.01254</text:p>
          </table:table-cell>
          <table:table-cell office:value-type="float" office:value="0.01255" calcext:value-type="float">
            <text:p>0.01255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1272" calcext:value-type="float">
            <text:p>0.01272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272" calcext:value-type="float">
            <text:p>0.01272</text:p>
          </table:table-cell>
          <table:table-cell office:value-type="float" office:value="0.01276" calcext:value-type="float">
            <text:p>0.01276</text:p>
          </table:table-cell>
          <table:table-cell office:value-type="float" office:value="0.01279" calcext:value-type="float">
            <text:p>0.01279</text:p>
          </table:table-cell>
          <table:table-cell table:number-columns-repeated="2" office:value-type="float" office:value="0.01276" calcext:value-type="float">
            <text:p>0.01276</text:p>
          </table:table-cell>
          <table:table-cell office:value-type="float" office:value="0.01269" calcext:value-type="float">
            <text:p>0.01269</text:p>
          </table:table-cell>
          <table:table-cell office:value-type="float" office:value="0.01281" calcext:value-type="float">
            <text:p>0.01281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286" calcext:value-type="float">
            <text:p>0.01286</text:p>
          </table:table-cell>
          <table:table-cell office:value-type="float" office:value="0.01285" calcext:value-type="float">
            <text:p>0.01285</text:p>
          </table:table-cell>
          <table:table-cell office:value-type="float" office:value="0.01291" calcext:value-type="float">
            <text:p>0.01291</text:p>
          </table:table-cell>
        </table:table-row>
        <table:table-row table:style-name="ro1">
          <table:table-cell office:value-type="float" office:value="-218" calcext:value-type="float">
            <text:p>-218</text:p>
          </table:table-cell>
          <table:table-cell office:value-type="float" office:value="0.01241" calcext:value-type="float">
            <text:p>0.01241</text:p>
          </table:table-cell>
          <table:table-cell office:value-type="float" office:value="0.01246" calcext:value-type="float">
            <text:p>0.01246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1244" calcext:value-type="float">
            <text:p>0.01244</text:p>
          </table:table-cell>
          <table:table-cell table:number-columns-repeated="2" office:value-type="float" office:value="0.0125" calcext:value-type="float">
            <text:p>0.0125</text:p>
          </table:table-cell>
          <table:table-cell office:value-type="float" office:value="0.01258" calcext:value-type="float">
            <text:p>0.01258</text:p>
          </table:table-cell>
          <table:table-cell office:value-type="float" office:value="0.01257" calcext:value-type="float">
            <text:p>0.01257</text:p>
          </table:table-cell>
          <table:table-cell table:number-columns-repeated="2" office:value-type="float" office:value="0.01255" calcext:value-type="float">
            <text:p>0.01255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1264" calcext:value-type="float">
            <text:p>0.01264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63" calcext:value-type="float">
            <text:p>0.01263</text:p>
          </table:table-cell>
          <table:table-cell office:value-type="float" office:value="0.01271" calcext:value-type="float">
            <text:p>0.01271</text:p>
          </table:table-cell>
          <table:table-cell office:value-type="float" office:value="0.01272" calcext:value-type="float">
            <text:p>0.01272</text:p>
          </table:table-cell>
          <table:table-cell office:value-type="float" office:value="0.01273" calcext:value-type="float">
            <text:p>0.01273</text:p>
          </table:table-cell>
          <table:table-cell office:value-type="float" office:value="0.01276" calcext:value-type="float">
            <text:p>0.01276</text:p>
          </table:table-cell>
          <table:table-cell office:value-type="float" office:value="0.01271" calcext:value-type="float">
            <text:p>0.01271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277" calcext:value-type="float">
            <text:p>0.01277</text:p>
          </table:table-cell>
          <table:table-cell office:value-type="float" office:value="0.01282" calcext:value-type="float">
            <text:p>0.01282</text:p>
          </table:table-cell>
          <table:table-cell office:value-type="float" office:value="0.01284" calcext:value-type="float">
            <text:p>0.01284</text:p>
          </table:table-cell>
          <table:table-cell office:value-type="float" office:value="0.01287" calcext:value-type="float">
            <text:p>0.01287</text:p>
          </table:table-cell>
        </table:table-row>
        <table:table-row table:style-name="ro1">
          <table:table-cell office:value-type="float" office:value="-216" calcext:value-type="float">
            <text:p>-216</text:p>
          </table:table-cell>
          <table:table-cell office:value-type="float" office:value="0.01245" calcext:value-type="float">
            <text:p>0.01245</text:p>
          </table:table-cell>
          <table:table-cell table:number-columns-repeated="2" office:value-type="float" office:value="0.01243" calcext:value-type="float">
            <text:p>0.01243</text:p>
          </table:table-cell>
          <table:table-cell office:value-type="float" office:value="0.01248" calcext:value-type="float">
            <text:p>0.01248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1252" calcext:value-type="float">
            <text:p>0.01252</text:p>
          </table:table-cell>
          <table:table-cell office:value-type="float" office:value="0.01254" calcext:value-type="float">
            <text:p>0.01254</text:p>
          </table:table-cell>
          <table:table-cell office:value-type="float" office:value="0.01248" calcext:value-type="float">
            <text:p>0.01248</text:p>
          </table:table-cell>
          <table:table-cell table:number-columns-repeated="2" office:value-type="float" office:value="0.01257" calcext:value-type="float">
            <text:p>0.01257</text:p>
          </table:table-cell>
          <table:table-cell office:value-type="float" office:value="0.01255" calcext:value-type="float">
            <text:p>0.01255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57" calcext:value-type="float">
            <text:p>0.01257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1276" calcext:value-type="float">
            <text:p>0.01276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278" calcext:value-type="float">
            <text:p>0.01278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77" calcext:value-type="float">
            <text:p>0.01277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1281" calcext:value-type="float">
            <text:p>0.01281</text:p>
          </table:table-cell>
          <table:table-cell office:value-type="float" office:value="0.01282" calcext:value-type="float">
            <text:p>0.01282</text:p>
          </table:table-cell>
          <table:table-cell office:value-type="float" office:value="0.01288" calcext:value-type="float">
            <text:p>0.01288</text:p>
          </table:table-cell>
        </table:table-row>
        <table:table-row table:style-name="ro1">
          <table:table-cell office:value-type="float" office:value="-214" calcext:value-type="float">
            <text:p>-214</text:p>
          </table:table-cell>
          <table:table-cell office:value-type="float" office:value="0.01241" calcext:value-type="float">
            <text:p>0.01241</text:p>
          </table:table-cell>
          <table:table-cell office:value-type="float" office:value="0.01238" calcext:value-type="float">
            <text:p>0.01238</text:p>
          </table:table-cell>
          <table:table-cell office:value-type="float" office:value="0.01241" calcext:value-type="float">
            <text:p>0.01241</text:p>
          </table:table-cell>
          <table:table-cell office:value-type="float" office:value="0.01242" calcext:value-type="float">
            <text:p>0.01242</text:p>
          </table:table-cell>
          <table:table-cell office:value-type="float" office:value="0.01249" calcext:value-type="float">
            <text:p>0.01249</text:p>
          </table:table-cell>
          <table:table-cell office:value-type="float" office:value="0.01248" calcext:value-type="float">
            <text:p>0.01248</text:p>
          </table:table-cell>
          <table:table-cell office:value-type="float" office:value="0.01255" calcext:value-type="float">
            <text:p>0.01255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1254" calcext:value-type="float">
            <text:p>0.01254</text:p>
          </table:table-cell>
          <table:table-cell office:value-type="float" office:value="0.01251" calcext:value-type="float">
            <text:p>0.01251</text:p>
          </table:table-cell>
          <table:table-cell office:value-type="float" office:value="0.01256" calcext:value-type="float">
            <text:p>0.01256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1259" calcext:value-type="float">
            <text:p>0.01259</text:p>
          </table:table-cell>
          <table:table-cell office:value-type="float" office:value="0.01266" calcext:value-type="float">
            <text:p>0.01266</text:p>
          </table:table-cell>
          <table:table-cell table:number-columns-repeated="2" office:value-type="float" office:value="0.01268" calcext:value-type="float">
            <text:p>0.01268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271" calcext:value-type="float">
            <text:p>0.01271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81" calcext:value-type="float">
            <text:p>0.01281</text:p>
          </table:table-cell>
          <table:table-cell table:number-columns-repeated="2" office:value-type="float" office:value="0.01274" calcext:value-type="float">
            <text:p>0.01274</text:p>
          </table:table-cell>
          <table:table-cell office:value-type="float" office:value="0.01284" calcext:value-type="float">
            <text:p>0.01284</text:p>
          </table:table-cell>
          <table:table-cell office:value-type="float" office:value="0.01283" calcext:value-type="float">
            <text:p>0.01283</text:p>
          </table:table-cell>
        </table:table-row>
        <table:table-row table:style-name="ro1">
          <table:table-cell office:value-type="float" office:value="-212" calcext:value-type="float">
            <text:p>-212</text:p>
          </table:table-cell>
          <table:table-cell office:value-type="float" office:value="0.01233" calcext:value-type="float">
            <text:p>0.01233</text:p>
          </table:table-cell>
          <table:table-cell office:value-type="float" office:value="0.01243" calcext:value-type="float">
            <text:p>0.01243</text:p>
          </table:table-cell>
          <table:table-cell office:value-type="float" office:value="0.01242" calcext:value-type="float">
            <text:p>0.01242</text:p>
          </table:table-cell>
          <table:table-cell office:value-type="float" office:value="0.01238" calcext:value-type="float">
            <text:p>0.01238</text:p>
          </table:table-cell>
          <table:table-cell office:value-type="float" office:value="0.01245" calcext:value-type="float">
            <text:p>0.01245</text:p>
          </table:table-cell>
          <table:table-cell table:number-columns-repeated="2" office:value-type="float" office:value="0.01253" calcext:value-type="float">
            <text:p>0.01253</text:p>
          </table:table-cell>
          <table:table-cell table:number-columns-repeated="2" office:value-type="float" office:value="0.01251" calcext:value-type="float">
            <text:p>0.01251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0.01255" calcext:value-type="float">
            <text:p>0.01255</text:p>
          </table:table-cell>
          <table:table-cell table:number-columns-repeated="2" office:value-type="float" office:value="0.01263" calcext:value-type="float">
            <text:p>0.01263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263" calcext:value-type="float">
            <text:p>0.01263</text:p>
          </table:table-cell>
          <table:table-cell office:value-type="float" office:value="0.01271" calcext:value-type="float">
            <text:p>0.01271</text:p>
          </table:table-cell>
          <table:table-cell office:value-type="float" office:value="0.01268" calcext:value-type="float">
            <text:p>0.01268</text:p>
          </table:table-cell>
          <table:table-cell office:value-type="float" office:value="0.01263" calcext:value-type="float">
            <text:p>0.01263</text:p>
          </table:table-cell>
          <table:table-cell office:value-type="float" office:value="0.01274" calcext:value-type="float">
            <text:p>0.01274</text:p>
          </table:table-cell>
          <table:table-cell office:value-type="float" office:value="0.01277" calcext:value-type="float">
            <text:p>0.01277</text:p>
          </table:table-cell>
          <table:table-cell office:value-type="float" office:value="0.01279" calcext:value-type="float">
            <text:p>0.01279</text:p>
          </table:table-cell>
          <table:table-cell office:value-type="float" office:value="0.01278" calcext:value-type="float">
            <text:p>0.01278</text:p>
          </table:table-cell>
          <table:table-cell office:value-type="float" office:value="0.01281" calcext:value-type="float">
            <text:p>0.01281</text:p>
          </table:table-cell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0.01229" calcext:value-type="float">
            <text:p>0.01229</text:p>
          </table:table-cell>
          <table:table-cell office:value-type="float" office:value="0.01232" calcext:value-type="float">
            <text:p>0.01232</text:p>
          </table:table-cell>
          <table:table-cell office:value-type="float" office:value="0.01237" calcext:value-type="float">
            <text:p>0.01237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1238" calcext:value-type="float">
            <text:p>0.01238</text:p>
          </table:table-cell>
          <table:table-cell office:value-type="float" office:value="0.01246" calcext:value-type="float">
            <text:p>0.01246</text:p>
          </table:table-cell>
          <table:table-cell office:value-type="float" office:value="0.01253" calcext:value-type="float">
            <text:p>0.01253</text:p>
          </table:table-cell>
          <table:table-cell office:value-type="float" office:value="0.01246" calcext:value-type="float">
            <text:p>0.01246</text:p>
          </table:table-cell>
          <table:table-cell table:number-columns-repeated="2" office:value-type="float" office:value="0.01247" calcext:value-type="float">
            <text:p>0.01247</text:p>
          </table:table-cell>
          <table:table-cell office:value-type="float" office:value="0.01252" calcext:value-type="float">
            <text:p>0.01252</text:p>
          </table:table-cell>
          <table:table-cell office:value-type="float" office:value="0.01262" calcext:value-type="float">
            <text:p>0.01262</text:p>
          </table:table-cell>
          <table:table-cell table:number-columns-repeated="2" office:value-type="float" office:value="0.0126" calcext:value-type="float">
            <text:p>0.0126</text:p>
          </table:table-cell>
          <table:table-cell table:number-columns-repeated="2" office:value-type="float" office:value="0.01267" calcext:value-type="float">
            <text:p>0.01267</text:p>
          </table:table-cell>
          <table:table-cell office:value-type="float" office:value="0.01264" calcext:value-type="float">
            <text:p>0.01264</text:p>
          </table:table-cell>
          <table:table-cell office:value-type="float" office:value="0.01269" calcext:value-type="float">
            <text:p>0.01269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271" calcext:value-type="float">
            <text:p>0.01271</text:p>
          </table:table-cell>
          <table:table-cell table:number-columns-repeated="2" office:value-type="float" office:value="0.01274" calcext:value-type="float">
            <text:p>0.01274</text:p>
          </table:table-cell>
          <table:table-cell office:value-type="float" office:value="0.01278" calcext:value-type="float">
            <text:p>0.01278</text:p>
          </table:table-cell>
        </table:table-row>
        <table:table-row table:style-name="ro1">
          <table:table-cell office:value-type="float" office:value="-208" calcext:value-type="float">
            <text:p>-208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1237" calcext:value-type="float">
            <text:p>0.01237</text:p>
          </table:table-cell>
          <table:table-cell office:value-type="float" office:value="0.01238" calcext:value-type="float">
            <text:p>0.01238</text:p>
          </table:table-cell>
          <table:table-cell office:value-type="float" office:value="0.01236" calcext:value-type="float">
            <text:p>0.01236</text:p>
          </table:table-cell>
          <table:table-cell office:value-type="float" office:value="0.01243" calcext:value-type="float">
            <text:p>0.01243</text:p>
          </table:table-cell>
          <table:table-cell office:value-type="float" office:value="0.01249" calcext:value-type="float">
            <text:p>0.01249</text:p>
          </table:table-cell>
          <table:table-cell office:value-type="float" office:value="0.01248" calcext:value-type="float">
            <text:p>0.01248</text:p>
          </table:table-cell>
          <table:table-cell table:number-columns-repeated="2" office:value-type="float" office:value="0.01246" calcext:value-type="float">
            <text:p>0.01246</text:p>
          </table:table-cell>
          <table:table-cell office:value-type="float" office:value="0.01249" calcext:value-type="float">
            <text:p>0.01249</text:p>
          </table:table-cell>
          <table:table-cell office:value-type="float" office:value="0.01256" calcext:value-type="float">
            <text:p>0.01256</text:p>
          </table:table-cell>
          <table:table-cell office:value-type="float" office:value="0.01253" calcext:value-type="float">
            <text:p>0.01253</text:p>
          </table:table-cell>
          <table:table-cell office:value-type="float" office:value="0.01262" calcext:value-type="float">
            <text:p>0.01262</text:p>
          </table:table-cell>
          <table:table-cell office:value-type="float" office:value="0.01258" calcext:value-type="float">
            <text:p>0.01258</text:p>
          </table:table-cell>
          <table:table-cell table:number-columns-repeated="2" office:value-type="float" office:value="0.01261" calcext:value-type="float">
            <text:p>0.01261</text:p>
          </table:table-cell>
          <table:table-cell office:value-type="float" office:value="0.01262" calcext:value-type="float">
            <text:p>0.01262</text:p>
          </table:table-cell>
          <table:table-cell office:value-type="float" office:value="0.01261" calcext:value-type="float">
            <text:p>0.01261</text:p>
          </table:table-cell>
          <table:table-cell office:value-type="float" office:value="0.01271" calcext:value-type="float">
            <text:p>0.01271</text:p>
          </table:table-cell>
          <table:table-cell office:value-type="float" office:value="0.01274" calcext:value-type="float">
            <text:p>0.01274</text:p>
          </table:table-cell>
          <table:table-cell office:value-type="float" office:value="0.01266" calcext:value-type="float">
            <text:p>0.01266</text:p>
          </table:table-cell>
          <table:table-cell office:value-type="float" office:value="0.01274" calcext:value-type="float">
            <text:p>0.01274</text:p>
          </table:table-cell>
          <table:table-cell office:value-type="float" office:value="0.01277" calcext:value-type="float">
            <text:p>0.01277</text:p>
          </table:table-cell>
        </table:table-row>
        <table:table-row table:style-name="ro1">
          <table:table-cell office:value-type="float" office:value="-206" calcext:value-type="float">
            <text:p>-206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232" calcext:value-type="float">
            <text:p>0.01232</text:p>
          </table:table-cell>
          <table:table-cell office:value-type="float" office:value="0.01236" calcext:value-type="float">
            <text:p>0.01236</text:p>
          </table:table-cell>
          <table:table-cell office:value-type="float" office:value="0.01229" calcext:value-type="float">
            <text:p>0.01229</text:p>
          </table:table-cell>
          <table:table-cell office:value-type="float" office:value="0.01235" calcext:value-type="float">
            <text:p>0.01235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0.01242" calcext:value-type="float">
            <text:p>0.01242</text:p>
          </table:table-cell>
          <table:table-cell table:number-columns-repeated="2" office:value-type="float" office:value="0.01245" calcext:value-type="float">
            <text:p>0.01245</text:p>
          </table:table-cell>
          <table:table-cell office:value-type="float" office:value="0.01249" calcext:value-type="float">
            <text:p>0.01249</text:p>
          </table:table-cell>
          <table:table-cell office:value-type="float" office:value="0.01251" calcext:value-type="float">
            <text:p>0.01251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1258" calcext:value-type="float">
            <text:p>0.01258</text:p>
          </table:table-cell>
          <table:table-cell office:value-type="float" office:value="0.01252" calcext:value-type="float">
            <text:p>0.01252</text:p>
          </table:table-cell>
          <table:table-cell office:value-type="float" office:value="0.01258" calcext:value-type="float">
            <text:p>0.01258</text:p>
          </table:table-cell>
          <table:table-cell office:value-type="float" office:value="0.01263" calcext:value-type="float">
            <text:p>0.01263</text:p>
          </table:table-cell>
          <table:table-cell office:value-type="float" office:value="0.01262" calcext:value-type="float">
            <text:p>0.01262</text:p>
          </table:table-cell>
          <table:table-cell office:value-type="float" office:value="0.01264" calcext:value-type="float">
            <text:p>0.01264</text:p>
          </table:table-cell>
          <table:table-cell office:value-type="float" office:value="0.01258" calcext:value-type="float">
            <text:p>0.01258</text:p>
          </table:table-cell>
          <table:table-cell office:value-type="float" office:value="0.01264" calcext:value-type="float">
            <text:p>0.01264</text:p>
          </table:table-cell>
          <table:table-cell office:value-type="float" office:value="0.01265" calcext:value-type="float">
            <text:p>0.01265</text:p>
          </table:table-cell>
          <table:table-cell table:number-columns-repeated="2" office:value-type="float" office:value="0.01271" calcext:value-type="float">
            <text:p>0.01271</text:p>
          </table:table-cell>
          <table:table-cell office:value-type="float" office:value="0.01273" calcext:value-type="float">
            <text:p>0.01273</text:p>
          </table:table-cell>
        </table:table-row>
        <table:table-row table:style-name="ro1">
          <table:table-cell office:value-type="float" office:value="-204" calcext:value-type="float">
            <text:p>-204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223" calcext:value-type="float">
            <text:p>0.01223</text:p>
          </table:table-cell>
          <table:table-cell table:number-columns-repeated="2" office:value-type="float" office:value="0.0123" calcext:value-type="float">
            <text:p>0.0123</text:p>
          </table:table-cell>
          <table:table-cell office:value-type="float" office:value="0.01236" calcext:value-type="float">
            <text:p>0.01236</text:p>
          </table:table-cell>
          <table:table-cell office:value-type="float" office:value="0.01237" calcext:value-type="float">
            <text:p>0.01237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1243" calcext:value-type="float">
            <text:p>0.01243</text:p>
          </table:table-cell>
          <table:table-cell table:number-columns-repeated="2" office:value-type="float" office:value="0.0124" calcext:value-type="float">
            <text:p>0.0124</text:p>
          </table:table-cell>
          <table:table-cell office:value-type="float" office:value="0.01241" calcext:value-type="float">
            <text:p>0.01241</text:p>
          </table:table-cell>
          <table:table-cell office:value-type="float" office:value="0.01254" calcext:value-type="float">
            <text:p>0.01254</text:p>
          </table:table-cell>
          <table:table-cell table:number-columns-repeated="2" office:value-type="float" office:value="0.01249" calcext:value-type="float">
            <text:p>0.01249</text:p>
          </table:table-cell>
          <table:table-cell office:value-type="float" office:value="0.01261" calcext:value-type="float">
            <text:p>0.01261</text:p>
          </table:table-cell>
          <table:table-cell office:value-type="float" office:value="0.01253" calcext:value-type="float">
            <text:p>0.01253</text:p>
          </table:table-cell>
          <table:table-cell office:value-type="float" office:value="0.01263" calcext:value-type="float">
            <text:p>0.01263</text:p>
          </table:table-cell>
          <table:table-cell table:number-columns-repeated="2" office:value-type="float" office:value="0.01259" calcext:value-type="float">
            <text:p>0.01259</text:p>
          </table:table-cell>
          <table:table-cell office:value-type="float" office:value="0.01266" calcext:value-type="float">
            <text:p>0.01266</text:p>
          </table:table-cell>
          <table:table-cell office:value-type="float" office:value="0.01263" calcext:value-type="float">
            <text:p>0.01263</text:p>
          </table:table-cell>
          <table:table-cell office:value-type="float" office:value="0.01264" calcext:value-type="float">
            <text:p>0.01264</text:p>
          </table:table-cell>
          <table:table-cell office:value-type="float" office:value="0.01274" calcext:value-type="float">
            <text:p>0.01274</text:p>
          </table:table-cell>
          <table:table-cell office:value-type="float" office:value="0.01268" calcext:value-type="float">
            <text:p>0.01268</text:p>
          </table:table-cell>
        </table:table-row>
        <table:table-row table:style-name="ro1">
          <table:table-cell office:value-type="float" office:value="-202" calcext:value-type="float">
            <text:p>-202</text:p>
          </table:table-cell>
          <table:table-cell table:number-columns-repeated="2" office:value-type="float" office:value="0.01226" calcext:value-type="float">
            <text:p>0.01226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1228" calcext:value-type="float">
            <text:p>0.01228</text:p>
          </table:table-cell>
          <table:table-cell table:number-columns-repeated="2" office:value-type="float" office:value="0.01229" calcext:value-type="float">
            <text:p>0.01229</text:p>
          </table:table-cell>
          <table:table-cell table:number-columns-repeated="2" office:value-type="float" office:value="0.01238" calcext:value-type="float">
            <text:p>0.01238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0.01246" calcext:value-type="float">
            <text:p>0.01246</text:p>
          </table:table-cell>
          <table:table-cell office:value-type="float" office:value="0.01248" calcext:value-type="float">
            <text:p>0.01248</text:p>
          </table:table-cell>
          <table:table-cell office:value-type="float" office:value="0.01249" calcext:value-type="float">
            <text:p>0.01249</text:p>
          </table:table-cell>
          <table:table-cell office:value-type="float" office:value="0.01246" calcext:value-type="float">
            <text:p>0.01246</text:p>
          </table:table-cell>
          <table:table-cell office:value-type="float" office:value="0.01255" calcext:value-type="float">
            <text:p>0.01255</text:p>
          </table:table-cell>
          <table:table-cell office:value-type="float" office:value="0.01256" calcext:value-type="float">
            <text:p>0.01256</text:p>
          </table:table-cell>
          <table:table-cell table:number-columns-repeated="2" office:value-type="float" office:value="0.01257" calcext:value-type="float">
            <text:p>0.01257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1256" calcext:value-type="float">
            <text:p>0.01256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64" calcext:value-type="float">
            <text:p>0.01264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7" calcext:value-type="float">
            <text:p>0.0127</text:p>
          </table:table-cell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0.01213" calcext:value-type="float">
            <text:p>0.01213</text:p>
          </table:table-cell>
          <table:table-cell office:value-type="float" office:value="0.01225" calcext:value-type="float">
            <text:p>0.01225</text:p>
          </table:table-cell>
          <table:table-cell office:value-type="float" office:value="0.01221" calcext:value-type="float">
            <text:p>0.01221</text:p>
          </table:table-cell>
          <table:table-cell office:value-type="float" office:value="0.01222" calcext:value-type="float">
            <text:p>0.01222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233" calcext:value-type="float">
            <text:p>0.01233</text:p>
          </table:table-cell>
          <table:table-cell office:value-type="float" office:value="0.01238" calcext:value-type="float">
            <text:p>0.01238</text:p>
          </table:table-cell>
          <table:table-cell office:value-type="float" office:value="0.01242" calcext:value-type="float">
            <text:p>0.01242</text:p>
          </table:table-cell>
          <table:table-cell table:number-columns-repeated="2" office:value-type="float" office:value="0.01238" calcext:value-type="float">
            <text:p>0.01238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0.01243" calcext:value-type="float">
            <text:p>0.01243</text:p>
          </table:table-cell>
          <table:table-cell office:value-type="float" office:value="0.01247" calcext:value-type="float">
            <text:p>0.01247</text:p>
          </table:table-cell>
          <table:table-cell office:value-type="float" office:value="0.01255" calcext:value-type="float">
            <text:p>0.01255</text:p>
          </table:table-cell>
          <table:table-cell office:value-type="float" office:value="0.01248" calcext:value-type="float">
            <text:p>0.01248</text:p>
          </table:table-cell>
          <table:table-cell office:value-type="float" office:value="0.01256" calcext:value-type="float">
            <text:p>0.01256</text:p>
          </table:table-cell>
          <table:table-cell office:value-type="float" office:value="0.01258" calcext:value-type="float">
            <text:p>0.01258</text:p>
          </table:table-cell>
          <table:table-cell office:value-type="float" office:value="0.01252" calcext:value-type="float">
            <text:p>0.01252</text:p>
          </table:table-cell>
          <table:table-cell office:value-type="float" office:value="0.01266" calcext:value-type="float">
            <text:p>0.01266</text:p>
          </table:table-cell>
          <table:table-cell office:value-type="float" office:value="0.01263" calcext:value-type="float">
            <text:p>0.01263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66" calcext:value-type="float">
            <text:p>0.01266</text:p>
          </table:table-cell>
          <table:table-cell office:value-type="float" office:value="0.01271" calcext:value-type="float">
            <text:p>0.01271</text:p>
          </table:table-cell>
        </table:table-row>
        <table:table-row table:style-name="ro1">
          <table:table-cell office:value-type="float" office:value="-198" calcext:value-type="float">
            <text:p>-198</text:p>
          </table:table-cell>
          <table:table-cell office:value-type="float" office:value="0.01216" calcext:value-type="float">
            <text:p>0.01216</text:p>
          </table:table-cell>
          <table:table-cell office:value-type="float" office:value="0.01224" calcext:value-type="float">
            <text:p>0.01224</text:p>
          </table:table-cell>
          <table:table-cell office:value-type="float" office:value="0.01221" calcext:value-type="float">
            <text:p>0.01221</text:p>
          </table:table-cell>
          <table:table-cell office:value-type="float" office:value="0.01229" calcext:value-type="float">
            <text:p>0.01229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0.01233" calcext:value-type="float">
            <text:p>0.01233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1235" calcext:value-type="float">
            <text:p>0.01235</text:p>
          </table:table-cell>
          <table:table-cell office:value-type="float" office:value="0.01242" calcext:value-type="float">
            <text:p>0.01242</text:p>
          </table:table-cell>
          <table:table-cell office:value-type="float" office:value="0.01237" calcext:value-type="float">
            <text:p>0.01237</text:p>
          </table:table-cell>
          <table:table-cell office:value-type="float" office:value="0.01242" calcext:value-type="float">
            <text:p>0.01242</text:p>
          </table:table-cell>
          <table:table-cell office:value-type="float" office:value="0.01251" calcext:value-type="float">
            <text:p>0.01251</text:p>
          </table:table-cell>
          <table:table-cell office:value-type="float" office:value="0.01243" calcext:value-type="float">
            <text:p>0.01243</text:p>
          </table:table-cell>
          <table:table-cell table:number-columns-repeated="2" office:value-type="float" office:value="0.01254" calcext:value-type="float">
            <text:p>0.01254</text:p>
          </table:table-cell>
          <table:table-cell office:value-type="float" office:value="0.01252" calcext:value-type="float">
            <text:p>0.01252</text:p>
          </table:table-cell>
          <table:table-cell office:value-type="float" office:value="0.01254" calcext:value-type="float">
            <text:p>0.01254</text:p>
          </table:table-cell>
          <table:table-cell office:value-type="float" office:value="0.01258" calcext:value-type="float">
            <text:p>0.01258</text:p>
          </table:table-cell>
          <table:table-cell office:value-type="float" office:value="0.01254" calcext:value-type="float">
            <text:p>0.01254</text:p>
          </table:table-cell>
          <table:table-cell office:value-type="float" office:value="0.01259" calcext:value-type="float">
            <text:p>0.01259</text:p>
          </table:table-cell>
          <table:table-cell office:value-type="float" office:value="0.01257" calcext:value-type="float">
            <text:p>0.01257</text:p>
          </table:table-cell>
          <table:table-cell table:number-columns-repeated="2" office:value-type="float" office:value="0.01261" calcext:value-type="float">
            <text:p>0.01261</text:p>
          </table:table-cell>
          <table:table-cell office:value-type="float" office:value="0.01269" calcext:value-type="float">
            <text:p>0.01269</text:p>
          </table:table-cell>
        </table:table-row>
        <table:table-row table:style-name="ro1">
          <table:table-cell office:value-type="float" office:value="-196" calcext:value-type="float">
            <text:p>-196</text:p>
          </table:table-cell>
          <table:table-cell office:value-type="float" office:value="0.01214" calcext:value-type="float">
            <text:p>0.01214</text:p>
          </table:table-cell>
          <table:table-cell office:value-type="float" office:value="0.01219" calcext:value-type="float">
            <text:p>0.01219</text:p>
          </table:table-cell>
          <table:table-cell office:value-type="float" office:value="0.01217" calcext:value-type="float">
            <text:p>0.01217</text:p>
          </table:table-cell>
          <table:table-cell table:number-columns-repeated="2" office:value-type="float" office:value="0.01226" calcext:value-type="float">
            <text:p>0.01226</text:p>
          </table:table-cell>
          <table:table-cell office:value-type="float" office:value="0.01229" calcext:value-type="float">
            <text:p>0.01229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231" calcext:value-type="float">
            <text:p>0.01231</text:p>
          </table:table-cell>
          <table:table-cell table:number-columns-repeated="2" office:value-type="float" office:value="0.01235" calcext:value-type="float">
            <text:p>0.01235</text:p>
          </table:table-cell>
          <table:table-cell office:value-type="float" office:value="0.01238" calcext:value-type="float">
            <text:p>0.01238</text:p>
          </table:table-cell>
          <table:table-cell office:value-type="float" office:value="0.01242" calcext:value-type="float">
            <text:p>0.01242</text:p>
          </table:table-cell>
          <table:table-cell office:value-type="float" office:value="0.01245" calcext:value-type="float">
            <text:p>0.01245</text:p>
          </table:table-cell>
          <table:table-cell table:number-columns-repeated="3" office:value-type="float" office:value="0.01249" calcext:value-type="float">
            <text:p>0.01249</text:p>
          </table:table-cell>
          <table:table-cell office:value-type="float" office:value="0.01254" calcext:value-type="float">
            <text:p>0.01254</text:p>
          </table:table-cell>
          <table:table-cell office:value-type="float" office:value="0.01257" calcext:value-type="float">
            <text:p>0.01257</text:p>
          </table:table-cell>
          <table:table-cell office:value-type="float" office:value="0.01252" calcext:value-type="float">
            <text:p>0.01252</text:p>
          </table:table-cell>
          <table:table-cell office:value-type="float" office:value="0.01257" calcext:value-type="float">
            <text:p>0.01257</text:p>
          </table:table-cell>
          <table:table-cell office:value-type="float" office:value="0.01254" calcext:value-type="float">
            <text:p>0.01254</text:p>
          </table:table-cell>
          <table:table-cell table:number-columns-repeated="2" office:value-type="float" office:value="0.0126" calcext:value-type="float">
            <text:p>0.0126</text:p>
          </table:table-cell>
          <table:table-cell office:value-type="float" office:value="0.01265" calcext:value-type="float">
            <text:p>0.01265</text:p>
          </table:table-cell>
        </table:table-row>
        <table:table-row table:style-name="ro1">
          <table:table-cell office:value-type="float" office:value="-194" calcext:value-type="float">
            <text:p>-194</text:p>
          </table:table-cell>
          <table:table-cell office:value-type="float" office:value="0.01208" calcext:value-type="float">
            <text:p>0.01208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1212" calcext:value-type="float">
            <text:p>0.01212</text:p>
          </table:table-cell>
          <table:table-cell office:value-type="float" office:value="0.01221" calcext:value-type="float">
            <text:p>0.01221</text:p>
          </table:table-cell>
          <table:table-cell office:value-type="float" office:value="0.01224" calcext:value-type="float">
            <text:p>0.01224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234" calcext:value-type="float">
            <text:p>0.01234</text:p>
          </table:table-cell>
          <table:table-cell office:value-type="float" office:value="0.01231" calcext:value-type="float">
            <text:p>0.01231</text:p>
          </table:table-cell>
          <table:table-cell office:value-type="float" office:value="0.01232" calcext:value-type="float">
            <text:p>0.01232</text:p>
          </table:table-cell>
          <table:table-cell table:number-columns-repeated="2" office:value-type="float" office:value="0.01235" calcext:value-type="float">
            <text:p>0.01235</text:p>
          </table:table-cell>
          <table:table-cell office:value-type="float" office:value="0.01239" calcext:value-type="float">
            <text:p>0.01239</text:p>
          </table:table-cell>
          <table:table-cell office:value-type="float" office:value="0.01241" calcext:value-type="float">
            <text:p>0.01241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0.01246" calcext:value-type="float">
            <text:p>0.01246</text:p>
          </table:table-cell>
          <table:table-cell table:number-columns-repeated="2" office:value-type="float" office:value="0.01248" calcext:value-type="float">
            <text:p>0.01248</text:p>
          </table:table-cell>
          <table:table-cell office:value-type="float" office:value="0.01252" calcext:value-type="float">
            <text:p>0.01252</text:p>
          </table:table-cell>
          <table:table-cell office:value-type="float" office:value="0.01249" calcext:value-type="float">
            <text:p>0.01249</text:p>
          </table:table-cell>
          <table:table-cell table:number-columns-repeated="2" office:value-type="float" office:value="0.01255" calcext:value-type="float">
            <text:p>0.01255</text:p>
          </table:table-cell>
          <table:table-cell table:number-columns-repeated="2" office:value-type="float" office:value="0.01261" calcext:value-type="float">
            <text:p>0.01261</text:p>
          </table:table-cell>
          <table:table-cell office:value-type="float" office:value="0.01266" calcext:value-type="float">
            <text:p>0.01266</text:p>
          </table:table-cell>
        </table:table-row>
        <table:table-row table:style-name="ro1">
          <table:table-cell office:value-type="float" office:value="-192" calcext:value-type="float">
            <text:p>-192</text:p>
          </table:table-cell>
          <table:table-cell office:value-type="float" office:value="0.01212" calcext:value-type="float">
            <text:p>0.01212</text:p>
          </table:table-cell>
          <table:table-cell office:value-type="float" office:value="0.01207" calcext:value-type="float">
            <text:p>0.01207</text:p>
          </table:table-cell>
          <table:table-cell office:value-type="float" office:value="0.01212" calcext:value-type="float">
            <text:p>0.01212</text:p>
          </table:table-cell>
          <table:table-cell office:value-type="float" office:value="0.01221" calcext:value-type="float">
            <text:p>0.01221</text:p>
          </table:table-cell>
          <table:table-cell table:number-columns-repeated="2" office:value-type="float" office:value="0.01223" calcext:value-type="float">
            <text:p>0.01223</text:p>
          </table:table-cell>
          <table:table-cell office:value-type="float" office:value="0.01234" calcext:value-type="float">
            <text:p>0.01234</text:p>
          </table:table-cell>
          <table:table-cell office:value-type="float" office:value="0.01231" calcext:value-type="float">
            <text:p>0.01231</text:p>
          </table:table-cell>
          <table:table-cell table:number-columns-repeated="2" office:value-type="float" office:value="0.01232" calcext:value-type="float">
            <text:p>0.01232</text:p>
          </table:table-cell>
          <table:table-cell office:value-type="float" office:value="0.01238" calcext:value-type="float">
            <text:p>0.01238</text:p>
          </table:table-cell>
          <table:table-cell office:value-type="float" office:value="0.01242" calcext:value-type="float">
            <text:p>0.01242</text:p>
          </table:table-cell>
          <table:table-cell office:value-type="float" office:value="0.01233" calcext:value-type="float">
            <text:p>0.01233</text:p>
          </table:table-cell>
          <table:table-cell office:value-type="float" office:value="0.01243" calcext:value-type="float">
            <text:p>0.01243</text:p>
          </table:table-cell>
          <table:table-cell office:value-type="float" office:value="0.01248" calcext:value-type="float">
            <text:p>0.01248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0.01251" calcext:value-type="float">
            <text:p>0.01251</text:p>
          </table:table-cell>
          <table:table-cell office:value-type="float" office:value="0.01246" calcext:value-type="float">
            <text:p>0.01246</text:p>
          </table:table-cell>
          <table:table-cell office:value-type="float" office:value="0.01254" calcext:value-type="float">
            <text:p>0.01254</text:p>
          </table:table-cell>
          <table:table-cell office:value-type="float" office:value="0.01251" calcext:value-type="float">
            <text:p>0.01251</text:p>
          </table:table-cell>
          <table:table-cell office:value-type="float" office:value="0.01257" calcext:value-type="float">
            <text:p>0.01257</text:p>
          </table:table-cell>
          <table:table-cell office:value-type="float" office:value="0.01259" calcext:value-type="float">
            <text:p>0.01259</text:p>
          </table:table-cell>
          <table:table-cell office:value-type="float" office:value="0.01257" calcext:value-type="float">
            <text:p>0.01257</text:p>
          </table:table-cell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0.01201" calcext:value-type="float">
            <text:p>0.01201</text:p>
          </table:table-cell>
          <table:table-cell office:value-type="float" office:value="0.01214" calcext:value-type="float">
            <text:p>0.01214</text:p>
          </table:table-cell>
          <table:table-cell office:value-type="float" office:value="0.01207" calcext:value-type="float">
            <text:p>0.01207</text:p>
          </table:table-cell>
          <table:table-cell office:value-type="float" office:value="0.01218" calcext:value-type="float">
            <text:p>0.01218</text:p>
          </table:table-cell>
          <table:table-cell office:value-type="float" office:value="0.01224" calcext:value-type="float">
            <text:p>0.01224</text:p>
          </table:table-cell>
          <table:table-cell office:value-type="float" office:value="0.01223" calcext:value-type="float">
            <text:p>0.01223</text:p>
          </table:table-cell>
          <table:table-cell office:value-type="float" office:value="0.01229" calcext:value-type="float">
            <text:p>0.01229</text:p>
          </table:table-cell>
          <table:table-cell office:value-type="float" office:value="0.01219" calcext:value-type="float">
            <text:p>0.01219</text:p>
          </table:table-cell>
          <table:table-cell office:value-type="float" office:value="0.01225" calcext:value-type="float">
            <text:p>0.01225</text:p>
          </table:table-cell>
          <table:table-cell office:value-type="float" office:value="0.01226" calcext:value-type="float">
            <text:p>0.01226</text:p>
          </table:table-cell>
          <table:table-cell office:value-type="float" office:value="0.01237" calcext:value-type="float">
            <text:p>0.01237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1234" calcext:value-type="float">
            <text:p>0.01234</text:p>
          </table:table-cell>
          <table:table-cell office:value-type="float" office:value="0.01236" calcext:value-type="float">
            <text:p>0.01236</text:p>
          </table:table-cell>
          <table:table-cell table:number-columns-repeated="3" office:value-type="float" office:value="0.01245" calcext:value-type="float">
            <text:p>0.01245</text:p>
          </table:table-cell>
          <table:table-cell table:number-columns-repeated="2" office:value-type="float" office:value="0.01246" calcext:value-type="float">
            <text:p>0.01246</text:p>
          </table:table-cell>
          <table:table-cell office:value-type="float" office:value="0.01254" calcext:value-type="float">
            <text:p>0.01254</text:p>
          </table:table-cell>
          <table:table-cell office:value-type="float" office:value="0.01248" calcext:value-type="float">
            <text:p>0.01248</text:p>
          </table:table-cell>
          <table:table-cell office:value-type="float" office:value="0.01254" calcext:value-type="float">
            <text:p>0.01254</text:p>
          </table:table-cell>
          <table:table-cell table:number-columns-repeated="2" office:value-type="float" office:value="0.01257" calcext:value-type="float">
            <text:p>0.01257</text:p>
          </table:table-cell>
        </table:table-row>
        <table:table-row table:style-name="ro1">
          <table:table-cell office:value-type="float" office:value="-188" calcext:value-type="float">
            <text:p>-188</text:p>
          </table:table-cell>
          <table:table-cell office:value-type="float" office:value="0.01199" calcext:value-type="float">
            <text:p>0.01199</text:p>
          </table:table-cell>
          <table:table-cell office:value-type="float" office:value="0.01204" calcext:value-type="float">
            <text:p>0.0120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213" calcext:value-type="float">
            <text:p>0.01213</text:p>
          </table:table-cell>
          <table:table-cell office:value-type="float" office:value="0.01217" calcext:value-type="float">
            <text:p>0.01217</text:p>
          </table:table-cell>
          <table:table-cell office:value-type="float" office:value="0.01221" calcext:value-type="float">
            <text:p>0.01221</text:p>
          </table:table-cell>
          <table:table-cell office:value-type="float" office:value="0.01226" calcext:value-type="float">
            <text:p>0.01226</text:p>
          </table:table-cell>
          <table:table-cell office:value-type="float" office:value="0.01223" calcext:value-type="float">
            <text:p>0.01223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223" calcext:value-type="float">
            <text:p>0.01223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1234" calcext:value-type="float">
            <text:p>0.01234</text:p>
          </table:table-cell>
          <table:table-cell office:value-type="float" office:value="0.01241" calcext:value-type="float">
            <text:p>0.01241</text:p>
          </table:table-cell>
          <table:table-cell office:value-type="float" office:value="0.01243" calcext:value-type="float">
            <text:p>0.01243</text:p>
          </table:table-cell>
          <table:table-cell office:value-type="float" office:value="0.01238" calcext:value-type="float">
            <text:p>0.01238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1246" calcext:value-type="float">
            <text:p>0.01246</text:p>
          </table:table-cell>
          <table:table-cell office:value-type="float" office:value="0.01237" calcext:value-type="float">
            <text:p>0.01237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1249" calcext:value-type="float">
            <text:p>0.01249</text:p>
          </table:table-cell>
          <table:table-cell office:value-type="float" office:value="0.01257" calcext:value-type="float">
            <text:p>0.01257</text:p>
          </table:table-cell>
          <table:table-cell office:value-type="float" office:value="0.01252" calcext:value-type="float">
            <text:p>0.01252</text:p>
          </table:table-cell>
          <table:table-cell office:value-type="float" office:value="0.01255" calcext:value-type="float">
            <text:p>0.01255</text:p>
          </table:table-cell>
        </table:table-row>
        <table:table-row table:style-name="ro1">
          <table:table-cell office:value-type="float" office:value="-186" calcext:value-type="float">
            <text:p>-186</text:p>
          </table:table-cell>
          <table:table-cell office:value-type="float" office:value="0.01201" calcext:value-type="float">
            <text:p>0.01201</text:p>
          </table:table-cell>
          <table:table-cell office:value-type="float" office:value="0.01204" calcext:value-type="float">
            <text:p>0.01204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217" calcext:value-type="float">
            <text:p>0.01217</text:p>
          </table:table-cell>
          <table:table-cell office:value-type="float" office:value="0.01216" calcext:value-type="float">
            <text:p>0.01216</text:p>
          </table:table-cell>
          <table:table-cell office:value-type="float" office:value="0.01225" calcext:value-type="float">
            <text:p>0.01225</text:p>
          </table:table-cell>
          <table:table-cell office:value-type="float" office:value="0.01219" calcext:value-type="float">
            <text:p>0.01219</text:p>
          </table:table-cell>
          <table:table-cell table:number-columns-repeated="3" office:value-type="float" office:value="0.01224" calcext:value-type="float">
            <text:p>0.01224</text:p>
          </table:table-cell>
          <table:table-cell office:value-type="float" office:value="0.01234" calcext:value-type="float">
            <text:p>0.01234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1235" calcext:value-type="float">
            <text:p>0.01235</text:p>
          </table:table-cell>
          <table:table-cell office:value-type="float" office:value="0.01241" calcext:value-type="float">
            <text:p>0.01241</text:p>
          </table:table-cell>
          <table:table-cell office:value-type="float" office:value="0.01238" calcext:value-type="float">
            <text:p>0.01238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1243" calcext:value-type="float">
            <text:p>0.01243</text:p>
          </table:table-cell>
          <table:table-cell office:value-type="float" office:value="0.01236" calcext:value-type="float">
            <text:p>0.01236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1243" calcext:value-type="float">
            <text:p>0.01243</text:p>
          </table:table-cell>
          <table:table-cell table:number-columns-repeated="3" office:value-type="float" office:value="0.01249" calcext:value-type="float">
            <text:p>0.01249</text:p>
          </table:table-cell>
        </table:table-row>
        <table:table-row table:style-name="ro1">
          <table:table-cell office:value-type="float" office:value="-184" calcext:value-type="float">
            <text:p>-184</text:p>
          </table:table-cell>
          <table:table-cell office:value-type="float" office:value="0.01194" calcext:value-type="float">
            <text:p>0.01194</text:p>
          </table:table-cell>
          <table:table-cell office:value-type="float" office:value="0.01202" calcext:value-type="float">
            <text:p>0.01202</text:p>
          </table:table-cell>
          <table:table-cell office:value-type="float" office:value="0.01204" calcext:value-type="float">
            <text:p>0.01204</text:p>
          </table:table-cell>
          <table:table-cell office:value-type="float" office:value="0.01209" calcext:value-type="float">
            <text:p>0.01209</text:p>
          </table:table-cell>
          <table:table-cell office:value-type="float" office:value="0.01213" calcext:value-type="float">
            <text:p>0.01213</text:p>
          </table:table-cell>
          <table:table-cell office:value-type="float" office:value="0.01218" calcext:value-type="float">
            <text:p>0.01218</text:p>
          </table:table-cell>
          <table:table-cell office:value-type="float" office:value="0.01222" calcext:value-type="float">
            <text:p>0.01222</text:p>
          </table:table-cell>
          <table:table-cell office:value-type="float" office:value="0.01223" calcext:value-type="float">
            <text:p>0.01223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1221" calcext:value-type="float">
            <text:p>0.0122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233" calcext:value-type="float">
            <text:p>0.01233</text:p>
          </table:table-cell>
          <table:table-cell office:value-type="float" office:value="0.01229" calcext:value-type="float">
            <text:p>0.01229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238" calcext:value-type="float">
            <text:p>0.01238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1238" calcext:value-type="float">
            <text:p>0.01238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1232" calcext:value-type="float">
            <text:p>0.01232</text:p>
          </table:table-cell>
          <table:table-cell office:value-type="float" office:value="0.01243" calcext:value-type="float">
            <text:p>0.01243</text:p>
          </table:table-cell>
          <table:table-cell office:value-type="float" office:value="0.01248" calcext:value-type="float">
            <text:p>0.01248</text:p>
          </table:table-cell>
          <table:table-cell office:value-type="float" office:value="0.01242" calcext:value-type="float">
            <text:p>0.01242</text:p>
          </table:table-cell>
          <table:table-cell office:value-type="float" office:value="0.01249" calcext:value-type="float">
            <text:p>0.01249</text:p>
          </table:table-cell>
          <table:table-cell office:value-type="float" office:value="0.01246" calcext:value-type="float">
            <text:p>0.01246</text:p>
          </table:table-cell>
        </table:table-row>
        <table:table-row table:style-name="ro1">
          <table:table-cell office:value-type="float" office:value="-182" calcext:value-type="float">
            <text:p>-182</text:p>
          </table:table-cell>
          <table:table-cell office:value-type="float" office:value="0.01196" calcext:value-type="float">
            <text:p>0.01196</text:p>
          </table:table-cell>
          <table:table-cell table:number-columns-repeated="2" office:value-type="float" office:value="0.01201" calcext:value-type="float">
            <text:p>0.01201</text:p>
          </table:table-cell>
          <table:table-cell office:value-type="float" office:value="0.01206" calcext:value-type="float">
            <text:p>0.01206</text:p>
          </table:table-cell>
          <table:table-cell office:value-type="float" office:value="0.01208" calcext:value-type="float">
            <text:p>0.01208</text:p>
          </table:table-cell>
          <table:table-cell office:value-type="float" office:value="0.01218" calcext:value-type="float">
            <text:p>0.01218</text:p>
          </table:table-cell>
          <table:table-cell office:value-type="float" office:value="0.0122" calcext:value-type="float">
            <text:p>0.0122</text:p>
          </table:table-cell>
          <table:table-cell table:number-columns-repeated="2" office:value-type="float" office:value="0.01218" calcext:value-type="float">
            <text:p>0.01218</text:p>
          </table:table-cell>
          <table:table-cell office:value-type="float" office:value="0.01224" calcext:value-type="float">
            <text:p>0.01224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231" calcext:value-type="float">
            <text:p>0.01231</text:p>
          </table:table-cell>
          <table:table-cell office:value-type="float" office:value="0.01223" calcext:value-type="float">
            <text:p>0.01223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229" calcext:value-type="float">
            <text:p>0.01229</text:p>
          </table:table-cell>
          <table:table-cell office:value-type="float" office:value="0.01231" calcext:value-type="float">
            <text:p>0.01231</text:p>
          </table:table-cell>
          <table:table-cell office:value-type="float" office:value="0.01233" calcext:value-type="float">
            <text:p>0.01233</text:p>
          </table:table-cell>
          <table:table-cell office:value-type="float" office:value="0.01237" calcext:value-type="float">
            <text:p>0.01237</text:p>
          </table:table-cell>
          <table:table-cell office:value-type="float" office:value="0.01239" calcext:value-type="float">
            <text:p>0.01239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0.01238" calcext:value-type="float">
            <text:p>0.01238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1247" calcext:value-type="float">
            <text:p>0.01247</text:p>
          </table:table-cell>
          <table:table-cell office:value-type="float" office:value="0.01245" calcext:value-type="float">
            <text:p>0.01245</text:p>
          </table:table-cell>
        </table:table-row>
        <table:table-row table:style-name="ro1">
          <table:table-cell office:value-type="float" office:value="-180" calcext:value-type="float">
            <text:p>-180</text:p>
          </table:table-cell>
          <table:table-cell table:number-columns-repeated="2" office:value-type="float" office:value="0.01196" calcext:value-type="float">
            <text:p>0.01196</text:p>
          </table:table-cell>
          <table:table-cell office:value-type="float" office:value="0.01198" calcext:value-type="float">
            <text:p>0.01198</text:p>
          </table:table-cell>
          <table:table-cell office:value-type="float" office:value="0.01204" calcext:value-type="float">
            <text:p>0.01204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212" calcext:value-type="float">
            <text:p>0.01212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1211" calcext:value-type="float">
            <text:p>0.01211</text:p>
          </table:table-cell>
          <table:table-cell office:value-type="float" office:value="0.01213" calcext:value-type="float">
            <text:p>0.01213</text:p>
          </table:table-cell>
          <table:table-cell office:value-type="float" office:value="0.01217" calcext:value-type="float">
            <text:p>0.01217</text:p>
          </table:table-cell>
          <table:table-cell office:value-type="float" office:value="0.01223" calcext:value-type="float">
            <text:p>0.01223</text:p>
          </table:table-cell>
          <table:table-cell office:value-type="float" office:value="0.01229" calcext:value-type="float">
            <text:p>0.01229</text:p>
          </table:table-cell>
          <table:table-cell office:value-type="float" office:value="0.01224" calcext:value-type="float">
            <text:p>0.01224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1232" calcext:value-type="float">
            <text:p>0.01232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1234" calcext:value-type="float">
            <text:p>0.01234</text:p>
          </table:table-cell>
          <table:table-cell office:value-type="float" office:value="0.01235" calcext:value-type="float">
            <text:p>0.01235</text:p>
          </table:table-cell>
          <table:table-cell office:value-type="float" office:value="0.01234" calcext:value-type="float">
            <text:p>0.01234</text:p>
          </table:table-cell>
          <table:table-cell office:value-type="float" office:value="0.01243" calcext:value-type="float">
            <text:p>0.01243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1248" calcext:value-type="float">
            <text:p>0.01248</text:p>
          </table:table-cell>
          <table:table-cell office:value-type="float" office:value="0.01243" calcext:value-type="float">
            <text:p>0.01243</text:p>
          </table:table-cell>
          <table:table-cell office:value-type="float" office:value="0.01246" calcext:value-type="float">
            <text:p>0.01246</text:p>
          </table:table-cell>
        </table:table-row>
        <table:table-row table:style-name="ro1">
          <table:table-cell office:value-type="float" office:value="-178" calcext:value-type="float">
            <text:p>-178</text:p>
          </table:table-cell>
          <table:table-cell office:value-type="float" office:value="0.01191" calcext:value-type="float">
            <text:p>0.01191</text:p>
          </table:table-cell>
          <table:table-cell office:value-type="float" office:value="0.01199" calcext:value-type="float">
            <text:p>0.01199</text:p>
          </table:table-cell>
          <table:table-cell office:value-type="float" office:value="0.01194" calcext:value-type="float">
            <text:p>0.01194</text:p>
          </table:table-cell>
          <table:table-cell office:value-type="float" office:value="0.01199" calcext:value-type="float">
            <text:p>0.01199</text:p>
          </table:table-cell>
          <table:table-cell office:value-type="float" office:value="0.01212" calcext:value-type="float">
            <text:p>0.01212</text:p>
          </table:table-cell>
          <table:table-cell office:value-type="float" office:value="0.01204" calcext:value-type="float">
            <text:p>0.01204</text:p>
          </table:table-cell>
          <table:table-cell office:value-type="float" office:value="0.01208" calcext:value-type="float">
            <text:p>0.01208</text:p>
          </table:table-cell>
          <table:table-cell office:value-type="float" office:value="0.01209" calcext:value-type="float">
            <text:p>0.01209</text:p>
          </table:table-cell>
          <table:table-cell table:number-columns-repeated="2" office:value-type="float" office:value="0.01213" calcext:value-type="float">
            <text:p>0.01213</text:p>
          </table:table-cell>
          <table:table-cell office:value-type="float" office:value="0.01218" calcext:value-type="float">
            <text:p>0.01218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223" calcext:value-type="float">
            <text:p>0.01223</text:p>
          </table:table-cell>
          <table:table-cell office:value-type="float" office:value="0.01224" calcext:value-type="float">
            <text:p>0.01224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229" calcext:value-type="float">
            <text:p>0.01229</text:p>
          </table:table-cell>
          <table:table-cell office:value-type="float" office:value="0.01232" calcext:value-type="float">
            <text:p>0.01232</text:p>
          </table:table-cell>
          <table:table-cell office:value-type="float" office:value="0.01235" calcext:value-type="float">
            <text:p>0.01235</text:p>
          </table:table-cell>
          <table:table-cell office:value-type="float" office:value="0.01232" calcext:value-type="float">
            <text:p>0.01232</text:p>
          </table:table-cell>
          <table:table-cell office:value-type="float" office:value="0.01237" calcext:value-type="float">
            <text:p>0.01237</text:p>
          </table:table-cell>
          <table:table-cell office:value-type="float" office:value="0.0124" calcext:value-type="float">
            <text:p>0.0124</text:p>
          </table:table-cell>
          <table:table-cell table:number-columns-repeated="2" office:value-type="float" office:value="0.01243" calcext:value-type="float">
            <text:p>0.01243</text:p>
          </table:table-cell>
          <table:table-cell office:value-type="float" office:value="0.01249" calcext:value-type="float">
            <text:p>0.01249</text:p>
          </table:table-cell>
        </table:table-row>
        <table:table-row table:style-name="ro1">
          <table:table-cell office:value-type="float" office:value="-176" calcext:value-type="float">
            <text:p>-176</text:p>
          </table:table-cell>
          <table:table-cell office:value-type="float" office:value="0.01179" calcext:value-type="float">
            <text:p>0.01179</text:p>
          </table:table-cell>
          <table:table-cell office:value-type="float" office:value="0.01193" calcext:value-type="float">
            <text:p>0.01193</text:p>
          </table:table-cell>
          <table:table-cell office:value-type="float" office:value="0.01192" calcext:value-type="float">
            <text:p>0.01192</text:p>
          </table:table-cell>
          <table:table-cell office:value-type="float" office:value="0.01203" calcext:value-type="float">
            <text:p>0.01203</text:p>
          </table:table-cell>
          <table:table-cell office:value-type="float" office:value="0.01198" calcext:value-type="float">
            <text:p>0.01198</text:p>
          </table:table-cell>
          <table:table-cell office:value-type="float" office:value="0.01202" calcext:value-type="float">
            <text:p>0.01202</text:p>
          </table:table-cell>
          <table:table-cell table:number-columns-repeated="2" office:value-type="float" office:value="0.01209" calcext:value-type="float">
            <text:p>0.01209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1212" calcext:value-type="float">
            <text:p>0.01212</text:p>
          </table:table-cell>
          <table:table-cell office:value-type="float" office:value="0.01219" calcext:value-type="float">
            <text:p>0.01219</text:p>
          </table:table-cell>
          <table:table-cell office:value-type="float" office:value="0.01222" calcext:value-type="float">
            <text:p>0.01222</text:p>
          </table:table-cell>
          <table:table-cell office:value-type="float" office:value="0.01216" calcext:value-type="float">
            <text:p>0.01216</text:p>
          </table:table-cell>
          <table:table-cell office:value-type="float" office:value="0.01226" calcext:value-type="float">
            <text:p>0.01226</text:p>
          </table:table-cell>
          <table:table-cell office:value-type="float" office:value="0.01232" calcext:value-type="float">
            <text:p>0.01232</text:p>
          </table:table-cell>
          <table:table-cell office:value-type="float" office:value="0.01229" calcext:value-type="float">
            <text:p>0.01229</text:p>
          </table:table-cell>
          <table:table-cell office:value-type="float" office:value="0.01234" calcext:value-type="float">
            <text:p>0.01234</text:p>
          </table:table-cell>
          <table:table-cell office:value-type="float" office:value="0.01231" calcext:value-type="float">
            <text:p>0.01231</text:p>
          </table:table-cell>
          <table:table-cell office:value-type="float" office:value="0.01229" calcext:value-type="float">
            <text:p>0.01229</text:p>
          </table:table-cell>
          <table:table-cell table:number-columns-repeated="2" office:value-type="float" office:value="0.01235" calcext:value-type="float">
            <text:p>0.01235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1239" calcext:value-type="float">
            <text:p>0.01239</text:p>
          </table:table-cell>
          <table:table-cell office:value-type="float" office:value="0.01245" calcext:value-type="float">
            <text:p>0.01245</text:p>
          </table:table-cell>
        </table:table-row>
        <table:table-row table:style-name="ro1">
          <table:table-cell office:value-type="float" office:value="-174" calcext:value-type="float">
            <text:p>-174</text:p>
          </table:table-cell>
          <table:table-cell office:value-type="float" office:value="0.01181" calcext:value-type="float">
            <text:p>0.01181</text:p>
          </table:table-cell>
          <table:table-cell office:value-type="float" office:value="0.01194" calcext:value-type="float">
            <text:p>0.01194</text:p>
          </table:table-cell>
          <table:table-cell office:value-type="float" office:value="0.01192" calcext:value-type="float">
            <text:p>0.01192</text:p>
          </table:table-cell>
          <table:table-cell office:value-type="float" office:value="0.01194" calcext:value-type="float">
            <text:p>0.0119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204" calcext:value-type="float">
            <text:p>0.01204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1207" calcext:value-type="float">
            <text:p>0.01207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1222" calcext:value-type="float">
            <text:p>0.01222</text:p>
          </table:table-cell>
          <table:table-cell office:value-type="float" office:value="0.01219" calcext:value-type="float">
            <text:p>0.01219</text:p>
          </table:table-cell>
          <table:table-cell office:value-type="float" office:value="0.01223" calcext:value-type="float">
            <text:p>0.01223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221" calcext:value-type="float">
            <text:p>0.01221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1219" calcext:value-type="float">
            <text:p>0.01219</text:p>
          </table:table-cell>
          <table:table-cell office:value-type="float" office:value="0.01232" calcext:value-type="float">
            <text:p>0.01232</text:p>
          </table:table-cell>
          <table:table-cell office:value-type="float" office:value="0.01235" calcext:value-type="float">
            <text:p>0.01235</text:p>
          </table:table-cell>
          <table:table-cell office:value-type="float" office:value="0.01234" calcext:value-type="float">
            <text:p>0.01234</text:p>
          </table:table-cell>
          <table:table-cell office:value-type="float" office:value="0.01235" calcext:value-type="float">
            <text:p>0.01235</text:p>
          </table:table-cell>
          <table:table-cell office:value-type="float" office:value="0.01238" calcext:value-type="float">
            <text:p>0.01238</text:p>
          </table:table-cell>
        </table:table-row>
        <table:table-row table:style-name="ro1">
          <table:table-cell office:value-type="float" office:value="-172" calcext:value-type="float">
            <text:p>-172</text:p>
          </table:table-cell>
          <table:table-cell office:value-type="float" office:value="0.01182" calcext:value-type="float">
            <text:p>0.01182</text:p>
          </table:table-cell>
          <table:table-cell office:value-type="float" office:value="0.01184" calcext:value-type="float">
            <text:p>0.01184</text:p>
          </table:table-cell>
          <table:table-cell office:value-type="float" office:value="0.01194" calcext:value-type="float">
            <text:p>0.01194</text:p>
          </table:table-cell>
          <table:table-cell office:value-type="float" office:value="0.01193" calcext:value-type="float">
            <text:p>0.01193</text:p>
          </table:table-cell>
          <table:table-cell office:value-type="float" office:value="0.01197" calcext:value-type="float">
            <text:p>0.01197</text:p>
          </table:table-cell>
          <table:table-cell office:value-type="float" office:value="0.01202" calcext:value-type="float">
            <text:p>0.01202</text:p>
          </table:table-cell>
          <table:table-cell office:value-type="float" office:value="0.01206" calcext:value-type="float">
            <text:p>0.01206</text:p>
          </table:table-cell>
          <table:table-cell office:value-type="float" office:value="0.01204" calcext:value-type="float">
            <text:p>0.01204</text:p>
          </table:table-cell>
          <table:table-cell office:value-type="float" office:value="0.01206" calcext:value-type="float">
            <text:p>0.01206</text:p>
          </table:table-cell>
          <table:table-cell office:value-type="float" office:value="0.01207" calcext:value-type="float">
            <text:p>0.01207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1221" calcext:value-type="float">
            <text:p>0.01221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1218" calcext:value-type="float">
            <text:p>0.01218</text:p>
          </table:table-cell>
          <table:table-cell office:value-type="float" office:value="0.01223" calcext:value-type="float">
            <text:p>0.01223</text:p>
          </table:table-cell>
          <table:table-cell office:value-type="float" office:value="0.01221" calcext:value-type="float">
            <text:p>0.01221</text:p>
          </table:table-cell>
          <table:table-cell office:value-type="float" office:value="0.01226" calcext:value-type="float">
            <text:p>0.01226</text:p>
          </table:table-cell>
          <table:table-cell office:value-type="float" office:value="0.01224" calcext:value-type="float">
            <text:p>0.01224</text:p>
          </table:table-cell>
          <table:table-cell office:value-type="float" office:value="0.01222" calcext:value-type="float">
            <text:p>0.01222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1233" calcext:value-type="float">
            <text:p>0.01233</text:p>
          </table:table-cell>
          <table:table-cell office:value-type="float" office:value="0.01235" calcext:value-type="float">
            <text:p>0.01235</text:p>
          </table:table-cell>
          <table:table-cell office:value-type="float" office:value="0.01242" calcext:value-type="float">
            <text:p>0.01242</text:p>
          </table:table-cell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0.01177" calcext:value-type="float">
            <text:p>0.01177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0.01191" calcext:value-type="float">
            <text:p>0.01191</text:p>
          </table:table-cell>
          <table:table-cell office:value-type="float" office:value="0.01189" calcext:value-type="float">
            <text:p>0.01189</text:p>
          </table:table-cell>
          <table:table-cell office:value-type="float" office:value="0.01194" calcext:value-type="float">
            <text:p>0.01194</text:p>
          </table:table-cell>
          <table:table-cell office:value-type="float" office:value="0.01196" calcext:value-type="float">
            <text:p>0.01196</text:p>
          </table:table-cell>
          <table:table-cell table:number-columns-repeated="2" office:value-type="float" office:value="0.01201" calcext:value-type="float">
            <text:p>0.01201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208" calcext:value-type="float">
            <text:p>0.01208</text:p>
          </table:table-cell>
          <table:table-cell office:value-type="float" office:value="0.01216" calcext:value-type="float">
            <text:p>0.01216</text:p>
          </table:table-cell>
          <table:table-cell office:value-type="float" office:value="0.01224" calcext:value-type="float">
            <text:p>0.01224</text:p>
          </table:table-cell>
          <table:table-cell office:value-type="float" office:value="0.01212" calcext:value-type="float">
            <text:p>0.01212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221" calcext:value-type="float">
            <text:p>0.01221</text:p>
          </table:table-cell>
          <table:table-cell office:value-type="float" office:value="0.01223" calcext:value-type="float">
            <text:p>0.01223</text:p>
          </table:table-cell>
          <table:table-cell office:value-type="float" office:value="0.01226" calcext:value-type="float">
            <text:p>0.01226</text:p>
          </table:table-cell>
          <table:table-cell office:value-type="float" office:value="0.01221" calcext:value-type="float">
            <text:p>0.01221</text:p>
          </table:table-cell>
          <table:table-cell office:value-type="float" office:value="0.01226" calcext:value-type="float">
            <text:p>0.01226</text:p>
          </table:table-cell>
          <table:table-cell office:value-type="float" office:value="0.0123" calcext:value-type="float">
            <text:p>0.0123</text:p>
          </table:table-cell>
          <table:table-cell table:number-columns-repeated="2" office:value-type="float" office:value="0.01229" calcext:value-type="float">
            <text:p>0.01229</text:p>
          </table:table-cell>
          <table:table-cell office:value-type="float" office:value="0.0124" calcext:value-type="float">
            <text:p>0.0124</text:p>
          </table:table-cell>
        </table:table-row>
        <table:table-row table:style-name="ro1">
          <table:table-cell office:value-type="float" office:value="-168" calcext:value-type="float">
            <text:p>-168</text:p>
          </table:table-cell>
          <table:table-cell office:value-type="float" office:value="0.01174" calcext:value-type="float">
            <text:p>0.01174</text:p>
          </table:table-cell>
          <table:table-cell office:value-type="float" office:value="0.01187" calcext:value-type="float">
            <text:p>0.01187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1189" calcext:value-type="float">
            <text:p>0.01189</text:p>
          </table:table-cell>
          <table:table-cell office:value-type="float" office:value="0.01191" calcext:value-type="float">
            <text:p>0.01191</text:p>
          </table:table-cell>
          <table:table-cell office:value-type="float" office:value="0.01193" calcext:value-type="float">
            <text:p>0.01193</text:p>
          </table:table-cell>
          <table:table-cell office:value-type="float" office:value="0.01203" calcext:value-type="float">
            <text:p>0.01203</text:p>
          </table:table-cell>
          <table:table-cell office:value-type="float" office:value="0.01202" calcext:value-type="float">
            <text:p>0.01202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1209" calcext:value-type="float">
            <text:p>0.01209</text:p>
          </table:table-cell>
          <table:table-cell office:value-type="float" office:value="0.01212" calcext:value-type="float">
            <text:p>0.01212</text:p>
          </table:table-cell>
          <table:table-cell office:value-type="float" office:value="0.01213" calcext:value-type="float">
            <text:p>0.01213</text:p>
          </table:table-cell>
          <table:table-cell office:value-type="float" office:value="0.01207" calcext:value-type="float">
            <text:p>0.01207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1226" calcext:value-type="float">
            <text:p>0.01226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1226" calcext:value-type="float">
            <text:p>0.01226</text:p>
          </table:table-cell>
          <table:table-cell office:value-type="float" office:value="0.01224" calcext:value-type="float">
            <text:p>0.01224</text:p>
          </table:table-cell>
          <table:table-cell office:value-type="float" office:value="0.01219" calcext:value-type="float">
            <text:p>0.01219</text:p>
          </table:table-cell>
          <table:table-cell office:value-type="float" office:value="0.01229" calcext:value-type="float">
            <text:p>0.01229</text:p>
          </table:table-cell>
          <table:table-cell office:value-type="float" office:value="0.01226" calcext:value-type="float">
            <text:p>0.01226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1236" calcext:value-type="float">
            <text:p>0.01236</text:p>
          </table:table-cell>
        </table:table-row>
        <table:table-row table:style-name="ro1">
          <table:table-cell office:value-type="float" office:value="-166" calcext:value-type="float">
            <text:p>-166</text:p>
          </table:table-cell>
          <table:table-cell office:value-type="float" office:value="0.01169" calcext:value-type="float">
            <text:p>0.01169</text:p>
          </table:table-cell>
          <table:table-cell office:value-type="float" office:value="0.01183" calcext:value-type="float">
            <text:p>0.01183</text:p>
          </table:table-cell>
          <table:table-cell office:value-type="float" office:value="0.01181" calcext:value-type="float">
            <text:p>0.01181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0.01192" calcext:value-type="float">
            <text:p>0.01192</text:p>
          </table:table-cell>
          <table:table-cell office:value-type="float" office:value="0.01194" calcext:value-type="float">
            <text:p>0.01194</text:p>
          </table:table-cell>
          <table:table-cell table:number-columns-repeated="2" office:value-type="float" office:value="0.01201" calcext:value-type="float">
            <text:p>0.01201</text:p>
          </table:table-cell>
          <table:table-cell office:value-type="float" office:value="0.01203" calcext:value-type="float">
            <text:p>0.01203</text:p>
          </table:table-cell>
          <table:table-cell office:value-type="float" office:value="0.01198" calcext:value-type="float">
            <text:p>0.01198</text:p>
          </table:table-cell>
          <table:table-cell office:value-type="float" office:value="0.01208" calcext:value-type="float">
            <text:p>0.01208</text:p>
          </table:table-cell>
          <table:table-cell table:number-columns-repeated="2" office:value-type="float" office:value="0.01209" calcext:value-type="float">
            <text:p>0.01209</text:p>
          </table:table-cell>
          <table:table-cell office:value-type="float" office:value="0.01212" calcext:value-type="float">
            <text:p>0.01212</text:p>
          </table:table-cell>
          <table:table-cell office:value-type="float" office:value="0.01221" calcext:value-type="float">
            <text:p>0.01221</text:p>
          </table:table-cell>
          <table:table-cell office:value-type="float" office:value="0.01214" calcext:value-type="float">
            <text:p>0.01214</text:p>
          </table:table-cell>
          <table:table-cell office:value-type="float" office:value="0.01216" calcext:value-type="float">
            <text:p>0.01216</text:p>
          </table:table-cell>
          <table:table-cell office:value-type="float" office:value="0.01224" calcext:value-type="float">
            <text:p>0.01224</text:p>
          </table:table-cell>
          <table:table-cell office:value-type="float" office:value="0.01213" calcext:value-type="float">
            <text:p>0.01213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224" calcext:value-type="float">
            <text:p>0.01224</text:p>
          </table:table-cell>
          <table:table-cell office:value-type="float" office:value="0.01226" calcext:value-type="float">
            <text:p>0.01226</text:p>
          </table:table-cell>
          <table:table-cell table:number-columns-repeated="2" office:value-type="float" office:value="0.01232" calcext:value-type="float">
            <text:p>0.01232</text:p>
          </table:table-cell>
        </table:table-row>
        <table:table-row table:style-name="ro1">
          <table:table-cell office:value-type="float" office:value="-164" calcext:value-type="float">
            <text:p>-164</text:p>
          </table:table-cell>
          <table:table-cell office:value-type="float" office:value="0.01169" calcext:value-type="float">
            <text:p>0.01169</text:p>
          </table:table-cell>
          <table:table-cell office:value-type="float" office:value="0.01179" calcext:value-type="float">
            <text:p>0.01179</text:p>
          </table:table-cell>
          <table:table-cell office:value-type="float" office:value="0.01184" calcext:value-type="float">
            <text:p>0.01184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0.01187" calcext:value-type="float">
            <text:p>0.01187</text:p>
          </table:table-cell>
          <table:table-cell office:value-type="float" office:value="0.01193" calcext:value-type="float">
            <text:p>0.0119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97" calcext:value-type="float">
            <text:p>0.01197</text:p>
          </table:table-cell>
          <table:table-cell office:value-type="float" office:value="0.01202" calcext:value-type="float">
            <text:p>0.01202</text:p>
          </table:table-cell>
          <table:table-cell office:value-type="float" office:value="0.01198" calcext:value-type="float">
            <text:p>0.01198</text:p>
          </table:table-cell>
          <table:table-cell office:value-type="float" office:value="0.01207" calcext:value-type="float">
            <text:p>0.01207</text:p>
          </table:table-cell>
          <table:table-cell office:value-type="float" office:value="0.01208" calcext:value-type="float">
            <text:p>0.01208</text:p>
          </table:table-cell>
          <table:table-cell office:value-type="float" office:value="0.01207" calcext:value-type="float">
            <text:p>0.01207</text:p>
          </table:table-cell>
          <table:table-cell office:value-type="float" office:value="0.01212" calcext:value-type="float">
            <text:p>0.01212</text:p>
          </table:table-cell>
          <table:table-cell office:value-type="float" office:value="0.01217" calcext:value-type="float">
            <text:p>0.01217</text:p>
          </table:table-cell>
          <table:table-cell office:value-type="float" office:value="0.01218" calcext:value-type="float">
            <text:p>0.01218</text:p>
          </table:table-cell>
          <table:table-cell office:value-type="float" office:value="0.01216" calcext:value-type="float">
            <text:p>0.01216</text:p>
          </table:table-cell>
          <table:table-cell office:value-type="float" office:value="0.01222" calcext:value-type="float">
            <text:p>0.01222</text:p>
          </table:table-cell>
          <table:table-cell table:number-columns-repeated="2" office:value-type="float" office:value="0.01218" calcext:value-type="float">
            <text:p>0.01218</text:p>
          </table:table-cell>
          <table:table-cell office:value-type="float" office:value="0.01226" calcext:value-type="float">
            <text:p>0.01226</text:p>
          </table:table-cell>
          <table:table-cell table:number-columns-repeated="2" office:value-type="float" office:value="0.01227" calcext:value-type="float">
            <text:p>0.01227</text:p>
          </table:table-cell>
          <table:table-cell office:value-type="float" office:value="0.0123" calcext:value-type="float">
            <text:p>0.0123</text:p>
          </table:table-cell>
        </table:table-row>
        <table:table-row table:style-name="ro1">
          <table:table-cell office:value-type="float" office:value="-162" calcext:value-type="float">
            <text:p>-162</text:p>
          </table:table-cell>
          <table:table-cell office:value-type="float" office:value="0.01172" calcext:value-type="float">
            <text:p>0.01172</text:p>
          </table:table-cell>
          <table:table-cell office:value-type="float" office:value="0.01178" calcext:value-type="float">
            <text:p>0.01178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1187" calcext:value-type="float">
            <text:p>0.01187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0.01194" calcext:value-type="float">
            <text:p>0.0119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202" calcext:value-type="float">
            <text:p>0.01202</text:p>
          </table:table-cell>
          <table:table-cell office:value-type="float" office:value="0.01197" calcext:value-type="float">
            <text:p>0.01197</text:p>
          </table:table-cell>
          <table:table-cell office:value-type="float" office:value="0.01207" calcext:value-type="float">
            <text:p>0.01207</text:p>
          </table:table-cell>
          <table:table-cell office:value-type="float" office:value="0.01204" calcext:value-type="float">
            <text:p>0.01204</text:p>
          </table:table-cell>
          <table:table-cell office:value-type="float" office:value="0.01206" calcext:value-type="float">
            <text:p>0.01206</text:p>
          </table:table-cell>
          <table:table-cell table:number-columns-repeated="2" office:value-type="float" office:value="0.01212" calcext:value-type="float">
            <text:p>0.01212</text:p>
          </table:table-cell>
          <table:table-cell office:value-type="float" office:value="0.01211" calcext:value-type="float">
            <text:p>0.01211</text:p>
          </table:table-cell>
          <table:table-cell office:value-type="float" office:value="0.01219" calcext:value-type="float">
            <text:p>0.01219</text:p>
          </table:table-cell>
          <table:table-cell table:number-columns-repeated="2" office:value-type="float" office:value="0.01215" calcext:value-type="float">
            <text:p>0.01215</text:p>
          </table:table-cell>
          <table:table-cell office:value-type="float" office:value="0.01219" calcext:value-type="float">
            <text:p>0.01219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0.01225" calcext:value-type="float">
            <text:p>0.01225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232" calcext:value-type="float">
            <text:p>0.01232</text:p>
          </table:table-cell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0.01163" calcext:value-type="float">
            <text:p>0.01163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1174" calcext:value-type="float">
            <text:p>0.01174</text:p>
          </table:table-cell>
          <table:table-cell office:value-type="float" office:value="0.01177" calcext:value-type="float">
            <text:p>0.01177</text:p>
          </table:table-cell>
          <table:table-cell office:value-type="float" office:value="0.01187" calcext:value-type="float">
            <text:p>0.01187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1193" calcext:value-type="float">
            <text:p>0.01193</text:p>
          </table:table-cell>
          <table:table-cell office:value-type="float" office:value="0.01201" calcext:value-type="float">
            <text:p>0.01201</text:p>
          </table:table-cell>
          <table:table-cell table:number-columns-repeated="2" office:value-type="float" office:value="0.01194" calcext:value-type="float">
            <text:p>0.01194</text:p>
          </table:table-cell>
          <table:table-cell office:value-type="float" office:value="0.01202" calcext:value-type="float">
            <text:p>0.01202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207" calcext:value-type="float">
            <text:p>0.01207</text:p>
          </table:table-cell>
          <table:table-cell office:value-type="float" office:value="0.01212" calcext:value-type="float">
            <text:p>0.01212</text:p>
          </table:table-cell>
          <table:table-cell office:value-type="float" office:value="0.01218" calcext:value-type="float">
            <text:p>0.01218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1213" calcext:value-type="float">
            <text:p>0.01213</text:p>
          </table:table-cell>
          <table:table-cell office:value-type="float" office:value="0.01212" calcext:value-type="float">
            <text:p>0.01212</text:p>
          </table:table-cell>
          <table:table-cell office:value-type="float" office:value="0.01226" calcext:value-type="float">
            <text:p>0.01226</text:p>
          </table:table-cell>
          <table:table-cell office:value-type="float" office:value="0.01221" calcext:value-type="float">
            <text:p>0.01221</text:p>
          </table:table-cell>
          <table:table-cell office:value-type="float" office:value="0.01223" calcext:value-type="float">
            <text:p>0.01223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1233" calcext:value-type="float">
            <text:p>0.01233</text:p>
          </table:table-cell>
        </table:table-row>
        <table:table-row table:style-name="ro1">
          <table:table-cell office:value-type="float" office:value="-158" calcext:value-type="float">
            <text:p>-158</text:p>
          </table:table-cell>
          <table:table-cell office:value-type="float" office:value="0.01158" calcext:value-type="float">
            <text:p>0.01158</text:p>
          </table:table-cell>
          <table:table-cell office:value-type="float" office:value="0.01168" calcext:value-type="float">
            <text:p>0.01168</text:p>
          </table:table-cell>
          <table:table-cell office:value-type="float" office:value="0.01172" calcext:value-type="float">
            <text:p>0.01172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1186" calcext:value-type="float">
            <text:p>0.01186</text:p>
          </table:table-cell>
          <table:table-cell office:value-type="float" office:value="0.01187" calcext:value-type="float">
            <text:p>0.01187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0.01194" calcext:value-type="float">
            <text:p>0.01194</text:p>
          </table:table-cell>
          <table:table-cell office:value-type="float" office:value="0.01198" calcext:value-type="float">
            <text:p>0.01198</text:p>
          </table:table-cell>
          <table:table-cell office:value-type="float" office:value="0.01196" calcext:value-type="float">
            <text:p>0.0119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201" calcext:value-type="float">
            <text:p>0.01201</text:p>
          </table:table-cell>
          <table:table-cell office:value-type="float" office:value="0.01207" calcext:value-type="float">
            <text:p>0.01207</text:p>
          </table:table-cell>
          <table:table-cell table:number-columns-repeated="2" office:value-type="float" office:value="0.01208" calcext:value-type="float">
            <text:p>0.01208</text:p>
          </table:table-cell>
          <table:table-cell office:value-type="float" office:value="0.01209" calcext:value-type="float">
            <text:p>0.01209</text:p>
          </table:table-cell>
          <table:table-cell office:value-type="float" office:value="0.01213" calcext:value-type="float">
            <text:p>0.01213</text:p>
          </table:table-cell>
          <table:table-cell office:value-type="float" office:value="0.01208" calcext:value-type="float">
            <text:p>0.01208</text:p>
          </table:table-cell>
          <table:table-cell office:value-type="float" office:value="0.01213" calcext:value-type="float">
            <text:p>0.01213</text:p>
          </table:table-cell>
          <table:table-cell office:value-type="float" office:value="0.01219" calcext:value-type="float">
            <text:p>0.01219</text:p>
          </table:table-cell>
          <table:table-cell table:number-columns-repeated="2" office:value-type="float" office:value="0.01221" calcext:value-type="float">
            <text:p>0.01221</text:p>
          </table:table-cell>
          <table:table-cell table:number-columns-repeated="2" office:value-type="float" office:value="0.01224" calcext:value-type="float">
            <text:p>0.01224</text:p>
          </table:table-cell>
        </table:table-row>
        <table:table-row table:style-name="ro1">
          <table:table-cell office:value-type="float" office:value="-156" calcext:value-type="float">
            <text:p>-156</text:p>
          </table:table-cell>
          <table:table-cell office:value-type="float" office:value="0.01162" calcext:value-type="float">
            <text:p>0.01162</text:p>
          </table:table-cell>
          <table:table-cell office:value-type="float" office:value="0.01166" calcext:value-type="float">
            <text:p>0.01166</text:p>
          </table:table-cell>
          <table:table-cell office:value-type="float" office:value="0.01174" calcext:value-type="float">
            <text:p>0.01174</text:p>
          </table:table-cell>
          <table:table-cell office:value-type="float" office:value="0.01179" calcext:value-type="float">
            <text:p>0.01179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1184" calcext:value-type="float">
            <text:p>0.01184</text:p>
          </table:table-cell>
          <table:table-cell office:value-type="float" office:value="0.01192" calcext:value-type="float">
            <text:p>0.01192</text:p>
          </table:table-cell>
          <table:table-cell office:value-type="float" office:value="0.01193" calcext:value-type="float">
            <text:p>0.01193</text:p>
          </table:table-cell>
          <table:table-cell office:value-type="float" office:value="0.01194" calcext:value-type="float">
            <text:p>0.01194</text:p>
          </table:table-cell>
          <table:table-cell office:value-type="float" office:value="0.01193" calcext:value-type="float">
            <text:p>0.01193</text:p>
          </table:table-cell>
          <table:table-cell office:value-type="float" office:value="0.01202" calcext:value-type="float">
            <text:p>0.012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99" calcext:value-type="float">
            <text:p>0.01199</text:p>
          </table:table-cell>
          <table:table-cell office:value-type="float" office:value="0.01204" calcext:value-type="float">
            <text:p>0.01204</text:p>
          </table:table-cell>
          <table:table-cell office:value-type="float" office:value="0.01216" calcext:value-type="float">
            <text:p>0.01216</text:p>
          </table:table-cell>
          <table:table-cell office:value-type="float" office:value="0.01207" calcext:value-type="float">
            <text:p>0.01207</text:p>
          </table:table-cell>
          <table:table-cell table:number-columns-repeated="2" office:value-type="float" office:value="0.01215" calcext:value-type="float">
            <text:p>0.01215</text:p>
          </table:table-cell>
          <table:table-cell office:value-type="float" office:value="0.01209" calcext:value-type="float">
            <text:p>0.01209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1221" calcext:value-type="float">
            <text:p>0.01221</text:p>
          </table:table-cell>
          <table:table-cell office:value-type="float" office:value="0.01217" calcext:value-type="float">
            <text:p>0.01217</text:p>
          </table:table-cell>
          <table:table-cell office:value-type="float" office:value="0.01218" calcext:value-type="float">
            <text:p>0.01218</text:p>
          </table:table-cell>
          <table:table-cell office:value-type="float" office:value="0.01228" calcext:value-type="float">
            <text:p>0.01228</text:p>
          </table:table-cell>
        </table:table-row>
        <table:table-row table:style-name="ro1">
          <table:table-cell office:value-type="float" office:value="-154" calcext:value-type="float">
            <text:p>-154</text:p>
          </table:table-cell>
          <table:table-cell office:value-type="float" office:value="0.01157" calcext:value-type="float">
            <text:p>0.01157</text:p>
          </table:table-cell>
          <table:table-cell office:value-type="float" office:value="0.01167" calcext:value-type="float">
            <text:p>0.01167</text:p>
          </table:table-cell>
          <table:table-cell office:value-type="float" office:value="0.01166" calcext:value-type="float">
            <text:p>0.01166</text:p>
          </table:table-cell>
          <table:table-cell office:value-type="float" office:value="0.01174" calcext:value-type="float">
            <text:p>0.01174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1183" calcext:value-type="float">
            <text:p>0.01183</text:p>
          </table:table-cell>
          <table:table-cell office:value-type="float" office:value="0.01189" calcext:value-type="float">
            <text:p>0.01189</text:p>
          </table:table-cell>
          <table:table-cell office:value-type="float" office:value="0.0119" calcext:value-type="float">
            <text:p>0.0119</text:p>
          </table:table-cell>
          <table:table-cell table:number-columns-repeated="2" office:value-type="float" office:value="0.01188" calcext:value-type="float">
            <text:p>0.01188</text:p>
          </table:table-cell>
          <table:table-cell office:value-type="float" office:value="0.01195" calcext:value-type="float">
            <text:p>0.01195</text:p>
          </table:table-cell>
          <table:table-cell office:value-type="float" office:value="0.01202" calcext:value-type="float">
            <text:p>0.01202</text:p>
          </table:table-cell>
          <table:table-cell office:value-type="float" office:value="0.01198" calcext:value-type="float">
            <text:p>0.01198</text:p>
          </table:table-cell>
          <table:table-cell office:value-type="float" office:value="0.01203" calcext:value-type="float">
            <text:p>0.01203</text:p>
          </table:table-cell>
          <table:table-cell office:value-type="float" office:value="0.01209" calcext:value-type="float">
            <text:p>0.01209</text:p>
          </table:table-cell>
          <table:table-cell office:value-type="float" office:value="0.01208" calcext:value-type="float">
            <text:p>0.01208</text:p>
          </table:table-cell>
          <table:table-cell office:value-type="float" office:value="0.01211" calcext:value-type="float">
            <text:p>0.01211</text:p>
          </table:table-cell>
          <table:table-cell office:value-type="float" office:value="0.01209" calcext:value-type="float">
            <text:p>0.01209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1216" calcext:value-type="float">
            <text:p>0.01216</text:p>
          </table:table-cell>
          <table:table-cell office:value-type="float" office:value="0.01222" calcext:value-type="float">
            <text:p>0.01222</text:p>
          </table:table-cell>
          <table:table-cell table:number-columns-repeated="2" office:value-type="float" office:value="0.0122" calcext:value-type="float">
            <text:p>0.0122</text:p>
          </table:table-cell>
        </table:table-row>
        <table:table-row table:style-name="ro1">
          <table:table-cell office:value-type="float" office:value="-152" calcext:value-type="float">
            <text:p>-152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1161" calcext:value-type="float">
            <text:p>0.01161</text:p>
          </table:table-cell>
          <table:table-cell table:number-columns-repeated="2" office:value-type="float" office:value="0.01172" calcext:value-type="float">
            <text:p>0.01172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1182" calcext:value-type="float">
            <text:p>0.01182</text:p>
          </table:table-cell>
          <table:table-cell office:value-type="float" office:value="0.01191" calcext:value-type="float">
            <text:p>0.01191</text:p>
          </table:table-cell>
          <table:table-cell office:value-type="float" office:value="0.01193" calcext:value-type="float">
            <text:p>0.01193</text:p>
          </table:table-cell>
          <table:table-cell office:value-type="float" office:value="0.01191" calcext:value-type="float">
            <text:p>0.01191</text:p>
          </table:table-cell>
          <table:table-cell office:value-type="float" office:value="0.01189" calcext:value-type="float">
            <text:p>0.01189</text:p>
          </table:table-cell>
          <table:table-cell table:number-columns-repeated="2" office:value-type="float" office:value="0.01198" calcext:value-type="float">
            <text:p>0.01198</text:p>
          </table:table-cell>
          <table:table-cell office:value-type="float" office:value="0.01196" calcext:value-type="float">
            <text:p>0.01196</text:p>
          </table:table-cell>
          <table:table-cell office:value-type="float" office:value="0.01204" calcext:value-type="float">
            <text:p>0.01204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1202" calcext:value-type="float">
            <text:p>0.01202</text:p>
          </table:table-cell>
          <table:table-cell office:value-type="float" office:value="0.01209" calcext:value-type="float">
            <text:p>0.01209</text:p>
          </table:table-cell>
          <table:table-cell office:value-type="float" office:value="0.01214" calcext:value-type="float">
            <text:p>0.01214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1213" calcext:value-type="float">
            <text:p>0.01213</text:p>
          </table:table-cell>
          <table:table-cell table:number-columns-repeated="2" office:value-type="float" office:value="0.01215" calcext:value-type="float">
            <text:p>0.01215</text:p>
          </table:table-cell>
          <table:table-cell office:value-type="float" office:value="0.01216" calcext:value-type="float">
            <text:p>0.01216</text:p>
          </table:table-cell>
          <table:table-cell office:value-type="float" office:value="0.01224" calcext:value-type="float">
            <text:p>0.012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250" meta:object-count="0"/>
    <meta:generator>LibreOffice/6.0.2.1.0$Linux_X86_64 LibreOffice_project/00m0$Build-1</meta:generator>
  </office:meta>
</office:document-meta>
</file>